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0.915cm"/>
    </style:style>
    <style:style style:name="co8" style:family="table-column">
      <style:table-column-properties fo:break-before="auto" style:column-width="2.762cm"/>
    </style:style>
    <style:style style:name="co9" style:family="table-column">
      <style:table-column-properties fo:break-before="auto" style:column-width="1.053cm"/>
    </style:style>
    <style:style style:name="co10" style:family="table-column">
      <style:table-column-properties fo:break-before="auto" style:column-width="1.58cm"/>
    </style:style>
    <style:style style:name="co11" style:family="table-column">
      <style:table-column-properties fo:break-before="auto" style:column-width="0.748cm"/>
    </style:style>
    <style:style style:name="co12" style:family="table-column">
      <style:table-column-properties fo:break-before="auto" style:column-width="0.81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164cm"/>
    </style:style>
    <style:style style:name="co15" style:family="table-column">
      <style:table-column-properties fo:break-before="auto" style:column-width="1.803cm"/>
    </style:style>
    <style:style style:name="co16" style:family="table-column">
      <style:table-column-properties fo:break-before="auto" style:column-width="1.332cm"/>
    </style:style>
    <style:style style:name="co17" style:family="table-column">
      <style:table-column-properties fo:break-before="auto" style:column-width="1.554cm"/>
    </style:style>
    <style:style style:name="co18" style:family="table-column">
      <style:table-column-properties fo:break-before="auto" style:column-width="2.136cm"/>
    </style:style>
    <style:style style:name="co19" style:family="table-column">
      <style:table-column-properties fo:break-before="auto" style:column-width="1.469cm"/>
    </style:style>
    <style:style style:name="co20" style:family="table-column">
      <style:table-column-properties fo:break-before="auto" style:column-width="2.025cm"/>
    </style:style>
    <style:style style:name="co21" style:family="table-column">
      <style:table-column-properties fo:break-before="auto" style:column-width="2.275cm"/>
    </style:style>
    <style:style style:name="co22" style:family="table-column">
      <style:table-column-properties fo:break-before="auto" style:column-width="1.692cm"/>
    </style:style>
    <style:style style:name="co23" style:family="table-column">
      <style:table-column-properties fo:break-before="auto" style:column-width="1.72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365cm"/>
    </style:style>
    <style:style style:name="co26" style:family="table-column">
      <style:table-column-properties fo:break-before="auto" style:column-width="1.247cm"/>
    </style:style>
    <style:style style:name="co27" style:family="table-column">
      <style:table-column-properties fo:break-before="auto" style:column-width="1.256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1.639cm"/>
    </style:style>
    <style:style style:name="co30" style:family="table-column">
      <style:table-column-properties fo:break-before="auto" style:column-width="1.886cm"/>
    </style:style>
    <style:style style:name="co31" style:family="table-column">
      <style:table-column-properties fo:break-before="auto" style:column-width="1.831cm"/>
    </style:style>
    <style:style style:name="co32" style:family="table-column">
      <style:table-column-properties fo:break-before="auto" style:column-width="3.635cm"/>
    </style:style>
    <style:style style:name="co33" style:family="table-column">
      <style:table-column-properties fo:break-before="auto" style:column-width="2.108cm"/>
    </style:style>
    <style:style style:name="co34" style:family="table-column">
      <style:table-column-properties fo:break-before="auto" style:column-width="2.514cm"/>
    </style:style>
    <style:style style:name="co35" style:family="table-column">
      <style:table-column-properties fo:break-before="auto" style:column-width="2.447cm"/>
    </style:style>
    <style:style style:name="co36" style:family="table-column">
      <style:table-column-properties fo:break-before="auto" style:column-width="3.918cm"/>
    </style:style>
    <style:style style:name="co37" style:family="table-column">
      <style:table-column-properties fo:break-before="auto" style:column-width="2.884cm"/>
    </style:style>
    <style:style style:name="co38" style:family="table-column">
      <style:table-column-properties fo:break-before="auto" style:column-width="4.89cm"/>
    </style:style>
    <style:style style:name="co39" style:family="table-column">
      <style:table-column-properties fo:break-before="auto" style:column-width="3.357cm"/>
    </style:style>
    <style:style style:name="co40" style:family="table-column">
      <style:table-column-properties fo:break-before="auto" style:column-width="2.8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0.446cm" fo:break-before="auto" style:use-optimal-row-height="false"/>
    </style:style>
    <style:style style:name="ro9" style:family="table-row">
      <style:table-row-properties style:row-height="1.342cm" fo:break-before="auto" style:use-optimal-row-height="false"/>
    </style:style>
    <style:style style:name="ro10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6633"/>
    </style:style>
    <style:style style:name="ce3" style:family="table-cell" style:parent-style-name="Default">
      <style:table-cell-properties fo:background-color="#e6e6ff" fo:wrap-option="wrap"/>
      <style:text-properties fo:color="#333333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6633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9966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333333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6633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996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ackground-color="#333333" style:text-align-source="fix" style:repeat-content="false"/>
      <style:paragraph-properties fo:text-align="end" fo:margin-left="0cm"/>
    </style:style>
    <style:style style:name="ce17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fo:background-color="#e6e6ff" fo:wrap-option="wrap"/>
      <style:text-properties fo:color="#333333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fo:background-color="#808080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fo:background-color="#ff6633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">
      <style:table-cell-properties fo:background-color="#ff6633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fo:background-color="#ff996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">
      <style:table-cell-properties fo:background-color="#ff9966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6e6ff"/>
      <style:text-properties fo:color="#0080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font-name="Times New Roman"/>
    </style:style>
    <style:style style:name="ce31" style:family="table-cell" style:parent-style-name="Default">
      <style:table-cell-properties fo:background-color="#ff6633"/>
      <style:text-properties style:font-name="Times New Roman"/>
    </style:style>
    <style:style style:name="ce32" style:family="table-cell" style:parent-style-name="Default">
      <style:text-properties style:font-name="Times New Roman"/>
    </style:style>
    <style:style style:name="ce33" style:family="table-cell" style:parent-style-name="Default">
      <style:table-cell-properties fo:background-color="#ff9966"/>
    </style:style>
    <style:style style:name="ce34" style:family="table-cell" style:parent-style-name="Default" style:data-style-name="N50">
      <style:text-properties style:font-name="Times New Roman"/>
    </style:style>
    <style:style style:name="ce35" style:family="table-cell" style:parent-style-name="Default" style:data-style-name="N11">
      <style:table-cell-properties fo:background-color="#ccfff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ackground-color="#ccffff"/>
    </style:style>
    <style:style style:name="ce38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c0c0c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e6e6ff" fo:wrap-option="wrap" fo:border-left="0.002cm solid #000000" fo:border-right="none" fo:border-top="0.002cm solid #000000"/>
      <style:text-properties fo:hyphenate="true"/>
    </style:style>
    <style:style style:name="ce45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none"/>
      <style:paragraph-properties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value-type" style:repeat-content="false" fo:background-color="transparent"/>
      <style:paragraph-properties fo:margin-left="0cm"/>
    </style:style>
    <style:style style:name="ce50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ackground-color="#e6e6ff" fo:wrap-option="wrap" fo:border-left="none" fo:border-right="none" fo:border-top="0.002cm solid #000000"/>
    </style:style>
    <style:style style:name="ce57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ff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02cm solid #000000" fo:background-color="#ffffcc" style:text-align-source="fix" style:repeat-content="false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value-type" style:repeat-content="false" fo:background-color="transparent" fo:wrap-option="wrap"/>
      <style:paragraph-properties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c0c0c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1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1">
      <style:table-cell-properties fo:background-color="#ffffcc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1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1">
      <style:table-cell-properties fo:border-bottom="none" fo:background-color="#ffcc99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1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1">
      <style:table-cell-properties fo:border-bottom="0.002cm solid #000000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1">
      <style:table-cell-properties fo:background-color="transparent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1">
      <style:table-cell-properties fo:background-color="#c0c0c0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1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1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">
      <style:table-cell-properties fo:border-bottom="none" fo:background-color="#c0c0c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1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1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e6e6ff" fo:wrap-option="wrap" fo:border-left="none" fo:border-right="0.002cm solid #000000" fo:border-top="0.002cm solid #000000"/>
    </style:style>
    <style:style style:name="ce81" style:family="table-cell" style:parent-style-name="Default" style:data-style-name="N11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1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1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end" fo:margin-left="0cm"/>
    </style:style>
    <style:style style:name="ce85" style:family="table-cell" style:parent-style-name="Default">
      <style:table-cell-properties fo:border-bottom="none" fo:border-left="none" fo:border-right="0.002cm solid #000000" fo:border-top="none"/>
    </style:style>
    <style:style style:name="ce86" style:family="table-cell" style:parent-style-name="Default">
      <style:table-cell-properties fo:border-bottom="none" fo:background-color="#ffcc99" fo:border-left="none" fo:border-right="0.002cm solid #000000" fo:border-top="none"/>
    </style:style>
    <style:style style:name="ce87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Times New Roman"/>
    </style:style>
    <style:style style:name="ce88" style:family="table-cell" style:parent-style-name="Default">
      <style:table-cell-properties fo:border-bottom="none" fo:border-left="none" fo:border-right="0.002cm solid #000000" fo:border-top="none"/>
      <style:text-properties style:font-name="Times New Roman"/>
    </style:style>
    <style:style style:name="ce89" style:family="table-cell" style:parent-style-name="Default">
      <style:table-cell-properties fo:border-bottom="none" fo:background-color="#e6e6ff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90" style:family="table-cell" style:parent-style-name="Default">
      <style:table-cell-properties fo:border-bottom="none" fo:background-color="#e6e6ff" fo:wrap-option="wrap" fo:border-left="0.002cm solid #000000" fo:border-right="none" fo:border-top="0.002cm solid #000000"/>
    </style:style>
    <style:style style:name="ce91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fo:background-color="#e6e6ff" fo:wrap-option="wrap" fo:border-left="none" fo:border-right="none" fo:border-top="0.002cm solid #000000"/>
      <style:text-properties fo:font-size="7pt" style:font-size-asian="7pt" style:font-size-complex="7pt"/>
    </style:style>
    <style:style style:name="ce94" style:family="table-cell" style:parent-style-name="Default">
      <style:table-cell-properties fo:border-bottom="none" fo:border-left="0.002cm solid #000000" fo:border-right="none" fo:border-top="none"/>
      <style:text-properties fo:font-size="7pt" style:font-size-asian="7pt" style:font-size-complex="7pt"/>
    </style:style>
    <style:style style:name="ce95" style:family="table-cell" style:parent-style-name="Default">
      <style:table-cell-properties fo:border-bottom="0.002cm solid #000000" fo:border-left="0.002cm solid #000000" fo:border-right="none" fo:border-top="none"/>
      <style:text-properties fo:font-size="7pt" style:font-size-asian="7pt" style:font-size-complex="7pt"/>
    </style:style>
    <style:style style:name="ce96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002cm solid #000000" fo:background-color="transparent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none" fo:background-color="#e6e6ff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100" style:family="table-cell" style:parent-style-name="Default">
      <style:text-properties fo:font-size="7pt" style:font-size-asian="7pt" style:font-size-complex="7pt"/>
    </style:style>
    <style:style style:name="ce101" style:family="table-cell" style:parent-style-name="Default" style:data-style-name="N109">
      <style:text-properties fo:font-size="7pt" style:font-size-asian="7pt" style:font-size-complex="7pt"/>
    </style:style>
    <style:style style:name="ce102" style:family="table-cell" style:parent-style-name="Default" style:data-style-name="N11">
      <style:table-cell-properties fo:background-color="#ffcc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1">
      <style:table-cell-properties fo:background-color="#ffcc99" style:text-align-source="fix" style:repeat-content="false" fo:wrap-option="wrap" fo:border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1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ackground-color="#e6e6ff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106" style:family="table-cell" style:parent-style-name="Default">
      <style:table-cell-properties fo:border-bottom="none" fo:border-left="none" fo:border-right="0.002cm solid #000000" fo:border-top="none"/>
      <style:text-properties fo:font-size="7pt" style:font-size-asian="7pt" style:font-size-complex="7pt"/>
    </style:style>
    <style:style style:name="ce107" style:family="table-cell" style:parent-style-name="Default" style:data-style-name="N11"/>
    <style:style style:name="ce108" style:family="table-cell" style:parent-style-name="Default">
      <style:table-cell-properties fo:background-color="#e6e6ff" fo:wrap-option="wrap" fo:border="none"/>
    </style:style>
    <style:style style:name="ce1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/>
    </style:style>
    <style:style style:name="ce1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14" style:family="table-cell" style:parent-style-name="Default">
      <style:table-cell-properties fo:background-color="transparent" fo:border="none"/>
    </style:style>
    <style:style style:name="ce115" style:family="table-cell" style:parent-style-name="Default">
      <style:table-cell-properties fo:background-color="transparent" fo:border="none"/>
      <style:text-properties style:font-name="Times New Roman"/>
    </style:style>
    <style:style style:name="ce116" style:family="table-cell" style:parent-style-name="Default">
      <style:table-cell-properties fo:border="none"/>
    </style:style>
    <style:style style:name="ce117" style:family="table-cell" style:parent-style-name="Default">
      <style:table-cell-properties fo:border="none"/>
      <style:text-properties style:font-name="Times New Roman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0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10">
      <style:table-cell-properties fo:background-color="transparent"/>
      <style:text-properties fo:font-size="10pt" style:font-size-asian="10pt" style:font-size-complex="10pt"/>
    </style:style>
    <style:style style:name="ce122" style:family="table-cell" style:parent-style-name="Default" style:data-style-name="N110">
      <style:text-properties fo:font-size="10pt" style:font-size-asian="10pt" style:font-size-complex="10pt"/>
    </style:style>
    <style:style style:name="ce123" style:family="table-cell" style:parent-style-name="Default" style:data-style-name="N109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0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none" fo:border-left="0.002cm solid #000000" fo:border-right="none" fo:border-top="none"/>
    </style:style>
    <style:style style:name="ce127" style:family="table-cell" style:parent-style-name="Default">
      <style:table-cell-properties fo:border-bottom="0.002cm solid #000000" fo:border-left="0.002cm solid #000000" fo:border-right="none" fo:border-top="none"/>
    </style:style>
    <style:style style:name="ce128" style:family="table-cell" style:parent-style-name="Default">
      <style:table-cell-properties fo:border-bottom="0.002cm solid #000000" fo:border-left="none" fo:border-right="none" fo:border-top="none"/>
    </style:style>
    <style:style style:name="ce129" style:family="table-cell" style:parent-style-name="Default" style:data-style-name="N100"/>
    <style:style style:name="ce130" style:family="table-cell" style:parent-style-name="Default" style:data-style-name="N100">
      <style:table-cell-properties fo:border-bottom="0.002cm solid #000000" fo:border-left="none" fo:border-right="none" fo:border-top="none"/>
    </style:style>
    <style:style style:name="ce131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All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number-columns-repeated="3" table:default-cell-style-name="ce1"/>
        <table:table-column table:style-name="co15" table:default-cell-style-name="ce17"/>
        <table:table-column table:style-name="co16" table:default-cell-style-name="ce17"/>
        <table:table-column table:style-name="co13" table:number-columns-repeated="1005" table:default-cell-style-name="Default"/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">
            <text:p>10</text:p>
          </table:table-cell>
          <table:table-cell office:value-type="string">
            <text:p>11h 42m</text:p>
          </table:table-cell>
          <table:table-cell office:value-type="string">
            <text:p>673s</text:p>
          </table:table-cell>
          <table:table-cell office:value-type="string">
            <text:p>70273172B</text:p>
          </table:table-cell>
          <table:table-cell office:value-type="float" office:value="2002356">
            <text:p>2002356</text:p>
          </table:table-cell>
          <table:table-cell office:value-type="float" office:value="1841799">
            <text:p>1841799</text:p>
          </table:table-cell>
          <table:table-cell office:value-type="percentage" office:value="0.7914">
            <text:p>79.14%</text:p>
          </table:table-cell>
          <table:table-cell office:value-type="percentage" office:value="0.1504">
            <text:p>15.04%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20">
            <text:p>20</text:p>
          </table:table-cell>
          <table:table-cell office:value-type="string">
            <text:p>20h 53m</text:p>
          </table:table-cell>
          <table:table-cell office:value-type="string">
            <text:p>675s</text:p>
          </table:table-cell>
          <table:table-cell office:value-type="string">
            <text:p>57371028B</text:p>
          </table:table-cell>
          <table:table-cell office:value-type="float" office:value="2002356">
            <text:p>2002356</text:p>
          </table:table-cell>
          <table:table-cell office:value-type="float" office:value="1500554">
            <text:p>1500554</text:p>
          </table:table-cell>
          <table:table-cell office:value-type="percentage" office:value="0.9187">
            <text:p>91.87%</text:p>
          </table:table-cell>
          <table:table-cell office:value-type="percentage" office:value="0.4015">
            <text:p>40.15%</text:p>
          </table:table-cell>
          <table:table-cell/>
          <table:table-cell>
            <draw:frame table:end-cell-address="All.AB23" table:end-x="0.809cm" table:end-y="0.34cm" draw:z-index="0" draw:style-name="gr1" svg:width="15.994cm" svg:height="8.962cm" svg:x="0.622cm" svg:y="0.397cm">
              <draw:object draw:notify-on-update-of-ranges="All.E8:All.E8 All.R8:All.R8 All.E9:All.E9 All.R9:All.R9 All.E10:All.E10 All.R10:All.R10 All.E11:All.E11 All.R11:All.R11 All.E12:All.E12 All.R12:All.R12 All.E13:All.E13 All.R13:All.R13 All.E14:All.E14 All.R14:All.R14 All.E15:All.E15 All.R15:All.R15 All.E16:All.E16 All.R16:All.R16 All.E17:All.E17 All.R17:All.R17 All.E18:All.E18 All.R18:All.R18 All.E19:All.E19 All.R19:All.R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000">
            <text:p>3000</text:p>
          </table:table-cell>
          <table:table-cell office:value-type="float" office:value="822">
            <text:p>822</text:p>
          </table:table-cell>
          <table:table-cell office:value-type="float" office:value="30">
            <text:p>30</text:p>
          </table:table-cell>
          <table:table-cell office:value-type="string">
            <text:p>25h 53m</text:p>
          </table:table-cell>
          <table:table-cell office:value-type="string">
            <text:p>601s</text:p>
          </table:table-cell>
          <table:table-cell office:value-type="string">
            <text:p>42344220B</text:p>
          </table:table-cell>
          <table:table-cell office:value-type="float" office:value="2002356">
            <text:p>2002356</text:p>
          </table:table-cell>
          <table:table-cell office:value-type="float" office:value="1100285">
            <text:p>1100285</text:p>
          </table:table-cell>
          <table:table-cell office:value-type="percentage" office:value="0.9397">
            <text:p>93.97%</text:p>
          </table:table-cell>
          <table:table-cell office:value-type="percentage" office:value="0.5145">
            <text:p>51.45%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0000">
            <text:p>30000</text:p>
          </table:table-cell>
          <table:table-cell office:value-type="float" office:value="822">
            <text:p>822</text:p>
          </table:table-cell>
          <table:table-cell office:value-type="float" office:value="40">
            <text:p>40</text:p>
          </table:table-cell>
          <table:table-cell office:value-type="string">
            <text:p>34h 24m</text:p>
          </table:table-cell>
          <table:table-cell office:value-type="string">
            <text:p>605s</text:p>
          </table:table-cell>
          <table:table-cell office:value-type="string">
            <text:p>29765352B</text:p>
          </table:table-cell>
          <table:table-cell office:value-type="float" office:value="2002356">
            <text:p>2002356</text:p>
          </table:table-cell>
          <table:table-cell office:value-type="float" office:value="746813">
            <text:p>746813</text:p>
          </table:table-cell>
          <table:table-cell office:value-type="percentage" office:value="0.9396">
            <text:p>93.96%</text:p>
          </table:table-cell>
          <table:table-cell office:value-type="percentage" office:value="0.5011">
            <text:p>50.11%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3395">
            <text:p>83395</text:p>
          </table:table-cell>
          <table:table-cell office:value-type="float" office:value="671">
            <text:p>671</text:p>
          </table:table-cell>
          <table:table-cell office:value-type="float" office:value="50">
            <text:p>50</text:p>
          </table:table-cell>
          <table:table-cell office:value-type="string">
            <text:p>5h 30m</text:p>
          </table:table-cell>
          <table:table-cell office:value-type="string">
            <text:p>304s</text:p>
          </table:table-cell>
          <table:table-cell office:value-type="string">
            <text:p>4751828B</text:p>
          </table:table-cell>
          <table:table-cell office:value-type="float" office:value="558871">
            <text:p>558871</text:p>
          </table:table-cell>
          <table:table-cell office:value-type="float" office:value="113149">
            <text:p>113149</text:p>
          </table:table-cell>
          <table:table-cell office:value-type="percentage" office:value="0.9104">
            <text:p>91.04%</text:p>
          </table:table-cell>
          <table:table-cell office:value-type="percentage" office:value="0.347">
            <text:p>34.70%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50">
            <text:p>50</text:p>
          </table:table-cell>
          <table:table-cell office:value-type="string">
            <text:p>20h 47m</text:p>
          </table:table-cell>
          <table:table-cell office:value-type="string">
            <text:p>646s</text:p>
          </table:table-cell>
          <table:table-cell office:value-type="string">
            <text:p>8326164B</text:p>
          </table:table-cell>
          <table:table-cell office:value-type="float" office:value="905326">
            <text:p>905326</text:p>
          </table:table-cell>
          <table:table-cell office:value-type="float" office:value="200613">
            <text:p>200613</text:p>
          </table:table-cell>
          <table:table-cell office:value-type="percentage" office:value="0.9265">
            <text:p>92.65%</text:p>
          </table:table-cell>
          <table:table-cell office:value-type="percentage" office:value="0.4302">
            <text:p>43.02%</text:p>
          </table:table-cell>
          <table:table-cell table:number-columns-repeated="100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15000">
            <text:p>1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245214">
            <text:p>245214</text:p>
          </table:table-cell>
          <table:table-cell office:value-type="float" office:value="769">
            <text:p>769</text:p>
          </table:table-cell>
          <table:table-cell office:value-type="float" office:value="50">
            <text:p>50</text:p>
          </table:table-cell>
          <table:table-cell office:value-type="string">
            <text:p>23h 46m</text:p>
          </table:table-cell>
          <table:table-cell office:value-type="string">
            <text:p>544s</text:p>
          </table:table-cell>
          <table:table-cell office:value-type="string">
            <text:p>10990504B</text:p>
          </table:table-cell>
          <table:table-cell office:value-type="float" office:value="1202680">
            <text:p>1202680</text:p>
          </table:table-cell>
          <table:table-cell office:value-type="float" office:value="266245">
            <text:p>266245</text:p>
          </table:table-cell>
          <table:table-cell office:value-type="percentage" office:value="0.879">
            <text:p>87.90%</text:p>
          </table:table-cell>
          <table:table-cell office:value-type="percentage" office:value="0.0773">
            <text:p>7.73%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20000">
            <text:p>2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33h 41m</text:p>
          </table:table-cell>
          <table:table-cell office:value-type="string">
            <text:p>527s</text:p>
          </table:table-cell>
          <table:table-cell office:value-type="string">
            <text:p>13706360B</text:p>
          </table:table-cell>
          <table:table-cell office:value-type="float" office:value="1464587">
            <text:p>1464587</text:p>
          </table:table-cell>
          <table:table-cell office:value-type="float" office:value="334939">
            <text:p>334939</text:p>
          </table:table-cell>
          <table:table-cell office:value-type="percentage" office:value="0.8837">
            <text:p>88.37%</text:p>
          </table:table-cell>
          <table:table-cell office:value-type="percentage" office:value="0.0807">
            <text:p>8.07%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25000">
            <text:p>2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09037">
            <text:p>409037</text:p>
          </table:table-cell>
          <table:table-cell office:value-type="float" office:value="811">
            <text:p>811</text:p>
          </table:table-cell>
          <table:table-cell office:value-type="float" office:value="50">
            <text:p>50</text:p>
          </table:table-cell>
          <table:table-cell office:value-type="string">
            <text:p>45h 25m</text:p>
          </table:table-cell>
          <table:table-cell office:value-type="string">
            <text:p>504s</text:p>
          </table:table-cell>
          <table:table-cell office:value-type="string">
            <text:p>17140200B</text:p>
          </table:table-cell>
          <table:table-cell office:value-type="float" office:value="1724528">
            <text:p>1724528</text:p>
          </table:table-cell>
          <table:table-cell office:value-type="float" office:value="423649">
            <text:p>423649</text:p>
          </table:table-cell>
          <table:table-cell office:value-type="percentage" office:value="0.8868">
            <text:p>88.68%</text:p>
          </table:table-cell>
          <table:table-cell office:value-type="percentage" office:value="0.082">
            <text:p>8.20%</text:p>
          </table:table-cell>
          <table:table-cell table:number-columns-repeated="1005"/>
        </table:table-row>
        <table:table-row table:style-name="ro1">
          <table:table-cell table:style-name="ce2" table:number-columns-repeated="4"/>
          <table:table-cell table:style-name="ce2"/>
          <table:table-cell table:style-name="ce2" table:number-columns-repeated="12"/>
          <table:table-cell table:style-name="ce2"/>
          <table:table-cell table:style-name="ce2"/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5000">
            <text:p>3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584740">
            <text:p>58474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string">
            <text:p>56h 44m</text:p>
          </table:table-cell>
          <table:table-cell office:value-type="string">
            <text:p>590s</text:p>
          </table:table-cell>
          <table:table-cell office:value-type="string">
            <text:p>22744448B</text:p>
          </table:table-cell>
          <table:table-cell office:value-type="float" office:value="2260670">
            <text:p>2260670</text:p>
          </table:table-cell>
          <table:table-cell office:value-type="float" office:value="564590">
            <text:p>564590</text:p>
          </table:table-cell>
          <table:table-cell office:value-type="percentage" office:value="0.8938">
            <text:p>89.38%</text:p>
          </table:table-cell>
          <table:table-cell office:value-type="percentage" office:value="0.1026">
            <text:p>10.26%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40000">
            <text:p>4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670572">
            <text:p>670572</text:p>
          </table:table-cell>
          <table:table-cell office:value-type="float" office:value="843">
            <text:p>843</text:p>
          </table:table-cell>
          <table:table-cell office:value-type="float" office:value="50">
            <text:p>50</text:p>
          </table:table-cell>
          <table:table-cell office:value-type="string">
            <text:p>66h 54m</text:p>
          </table:table-cell>
          <table:table-cell office:value-type="string">
            <text:p>604s</text:p>
          </table:table-cell>
          <table:table-cell office:value-type="string">
            <text:p>23583752B</text:p>
          </table:table-cell>
          <table:table-cell office:value-type="float" office:value="2488724">
            <text:p>2488724</text:p>
          </table:table-cell>
          <table:table-cell office:value-type="float" office:value="586499">
            <text:p>586499</text:p>
          </table:table-cell>
          <table:table-cell office:value-type="percentage" office:value="0.9012">
            <text:p>90.12%</text:p>
          </table:table-cell>
          <table:table-cell office:value-type="percentage" office:value="0.1569">
            <text:p>15.69%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45000">
            <text:p>4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758020">
            <text:p>758020</text:p>
          </table:table-cell>
          <table:table-cell office:value-type="float" office:value="849">
            <text:p>849</text:p>
          </table:table-cell>
          <table:table-cell office:value-type="float" office:value="50">
            <text:p>50</text:p>
          </table:table-cell>
          <table:table-cell office:value-type="string">
            <text:p>128h 26m</text:p>
          </table:table-cell>
          <table:table-cell office:value-type="string">
            <text:p>718s</text:p>
          </table:table-cell>
          <table:table-cell office:value-type="string">
            <text:p>27177664B</text:p>
          </table:table-cell>
          <table:table-cell office:value-type="float" office:value="2716001">
            <text:p>2716001</text:p>
          </table:table-cell>
          <table:table-cell office:value-type="float" office:value="680082">
            <text:p>680082</text:p>
          </table:table-cell>
          <table:table-cell office:value-type="percentage" office:value="0.9062">
            <text:p>90.62%</text:p>
          </table:table-cell>
          <table:table-cell office:value-type="percentage" office:value="0.1899">
            <text:p>18.99%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0">
            <text:p>50</text:p>
          </table:table-cell>
          <table:table-cell office:value-type="string">
            <text:p>199h 44m</text:p>
          </table:table-cell>
          <table:table-cell office:value-type="string">
            <text:p>738s</text:p>
          </table:table-cell>
          <table:table-cell office:value-type="string">
            <text:p>28602144B</text:p>
          </table:table-cell>
          <table:table-cell office:value-type="float" office:value="2924981">
            <text:p>2924981</text:p>
          </table:table-cell>
          <table:table-cell office:value-type="float" office:value="717070">
            <text:p>717070</text:p>
          </table:table-cell>
          <table:table-cell office:value-type="percentage" office:value="0.8945">
            <text:p>89.45%</text:p>
          </table:table-cell>
          <table:table-cell office:value-type="percentage" office:value="0.0685">
            <text:p>6.85%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55000">
            <text:p>5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931776">
            <text:p>931776</text:p>
          </table:table-cell>
          <table:table-cell office:value-type="float" office:value="867">
            <text:p>867</text:p>
          </table:table-cell>
          <table:table-cell office:value-type="float" office:value="50">
            <text:p>50</text:p>
          </table:table-cell>
          <table:table-cell office:value-type="string">
            <text:p>90h 22m</text:p>
          </table:table-cell>
          <table:table-cell office:value-type="string">
            <text:p>591s</text:p>
          </table:table-cell>
          <table:table-cell office:value-type="string">
            <text:p>30087008B</text:p>
          </table:table-cell>
          <table:table-cell office:value-type="float" office:value="3140944">
            <text:p>3140944</text:p>
          </table:table-cell>
          <table:table-cell office:value-type="float" office:value="758370">
            <text:p>758370</text:p>
          </table:table-cell>
          <table:table-cell office:value-type="percentage" office:value="0.9474">
            <text:p>94.74%</text:p>
          </table:table-cell>
          <table:table-cell office:value-type="percentage" office:value="0.5377">
            <text:p>53.77%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60000">
            <text:p>6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015213">
            <text:p>1015213</text:p>
          </table:table-cell>
          <table:table-cell office:value-type="float" office:value="870">
            <text:p>870</text:p>
          </table:table-cell>
          <table:table-cell office:value-type="float" office:value="50">
            <text:p>50</text:p>
          </table:table-cell>
          <table:table-cell office:value-type="string">
            <text:p>111h 35m</text:p>
          </table:table-cell>
          <table:table-cell office:value-type="string">
            <text:p>696s</text:p>
          </table:table-cell>
          <table:table-cell office:value-type="string">
            <text:p>34118604B</text:p>
          </table:table-cell>
          <table:table-cell office:value-type="float" office:value="3329504">
            <text:p>3329504</text:p>
          </table:table-cell>
          <table:table-cell office:value-type="float" office:value="863220">
            <text:p>863220</text:p>
          </table:table-cell>
          <table:table-cell office:value-type="percentage" office:value="0.8963">
            <text:p>89.63%</text:p>
          </table:table-cell>
          <table:table-cell office:value-type="percentage" office:value="0.0805">
            <text:p>8.05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pcnlp3</text:p>
          </table:table-cell>
          <table:table-cell table:style-name="ce3" office:value-type="string">
            <text:p>l1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162090">
            <text:p>162090</text:p>
          </table:table-cell>
          <table:table-cell table:style-name="ce3" office:value-type="float" office:value="743">
            <text:p>743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11h 37m</text:p>
          </table:table-cell>
          <table:table-cell table:style-name="ce3" office:value-type="string">
            <text:p>378s</text:p>
          </table:table-cell>
          <table:table-cell table:style-name="ce3" office:value-type="string">
            <text:p>8326164B</text:p>
          </table:table-cell>
          <table:table-cell table:style-name="ce3" office:value-type="float" office:value="905326">
            <text:p>905326</text:p>
          </table:table-cell>
          <table:table-cell table:style-name="ce3" office:value-type="float" office:value="280262">
            <text:p>280262</text:p>
          </table:table-cell>
          <table:table-cell table:style-name="ce18" office:value-type="percentage" office:value="0.9265">
            <text:p>92.65%</text:p>
          </table:table-cell>
          <table:table-cell table:style-name="ce18" office:value-type="percentage" office:value="0.4302">
            <text:p>43.02%</text:p>
          </table:table-cell>
          <table:table-cell table:style-name="ce27"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athena1</text:p>
          </table:table-cell>
          <table:table-cell table:style-name="ce3" office:value-type="string">
            <text:p>l1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83395">
            <text:p>83395</text:p>
          </table:table-cell>
          <table:table-cell table:style-name="ce3" office:value-type="float" office:value="671">
            <text:p>671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8h 46m</text:p>
          </table:table-cell>
          <table:table-cell table:style-name="ce3" office:value-type="string">
            <text:p>585s</text:p>
          </table:table-cell>
          <table:table-cell table:style-name="ce3" office:value-type="string">
            <text:p>4751828B</text:p>
          </table:table-cell>
          <table:table-cell table:style-name="ce3" office:value-type="float" office:value="558871">
            <text:p>558871</text:p>
          </table:table-cell>
          <table:table-cell table:style-name="ce3" office:value-type="float" office:value="113149">
            <text:p>113149</text:p>
          </table:table-cell>
          <table:table-cell table:style-name="ce18" office:value-type="percentage" office:value="0.9104">
            <text:p>91.04%</text:p>
          </table:table-cell>
          <table:table-cell table:style-name="ce18" office:value-type="percentage" office:value="0.347">
            <text:p>34.70%</text:p>
          </table:table-cell>
          <table:table-cell table:style-name="ce27" table:number-columns-repeated="100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athena3</text:p>
          </table:table-cell>
          <table:table-cell table:style-name="ce3" office:value-type="string">
            <text:p>l1</text:p>
          </table:table-cell>
          <table:table-cell table:style-name="ce3" office:value-type="float" office:value="55000">
            <text:p>55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931776">
            <text:p>931776</text:p>
          </table:table-cell>
          <table:table-cell table:style-name="ce3" office:value-type="float" office:value="867">
            <text:p>867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156h 3m</text:p>
          </table:table-cell>
          <table:table-cell table:style-name="ce3" office:value-type="string">
            <text:p>1217s</text:p>
          </table:table-cell>
          <table:table-cell table:style-name="ce3" office:value-type="string">
            <text:p>30087008B</text:p>
          </table:table-cell>
          <table:table-cell table:style-name="ce3" office:value-type="float" office:value="3140944">
            <text:p>3140944</text:p>
          </table:table-cell>
          <table:table-cell table:style-name="ce3" office:value-type="float" office:value="758370">
            <text:p>758370</text:p>
          </table:table-cell>
          <table:table-cell table:style-name="ce18" office:value-type="percentage" office:value="0.9474">
            <text:p>94.74%</text:p>
          </table:table-cell>
          <table:table-cell table:style-name="ce18" office:value-type="percentage" office:value="0.5377">
            <text:p>53.77%</text:p>
          </table:table-cell>
          <table:table-cell table:style-name="ce27" table:number-columns-repeated="100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pcnlp4</text:p>
          </table:table-cell>
          <table:table-cell table:style-name="ce3" office:value-type="string">
            <text:p>l1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842463">
            <text:p>842463</text:p>
          </table:table-cell>
          <table:table-cell table:style-name="ce3" office:value-type="float" office:value="854">
            <text:p>854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93h 51m</text:p>
          </table:table-cell>
          <table:table-cell table:style-name="ce3" office:value-type="string">
            <text:p>677s</text:p>
          </table:table-cell>
          <table:table-cell table:style-name="ce3" office:value-type="string">
            <text:p>28602144B</text:p>
          </table:table-cell>
          <table:table-cell table:style-name="ce3" office:value-type="float" office:value="2924981">
            <text:p>2924981</text:p>
          </table:table-cell>
          <table:table-cell table:style-name="ce3" office:value-type="float" office:value="717070">
            <text:p>717070</text:p>
          </table:table-cell>
          <table:table-cell table:style-name="ce18" office:value-type="percentage" office:value="0.8945">
            <text:p>89.45%</text:p>
          </table:table-cell>
          <table:table-cell table:style-name="ce18" office:value-type="percentage" office:value="0.0685">
            <text:p>6.85%</text:p>
          </table:table-cell>
          <table:table-cell table:style-name="ce27" table:number-columns-repeated="1005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rfsuite</text:p>
          </table:table-cell>
          <table:table-cell office:value-type="string">
            <text:p>local1</text:p>
          </table:table-cell>
          <table:table-cell office:value-type="string">
            <text:p>l2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50">
            <text:p>50</text:p>
          </table:table-cell>
          <table:table-cell office:value-type="string">
            <text:p>15h 56m</text:p>
          </table:table-cell>
          <table:table-cell office:value-type="string">
            <text:p>595s</text:p>
          </table:table-cell>
          <table:table-cell office:value-type="string">
            <text:p>36244240B</text:p>
          </table:table-cell>
          <table:table-cell table:number-columns-repeated="2" office:value-type="float" office:value="905326">
            <text:p>905326</text:p>
          </table:table-cell>
          <table:table-cell office:value-type="percentage" office:value="0.9197">
            <text:p>91.97%</text:p>
          </table:table-cell>
          <table:table-cell office:value-type="percentage" office:value="0.4064">
            <text:p>40.64%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rfsuite</text:p>
          </table:table-cell>
          <table:table-cell office:value-type="string">
            <text:p>local2</text:p>
          </table:table-cell>
          <table:table-cell office:value-type="string">
            <text:p>l2</text:p>
          </table:table-cell>
          <table:table-cell office:value-type="float" office:value="20000">
            <text:p>2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44h 30m</text:p>
          </table:table-cell>
          <table:table-cell office:value-type="string">
            <text:p>935s</text:p>
          </table:table-cell>
          <table:table-cell office:value-type="string">
            <text:p>57072452B</text:p>
          </table:table-cell>
          <table:table-cell table:number-columns-repeated="2" office:value-type="float" office:value="1464587">
            <text:p>1464587</text:p>
          </table:table-cell>
          <table:table-cell office:value-type="percentage" office:value="0.9278">
            <text:p>92.78%</text:p>
          </table:table-cell>
          <table:table-cell office:value-type="percentage" office:value="0.4528">
            <text:p>45.28%</text:p>
          </table:table-cell>
          <table:table-cell table:number-columns-repeated="100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0">
            <text:p>50</text:p>
          </table:table-cell>
          <table:table-cell office:value-type="string">
            <text:p>42h 26m</text:p>
          </table:table-cell>
          <table:table-cell office:value-type="string">
            <text:p>584s</text:p>
          </table:table-cell>
          <table:table-cell office:value-type="string">
            <text:p>76697368B</text:p>
          </table:table-cell>
          <table:table-cell table:number-columns-repeated="2" office:value-type="float" office:value="2002356">
            <text:p>2002356</text:p>
          </table:table-cell>
          <table:table-cell office:value-type="percentage" office:value="0.9351">
            <text:p>93.51%</text:p>
          </table:table-cell>
          <table:table-cell office:value-type="percentage" office:value="0.4841">
            <text:p>48.41%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40000">
            <text:p>4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670572">
            <text:p>670572</text:p>
          </table:table-cell>
          <table:table-cell office:value-type="float" office:value="843">
            <text:p>843</text:p>
          </table:table-cell>
          <table:table-cell office:value-type="float" office:value="50">
            <text:p>50</text:p>
          </table:table-cell>
          <table:table-cell office:value-type="string">
            <text:p>8814h 50m</text:p>
          </table:table-cell>
          <table:table-cell office:value-type="string">
            <text:p>555s</text:p>
          </table:table-cell>
          <table:table-cell office:value-type="string">
            <text:p>94190136B</text:p>
          </table:table-cell>
          <table:table-cell table:number-columns-repeated="2" office:value-type="float" office:value="2488724">
            <text:p>2488724</text:p>
          </table:table-cell>
          <table:table-cell office:value-type="percentage" office:value="0.9361">
            <text:p>93.61%</text:p>
          </table:table-cell>
          <table:table-cell office:value-type="percentage" office:value="0.4906">
            <text:p>49.06%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0">
            <text:p>50</text:p>
          </table:table-cell>
          <table:table-cell office:value-type="string">
            <text:p>128h 19m</text:p>
          </table:table-cell>
          <table:table-cell office:value-type="string">
            <text:p>1516s</text:p>
          </table:table-cell>
          <table:table-cell office:value-type="string">
            <text:p>109663924B</text:p>
          </table:table-cell>
          <table:table-cell table:number-columns-repeated="2" office:value-type="float" office:value="2924981">
            <text:p>2924981</text:p>
          </table:table-cell>
          <table:table-cell office:value-type="percentage" office:value="0.9383">
            <text:p>93.83%</text:p>
          </table:table-cell>
          <table:table-cell office:value-type="percentage" office:value="0.5026">
            <text:p>50.26%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60000">
            <text:p>6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015213">
            <text:p>1015213</text:p>
          </table:table-cell>
          <table:table-cell office:value-type="float" office:value="870">
            <text:p>870</text:p>
          </table:table-cell>
          <table:table-cell office:value-type="float" office:value="50">
            <text:p>50</text:p>
          </table:table-cell>
          <table:table-cell office:value-type="string">
            <text:p>181h 14m</text:p>
          </table:table-cell>
          <table:table-cell office:value-type="string">
            <text:p>1913s</text:p>
          </table:table-cell>
          <table:table-cell office:value-type="string">
            <text:p>123654348B</text:p>
          </table:table-cell>
          <table:table-cell table:number-columns-repeated="2" office:value-type="float" office:value="3329504">
            <text:p>3329504</text:p>
          </table:table-cell>
          <table:table-cell office:value-type="percentage" office:value="0.9404">
            <text:p>94.04%</text:p>
          </table:table-cell>
          <table:table-cell office:value-type="percentage" office:value="0.5109">
            <text:p>51.09%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70000">
            <text:p>70000</text:p>
          </table:table-cell>
          <table:table-cell office:value-type="float" office:value="50">
            <text:p>50</text:p>
          </table:table-cell>
          <table:table-cell table:style-name="ce10"/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185724">
            <text:p>1185724</text:p>
          </table:table-cell>
          <table:table-cell office:value-type="float" office:value="881">
            <text:p>881</text:p>
          </table:table-cell>
          <table:table-cell office:value-type="float" office:value="50">
            <text:p>50</text:p>
          </table:table-cell>
          <table:table-cell office:value-type="string">
            <text:p>191h 8m</text:p>
          </table:table-cell>
          <table:table-cell office:value-type="string">
            <text:p>1485s</text:p>
          </table:table-cell>
          <table:table-cell office:value-type="string">
            <text:p>136263364B</text:p>
          </table:table-cell>
          <table:table-cell table:number-columns-repeated="2" office:value-type="float" office:value="3697048">
            <text:p>3697048</text:p>
          </table:table-cell>
          <table:table-cell office:value-type="percentage" office:value="0.9405">
            <text:p>94.05%</text:p>
          </table:table-cell>
          <table:table-cell office:value-type="percentage" office:value="0.5152">
            <text:p>51.52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3" office:value-type="string">
            <text:p>crfsuite</text:p>
          </table:table-cell>
          <table:table-cell table:style-name="ce3" office:value-type="string">
            <text:p>pcnlp5</text:p>
          </table:table-cell>
          <table:table-cell table:style-name="ce3" office:value-type="string">
            <text:p>l2</text:p>
          </table:table-cell>
          <table:table-cell table:style-name="ce3" office:value-type="float" office:value="40000">
            <text:p>400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xxxxx--xx-------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670572">
            <text:p>670572</text:p>
          </table:table-cell>
          <table:table-cell table:style-name="ce3" office:value-type="float" office:value="843">
            <text:p>843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54h 54m</text:p>
          </table:table-cell>
          <table:table-cell table:style-name="ce3" office:value-type="string">
            <text:p>556s</text:p>
          </table:table-cell>
          <table:table-cell table:style-name="ce3" office:value-type="string">
            <text:p>94190136B</text:p>
          </table:table-cell>
          <table:table-cell table:number-columns-repeated="2" table:style-name="ce3" office:value-type="float" office:value="2488724">
            <text:p>2488724</text:p>
          </table:table-cell>
          <table:table-cell table:style-name="ce18" office:value-type="percentage" office:value="0.9361">
            <text:p>93.61%</text:p>
          </table:table-cell>
          <table:table-cell table:style-name="ce18" office:value-type="percentage" office:value="0.4906">
            <text:p>49.06%</text:p>
          </table:table-cell>
          <table:table-cell table:number-columns-repeated="1005"/>
        </table:table-row>
        <table:table-row table:style-name="ro1">
          <table:table-cell table:style-name="ce5" table:number-columns-repeated="17"/>
          <table:table-cell table:style-name="ce19" table:number-columns-repeated="2"/>
          <table:table-cell table:style-name="ce4"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">
            <text:p>10</text:p>
          </table:table-cell>
          <table:table-cell office:value-type="string">
            <text:p>11h 42m</text:p>
          </table:table-cell>
          <table:table-cell office:value-type="string">
            <text:p>673s</text:p>
          </table:table-cell>
          <table:table-cell office:value-type="string">
            <text:p>70273172B</text:p>
          </table:table-cell>
          <table:table-cell office:value-type="float" office:value="2002356">
            <text:p>2002356</text:p>
          </table:table-cell>
          <table:table-cell office:value-type="float" office:value="1841799">
            <text:p>1841799</text:p>
          </table:table-cell>
          <table:table-cell office:value-type="percentage" office:value="0.7914">
            <text:p>79.14%</text:p>
          </table:table-cell>
          <table:table-cell office:value-type="percentage" office:value="0.1504">
            <text:p>15.04%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20">
            <text:p>20</text:p>
          </table:table-cell>
          <table:table-cell office:value-type="string">
            <text:p>20h 53m</text:p>
          </table:table-cell>
          <table:table-cell office:value-type="string">
            <text:p>675s</text:p>
          </table:table-cell>
          <table:table-cell office:value-type="string">
            <text:p>57371028B</text:p>
          </table:table-cell>
          <table:table-cell office:value-type="float" office:value="2002356">
            <text:p>2002356</text:p>
          </table:table-cell>
          <table:table-cell office:value-type="float" office:value="1500554">
            <text:p>1500554</text:p>
          </table:table-cell>
          <table:table-cell office:value-type="percentage" office:value="0.9187">
            <text:p>91.87%</text:p>
          </table:table-cell>
          <table:table-cell office:value-type="percentage" office:value="0.4015">
            <text:p>40.15%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0">
            <text:p>30</text:p>
          </table:table-cell>
          <table:table-cell office:value-type="string">
            <text:p>25h 53m</text:p>
          </table:table-cell>
          <table:table-cell office:value-type="string">
            <text:p>601s</text:p>
          </table:table-cell>
          <table:table-cell office:value-type="string">
            <text:p>42344220B</text:p>
          </table:table-cell>
          <table:table-cell office:value-type="float" office:value="2002356">
            <text:p>2002356</text:p>
          </table:table-cell>
          <table:table-cell office:value-type="float" office:value="1100285">
            <text:p>1100285</text:p>
          </table:table-cell>
          <table:table-cell office:value-type="percentage" office:value="0.9397">
            <text:p>93.97%</text:p>
          </table:table-cell>
          <table:table-cell office:value-type="percentage" office:value="0.5145">
            <text:p>51.45%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40">
            <text:p>40</text:p>
          </table:table-cell>
          <table:table-cell office:value-type="string">
            <text:p>34h 24m</text:p>
          </table:table-cell>
          <table:table-cell office:value-type="string">
            <text:p>605s</text:p>
          </table:table-cell>
          <table:table-cell office:value-type="string">
            <text:p>29765352B</text:p>
          </table:table-cell>
          <table:table-cell office:value-type="float" office:value="2002356">
            <text:p>2002356</text:p>
          </table:table-cell>
          <table:table-cell office:value-type="float" office:value="746813">
            <text:p>746813</text:p>
          </table:table-cell>
          <table:table-cell office:value-type="percentage" office:value="0.9396">
            <text:p>93.96%</text:p>
          </table:table-cell>
          <table:table-cell office:value-type="percentage" office:value="0.5011">
            <text:p>50.11%</text:p>
          </table:table-cell>
          <table:table-cell table:number-columns-repeated="1005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pcnlp7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37h 56m</text:p>
          </table:table-cell>
          <table:table-cell table:style-name="ce6" office:value-type="string">
            <text:p>421s</text:p>
          </table:table-cell>
          <table:table-cell table:style-name="ce6" office:value-type="string">
            <text:p>18953540B</text:p>
          </table:table-cell>
          <table:table-cell table:style-name="ce6" office:value-type="float" office:value="1968646">
            <text:p>1968646</text:p>
          </table:table-cell>
          <table:table-cell table:style-name="ce6" office:value-type="float" office:value="461337">
            <text:p>461337</text:p>
          </table:table-cell>
          <table:table-cell table:style-name="ce20" office:value-type="percentage" office:value="0.8871">
            <text:p>88.71%</text:p>
          </table:table-cell>
          <table:table-cell table:style-name="ce20" office:value-type="percentage" office:value="0.0799">
            <text:p>7.99%</text:p>
          </table:table-cell>
          <table:table-cell table:style-name="ce2" table:number-columns-repeated="2"/>
          <table:table-cell table:number-columns-repeated="1003"/>
        </table:table-row>
        <table:table-row table:style-name="ro1">
          <table:table-cell table:style-name="ce5" table:number-columns-repeated="17"/>
          <table:table-cell table:style-name="ce19" table:number-columns-repeated="2"/>
          <table:table-cell table:style-name="ce4"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47">
            <text:p>47</text:p>
          </table:table-cell>
          <table:table-cell office:value-type="string">
            <text:p>19h 20m</text:p>
          </table:table-cell>
          <table:table-cell office:value-type="string">
            <text:p>679s</text:p>
          </table:table-cell>
          <table:table-cell office:value-type="string">
            <text:p>8722904B</text:p>
          </table:table-cell>
          <table:table-cell office:value-type="float" office:value="905326">
            <text:p>905326</text:p>
          </table:table-cell>
          <table:table-cell office:value-type="float" office:value="209912">
            <text:p>209912</text:p>
          </table:table-cell>
          <table:table-cell office:value-type="percentage" office:value="0.9261">
            <text:p>92.61%</text:p>
          </table:table-cell>
          <table:table-cell office:value-type="percentage" office:value="0.4312">
            <text:p>43.12%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58h 54m</text:p>
          </table:table-cell>
          <table:table-cell office:value-type="string">
            <text:p>1559s</text:p>
          </table:table-cell>
          <table:table-cell office:value-type="string">
            <text:p>13706360B</text:p>
          </table:table-cell>
          <table:table-cell office:value-type="float" office:value="1464587">
            <text:p>1464587</text:p>
          </table:table-cell>
          <table:table-cell office:value-type="float" office:value="334939">
            <text:p>334939</text:p>
          </table:table-cell>
          <table:table-cell office:value-type="percentage" office:value="0.8837">
            <text:p>88.37%</text:p>
          </table:table-cell>
          <table:table-cell office:value-type="percentage" office:value="0.0807">
            <text:p>8.07%</text:p>
          </table:table-cell>
          <table:table-cell table:number-columns-repeated="1005"/>
        </table:table-row>
        <table:table-row table:style-name="ro1">
          <table:table-cell table:style-name="ce6" office:value-type="float" office:value="54">
            <text:p>54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3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107h 55m</text:p>
          </table:table-cell>
          <table:table-cell table:style-name="ce6" office:value-type="string">
            <text:p>1612s</text:p>
          </table:table-cell>
          <table:table-cell table:style-name="ce6" office:value-type="string">
            <text:p>19722532B</text:p>
          </table:table-cell>
          <table:table-cell table:style-name="ce6" office:value-type="float" office:value="2002356">
            <text:p>2002356</text:p>
          </table:table-cell>
          <table:table-cell table:style-name="ce6" office:value-type="float" office:value="488244">
            <text:p>488244</text:p>
          </table:table-cell>
          <table:table-cell table:style-name="ce20" office:value-type="percentage" office:value="0.935">
            <text:p>93.50%</text:p>
          </table:table-cell>
          <table:table-cell table:style-name="ce20" office:value-type="percentage" office:value="0.4625">
            <text:p>46.25%</text:p>
          </table:table-cell>
          <table:table-cell table:style-name="ce2" table:number-columns-repeated="1005"/>
        </table:table-row>
        <table:table-row table:style-name="ro1">
          <table:table-cell table:style-name="ce7" office:value-type="float" office:value="57">
            <text:p>57</text:p>
          </table:table-cell>
          <table:table-cell table:style-name="ce7" office:value-type="string">
            <text:p>crfsuite</text:p>
          </table:table-cell>
          <table:table-cell table:style-name="ce7" office:value-type="string">
            <text:p>athena1</text:p>
          </table:table-cell>
          <table:table-cell table:style-name="ce7" office:value-type="string">
            <text:p>l1</text:p>
          </table:table-cell>
          <table:table-cell table:style-name="ce7" office:value-type="float" office:value="40000">
            <text:p>4000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1">
            <text:p>0.1</text:p>
          </table:table-cell>
          <table:table-cell table:style-name="ce7" office:value-type="string">
            <text:p>xxxxx--xx-------</text:p>
          </table:table-cell>
          <table:table-cell table:style-name="ce7" office:value-type="float" office:value="7000">
            <text:p>7000</text:p>
          </table:table-cell>
          <table:table-cell table:style-name="ce7" office:value-type="float" office:value="670572">
            <text:p>670572</text:p>
          </table:table-cell>
          <table:table-cell table:style-name="ce7" office:value-type="float" office:value="843">
            <text:p>843</text:p>
          </table:table-cell>
          <table:table-cell table:style-name="ce7" office:value-type="float" office:value="55">
            <text:p>55</text:p>
          </table:table-cell>
          <table:table-cell table:style-name="ce7" office:value-type="string">
            <text:p>155h 57m</text:p>
          </table:table-cell>
          <table:table-cell table:style-name="ce7" office:value-type="string">
            <text:p>1126s</text:p>
          </table:table-cell>
          <table:table-cell table:style-name="ce7" office:value-type="string">
            <text:p>22254268B</text:p>
          </table:table-cell>
          <table:table-cell table:style-name="ce7" office:value-type="float" office:value="2488724">
            <text:p>2488724</text:p>
          </table:table-cell>
          <table:table-cell table:style-name="ce7" office:value-type="float" office:value="551872">
            <text:p>551872</text:p>
          </table:table-cell>
          <table:table-cell table:style-name="ce21" office:value-type="percentage" office:value="0.8967">
            <text:p>89.67%</text:p>
          </table:table-cell>
          <table:table-cell table:style-name="ce21" office:value-type="percentage" office:value="0.1126">
            <text:p>11.26%</text:p>
          </table:table-cell>
          <table:table-cell table:style-name="ce28" table:number-columns-repeated="100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3">
            <text:p>53</text:p>
          </table:table-cell>
          <table:table-cell office:value-type="string">
            <text:p>110h 58m</text:p>
          </table:table-cell>
          <table:table-cell office:value-type="string">
            <text:p>661s</text:p>
          </table:table-cell>
          <table:table-cell office:value-type="string">
            <text:p>2777452B</text:p>
          </table:table-cell>
          <table:table-cell office:value-type="float" office:value="2924981">
            <text:p>2924981</text:p>
          </table:table-cell>
          <table:table-cell office:value-type="float" office:value="696340">
            <text:p>696340</text:p>
          </table:table-cell>
          <table:table-cell office:value-type="percentage" office:value="0.8942">
            <text:p>89.42%</text:p>
          </table:table-cell>
          <table:table-cell office:value-type="percentage" office:value="0.0679">
            <text:p>6.79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6" office:value-type="float" office:value="54">
            <text:p>54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3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107h 55m</text:p>
          </table:table-cell>
          <table:table-cell table:style-name="ce6" office:value-type="string">
            <text:p>1612s</text:p>
          </table:table-cell>
          <table:table-cell table:style-name="ce6" office:value-type="string">
            <text:p>19722532B</text:p>
          </table:table-cell>
          <table:table-cell table:style-name="ce6" office:value-type="float" office:value="2002356">
            <text:p>2002356</text:p>
          </table:table-cell>
          <table:table-cell table:style-name="ce6" office:value-type="float" office:value="488244">
            <text:p>488244</text:p>
          </table:table-cell>
          <table:table-cell table:style-name="ce20" office:value-type="percentage" office:value="0.935">
            <text:p>93.50%</text:p>
          </table:table-cell>
          <table:table-cell table:style-name="ce20" office:value-type="percentage" office:value="0.4625">
            <text:p>46.25%</text:p>
          </table:table-cell>
          <table:table-cell table:style-name="ce2" table:number-columns-repeated="1005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71h 45m</text:p>
          </table:table-cell>
          <table:table-cell office:value-type="string">
            <text:p>1397s</text:p>
          </table:table-cell>
          <table:table-cell office:value-type="string">
            <text:p>18361820B</text:p>
          </table:table-cell>
          <table:table-cell office:value-type="float" office:value="1992254">
            <text:p>1992254</text:p>
          </table:table-cell>
          <table:table-cell office:value-type="float" office:value="450316">
            <text:p>450316</text:p>
          </table:table-cell>
          <table:table-cell table:style-name="ce22" office:value-type="percentage" office:value="0.8872">
            <text:p>88.72%</text:p>
          </table:table-cell>
          <table:table-cell office:value-type="percentage" office:value="0.0816">
            <text:p>8.16%</text:p>
          </table:table-cell>
          <table:table-cell table:style-name="ce29" office:value-type="float" office:value="53">
            <text:p>53</text:p>
          </table:table-cell>
          <table:table-cell table:number-columns-repeated="1004"/>
        </table:table-row>
        <table:table-row table:style-name="ro1">
          <table:table-cell table:style-name="ce7" office:value-type="float" office:value="63">
            <text:p>63</text:p>
          </table:table-cell>
          <table:table-cell table:style-name="ce7" office:value-type="string">
            <text:p>crfsuite</text:p>
          </table:table-cell>
          <table:table-cell table:style-name="ce7" office:value-type="string">
            <text:p>athena2</text:p>
          </table:table-cell>
          <table:table-cell table:style-name="ce7" office:value-type="string">
            <text:p>l1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.1">
            <text:p>0.1</text:p>
          </table:table-cell>
          <table:table-cell table:style-name="ce7" office:value-type="string">
            <text:p>xxxxx--xx-------</text:p>
          </table:table-cell>
          <table:table-cell table:style-name="ce7" office:value-type="float" office:value="7000">
            <text:p>7000</text:p>
          </table:table-cell>
          <table:table-cell table:style-name="ce7" office:value-type="float" office:value="497125">
            <text:p>497125</text:p>
          </table:table-cell>
          <table:table-cell table:style-name="ce7" office:value-type="float" office:value="822">
            <text:p>822</text:p>
          </table:table-cell>
          <table:table-cell table:style-name="ce7" office:value-type="float" office:value="52">
            <text:p>52</text:p>
          </table:table-cell>
          <table:table-cell table:style-name="ce7" office:value-type="string">
            <text:p>95h 39m</text:p>
          </table:table-cell>
          <table:table-cell table:style-name="ce7" office:value-type="string">
            <text:p>544s</text:p>
          </table:table-cell>
          <table:table-cell table:style-name="ce7" office:value-type="string">
            <text:p>18321732B</text:p>
          </table:table-cell>
          <table:table-cell table:style-name="ce7" office:value-type="float" office:value="1998814">
            <text:p>1998814</text:p>
          </table:table-cell>
          <table:table-cell table:style-name="ce7" office:value-type="float" office:value="449381">
            <text:p>449381</text:p>
          </table:table-cell>
          <table:table-cell table:style-name="ce23" office:value-type="percentage" office:value="0.8897">
            <text:p>88.97%</text:p>
          </table:table-cell>
          <table:table-cell table:style-name="ce23" office:value-type="percentage" office:value="0.0778">
            <text:p>7.78%</text:p>
          </table:table-cell>
          <table:table-cell table:style-name="ce30" office:value-type="float" office:value="52">
            <text:p>52</text:p>
          </table:table-cell>
          <table:table-cell table:style-name="ce28" table:number-columns-repeated="1004"/>
        </table:table-row>
        <table:table-row table:style-name="ro1">
          <table:table-cell table:style-name="ce6" office:value-type="float" office:value="64">
            <text:p>64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pcnlp4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52h 39m</text:p>
          </table:table-cell>
          <table:table-cell table:style-name="ce6" office:value-type="string">
            <text:p>621s</text:p>
          </table:table-cell>
          <table:table-cell table:style-name="ce6" office:value-type="string">
            <text:p>17419752B</text:p>
          </table:table-cell>
          <table:table-cell table:style-name="ce6" office:value-type="float" office:value="1983793">
            <text:p>1983793</text:p>
          </table:table-cell>
          <table:table-cell table:style-name="ce6" office:value-type="float" office:value="424259">
            <text:p>424259</text:p>
          </table:table-cell>
          <table:table-cell table:style-name="ce24" office:value-type="percentage" office:value="0.9261">
            <text:p>92.61%</text:p>
          </table:table-cell>
          <table:table-cell table:style-name="ce24" office:value-type="percentage" office:value="0.3742">
            <text:p>37.42%</text:p>
          </table:table-cell>
          <table:table-cell table:style-name="ce31" office:value-type="float" office:value="51">
            <text:p>51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80h 57m</text:p>
          </table:table-cell>
          <table:table-cell office:value-type="string">
            <text:p>1545s</text:p>
          </table:table-cell>
          <table:table-cell office:value-type="string">
            <text:p>17576144B</text:p>
          </table:table-cell>
          <table:table-cell office:value-type="float" office:value="2000853">
            <text:p>2000853</text:p>
          </table:table-cell>
          <table:table-cell office:value-type="float" office:value="431772">
            <text:p>431772</text:p>
          </table:table-cell>
          <table:table-cell table:style-name="ce22" office:value-type="percentage" office:value="0.8896">
            <text:p>88.96%</text:p>
          </table:table-cell>
          <table:table-cell table:style-name="ce22" office:value-type="percentage" office:value="0.0804">
            <text:p>8.04%</text:p>
          </table:table-cell>
          <table:table-cell table:style-name="ce32" office:value-type="float" office:value="50">
            <text:p>50</text:p>
          </table:table-cell>
          <table:table-cell table:number-columns-repeated="100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table:style-name="ce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6h 0m</text:p>
          </table:table-cell>
          <table:table-cell office:value-type="string">
            <text:p>1388s</text:p>
          </table:table-cell>
          <table:table-cell office:value-type="string">
            <text:p>41263B</text:p>
          </table:table-cell>
          <table:table-cell office:value-type="float" office:value="1998814">
            <text:p>1998814</text:p>
          </table:table-cell>
          <table:table-cell office:value-type="float" office:value="449381">
            <text:p>449381</text:p>
          </table:table-cell>
          <table:table-cell table:style-name="ce22" office:value-type="percentage" office:value="0.8897">
            <text:p>88.97%</text:p>
          </table:table-cell>
          <table:table-cell table:style-name="ce22" office:value-type="percentage" office:value="0.0778">
            <text:p>7.78%</text:p>
          </table:table-cell>
          <table:table-cell table:style-name="ce32" office:value-type="float" office:value="40">
            <text:p>40</text:p>
          </table:table-cell>
          <table:table-cell table:number-columns-repeated="100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table:style-name="ce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104h 4m</text:p>
          </table:table-cell>
          <table:table-cell office:value-type="string">
            <text:p>1432s</text:p>
          </table:table-cell>
          <table:table-cell office:value-type="string">
            <text:p>19012256B</text:p>
          </table:table-cell>
          <table:table-cell office:value-type="float" office:value="1969647">
            <text:p>1969647</text:p>
          </table:table-cell>
          <table:table-cell office:value-type="float" office:value="463998">
            <text:p>463998</text:p>
          </table:table-cell>
          <table:table-cell table:style-name="ce22" office:value-type="percentage" office:value="0.8906">
            <text:p>89.06%</text:p>
          </table:table-cell>
          <table:table-cell table:style-name="ce22" office:value-type="percentage" office:value="0.0841">
            <text:p>8.41%</text:p>
          </table:table-cell>
          <table:table-cell table:style-name="ce32" office:value-type="float" office:value="41">
            <text:p>41</text:p>
          </table:table-cell>
          <table:table-cell table:number-columns-repeated="100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table:style-name="ce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77h 5m</text:p>
          </table:table-cell>
          <table:table-cell office:value-type="string">
            <text:p>1233s</text:p>
          </table:table-cell>
          <table:table-cell office:value-type="string">
            <text:p>18186320B</text:p>
          </table:table-cell>
          <table:table-cell office:value-type="float" office:value="1938959">
            <text:p>1938959</text:p>
          </table:table-cell>
          <table:table-cell office:value-type="float" office:value="444168">
            <text:p>444168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23">
            <text:p>8.23%</text:p>
          </table:table-cell>
          <table:table-cell table:style-name="ce32" office:value-type="float" office:value="42">
            <text:p>42</text:p>
          </table:table-cell>
          <table:table-cell table:number-columns-repeated="100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4">
            <text:p>54</text:p>
          </table:table-cell>
          <table:table-cell office:value-type="string">
            <text:p>120h 38m</text:p>
          </table:table-cell>
          <table:table-cell office:value-type="string">
            <text:p>985s</text:p>
          </table:table-cell>
          <table:table-cell office:value-type="string">
            <text:p>18580128B</text:p>
          </table:table-cell>
          <table:table-cell office:value-type="float" office:value="1999796">
            <text:p>1999796</text:p>
          </table:table-cell>
          <table:table-cell office:value-type="float" office:value="455661">
            <text:p>455661</text:p>
          </table:table-cell>
          <table:table-cell table:style-name="ce22" office:value-type="percentage" office:value="0.8888">
            <text:p>88.88%</text:p>
          </table:table-cell>
          <table:table-cell table:style-name="ce22" office:value-type="percentage" office:value="0.0837">
            <text:p>8.37%</text:p>
          </table:table-cell>
          <table:table-cell table:style-name="ce32" office:value-type="float" office:value="43">
            <text:p>43</text:p>
          </table:table-cell>
          <table:table-cell table:number-columns-repeated="1004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0">
            <text:p>50</text:p>
          </table:table-cell>
          <table:table-cell office:value-type="string">
            <text:p>50h 15m</text:p>
          </table:table-cell>
          <table:table-cell office:value-type="string">
            <text:p>620s</text:p>
          </table:table-cell>
          <table:table-cell office:value-type="string">
            <text:p>19175560B</text:p>
          </table:table-cell>
          <table:table-cell office:value-type="float" office:value="1958718">
            <text:p>1958718</text:p>
          </table:table-cell>
          <table:table-cell office:value-type="float" office:value="466492">
            <text:p>466492</text:p>
          </table:table-cell>
          <table:table-cell table:style-name="ce22" office:value-type="percentage" office:value="0.8908">
            <text:p>89.08%</text:p>
          </table:table-cell>
          <table:table-cell table:style-name="ce22" office:value-type="percentage" office:value="0.0883">
            <text:p>8.83%</text:p>
          </table:table-cell>
          <table:table-cell office:value-type="float" office:value="30">
            <text:p>30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121h 18m</text:p>
          </table:table-cell>
          <table:table-cell office:value-type="string">
            <text:p>1394s</text:p>
          </table:table-cell>
          <table:table-cell office:value-type="string">
            <text:p>19211260B</text:p>
          </table:table-cell>
          <table:table-cell office:value-type="float" office:value="1969486">
            <text:p>1969486</text:p>
          </table:table-cell>
          <table:table-cell office:value-type="float" office:value="469025">
            <text:p>469025</text:p>
          </table:table-cell>
          <table:table-cell table:style-name="ce22" office:value-type="percentage" office:value="0.889">
            <text:p>88.90%</text:p>
          </table:table-cell>
          <table:table-cell table:style-name="ce22" office:value-type="percentage" office:value="0.0826">
            <text:p>8.26%</text:p>
          </table:table-cell>
          <table:table-cell table:style-name="ce32" office:value-type="float" office:value="31">
            <text:p>31</text:p>
          </table:table-cell>
          <table:table-cell table:number-columns-repeated="100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82h 12m</text:p>
          </table:table-cell>
          <table:table-cell office:value-type="string">
            <text:p>1224s</text:p>
          </table:table-cell>
          <table:table-cell office:value-type="string">
            <text:p>19290324B</text:p>
          </table:table-cell>
          <table:table-cell office:value-type="float" office:value="1995508">
            <text:p>1995508</text:p>
          </table:table-cell>
          <table:table-cell office:value-type="float" office:value="474503">
            <text:p>474503</text:p>
          </table:table-cell>
          <table:table-cell table:style-name="ce22" office:value-type="percentage" office:value="0.8882">
            <text:p>88.82%</text:p>
          </table:table-cell>
          <table:table-cell table:style-name="ce22" office:value-type="percentage" office:value="0.08">
            <text:p>8.00%</text:p>
          </table:table-cell>
          <table:table-cell table:style-name="ce32" office:value-type="float" office:value="32">
            <text:p>32</text:p>
          </table:table-cell>
          <table:table-cell table:number-columns-repeated="100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78h 14m</text:p>
          </table:table-cell>
          <table:table-cell office:value-type="string">
            <text:p>874s</text:p>
          </table:table-cell>
          <table:table-cell office:value-type="string">
            <text:p>17678220B</text:p>
          </table:table-cell>
          <table:table-cell office:value-type="float" office:value="1969100">
            <text:p>1969100</text:p>
          </table:table-cell>
          <table:table-cell office:value-type="float" office:value="431720">
            <text:p>431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 table:style-name="ce32" office:value-type="float" office:value="33">
            <text:p>33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103h 53m</text:p>
          </table:table-cell>
          <table:table-cell office:value-type="string">
            <text:p>1464s</text:p>
          </table:table-cell>
          <table:table-cell office:value-type="string">
            <text:p>19382824B</text:p>
          </table:table-cell>
          <table:table-cell office:value-type="float" office:value="1959411">
            <text:p>1959411</text:p>
          </table:table-cell>
          <table:table-cell office:value-type="float" office:value="475058">
            <text:p>475058</text:p>
          </table:table-cell>
          <table:table-cell table:style-name="ce22" office:value-type="percentage" office:value="0.8901">
            <text:p>89.01%</text:p>
          </table:table-cell>
          <table:table-cell table:style-name="ce22" office:value-type="percentage" office:value="0.0829">
            <text:p>8.29%</text:p>
          </table:table-cell>
          <table:table-cell office:value-type="float" office:value="34">
            <text:p>34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table:style-name="ce7" office:value-type="float" office:value="75">
            <text:p>75</text:p>
          </table:table-cell>
          <table:table-cell table:style-name="ce7" office:value-type="string">
            <text:p>crfsuite</text:p>
          </table:table-cell>
          <table:table-cell table:style-name="ce7" office:value-type="string">
            <text:p>athena2</text:p>
          </table:table-cell>
          <table:table-cell table:style-name="ce7" office:value-type="string">
            <text:p>l1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.1">
            <text:p>0.1</text:p>
          </table:table-cell>
          <table:table-cell table:style-name="ce7" office:value-type="string">
            <text:p>xxxxx---x-------</text:p>
          </table:table-cell>
          <table:table-cell table:style-name="ce7" office:value-type="float" office:value="7000">
            <text:p>7000</text:p>
          </table:table-cell>
          <table:table-cell table:style-name="ce7" office:value-type="float" office:value="497125">
            <text:p>497125</text:p>
          </table:table-cell>
          <table:table-cell table:style-name="ce7" office:value-type="float" office:value="822">
            <text:p>822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83h 45m</text:p>
          </table:table-cell>
          <table:table-cell table:style-name="ce7" office:value-type="string">
            <text:p>1240s</text:p>
          </table:table-cell>
          <table:table-cell table:style-name="ce7" office:value-type="string">
            <text:p>18678928B</text:p>
          </table:table-cell>
          <table:table-cell table:style-name="ce7" office:value-type="float" office:value="1836466">
            <text:p>1836466</text:p>
          </table:table-cell>
          <table:table-cell table:style-name="ce7" office:value-type="float" office:value="464943">
            <text:p>464943</text:p>
          </table:table-cell>
          <table:table-cell table:style-name="ce23" office:value-type="percentage" office:value="0.8889">
            <text:p>88.89%</text:p>
          </table:table-cell>
          <table:table-cell table:style-name="ce23" office:value-type="percentage" office:value="0.0859">
            <text:p>8.59%</text:p>
          </table:table-cell>
          <table:table-cell table:style-name="ce30" office:value-type="float" office:value="20">
            <text:p>20</text:p>
          </table:table-cell>
          <table:table-cell table:style-name="ce28" table:number-columns-repeated="1004"/>
        </table:table-row>
        <table:table-row table:style-name="ro1">
          <table:table-cell table:style-name="ce6" office:value-type="float" office:value="83">
            <text:p>83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1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77h 52m</text:p>
          </table:table-cell>
          <table:table-cell table:style-name="ce6" office:value-type="string">
            <text:p>1389s</text:p>
          </table:table-cell>
          <table:table-cell table:style-name="ce6" office:value-type="string">
            <text:p>17532072B</text:p>
          </table:table-cell>
          <table:table-cell table:style-name="ce6" office:value-type="float" office:value="1859057">
            <text:p>1859057</text:p>
          </table:table-cell>
          <table:table-cell table:style-name="ce6" office:value-type="float" office:value="434576">
            <text:p>434576</text:p>
          </table:table-cell>
          <table:table-cell table:style-name="ce24" office:value-type="percentage" office:value="0.9336">
            <text:p>93.36%</text:p>
          </table:table-cell>
          <table:table-cell table:style-name="ce24" office:value-type="percentage" office:value="0.4468">
            <text:p>44.68%</text:p>
          </table:table-cell>
          <table:table-cell table:style-name="ce2" office:value-type="float" office:value="21">
            <text:p>21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87h 11m</text:p>
          </table:table-cell>
          <table:table-cell office:value-type="string">
            <text:p>1350s</text:p>
          </table:table-cell>
          <table:table-cell office:value-type="string">
            <text:p>16573736B</text:p>
          </table:table-cell>
          <table:table-cell office:value-type="float" office:value="1919326">
            <text:p>1919326</text:p>
          </table:table-cell>
          <table:table-cell office:value-type="float" office:value="419928">
            <text:p>419928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781">
            <text:p>7.81%</text:p>
          </table:table-cell>
          <table:table-cell office:value-type="float" office:value="22">
            <text:p>22</text:p>
          </table:table-cell>
          <table:table-cell table:style-name="ce28"/>
          <table:table-cell table:number-columns-repeated="100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5">
            <text:p>55</text:p>
          </table:table-cell>
          <table:table-cell office:value-type="string">
            <text:p>52h 54m</text:p>
          </table:table-cell>
          <table:table-cell office:value-type="string">
            <text:p>612s</text:p>
          </table:table-cell>
          <table:table-cell office:value-type="string">
            <text:p>16751732B</text:p>
          </table:table-cell>
          <table:table-cell office:value-type="float" office:value="1851001">
            <text:p>1851001</text:p>
          </table:table-cell>
          <table:table-cell office:value-type="float" office:value="413535">
            <text:p>413535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0859">
            <text:p>8.59%</text:p>
          </table:table-cell>
          <table:table-cell office:value-type="float" office:value="23">
            <text:p>23</text:p>
          </table:table-cell>
          <table:table-cell table:number-columns-repeated="100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3h 25m</text:p>
          </table:table-cell>
          <table:table-cell office:value-type="string">
            <text:p>1231s</text:p>
          </table:table-cell>
          <table:table-cell office:value-type="string">
            <text:p>17933572B</text:p>
          </table:table-cell>
          <table:table-cell office:value-type="float" office:value="1828280">
            <text:p>1828280</text:p>
          </table:table-cell>
          <table:table-cell office:value-type="float" office:value="446111">
            <text:p>446111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31">
            <text:p>8.31%</text:p>
          </table:table-cell>
          <table:table-cell office:value-type="float" office:value="24">
            <text:p>24</text:p>
          </table:table-cell>
          <table:table-cell table:number-columns-repeated="1004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3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75h 0m</text:p>
          </table:table-cell>
          <table:table-cell table:style-name="ce6" office:value-type="string">
            <text:p>972s</text:p>
          </table:table-cell>
          <table:table-cell table:style-name="ce6" office:value-type="string">
            <text:p>17564028B</text:p>
          </table:table-cell>
          <table:table-cell table:style-name="ce6" office:value-type="float" office:value="1973324">
            <text:p>1973324</text:p>
          </table:table-cell>
          <table:table-cell table:style-name="ce6" office:value-type="float" office:value="427379">
            <text:p>427379</text:p>
          </table:table-cell>
          <table:table-cell table:style-name="ce24" office:value-type="percentage" office:value="0.9402">
            <text:p>94.02%</text:p>
          </table:table-cell>
          <table:table-cell table:style-name="ce24" office:value-type="percentage" office:value="0.5021">
            <text:p>50.21%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100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2h 55m</text:p>
          </table:table-cell>
          <table:table-cell office:value-type="string">
            <text:p>1433s</text:p>
          </table:table-cell>
          <table:table-cell office:value-type="string">
            <text:p>19037288B</text:p>
          </table:table-cell>
          <table:table-cell office:value-type="float" office:value="1982074">
            <text:p>1982074</text:p>
          </table:table-cell>
          <table:table-cell office:value-type="float" office:value="549159">
            <text:p>549159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837">
            <text:p>8.37%</text:p>
          </table:table-cell>
          <table:table-cell office:value-type="float" office:value="11">
            <text:p>11</text:p>
          </table:table-cell>
          <table:table-cell table:style-name="ce34" table:number-columns-repeated="2"/>
          <table:table-cell table:number-columns-repeated="1002"/>
        </table:table-row>
        <table:table-row table:style-name="ro1">
          <table:table-cell table:style-name="ce6" office:value-type="float" office:value="87">
            <text:p>87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athena3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5">
            <text:p>55</text:p>
          </table:table-cell>
          <table:table-cell table:style-name="ce6" office:value-type="string">
            <text:p>77h 2m</text:p>
          </table:table-cell>
          <table:table-cell table:style-name="ce6" office:value-type="string">
            <text:p>970s</text:p>
          </table:table-cell>
          <table:table-cell table:style-name="ce6" office:value-type="string">
            <text:p>23358588B</text:p>
          </table:table-cell>
          <table:table-cell table:style-name="ce6" office:value-type="float" office:value="2000160">
            <text:p>2000160</text:p>
          </table:table-cell>
          <table:table-cell table:style-name="ce6" office:value-type="float" office:value="549160">
            <text:p>549160</text:p>
          </table:table-cell>
          <table:table-cell table:style-name="ce24" office:value-type="percentage" office:value="0.9175">
            <text:p>91.75%</text:p>
          </table:table-cell>
          <table:table-cell table:style-name="ce24" office:value-type="percentage" office:value="0.3807">
            <text:p>38.07%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100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113h 12m</text:p>
          </table:table-cell>
          <table:table-cell office:value-type="string">
            <text:p>605s</text:p>
          </table:table-cell>
          <table:table-cell office:value-type="string">
            <text:p>17389268B</text:p>
          </table:table-cell>
          <table:table-cell office:value-type="float" office:value="1982580">
            <text:p>1982580</text:p>
          </table:table-cell>
          <table:table-cell office:value-type="float" office:value="426650">
            <text:p>426650</text:p>
          </table:table-cell>
          <table:table-cell table:style-name="ce22" office:value-type="percentage" office:value="0.8891">
            <text:p>88.91%</text:p>
          </table:table-cell>
          <table:table-cell table:style-name="ce22" office:value-type="percentage" office:value="0.0767">
            <text:p>7.67%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58h 7m</text:p>
          </table:table-cell>
          <table:table-cell office:value-type="string">
            <text:p>602s</text:p>
          </table:table-cell>
          <table:table-cell office:value-type="string">
            <text:p>17847076B</text:p>
          </table:table-cell>
          <table:table-cell office:value-type="float" office:value="1973946">
            <text:p>1973946</text:p>
          </table:table-cell>
          <table:table-cell office:value-type="float" office:value="434700">
            <text:p>434700</text:p>
          </table:table-cell>
          <table:table-cell table:style-name="ce22" office:value-type="percentage" office:value="0.8893">
            <text:p>88.93%</text:p>
          </table:table-cell>
          <table:table-cell table:style-name="ce22" office:value-type="percentage" office:value="0.0803">
            <text:p>8.03%</text:p>
          </table:table-cell>
          <table:table-cell office:value-type="float" office:value="14">
            <text:p>14</text:p>
          </table:table-cell>
          <table:table-cell table:number-columns-repeated="100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66h 26m</text:p>
          </table:table-cell>
          <table:table-cell office:value-type="string">
            <text:p>613s</text:p>
          </table:table-cell>
          <table:table-cell office:value-type="string">
            <text:p>20448468B</text:p>
          </table:table-cell>
          <table:table-cell office:value-type="float" office:value="1795523">
            <text:p>1795523</text:p>
          </table:table-cell>
          <table:table-cell office:value-type="float" office:value="517260">
            <text:p>51726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0854">
            <text:p>8.54%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6" office:value-type="float" office:value="89">
            <text:p>89</text:p>
          </table:table-cell>
          <table:table-cell table:style-name="ce6" office:value-type="string">
            <text:p>crfsuite</text:p>
          </table:table-cell>
          <table:table-cell table:style-name="ce6" office:value-type="string">
            <text:p>pcnlp5</text:p>
          </table:table-cell>
          <table:table-cell table:style-name="ce6" office:value-type="string">
            <text:p>l1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.1">
            <text:p>0.1</text:p>
          </table:table-cell>
          <table:table-cell table:style-name="ce6" office:value-type="string">
            <text:p>xxxxx--xx-------</text:p>
          </table:table-cell>
          <table:table-cell table:style-name="ce6" office:value-type="float" office:value="7000">
            <text:p>7000</text:p>
          </table:table-cell>
          <table:table-cell table:style-name="ce6" office:value-type="float" office:value="497125">
            <text:p>497125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54h 50m</text:p>
          </table:table-cell>
          <table:table-cell table:style-name="ce6" office:value-type="string">
            <text:p>609s</text:p>
          </table:table-cell>
          <table:table-cell table:style-name="ce6" office:value-type="string">
            <text:p>17981732B</text:p>
          </table:table-cell>
          <table:table-cell table:style-name="ce6" office:value-type="float" office:value="1820650">
            <text:p>1820650</text:p>
          </table:table-cell>
          <table:table-cell table:style-name="ce6" office:value-type="float" office:value="448183">
            <text:p>448183</text:p>
          </table:table-cell>
          <table:table-cell table:style-name="ce24" office:value-type="percentage" office:value="0.9415">
            <text:p>94.15%</text:p>
          </table:table-cell>
          <table:table-cell table:style-name="ce24" office:value-type="percentage" office:value="0.5147">
            <text:p>51.47%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04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string">
            <text:p>crfsuite</text:p>
          </table:table-cell>
          <table:table-cell table:style-name="ce8" office:value-type="string">
            <text:p>athena1</text:p>
          </table:table-cell>
          <table:table-cell table:style-name="ce8" office:value-type="string">
            <text:p>l1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.1">
            <text:p>0.1</text:p>
          </table:table-cell>
          <table:table-cell table:style-name="ce8" office:value-type="string">
            <text:p>xxxxx--xx-------</text:p>
          </table:table-cell>
          <table:table-cell table:style-name="ce8" office:value-type="float" office:value="7000">
            <text:p>7000</text:p>
          </table:table-cell>
          <table:table-cell table:style-name="ce8" office:value-type="float" office:value="497125">
            <text:p>497125</text:p>
          </table:table-cell>
          <table:table-cell table:style-name="ce8" office:value-type="float" office:value="822">
            <text:p>822</text:p>
          </table:table-cell>
          <table:table-cell table:style-name="ce8" office:value-type="float" office:value="51">
            <text:p>51</text:p>
          </table:table-cell>
          <table:table-cell table:style-name="ce8" office:value-type="string">
            <text:p>87h 46m</text:p>
          </table:table-cell>
          <table:table-cell table:style-name="ce8" office:value-type="string">
            <text:p>1394s</text:p>
          </table:table-cell>
          <table:table-cell table:style-name="ce8" office:value-type="string">
            <text:p>16350192B</text:p>
          </table:table-cell>
          <table:table-cell table:style-name="ce8" office:value-type="float" office:value="1908841">
            <text:p>1908841</text:p>
          </table:table-cell>
          <table:table-cell table:style-name="ce8" office:value-type="float" office:value="415861">
            <text:p>415861</text:p>
          </table:table-cell>
          <table:table-cell table:style-name="ce25" office:value-type="percentage" office:value="0.923">
            <text:p>92.30%</text:p>
          </table:table-cell>
          <table:table-cell table:style-name="ce26" office:value-type="percentage" office:value="0.3552">
            <text:p>35.52%</text:p>
          </table:table-cell>
          <table:table-cell table:style-name="ce33" office:value-type="float" office:value="2">
            <text:p>2</text:p>
          </table:table-cell>
          <table:table-cell table:style-name="ce33" table:number-columns-repeated="100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4">
            <text:p>54</text:p>
          </table:table-cell>
          <table:table-cell office:value-type="string">
            <text:p>70h 7m</text:p>
          </table:table-cell>
          <table:table-cell office:value-type="string">
            <text:p>1235s</text:p>
          </table:table-cell>
          <table:table-cell office:value-type="string">
            <text:p>16607456B</text:p>
          </table:table-cell>
          <table:table-cell office:value-type="float" office:value="1827303">
            <text:p>1827303</text:p>
          </table:table-cell>
          <table:table-cell office:value-type="float" office:value="414097">
            <text:p>414097</text:p>
          </table:table-cell>
          <table:table-cell table:style-name="ce22" office:value-type="percentage" office:value="0.8898">
            <text:p>88.98%</text:p>
          </table:table-cell>
          <table:table-cell office:value-type="percentage" office:value="0.0816">
            <text:p>8.16%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3h 49m</text:p>
          </table:table-cell>
          <table:table-cell office:value-type="string">
            <text:p>992s</text:p>
          </table:table-cell>
          <table:table-cell office:value-type="string">
            <text:p>16794864B</text:p>
          </table:table-cell>
          <table:table-cell office:value-type="float" office:value="1797529">
            <text:p>1797529</text:p>
          </table:table-cell>
          <table:table-cell office:value-type="float" office:value="417891">
            <text:p>417891</text:p>
          </table:table-cell>
          <table:table-cell table:style-name="ce22" office:value-type="percentage" office:value="0.8926">
            <text:p>89.26%</text:p>
          </table:table-cell>
          <table:table-cell office:value-type="percentage" office:value="0.1058">
            <text:p>10.58%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 table:number-rows-repeated="4">
          <table:table-cell table:style-name="Default" table:number-columns-repeated="6"/>
          <table:table-cell table:style-name="ce15"/>
          <table:table-cell table:style-name="Default" table:number-columns-repeated="10"/>
          <table:table-cell table:style-name="ce15"/>
          <table:table-cell table:style-name="Default"/>
          <table:table-cell table:number-columns-repeated="1005"/>
        </table:table-row>
        <table:table-row table:style-name="ro1">
          <table:table-cell table:style-name="ce9" table:number-columns-repeated="6"/>
          <table:table-cell table:style-name="ce16"/>
          <table:table-cell table:style-name="ce9" table:number-columns-repeated="10"/>
          <table:table-cell table:style-name="ce16"/>
          <table:table-cell table:style-name="ce9" table:number-columns-repeated="100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68h 18m</text:p>
          </table:table-cell>
          <table:table-cell office:value-type="string">
            <text:p>385s</text:p>
          </table:table-cell>
          <table:table-cell office:value-type="string">
            <text:p>76697368B</text:p>
          </table:table-cell>
          <table:table-cell table:number-columns-repeated="2" office:value-type="float" office:value="2002356">
            <text:p>2002356</text:p>
          </table:table-cell>
          <table:table-cell office:value-type="percentage" office:value="0.9217">
            <text:p>92.17%</text:p>
          </table:table-cell>
          <table:table-cell office:value-type="percentage" office:value="0.3781">
            <text:p>37.81%</text:p>
          </table:table-cell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15"/>
          <table:table-cell table:style-name="Default" table:number-columns-repeated="10"/>
          <table:table-cell table:style-name="ce15"/>
          <table:table-cell table:style-name="Default"/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2">
            <text:p>92</text:p>
          </table:table-cell>
          <table:table-cell office:value-type="string">
            <text:p>97h 42m</text:p>
          </table:table-cell>
          <table:table-cell office:value-type="string">
            <text:p>616s</text:p>
          </table:table-cell>
          <table:table-cell office:value-type="string">
            <text:p>68334112B</text:p>
          </table:table-cell>
          <table:table-cell table:number-columns-repeated="2" office:value-type="float" office:value="1795523">
            <text:p>1795523</text:p>
          </table:table-cell>
          <table:table-cell table:style-name="ce22" office:value-type="percentage" office:value="0.9206">
            <text:p>92.06%</text:p>
          </table:table-cell>
          <table:table-cell office:value-type="percentage" office:value="0.3718">
            <text:p>37.18%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94h 11m</text:p>
          </table:table-cell>
          <table:table-cell office:value-type="string">
            <text:p>619s</text:p>
          </table:table-cell>
          <table:table-cell office:value-type="string">
            <text:p>68711220B</text:p>
          </table:table-cell>
          <table:table-cell table:number-columns-repeated="2" office:value-type="float" office:value="1820650">
            <text:p>1820650</text:p>
          </table:table-cell>
          <table:table-cell table:style-name="ce22" office:value-type="percentage" office:value="0.9006">
            <text:p>90.06%</text:p>
          </table:table-cell>
          <table:table-cell office:value-type="percentage" office:value="0.2314">
            <text:p>23.14%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111h 48m</text:p>
          </table:table-cell>
          <table:table-cell office:value-type="string">
            <text:p>608s</text:p>
          </table:table-cell>
          <table:table-cell office:value-type="string">
            <text:p>70778636B</text:p>
          </table:table-cell>
          <table:table-cell table:number-columns-repeated="2" office:value-type="float" office:value="1908841">
            <text:p>1908841</text:p>
          </table:table-cell>
          <table:table-cell table:style-name="ce22" office:value-type="percentage" office:value="0.9281">
            <text:p>92.81%</text:p>
          </table:table-cell>
          <table:table-cell office:value-type="percentage" office:value="0.4313">
            <text:p>43.13%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3">
            <text:p>93</text:p>
          </table:table-cell>
          <table:table-cell office:value-type="string">
            <text:p>110h 56m</text:p>
          </table:table-cell>
          <table:table-cell office:value-type="string">
            <text:p>614s</text:p>
          </table:table-cell>
          <table:table-cell office:value-type="string">
            <text:p>69117464B</text:p>
          </table:table-cell>
          <table:table-cell table:number-columns-repeated="2" office:value-type="float" office:value="1827303">
            <text:p>1827303</text:p>
          </table:table-cell>
          <table:table-cell table:style-name="ce22" office:value-type="percentage" office:value="0.9321">
            <text:p>93.21%</text:p>
          </table:table-cell>
          <table:table-cell office:value-type="percentage" office:value="0.4561">
            <text:p>45.61%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74h 25m</text:p>
          </table:table-cell>
          <table:table-cell office:value-type="string">
            <text:p>668s</text:p>
          </table:table-cell>
          <table:table-cell office:value-type="string">
            <text:p>69117464B</text:p>
          </table:table-cell>
          <table:table-cell table:number-columns-repeated="2" office:value-type="float" office:value="1827303">
            <text:p>1827303</text:p>
          </table:table-cell>
          <table:table-cell office:value-type="percentage" office:value="0.9334">
            <text:p>93.34%</text:p>
          </table:table-cell>
          <table:table-cell office:value-type="percentage" office:value="0.4675">
            <text:p>46.75%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4h 2m</text:p>
          </table:table-cell>
          <table:table-cell office:value-type="string">
            <text:p>615s</text:p>
          </table:table-cell>
          <table:table-cell office:value-type="string">
            <text:p>75978768B</text:p>
          </table:table-cell>
          <table:table-cell table:number-columns-repeated="2" office:value-type="float" office:value="1973324">
            <text:p>1973324</text:p>
          </table:table-cell>
          <table:table-cell table:style-name="ce22" office:value-type="percentage" office:value="0.9225">
            <text:p>92.25%</text:p>
          </table:table-cell>
          <table:table-cell office:value-type="percentage" office:value="0.3821">
            <text:p>38.21%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8h 34m</text:p>
          </table:table-cell>
          <table:table-cell office:value-type="string">
            <text:p>618s</text:p>
          </table:table-cell>
          <table:table-cell office:value-type="string">
            <text:p>76188624B</text:p>
          </table:table-cell>
          <table:table-cell table:number-columns-repeated="2" office:value-type="float" office:value="1982074">
            <text:p>1982074</text:p>
          </table:table-cell>
          <table:table-cell office:value-type="percentage" office:value="0.9188">
            <text:p>91.88%</text:p>
          </table:table-cell>
          <table:table-cell office:value-type="percentage" office:value="0.3602">
            <text:p>36.02%</text:p>
          </table:table-cell>
          <table:table-cell office:value-type="float" office:value="11">
            <text:p>11</text:p>
          </table:table-cell>
          <table:table-cell table:number-columns-repeated="100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6">
            <text:p>106</text:p>
          </table:table-cell>
          <table:table-cell office:value-type="string">
            <text:p>109h 0m</text:p>
          </table:table-cell>
          <table:table-cell office:value-type="string">
            <text:p>614s</text:p>
          </table:table-cell>
          <table:table-cell office:value-type="string">
            <text:p>76622728B</text:p>
          </table:table-cell>
          <table:table-cell table:number-columns-repeated="2" office:value-type="float" office:value="2000160">
            <text:p>2000160</text:p>
          </table:table-cell>
          <table:table-cell office:value-type="percentage" office:value="0.8841">
            <text:p>88.41%</text:p>
          </table:table-cell>
          <table:table-cell office:value-type="percentage" office:value="0.2138">
            <text:p>21.38%</text:p>
          </table:table-cell>
          <table:table-cell office:value-type="float" office:value="12">
            <text:p>12</text:p>
          </table:table-cell>
          <table:table-cell table:number-columns-repeated="1004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17h 7m</text:p>
          </table:table-cell>
          <table:table-cell office:value-type="string">
            <text:p>1267s</text:p>
          </table:table-cell>
          <table:table-cell office:value-type="string">
            <text:p>76200816B</text:p>
          </table:table-cell>
          <table:table-cell table:number-columns-repeated="2" office:value-type="float" office:value="1982580">
            <text:p>1982580</text:p>
          </table:table-cell>
          <table:table-cell table:style-name="ce22" office:value-type="percentage" office:value="0.9354">
            <text:p>93.54%</text:p>
          </table:table-cell>
          <table:table-cell office:value-type="percentage" office:value="0.4815">
            <text:p>48.15%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4">
            <text:p>84</text:p>
          </table:table-cell>
          <table:table-cell office:value-type="string">
            <text:p>132h 24m</text:p>
          </table:table-cell>
          <table:table-cell office:value-type="string">
            <text:p>988s</text:p>
          </table:table-cell>
          <table:table-cell office:value-type="string">
            <text:p>75993648B</text:p>
          </table:table-cell>
          <table:table-cell table:number-columns-repeated="2" office:value-type="float" office:value="1973946">
            <text:p>1973946</text:p>
          </table:table-cell>
          <table:table-cell office:value-type="percentage" office:value="0.9283">
            <text:p>92.83%</text:p>
          </table:table-cell>
          <table:table-cell office:value-type="percentage" office:value="0.4247">
            <text:p>42.47%</text:p>
          </table:table-cell>
          <table:table-cell office:value-type="float" office:value="14">
            <text:p>14</text:p>
          </table:table-cell>
          <table:table-cell table:number-columns-repeated="1004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0">
            <text:p>90</text:p>
          </table:table-cell>
          <table:table-cell office:value-type="string">
            <text:p>88h 28m</text:p>
          </table:table-cell>
          <table:table-cell office:value-type="string">
            <text:p>609s</text:p>
          </table:table-cell>
          <table:table-cell office:value-type="string">
            <text:p>70713648B</text:p>
          </table:table-cell>
          <table:table-cell table:number-columns-repeated="2" office:value-type="float" office:value="1836466">
            <text:p>1836466</text:p>
          </table:table-cell>
          <table:table-cell office:value-type="percentage" office:value="0.9265">
            <text:p>92.65%</text:p>
          </table:table-cell>
          <table:table-cell office:value-type="percentage" office:value="0.411">
            <text:p>41.10%</text:p>
          </table:table-cell>
          <table:table-cell office:value-type="float" office:value="20">
            <text:p>20</text:p>
          </table:table-cell>
          <table:table-cell table:number-columns-repeated="100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103h 12m</text:p>
          </table:table-cell>
          <table:table-cell office:value-type="string">
            <text:p>616s</text:p>
          </table:table-cell>
          <table:table-cell office:value-type="string">
            <text:p>71135652B</text:p>
          </table:table-cell>
          <table:table-cell table:number-columns-repeated="2" office:value-type="float" office:value="1859057">
            <text:p>1859057</text:p>
          </table:table-cell>
          <table:table-cell table:style-name="ce22" office:value-type="percentage" office:value="0.9264">
            <text:p>92.64%</text:p>
          </table:table-cell>
          <table:table-cell office:value-type="percentage" office:value="0.4196">
            <text:p>41.96%</text:p>
          </table:table-cell>
          <table:table-cell office:value-type="float" office:value="21">
            <text:p>21</text:p>
          </table:table-cell>
          <table:table-cell table:number-columns-repeated="100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145h 2m</text:p>
          </table:table-cell>
          <table:table-cell office:value-type="string">
            <text:p>1393s</text:p>
          </table:table-cell>
          <table:table-cell office:value-type="string">
            <text:p>72557072B</text:p>
          </table:table-cell>
          <table:table-cell table:number-columns-repeated="2" office:value-type="float" office:value="1919326">
            <text:p>1919326</text:p>
          </table:table-cell>
          <table:table-cell office:value-type="percentage" office:value="0.9252">
            <text:p>92.52%</text:p>
          </table:table-cell>
          <table:table-cell office:value-type="percentage" office:value="0.4071">
            <text:p>40.71%</text:p>
          </table:table-cell>
          <table:table-cell office:value-type="float" office:value="22">
            <text:p>22</text:p>
          </table:table-cell>
          <table:table-cell table:number-columns-repeated="100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0h 0m</text:p>
          </table:table-cell>
          <table:table-cell office:value-type="string">
            <text:p>380s</text:p>
          </table:table-cell>
          <table:table-cell office:value-type="string">
            <text:p>70987512B</text:p>
          </table:table-cell>
          <table:table-cell table:number-columns-repeated="2" office:value-type="float" office:value="1851001">
            <text:p>1851001</text:p>
          </table:table-cell>
          <table:table-cell table:style-name="ce22" office:value-type="percentage" office:value="0.9319">
            <text:p>93.19%</text:p>
          </table:table-cell>
          <table:table-cell office:value-type="percentage" office:value="0.4522">
            <text:p>45.22%</text:p>
          </table:table-cell>
          <table:table-cell office:value-type="float" office:value="23">
            <text:p>23</text:p>
          </table:table-cell>
          <table:table-cell table:number-columns-repeated="100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0h 0m</text:p>
          </table:table-cell>
          <table:table-cell office:value-type="string">
            <text:p>406s</text:p>
          </table:table-cell>
          <table:table-cell office:value-type="string">
            <text:p>70507312B</text:p>
          </table:table-cell>
          <table:table-cell table:number-columns-repeated="2" office:value-type="float" office:value="1828280">
            <text:p>1828280</text:p>
          </table:table-cell>
          <table:table-cell table:style-name="ce22" office:value-type="percentage" office:value="0.9267">
            <text:p>92.67%</text:p>
          </table:table-cell>
          <table:table-cell office:value-type="percentage" office:value="0.4078">
            <text:p>40.78%</text:p>
          </table:table-cell>
          <table:table-cell office:value-type="float" office:value="24">
            <text:p>24</text:p>
          </table:table-cell>
          <table:table-cell table:number-columns-repeated="100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2">
            <text:p>82</text:p>
          </table:table-cell>
          <table:table-cell office:value-type="string">
            <text:p>137h 37m</text:p>
          </table:table-cell>
          <table:table-cell office:value-type="string">
            <text:p>1400s</text:p>
          </table:table-cell>
          <table:table-cell office:value-type="string">
            <text:p>75593472B</text:p>
          </table:table-cell>
          <table:table-cell table:number-columns-repeated="2" office:value-type="float" office:value="1958718">
            <text:p>1958718</text:p>
          </table:table-cell>
          <table:table-cell office:value-type="percentage" office:value="0.9274">
            <text:p>92.74%</text:p>
          </table:table-cell>
          <table:table-cell office:value-type="percentage" office:value="0.4184">
            <text:p>41.84%</text:p>
          </table:table-cell>
          <table:table-cell office:value-type="float" office:value="30">
            <text:p>30</text:p>
          </table:table-cell>
          <table:table-cell table:number-columns-repeated="1004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4">
            <text:p>84</text:p>
          </table:table-cell>
          <table:table-cell office:value-type="string">
            <text:p>84h 49m</text:p>
          </table:table-cell>
          <table:table-cell office:value-type="string">
            <text:p>605s</text:p>
          </table:table-cell>
          <table:table-cell office:value-type="string">
            <text:p>75850056B</text:p>
          </table:table-cell>
          <table:table-cell table:number-columns-repeated="2" office:value-type="float" office:value="1969486">
            <text:p>1969486</text:p>
          </table:table-cell>
          <table:table-cell office:value-type="percentage" office:value="0.928">
            <text:p>92.80%</text:p>
          </table:table-cell>
          <table:table-cell office:value-type="percentage" office:value="0.4209">
            <text:p>42.09%</text:p>
          </table:table-cell>
          <table:table-cell office:value-type="float" office:value="31">
            <text:p>31</text:p>
          </table:table-cell>
          <table:table-cell table:number-columns-repeated="100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1h 9m</text:p>
          </table:table-cell>
          <table:table-cell office:value-type="string">
            <text:p>382s</text:p>
          </table:table-cell>
          <table:table-cell office:value-type="string">
            <text:p>76473724B</text:p>
          </table:table-cell>
          <table:table-cell table:number-columns-repeated="2" office:value-type="float" office:value="1995508">
            <text:p>1995508</text:p>
          </table:table-cell>
          <table:table-cell office:value-type="percentage" office:value="0.9165">
            <text:p>91.65%</text:p>
          </table:table-cell>
          <table:table-cell office:value-type="percentage" office:value="0.3223">
            <text:p>32.23%</text:p>
          </table:table-cell>
          <table:table-cell office:value-type="float" office:value="32">
            <text:p>32</text:p>
          </table:table-cell>
          <table:table-cell table:number-columns-repeated="1004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10h 53m</text:p>
          </table:table-cell>
          <table:table-cell office:value-type="string">
            <text:p>541s</text:p>
          </table:table-cell>
          <table:table-cell office:value-type="string">
            <text:p>75841520B</text:p>
          </table:table-cell>
          <table:table-cell table:number-columns-repeated="2" office:value-type="float" office:value="1969100">
            <text:p>1969100</text:p>
          </table:table-cell>
          <table:table-cell office:value-type="percentage" office:value="0.9303">
            <text:p>93.03%</text:p>
          </table:table-cell>
          <table:table-cell office:value-type="percentage" office:value="0.4406">
            <text:p>44.06%</text:p>
          </table:table-cell>
          <table:table-cell office:value-type="float" office:value="33">
            <text:p>33</text:p>
          </table:table-cell>
          <table:table-cell table:number-columns-repeated="100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2">
            <text:p>82</text:p>
          </table:table-cell>
          <table:table-cell office:value-type="string">
            <text:p>85h 21m</text:p>
          </table:table-cell>
          <table:table-cell office:value-type="string">
            <text:p>606s</text:p>
          </table:table-cell>
          <table:table-cell office:value-type="string">
            <text:p>75610748B</text:p>
          </table:table-cell>
          <table:table-cell table:number-columns-repeated="2" office:value-type="float" office:value="1959411">
            <text:p>1959411</text:p>
          </table:table-cell>
          <table:table-cell office:value-type="percentage" office:value="0.916">
            <text:p>91.60%</text:p>
          </table:table-cell>
          <table:table-cell office:value-type="percentage" office:value="0.3217">
            <text:p>32.17%</text:p>
          </table:table-cell>
          <table:table-cell office:value-type="float" office:value="34">
            <text:p>34</text:p>
          </table:table-cell>
          <table:table-cell table:number-columns-repeated="1004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81h 29m</text:p>
          </table:table-cell>
          <table:table-cell office:value-type="string">
            <text:p>618s</text:p>
          </table:table-cell>
          <table:table-cell office:value-type="string">
            <text:p>76496988B</text:p>
          </table:table-cell>
          <table:table-cell table:number-columns-repeated="2" office:value-type="float" office:value="1994187">
            <text:p>1994187</text:p>
          </table:table-cell>
          <table:table-cell office:value-type="percentage" office:value="0.9207">
            <text:p>92.07%</text:p>
          </table:table-cell>
          <table:table-cell office:value-type="percentage" office:value="0.3679">
            <text:p>36.79%</text:p>
          </table:table-cell>
          <table:table-cell office:value-type="float" office:value="40">
            <text:p>40</text:p>
          </table:table-cell>
          <table:table-cell table:number-columns-repeated="100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94h 15m</text:p>
          </table:table-cell>
          <table:table-cell office:value-type="string">
            <text:p>614s</text:p>
          </table:table-cell>
          <table:table-cell office:value-type="string">
            <text:p>75831124B</text:p>
          </table:table-cell>
          <table:table-cell table:number-columns-repeated="2" office:value-type="float" office:value="1969647">
            <text:p>1969647</text:p>
          </table:table-cell>
          <table:table-cell office:value-type="percentage" office:value="0.924">
            <text:p>92.40%</text:p>
          </table:table-cell>
          <table:table-cell office:value-type="percentage" office:value="0.3932">
            <text:p>39.32%</text:p>
          </table:table-cell>
          <table:table-cell office:value-type="float" office:value="41">
            <text:p>41</text:p>
          </table:table-cell>
          <table:table-cell table:number-columns-repeated="1004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69h 2m</text:p>
          </table:table-cell>
          <table:table-cell office:value-type="string">
            <text:p>380s</text:p>
          </table:table-cell>
          <table:table-cell office:value-type="string">
            <text:p>74748916B</text:p>
          </table:table-cell>
          <table:table-cell table:number-columns-repeated="2" office:value-type="float" office:value="1938959">
            <text:p>1938959</text:p>
          </table:table-cell>
          <table:table-cell office:value-type="percentage" office:value="0.9288">
            <text:p>92.88%</text:p>
          </table:table-cell>
          <table:table-cell office:value-type="percentage" office:value="0.4322">
            <text:p>43.22%</text:p>
          </table:table-cell>
          <table:table-cell office:value-type="float" office:value="42">
            <text:p>42</text:p>
          </table:table-cell>
          <table:table-cell table:number-columns-repeated="1004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54h 52m</text:p>
          </table:table-cell>
          <table:table-cell office:value-type="string">
            <text:p>1390s</text:p>
          </table:table-cell>
          <table:table-cell office:value-type="string">
            <text:p>75527288B</text:p>
          </table:table-cell>
          <table:table-cell table:number-columns-repeated="2" office:value-type="float" office:value="1956158">
            <text:p>1956158</text:p>
          </table:table-cell>
          <table:table-cell office:value-type="percentage" office:value="0.9238">
            <text:p>92.38%</text:p>
          </table:table-cell>
          <table:table-cell office:value-type="percentage" office:value="0.3952">
            <text:p>39.52%</text:p>
          </table:table-cell>
          <table:table-cell office:value-type="float" office:value="43">
            <text:p>43</text:p>
          </table:table-cell>
          <table:table-cell table:number-columns-repeated="1004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4">
            <text:p>84</text:p>
          </table:table-cell>
          <table:table-cell office:value-type="string">
            <text:p>183h 48m</text:p>
          </table:table-cell>
          <table:table-cell office:value-type="string">
            <text:p>1651s</text:p>
          </table:table-cell>
          <table:table-cell office:value-type="string">
            <text:p>76661128B</text:p>
          </table:table-cell>
          <table:table-cell table:number-columns-repeated="2" office:value-type="float" office:value="2000853">
            <text:p>2000853</text:p>
          </table:table-cell>
          <table:table-cell office:value-type="percentage" office:value="0.9043">
            <text:p>90.43%</text:p>
          </table:table-cell>
          <table:table-cell office:value-type="percentage" office:value="0.2511">
            <text:p>25.11%</text:p>
          </table:table-cell>
          <table:table-cell office:value-type="float" office:value="50">
            <text:p>50</text:p>
          </table:table-cell>
          <table:table-cell table:number-columns-repeated="1004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97h 36m</text:p>
          </table:table-cell>
          <table:table-cell office:value-type="string">
            <text:p>614s</text:p>
          </table:table-cell>
          <table:table-cell office:value-type="string">
            <text:p>76243740B</text:p>
          </table:table-cell>
          <table:table-cell table:number-columns-repeated="2" office:value-type="float" office:value="1983793">
            <text:p>1983793</text:p>
          </table:table-cell>
          <table:table-cell office:value-type="percentage" office:value="0.9226">
            <text:p>92.26%</text:p>
          </table:table-cell>
          <table:table-cell office:value-type="percentage" office:value="0.3877">
            <text:p>38.77%</text:p>
          </table:table-cell>
          <table:table-cell office:value-type="float" office:value="51">
            <text:p>51</text:p>
          </table:table-cell>
          <table:table-cell table:number-columns-repeated="1004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1">
            <text:p>81</text:p>
          </table:table-cell>
          <table:table-cell office:value-type="string">
            <text:p>82h 28m</text:p>
          </table:table-cell>
          <table:table-cell office:value-type="string">
            <text:p>604s</text:p>
          </table:table-cell>
          <table:table-cell office:value-type="string">
            <text:p>76611296B</text:p>
          </table:table-cell>
          <table:table-cell table:number-columns-repeated="2" office:value-type="float" office:value="1998814">
            <text:p>1998814</text:p>
          </table:table-cell>
          <table:table-cell office:value-type="percentage" office:value="0.9306">
            <text:p>93.06%</text:p>
          </table:table-cell>
          <table:table-cell office:value-type="percentage" office:value="0.4439">
            <text:p>44.39%</text:p>
          </table:table-cell>
          <table:table-cell office:value-type="float" office:value="52">
            <text:p>52</text:p>
          </table:table-cell>
          <table:table-cell table:number-columns-repeated="1004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71h 54m</text:p>
          </table:table-cell>
          <table:table-cell office:value-type="string">
            <text:p>411s</text:p>
          </table:table-cell>
          <table:table-cell office:value-type="string">
            <text:p>76452768B</text:p>
          </table:table-cell>
          <table:table-cell table:number-columns-repeated="2" office:value-type="float" office:value="1992254">
            <text:p>1992254</text:p>
          </table:table-cell>
          <table:table-cell office:value-type="percentage" office:value="0.9004">
            <text:p>90.04%</text:p>
          </table:table-cell>
          <table:table-cell office:value-type="percentage" office:value="0.2493">
            <text:p>24.93%</text:p>
          </table:table-cell>
          <table:table-cell office:value-type="float" office:value="53">
            <text:p>53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Default" office:value-type="string">
            <text:p>SGD</text:p>
          </table:table-cell>
          <table:table-cell table:style-name="Default" table:number-columns-repeated="18"/>
          <table:table-cell table:number-columns-repeated="1005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5">
            <text:p>35</text:p>
          </table:table-cell>
          <table:table-cell office:value-type="string">
            <text:p>30h 13m</text:p>
          </table:table-cell>
          <table:table-cell office:value-type="string">
            <text:p>584s</text:p>
          </table:table-cell>
          <table:table-cell office:value-type="string">
            <text:p>76696816B</text:p>
          </table:table-cell>
          <table:table-cell table:number-columns-repeated="2" office:value-type="float" office:value="2002349">
            <text:p>2002349</text:p>
          </table:table-cell>
          <table:table-cell office:value-type="percentage" office:value="0.9396">
            <text:p>93.96%</text:p>
          </table:table-cell>
          <table:table-cell office:value-type="percentage" office:value="0.516">
            <text:p>51.60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7">
            <text:p>57</text:p>
          </table:table-cell>
          <table:table-cell office:value-type="string">
            <text:p>52h 10m</text:p>
          </table:table-cell>
          <table:table-cell office:value-type="string">
            <text:p>630s</text:p>
          </table:table-cell>
          <table:table-cell office:value-type="string">
            <text:p>76696920B</text:p>
          </table:table-cell>
          <table:table-cell table:number-columns-repeated="2" office:value-type="float" office:value="2002350">
            <text:p>2002350</text:p>
          </table:table-cell>
          <table:table-cell office:value-type="percentage" office:value="0.9401">
            <text:p>94.01%</text:p>
          </table:table-cell>
          <table:table-cell office:value-type="percentage" office:value="0.5216">
            <text:p>52.16%</text:p>
          </table:table-cell>
          <table:table-cell table:number-columns-repeated="1005"/>
        </table:table-row>
        <table:table-row table:style-name="ro1" table:number-rows-repeated="3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27">
            <text:p>27</text:p>
          </table:table-cell>
          <table:table-cell office:value-type="string">
            <text:p>8h 37m</text:p>
          </table:table-cell>
          <table:table-cell office:value-type="string">
            <text:p>655s</text:p>
          </table:table-cell>
          <table:table-cell office:value-type="string">
            <text:p>36244240B</text:p>
          </table:table-cell>
          <table:table-cell table:number-columns-repeated="2" office:value-type="float" office:value="905326">
            <text:p>905326</text:p>
          </table:table-cell>
          <table:table-cell office:value-type="percentage" office:value="0.9234">
            <text:p>92.34%</text:p>
          </table:table-cell>
          <table:table-cell office:value-type="percentage" office:value="0.4285">
            <text:p>42.85%</text:p>
          </table:table-cell>
          <table:table-cell table:number-columns-repeated="1005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29">
            <text:p>29</text:p>
          </table:table-cell>
          <table:table-cell office:value-type="string">
            <text:p>21h 40m</text:p>
          </table:table-cell>
          <table:table-cell office:value-type="string">
            <text:p>875s</text:p>
          </table:table-cell>
          <table:table-cell office:value-type="string">
            <text:p>57072452B</text:p>
          </table:table-cell>
          <table:table-cell table:number-columns-repeated="2" office:value-type="float" office:value="1464587">
            <text:p>1464587</text:p>
          </table:table-cell>
          <table:table-cell office:value-type="percentage" office:value="0.9333">
            <text:p>93.33%</text:p>
          </table:table-cell>
          <table:table-cell office:value-type="percentage" office:value="0.4867">
            <text:p>48.67%</text:p>
          </table:table-cell>
          <table:table-cell table:number-columns-repeated="1005"/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5">
            <text:p>35</text:p>
          </table:table-cell>
          <table:table-cell office:value-type="string">
            <text:p>30h 13m</text:p>
          </table:table-cell>
          <table:table-cell office:value-type="string">
            <text:p>584s</text:p>
          </table:table-cell>
          <table:table-cell office:value-type="string">
            <text:p>76696816B</text:p>
          </table:table-cell>
          <table:table-cell table:number-columns-repeated="2" office:value-type="float" office:value="2002349">
            <text:p>2002349</text:p>
          </table:table-cell>
          <table:table-cell office:value-type="percentage" office:value="0.9396">
            <text:p>93.96%</text:p>
          </table:table-cell>
          <table:table-cell office:value-type="percentage" office:value="0.516">
            <text:p>51.60%</text:p>
          </table:table-cell>
          <table:table-cell table:number-columns-repeated="1005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670572">
            <text:p>670572</text:p>
          </table:table-cell>
          <table:table-cell office:value-type="float" office:value="843">
            <text:p>843</text:p>
          </table:table-cell>
          <table:table-cell office:value-type="float" office:value="36">
            <text:p>36</text:p>
          </table:table-cell>
          <table:table-cell office:value-type="string">
            <text:p>41h 25m</text:p>
          </table:table-cell>
          <table:table-cell office:value-type="string">
            <text:p>557s</text:p>
          </table:table-cell>
          <table:table-cell office:value-type="string">
            <text:p>94190136B</text:p>
          </table:table-cell>
          <table:table-cell table:number-columns-repeated="2" office:value-type="float" office:value="2488724">
            <text:p>2488724</text:p>
          </table:table-cell>
          <table:table-cell office:value-type="percentage" office:value="0.9431">
            <text:p>94.31%</text:p>
          </table:table-cell>
          <table:table-cell office:value-type="percentage" office:value="0.5345">
            <text:p>53.45%</text:p>
          </table:table-cell>
          <table:table-cell table:number-columns-repeated="1005"/>
        </table:table-row>
      </table:table>
      <table:table table:name="List2" table:style-name="ta1" table:print="false"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3" table:number-columns-repeated="1013" table:default-cell-style-name="Default"/>
        <table:table-row table:style-name="ro1">
          <table:table-cell office:value-type="string">
            <text:p>Test id</text:p>
          </table:table-cell>
          <table:table-cell office:value-type="string">
            <text:p>Vynechaný příznak</text:p>
          </table:table-cell>
          <table:table-cell office:value-type="string">
            <text:p>Stroj</text:p>
          </table:table-cell>
          <table:table-cell office:value-type="string">
            <text:p>počet iterací</text:p>
          </table:table-cell>
          <table:table-cell table:number-columns-repeated="2"/>
          <table:table-cell office:value-type="string">
            <text:p>Velikost modelu</text:p>
          </table:table-cell>
          <table:table-cell office:value-type="string">
            <text:p>Počet příznaků na začátku</text:p>
          </table:table-cell>
          <table:table-cell office:value-type="string">
            <text:p>Počet příznaků na konci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style-name="ce35" office:value-type="percentage" office:value="0.89">
            <text:p>89.00%</text:p>
          </table:table-cell>
          <table:table-cell table:style-name="ce35" office:value-type="percentage" office:value="0.082">
            <text:p>8.20%</text:p>
          </table:table-cell>
          <table:table-cell table:style-name="ce37" table:number-columns-repeated="1013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32" office:value-type="float" office:value="52">
            <text:p>52</text:p>
          </table:table-cell>
          <table:table-cell table:style-name="ce1" office:value-type="string">
            <text:p>athena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95h 39m</text:p>
          </table:table-cell>
          <table:table-cell table:style-name="ce1" office:value-type="string">
            <text:p>544s</text:p>
          </table:table-cell>
          <table:table-cell table:style-name="ce1" office:value-type="float" office:value="18321732">
            <text:p>18321732</text:p>
          </table:table-cell>
          <table:table-cell table:style-name="ce1" office:value-type="float" office:value="1998814">
            <text:p>1998814</text:p>
          </table:table-cell>
          <table:table-cell table:style-name="ce1" office:value-type="float" office:value="449381">
            <text:p>449381</text:p>
          </table:table-cell>
          <table:table-cell table:style-name="ce17" office:value-type="percentage" office:value="0.8897">
            <text:p>88.97%</text:p>
          </table:table-cell>
          <table:table-cell table:style-name="ce17" office:value-type="percentage" office:value="0.0778">
            <text:p>7.78%</text:p>
          </table:table-cell>
          <table:table-cell/>
          <table:table-cell table:formula="of:=[.$J$2] - [.J3]" office:value-type="percentage" office:value="0.000299999999999967">
            <text:p>0.03%</text:p>
          </table:table-cell>
          <table:table-cell table:formula="of:=[.$K$2] - [.K3]" office:value-type="percentage" office:value="0.0042">
            <text:p>0.42%</text:p>
          </table:table-cell>
          <table:table-cell table:number-columns-repeated="1010"/>
        </table:table-row>
        <table:table-row table:style-name="ro1">
          <table:table-cell table:style-name="ce6" office:value-type="float" office:value="64">
            <text:p>64</text:p>
          </table:table-cell>
          <table:table-cell table:style-name="ce31" office:value-type="float" office:value="51">
            <text:p>51</text:p>
          </table:table-cell>
          <table:table-cell table:style-name="ce6" office:value-type="string">
            <text:p>pcnlp4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52h 39m</text:p>
          </table:table-cell>
          <table:table-cell table:style-name="ce6" office:value-type="string">
            <text:p>621s</text:p>
          </table:table-cell>
          <table:table-cell table:style-name="ce6" office:value-type="float" office:value="17419752">
            <text:p>17419752</text:p>
          </table:table-cell>
          <table:table-cell table:style-name="ce6" office:value-type="float" office:value="1983793">
            <text:p>1983793</text:p>
          </table:table-cell>
          <table:table-cell table:style-name="ce6" office:value-type="float" office:value="424259">
            <text:p>424259</text:p>
          </table:table-cell>
          <table:table-cell table:style-name="ce20" office:value-type="percentage" office:value="0.9261">
            <text:p>92.61%</text:p>
          </table:table-cell>
          <table:table-cell table:style-name="ce20" office:value-type="percentage" office:value="0.3742">
            <text:p>37.42%</text:p>
          </table:table-cell>
          <table:table-cell table:style-name="ce2"/>
          <table:table-cell table:formula="of:=[.$J$2] - [.J4]" office:value-type="percentage" office:value="-0.0361">
            <text:p>-3.61%</text:p>
          </table:table-cell>
          <table:table-cell table:formula="of:=[.$K$2] - [.K4]" office:value-type="percentage" office:value="-0.2922">
            <text:p>-29.22%</text:p>
          </table:table-cell>
          <table:table-cell table:number-columns-repeated="1010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32" office:value-type="float" office:value="50">
            <text:p>50</text:p>
          </table:table-cell>
          <table:table-cell table:style-name="ce1" office:value-type="string">
            <text:p>athena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80h 57m</text:p>
          </table:table-cell>
          <table:table-cell table:style-name="ce1" office:value-type="string">
            <text:p>1545s</text:p>
          </table:table-cell>
          <table:table-cell table:style-name="ce1" office:value-type="float" office:value="17576144">
            <text:p>17576144</text:p>
          </table:table-cell>
          <table:table-cell table:style-name="ce1" office:value-type="float" office:value="2000853">
            <text:p>2000853</text:p>
          </table:table-cell>
          <table:table-cell table:style-name="ce1" office:value-type="float" office:value="431772">
            <text:p>431772</text:p>
          </table:table-cell>
          <table:table-cell table:style-name="ce17" office:value-type="percentage" office:value="0.8896">
            <text:p>88.96%</text:p>
          </table:table-cell>
          <table:table-cell table:style-name="ce17" office:value-type="percentage" office:value="0.0804">
            <text:p>8.04%</text:p>
          </table:table-cell>
          <table:table-cell/>
          <table:table-cell table:formula="of:=[.$J$2] - [.J5]" office:value-type="percentage" office:value="0.000399999999999956">
            <text:p>0.04%</text:p>
          </table:table-cell>
          <table:table-cell table:formula="of:=[.$K$2] - [.K5]" office:value-type="percentage" office:value="0.0016">
            <text:p>0.16%</text:p>
          </table:table-cell>
          <table:table-cell table:number-columns-repeated="1010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32" office:value-type="float" office:value="40">
            <text:p>40</text:p>
          </table:table-cell>
          <table:table-cell table:style-name="ce1" office:value-type="string">
            <text:p>athena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6h 0m</text:p>
          </table:table-cell>
          <table:table-cell table:style-name="ce1" office:value-type="string">
            <text:p>1388s</text:p>
          </table:table-cell>
          <table:table-cell table:style-name="ce1" office:value-type="float" office:value="18747231">
            <text:p>18747231</text:p>
          </table:table-cell>
          <table:table-cell table:style-name="ce1" office:value-type="float" office:value="1998814">
            <text:p>1998814</text:p>
          </table:table-cell>
          <table:table-cell table:style-name="ce1" office:value-type="float" office:value="449381">
            <text:p>449381</text:p>
          </table:table-cell>
          <table:table-cell table:style-name="ce17" office:value-type="percentage" office:value="0.8897">
            <text:p>88.97%</text:p>
          </table:table-cell>
          <table:table-cell table:style-name="ce17" office:value-type="percentage" office:value="0.0778">
            <text:p>7.78%</text:p>
          </table:table-cell>
          <table:table-cell/>
          <table:table-cell table:formula="of:=[.$J$2] - [.J6]" office:value-type="percentage" office:value="0.000299999999999967">
            <text:p>0.03%</text:p>
          </table:table-cell>
          <table:table-cell table:formula="of:=[.$K$2] - [.K6]" office:value-type="percentage" office:value="0.0042">
            <text:p>0.42%</text:p>
          </table:table-cell>
          <table:table-cell table:number-columns-repeated="1010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32" office:value-type="float" office:value="41">
            <text:p>41</text:p>
          </table:table-cell>
          <table:table-cell table:style-name="ce1" office:value-type="string">
            <text:p>athena1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104h 4m</text:p>
          </table:table-cell>
          <table:table-cell table:style-name="ce1" office:value-type="string">
            <text:p>1432s</text:p>
          </table:table-cell>
          <table:table-cell table:style-name="ce1" office:value-type="float" office:value="19012256">
            <text:p>19012256</text:p>
          </table:table-cell>
          <table:table-cell table:style-name="ce1" office:value-type="float" office:value="1969647">
            <text:p>1969647</text:p>
          </table:table-cell>
          <table:table-cell table:style-name="ce1" office:value-type="float" office:value="463998">
            <text:p>463998</text:p>
          </table:table-cell>
          <table:table-cell table:style-name="ce17" office:value-type="percentage" office:value="0.8906">
            <text:p>89.06%</text:p>
          </table:table-cell>
          <table:table-cell table:style-name="ce17" office:value-type="percentage" office:value="0.0841">
            <text:p>8.41%</text:p>
          </table:table-cell>
          <table:table-cell/>
          <table:table-cell table:formula="of:=[.$J$2] - [.J7]" office:value-type="percentage" office:value="-0.000600000000000045">
            <text:p>-0.06%</text:p>
          </table:table-cell>
          <table:table-cell table:formula="of:=[.$K$2] - [.K7]" office:value-type="percentage" office:value="-0.0021">
            <text:p>-0.21%</text:p>
          </table:table-cell>
          <table:table-cell table:number-columns-repeated="1010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32" office:value-type="float" office:value="42">
            <text:p>42</text:p>
          </table:table-cell>
          <table:table-cell table:style-name="ce1" office:value-type="string">
            <text:p>athena2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77h 5m</text:p>
          </table:table-cell>
          <table:table-cell table:style-name="ce1" office:value-type="string">
            <text:p>1233s</text:p>
          </table:table-cell>
          <table:table-cell table:style-name="ce1" office:value-type="float" office:value="18186320">
            <text:p>18186320</text:p>
          </table:table-cell>
          <table:table-cell table:style-name="ce1" office:value-type="float" office:value="1938959">
            <text:p>1938959</text:p>
          </table:table-cell>
          <table:table-cell table:style-name="ce1" office:value-type="float" office:value="444168">
            <text:p>444168</text:p>
          </table:table-cell>
          <table:table-cell table:style-name="ce17" office:value-type="percentage" office:value="0.8899">
            <text:p>88.99%</text:p>
          </table:table-cell>
          <table:table-cell table:style-name="ce17" office:value-type="percentage" office:value="0.0823">
            <text:p>8.23%</text:p>
          </table:table-cell>
          <table:table-cell/>
          <table:table-cell table:formula="of:=[.$J$2] - [.J8]" office:value-type="percentage" office:value="0.000099999999999989">
            <text:p>0.01%</text:p>
          </table:table-cell>
          <table:table-cell table:formula="of:=[.$K$2] - [.K8]" office:value-type="percentage" office:value="-0.000299999999999995">
            <text:p>-0.03%</text:p>
          </table:table-cell>
          <table:table-cell table:number-columns-repeated="1010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32" office:value-type="float" office:value="43">
            <text:p>43</text:p>
          </table:table-cell>
          <table:table-cell table:style-name="ce1" office:value-type="string">
            <text:p>athena3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120h 38m</text:p>
          </table:table-cell>
          <table:table-cell table:style-name="ce1" office:value-type="string">
            <text:p>985s</text:p>
          </table:table-cell>
          <table:table-cell table:style-name="ce1" office:value-type="float" office:value="18580128">
            <text:p>18580128</text:p>
          </table:table-cell>
          <table:table-cell table:style-name="ce1" office:value-type="float" office:value="1999796">
            <text:p>1999796</text:p>
          </table:table-cell>
          <table:table-cell table:style-name="ce1" office:value-type="float" office:value="455661">
            <text:p>455661</text:p>
          </table:table-cell>
          <table:table-cell table:style-name="ce17" office:value-type="percentage" office:value="0.8888">
            <text:p>88.88%</text:p>
          </table:table-cell>
          <table:table-cell table:style-name="ce17" office:value-type="percentage" office:value="0.0837">
            <text:p>8.37%</text:p>
          </table:table-cell>
          <table:table-cell/>
          <table:table-cell table:formula="of:=[.$J$2] - [.J9]" office:value-type="percentage" office:value="0.00119999999999998">
            <text:p>0.12%</text:p>
          </table:table-cell>
          <table:table-cell table:formula="of:=[.$K$2] - [.K9]" office:value-type="percentage" office:value="-0.00170000000000001">
            <text:p>-0.17%</text:p>
          </table:table-cell>
          <table:table-cell table:number-columns-repeated="1010"/>
        </table:table-row>
        <table:table-row table:style-name="ro1">
          <table:table-cell table:style-name="ce7" office:value-type="float" office:value="70">
            <text:p>70</text:p>
          </table:table-cell>
          <table:table-cell table:style-name="ce28" office:value-type="float" office:value="30">
            <text:p>30</text:p>
          </table:table-cell>
          <table:table-cell table:style-name="ce7" office:value-type="string">
            <text:p>pcnlp4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50h 15m</text:p>
          </table:table-cell>
          <table:table-cell table:style-name="ce7" office:value-type="string">
            <text:p>620s</text:p>
          </table:table-cell>
          <table:table-cell table:style-name="ce7" office:value-type="float" office:value="19175560">
            <text:p>19175560</text:p>
          </table:table-cell>
          <table:table-cell table:style-name="ce7" office:value-type="float" office:value="1958718">
            <text:p>1958718</text:p>
          </table:table-cell>
          <table:table-cell table:style-name="ce7" office:value-type="float" office:value="466492">
            <text:p>466492</text:p>
          </table:table-cell>
          <table:table-cell table:style-name="ce23" office:value-type="percentage" office:value="0.8908">
            <text:p>89.08%</text:p>
          </table:table-cell>
          <table:table-cell table:style-name="ce23" office:value-type="percentage" office:value="0.0883">
            <text:p>8.83%</text:p>
          </table:table-cell>
          <table:table-cell table:style-name="ce28"/>
          <table:table-cell table:formula="of:=[.$J$2] - [.J10]" office:value-type="percentage" office:value="-0.000800000000000023">
            <text:p>-0.08%</text:p>
          </table:table-cell>
          <table:table-cell table:formula="of:=[.$K$2] - [.K10]" office:value-type="percentage" office:value="-0.0063">
            <text:p>-0.63%</text:p>
          </table:table-cell>
          <table:table-cell office:value-type="string">
            <text:p>maybe wrong</text:p>
          </table:table-cell>
          <table:table-cell table:number-columns-repeated="1009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32" office:value-type="float" office:value="31">
            <text:p>31</text:p>
          </table:table-cell>
          <table:table-cell table:style-name="ce1" office:value-type="string">
            <text:p>athena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121h 18m</text:p>
          </table:table-cell>
          <table:table-cell table:style-name="ce1" office:value-type="string">
            <text:p>1394s</text:p>
          </table:table-cell>
          <table:table-cell table:style-name="ce1" office:value-type="float" office:value="19211260">
            <text:p>19211260</text:p>
          </table:table-cell>
          <table:table-cell table:style-name="ce1" office:value-type="float" office:value="1969486">
            <text:p>1969486</text:p>
          </table:table-cell>
          <table:table-cell table:style-name="ce1" office:value-type="float" office:value="469025">
            <text:p>469025</text:p>
          </table:table-cell>
          <table:table-cell table:style-name="ce22" office:value-type="percentage" office:value="0.889">
            <text:p>88.90%</text:p>
          </table:table-cell>
          <table:table-cell table:style-name="ce22" office:value-type="percentage" office:value="0.0826">
            <text:p>8.26%</text:p>
          </table:table-cell>
          <table:table-cell/>
          <table:table-cell table:formula="of:=[.$J$2] - [.J11]" office:value-type="percentage" office:value="0.001">
            <text:p>0.10%</text:p>
          </table:table-cell>
          <table:table-cell table:formula="of:=[.$K$2] - [.K11]" office:value-type="percentage" office:value="-0.000600000000000003">
            <text:p>-0.06%</text:p>
          </table:table-cell>
          <table:table-cell table:number-columns-repeated="1010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32" office:value-type="float" office:value="32">
            <text:p>32</text:p>
          </table:table-cell>
          <table:table-cell table:style-name="ce1" office:value-type="string">
            <text:p>athena2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82h 12m</text:p>
          </table:table-cell>
          <table:table-cell table:style-name="ce1" office:value-type="string">
            <text:p>1224s</text:p>
          </table:table-cell>
          <table:table-cell table:style-name="ce1" office:value-type="float" office:value="19290324">
            <text:p>19290324</text:p>
          </table:table-cell>
          <table:table-cell table:style-name="ce1" office:value-type="float" office:value="1995508">
            <text:p>1995508</text:p>
          </table:table-cell>
          <table:table-cell table:style-name="ce1" office:value-type="float" office:value="474503">
            <text:p>474503</text:p>
          </table:table-cell>
          <table:table-cell table:style-name="ce22" office:value-type="percentage" office:value="0.8882">
            <text:p>88.82%</text:p>
          </table:table-cell>
          <table:table-cell table:style-name="ce22" office:value-type="percentage" office:value="0.08">
            <text:p>8.00%</text:p>
          </table:table-cell>
          <table:table-cell/>
          <table:table-cell table:formula="of:=[.$J$2] - [.J12]" office:value-type="percentage" office:value="0.00180000000000002">
            <text:p>0.18%</text:p>
          </table:table-cell>
          <table:table-cell table:formula="of:=[.$K$2] - [.K12]" office:value-type="percentage" office:value="0.002">
            <text:p>0.20%</text:p>
          </table:table-cell>
          <table:table-cell table:number-columns-repeated="1010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32" office:value-type="float" office:value="33">
            <text:p>33</text:p>
          </table:table-cell>
          <table:table-cell table:style-name="ce1" office:value-type="string">
            <text:p>athena3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78h 14m</text:p>
          </table:table-cell>
          <table:table-cell table:style-name="ce1" office:value-type="string">
            <text:p>874s</text:p>
          </table:table-cell>
          <table:table-cell table:style-name="ce1" office:value-type="float" office:value="17678220">
            <text:p>17678220</text:p>
          </table:table-cell>
          <table:table-cell table:style-name="ce1" office:value-type="float" office:value="1969100">
            <text:p>1969100</text:p>
          </table:table-cell>
          <table:table-cell table:style-name="ce1" office:value-type="float" office:value="431720">
            <text:p>431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/>
          <table:table-cell table:formula="of:=[.$J$2] - [.J13]" office:value-type="percentage" office:value="-0.00370000000000004">
            <text:p>-0.37%</text:p>
          </table:table-cell>
          <table:table-cell table:formula="of:=[.$K$2] - [.K13]" office:value-type="percentage" office:value="-0.0299">
            <text:p>-2.99%</text:p>
          </table:table-cell>
          <table:table-cell table:number-columns-repeated="1010"/>
        </table:table-row>
        <table:table-row table:style-name="ro1">
          <table:table-cell table:style-name="ce1" office:value-type="float" office:value="74">
            <text:p>74</text:p>
          </table:table-cell>
          <table:table-cell office:value-type="float" office:value="34">
            <text:p>34</text:p>
          </table:table-cell>
          <table:table-cell table:style-name="ce1" office:value-type="string">
            <text:p>athena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103h 53m</text:p>
          </table:table-cell>
          <table:table-cell table:style-name="ce1" office:value-type="string">
            <text:p>1464s</text:p>
          </table:table-cell>
          <table:table-cell table:style-name="ce1" office:value-type="float" office:value="19382824">
            <text:p>19382824</text:p>
          </table:table-cell>
          <table:table-cell table:style-name="ce1" office:value-type="float" office:value="1959411">
            <text:p>1959411</text:p>
          </table:table-cell>
          <table:table-cell table:style-name="ce1" office:value-type="float" office:value="475058">
            <text:p>475058</text:p>
          </table:table-cell>
          <table:table-cell table:style-name="ce22" office:value-type="percentage" office:value="0.8901">
            <text:p>89.01%</text:p>
          </table:table-cell>
          <table:table-cell table:style-name="ce22" office:value-type="percentage" office:value="0.0829">
            <text:p>8.29%</text:p>
          </table:table-cell>
          <table:table-cell/>
          <table:table-cell table:formula="of:=[.$J$2] - [.J14]" office:value-type="percentage" office:value="-0.000099999999999989">
            <text:p>-0.01%</text:p>
          </table:table-cell>
          <table:table-cell table:formula="of:=[.$K$2] - [.K14]" office:value-type="percentage" office:value="-0.000899999999999998">
            <text:p>-0.09%</text:p>
          </table:table-cell>
          <table:table-cell table:number-columns-repeated="1010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32" office:value-type="float" office:value="20">
            <text:p>20</text:p>
          </table:table-cell>
          <table:table-cell table:style-name="ce1" office:value-type="string">
            <text:p>athena2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83h 45m</text:p>
          </table:table-cell>
          <table:table-cell table:style-name="ce1" office:value-type="string">
            <text:p>1240s</text:p>
          </table:table-cell>
          <table:table-cell table:style-name="ce1" office:value-type="float" office:value="18678928">
            <text:p>18678928</text:p>
          </table:table-cell>
          <table:table-cell table:style-name="ce1" office:value-type="float" office:value="1836466">
            <text:p>1836466</text:p>
          </table:table-cell>
          <table:table-cell table:style-name="ce1" office:value-type="float" office:value="464943">
            <text:p>464943</text:p>
          </table:table-cell>
          <table:table-cell table:style-name="ce22" office:value-type="percentage" office:value="0.8889">
            <text:p>88.89%</text:p>
          </table:table-cell>
          <table:table-cell table:style-name="ce22" office:value-type="percentage" office:value="0.0859">
            <text:p>8.59%</text:p>
          </table:table-cell>
          <table:table-cell/>
          <table:table-cell table:formula="of:=[.$J$2] - [.J15]" office:value-type="percentage" office:value="0.00109999999999999">
            <text:p>0.11%</text:p>
          </table:table-cell>
          <table:table-cell table:formula="of:=[.$K$2] - [.K15]" office:value-type="percentage" office:value="-0.0039">
            <text:p>-0.39%</text:p>
          </table:table-cell>
          <table:table-cell table:number-columns-repeated="1010"/>
        </table:table-row>
        <table:table-row table:style-name="ro1">
          <table:table-cell table:style-name="ce6" office:value-type="float" office:value="83">
            <text:p>83</text:p>
          </table:table-cell>
          <table:table-cell table:style-name="ce2" office:value-type="float" office:value="21">
            <text:p>21</text:p>
          </table:table-cell>
          <table:table-cell table:style-name="ce6" office:value-type="string">
            <text:p>athena1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77h 52m</text:p>
          </table:table-cell>
          <table:table-cell table:style-name="ce6" office:value-type="string">
            <text:p>1389s</text:p>
          </table:table-cell>
          <table:table-cell table:style-name="ce6" office:value-type="float" office:value="17532072">
            <text:p>17532072</text:p>
          </table:table-cell>
          <table:table-cell table:style-name="ce6" office:value-type="float" office:value="1859057">
            <text:p>1859057</text:p>
          </table:table-cell>
          <table:table-cell table:style-name="ce6" office:value-type="float" office:value="434576">
            <text:p>434576</text:p>
          </table:table-cell>
          <table:table-cell table:style-name="ce24" office:value-type="percentage" office:value="0.9336">
            <text:p>93.36%</text:p>
          </table:table-cell>
          <table:table-cell table:style-name="ce24" office:value-type="percentage" office:value="0.4468">
            <text:p>44.68%</text:p>
          </table:table-cell>
          <table:table-cell/>
          <table:table-cell table:formula="of:=[.$J$2] - [.J16]" office:value-type="percentage" office:value="-0.0436000000000001">
            <text:p>-4.36%</text:p>
          </table:table-cell>
          <table:table-cell table:formula="of:=[.$K$2] - [.K16]" office:value-type="percentage" office:value="-0.3648">
            <text:p>-36.48%</text:p>
          </table:table-cell>
          <table:table-cell table:number-columns-repeated="1010"/>
        </table:table-row>
        <table:table-row table:style-name="ro1">
          <table:table-cell table:style-name="ce1" office:value-type="float" office:value="84">
            <text:p>84</text:p>
          </table:table-cell>
          <table:table-cell office:value-type="float" office:value="22">
            <text:p>22</text:p>
          </table:table-cell>
          <table:table-cell table:style-name="ce1" office:value-type="string">
            <text:p>athena2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87h 11m</text:p>
          </table:table-cell>
          <table:table-cell table:style-name="ce1" office:value-type="string">
            <text:p>1350s</text:p>
          </table:table-cell>
          <table:table-cell table:style-name="ce1" office:value-type="float" office:value="16573736">
            <text:p>16573736</text:p>
          </table:table-cell>
          <table:table-cell table:style-name="ce1" office:value-type="float" office:value="1919326">
            <text:p>1919326</text:p>
          </table:table-cell>
          <table:table-cell table:style-name="ce1" office:value-type="float" office:value="419928">
            <text:p>419928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781">
            <text:p>7.81%</text:p>
          </table:table-cell>
          <table:table-cell/>
          <table:table-cell table:formula="of:=[.$J$2] - [.J17]" office:value-type="percentage" office:value="0.000499999999999945">
            <text:p>0.05%</text:p>
          </table:table-cell>
          <table:table-cell table:formula="of:=[.$K$2] - [.K17]" office:value-type="percentage" office:value="0.0039">
            <text:p>0.39%</text:p>
          </table:table-cell>
          <table:table-cell table:number-columns-repeated="1010"/>
        </table:table-row>
        <table:table-row table:style-name="ro1">
          <table:table-cell table:style-name="ce1" office:value-type="float" office:value="78">
            <text:p>78</text:p>
          </table:table-cell>
          <table:table-cell office:value-type="float" office:value="23">
            <text:p>23</text:p>
          </table:table-cell>
          <table:table-cell table:style-name="ce1" office:value-type="string">
            <text:p>pcnlp4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52h 54m</text:p>
          </table:table-cell>
          <table:table-cell table:style-name="ce1" office:value-type="string">
            <text:p>612s</text:p>
          </table:table-cell>
          <table:table-cell table:style-name="ce1" office:value-type="float" office:value="16751732">
            <text:p>16751732</text:p>
          </table:table-cell>
          <table:table-cell table:style-name="ce1" office:value-type="float" office:value="1851001">
            <text:p>1851001</text:p>
          </table:table-cell>
          <table:table-cell table:style-name="ce1" office:value-type="float" office:value="413535">
            <text:p>413535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0859">
            <text:p>8.59%</text:p>
          </table:table-cell>
          <table:table-cell/>
          <table:table-cell table:formula="of:=[.$J$2] - [.J18]" office:value-type="percentage" office:value="-0.001">
            <text:p>-0.10%</text:p>
          </table:table-cell>
          <table:table-cell table:formula="of:=[.$K$2] - [.K18]" office:value-type="percentage" office:value="-0.0039">
            <text:p>-0.39%</text:p>
          </table:table-cell>
          <table:table-cell table:number-columns-repeated="1010"/>
        </table:table-row>
        <table:table-row table:style-name="ro1">
          <table:table-cell table:style-name="ce1" office:value-type="float" office:value="79">
            <text:p>79</text:p>
          </table:table-cell>
          <table:table-cell office:value-type="float" office:value="24">
            <text:p>24</text:p>
          </table:table-cell>
          <table:table-cell table:style-name="ce1" office:value-type="string">
            <text:p>athena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3h 25m</text:p>
          </table:table-cell>
          <table:table-cell table:style-name="ce1" office:value-type="string">
            <text:p>1231s</text:p>
          </table:table-cell>
          <table:table-cell table:style-name="ce1" office:value-type="float" office:value="17933572">
            <text:p>17933572</text:p>
          </table:table-cell>
          <table:table-cell table:style-name="ce1" office:value-type="float" office:value="1828280">
            <text:p>1828280</text:p>
          </table:table-cell>
          <table:table-cell table:style-name="ce1" office:value-type="float" office:value="446111">
            <text:p>446111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31">
            <text:p>8.31%</text:p>
          </table:table-cell>
          <table:table-cell/>
          <table:table-cell table:formula="of:=[.$J$2] - [.J19]" office:value-type="percentage" office:value="0.000099999999999989">
            <text:p>0.01%</text:p>
          </table:table-cell>
          <table:table-cell table:formula="of:=[.$K$2] - [.K19]" office:value-type="percentage" office:value="-0.0011">
            <text:p>-0.11%</text:p>
          </table:table-cell>
          <table:table-cell table:number-columns-repeated="1010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2" office:value-type="float" office:value="10">
            <text:p>10</text:p>
          </table:table-cell>
          <table:table-cell table:style-name="ce6" office:value-type="string">
            <text:p>athena3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75h 0m</text:p>
          </table:table-cell>
          <table:table-cell table:style-name="ce6" office:value-type="string">
            <text:p>972s</text:p>
          </table:table-cell>
          <table:table-cell table:style-name="ce6" office:value-type="float" office:value="17564028">
            <text:p>17564028</text:p>
          </table:table-cell>
          <table:table-cell table:style-name="ce6" office:value-type="float" office:value="1973324">
            <text:p>1973324</text:p>
          </table:table-cell>
          <table:table-cell table:style-name="ce6" office:value-type="float" office:value="427379">
            <text:p>427379</text:p>
          </table:table-cell>
          <table:table-cell table:style-name="ce24" office:value-type="percentage" office:value="0.9402">
            <text:p>94.02%</text:p>
          </table:table-cell>
          <table:table-cell table:style-name="ce24" office:value-type="percentage" office:value="0.5021">
            <text:p>50.21%</text:p>
          </table:table-cell>
          <table:table-cell/>
          <table:table-cell table:formula="of:=[.$J$2] - [.J20]" office:value-type="percentage" office:value="-0.0502">
            <text:p>-5.02%</text:p>
          </table:table-cell>
          <table:table-cell table:formula="of:=[.$K$2] - [.K20]" office:value-type="percentage" office:value="-0.4201">
            <text:p>-42.01%</text:p>
          </table:table-cell>
          <table:table-cell table:number-columns-repeated="1010"/>
        </table:table-row>
        <table:table-row table:style-name="ro1">
          <table:table-cell table:style-name="ce1" office:value-type="float" office:value="81">
            <text:p>81</text:p>
          </table:table-cell>
          <table:table-cell office:value-type="float" office:value="11">
            <text:p>11</text:p>
          </table:table-cell>
          <table:table-cell table:style-name="ce1" office:value-type="string">
            <text:p>athena1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2h 55m</text:p>
          </table:table-cell>
          <table:table-cell table:style-name="ce1" office:value-type="string">
            <text:p>1433s</text:p>
          </table:table-cell>
          <table:table-cell table:style-name="ce1" office:value-type="float" office:value="19037288">
            <text:p>19037288</text:p>
          </table:table-cell>
          <table:table-cell table:style-name="ce1" office:value-type="float" office:value="1982074">
            <text:p>1982074</text:p>
          </table:table-cell>
          <table:table-cell table:style-name="ce1" office:value-type="float" office:value="549159">
            <text:p>549159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837">
            <text:p>8.37%</text:p>
          </table:table-cell>
          <table:table-cell/>
          <table:table-cell table:formula="of:=[.$J$2] - [.J21]" office:value-type="percentage" office:value="0.000499999999999945">
            <text:p>0.05%</text:p>
          </table:table-cell>
          <table:table-cell table:formula="of:=[.$K$2] - [.K21]" office:value-type="percentage" office:value="-0.00170000000000001">
            <text:p>-0.17%</text:p>
          </table:table-cell>
          <table:table-cell table:number-columns-repeated="1010"/>
        </table:table-row>
        <table:table-row table:style-name="ro1">
          <table:table-cell table:style-name="ce6" office:value-type="float" office:value="87">
            <text:p>87</text:p>
          </table:table-cell>
          <table:table-cell table:style-name="ce2" office:value-type="float" office:value="12">
            <text:p>12</text:p>
          </table:table-cell>
          <table:table-cell table:style-name="ce6" office:value-type="string">
            <text:p>athena3</text:p>
          </table:table-cell>
          <table:table-cell table:style-name="ce6" office:value-type="float" office:value="55">
            <text:p>55</text:p>
          </table:table-cell>
          <table:table-cell table:style-name="ce6" office:value-type="string">
            <text:p>77h 2m</text:p>
          </table:table-cell>
          <table:table-cell table:style-name="ce6" office:value-type="string">
            <text:p>970s</text:p>
          </table:table-cell>
          <table:table-cell table:style-name="ce6" office:value-type="float" office:value="23358588">
            <text:p>23358588</text:p>
          </table:table-cell>
          <table:table-cell table:style-name="ce6" office:value-type="float" office:value="2000160">
            <text:p>2000160</text:p>
          </table:table-cell>
          <table:table-cell table:style-name="ce6" office:value-type="float" office:value="549160">
            <text:p>549160</text:p>
          </table:table-cell>
          <table:table-cell table:style-name="ce24" office:value-type="percentage" office:value="0.9175">
            <text:p>91.75%</text:p>
          </table:table-cell>
          <table:table-cell table:style-name="ce24" office:value-type="percentage" office:value="0.3807">
            <text:p>38.07%</text:p>
          </table:table-cell>
          <table:table-cell/>
          <table:table-cell table:formula="of:=[.$J$2] - [.J22]" office:value-type="percentage" office:value="-0.0275000000000001">
            <text:p>-2.75%</text:p>
          </table:table-cell>
          <table:table-cell table:formula="of:=[.$K$2] - [.K22]" office:value-type="percentage" office:value="-0.2987">
            <text:p>-29.87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4"/>
          <table:table-cell office:value-type="float" office:value="20000000">
            <text:p>20000000</text:p>
          </table:table-cell>
          <table:table-cell office:value-type="float" office:value="2000000">
            <text:p>2000000</text:p>
          </table:table-cell>
          <table:table-cell office:value-type="float" office:value="500000">
            <text:p>500000</text:p>
          </table:table-cell>
          <table:table-cell table:style-name="ce36" office:value-type="percentage" office:value="0.89">
            <text:p>89.00%</text:p>
          </table:table-cell>
          <table:table-cell table:style-name="ce15"/>
          <table:table-cell/>
          <table:table-cell table:formula="of:=[.$J$2] - [.J23]" office:value-type="percentage" office:value="0">
            <text:p>0.00%</text:p>
          </table:table-cell>
          <table:table-cell table:formula="of:=[.$K$2] - [.K23]" office:value-type="percentage" office:value="0.082">
            <text:p>8.20%</text:p>
          </table:table-cell>
          <table:table-cell table:number-columns-repeated="1010"/>
        </table:table-row>
        <table:table-row table:style-name="ro1">
          <table:table-cell table:style-name="ce1" office:value-type="float" office:value="86">
            <text:p>86</text:p>
          </table:table-cell>
          <table:table-cell office:value-type="float" office:value="14">
            <text:p>14</text:p>
          </table:table-cell>
          <table:table-cell table:style-name="ce1" office:value-type="string">
            <text:p>pcnlp3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58h 7m</text:p>
          </table:table-cell>
          <table:table-cell table:style-name="ce1" office:value-type="string">
            <text:p>602s</text:p>
          </table:table-cell>
          <table:table-cell table:style-name="ce1" office:value-type="float" office:value="17847076">
            <text:p>17847076</text:p>
          </table:table-cell>
          <table:table-cell table:style-name="ce1" office:value-type="float" office:value="1973946">
            <text:p>1973946</text:p>
          </table:table-cell>
          <table:table-cell table:style-name="ce1" office:value-type="float" office:value="434700">
            <text:p>434700</text:p>
          </table:table-cell>
          <table:table-cell table:style-name="ce22" office:value-type="percentage" office:value="0.8893">
            <text:p>88.93%</text:p>
          </table:table-cell>
          <table:table-cell table:style-name="ce22" office:value-type="percentage" office:value="0.0803">
            <text:p>8.03%</text:p>
          </table:table-cell>
          <table:table-cell/>
          <table:table-cell table:formula="of:=[.$J$2] - [.J24]" office:value-type="percentage" office:value="0.000699999999999923">
            <text:p>0.07%</text:p>
          </table:table-cell>
          <table:table-cell table:formula="of:=[.$K$2] - [.K24]" office:value-type="percentage" office:value="0.00169999999999999">
            <text:p>0.17%</text:p>
          </table:table-cell>
          <table:table-cell table:number-columns-repeated="1010"/>
        </table:table-row>
        <table:table-row table:style-name="ro1">
          <table:table-cell table:style-name="ce1"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ce1" office:value-type="string">
            <text:p>pcnlp4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66h 26m</text:p>
          </table:table-cell>
          <table:table-cell table:style-name="ce1" office:value-type="string">
            <text:p>613s</text:p>
          </table:table-cell>
          <table:table-cell table:style-name="ce1" office:value-type="float" office:value="20448468">
            <text:p>20448468</text:p>
          </table:table-cell>
          <table:table-cell table:style-name="ce1" office:value-type="float" office:value="1795523">
            <text:p>1795523</text:p>
          </table:table-cell>
          <table:table-cell table:style-name="ce1" office:value-type="float" office:value="517260">
            <text:p>51726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0854">
            <text:p>8.54%</text:p>
          </table:table-cell>
          <table:table-cell/>
          <table:table-cell table:formula="of:=[.$J$2] - [.J25]" office:value-type="percentage" office:value="0.000599999999999934">
            <text:p>0.06%</text:p>
          </table:table-cell>
          <table:table-cell table:formula="of:=[.$K$2] - [.K25]" office:value-type="percentage" office:value="-0.0034">
            <text:p>-0.34%</text:p>
          </table:table-cell>
          <table:table-cell table:number-columns-repeated="1010"/>
        </table:table-row>
        <table:table-row table:style-name="ro1">
          <table:table-cell table:style-name="ce6" office:value-type="float" office:value="89">
            <text:p>89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pcnlp5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54h 50m</text:p>
          </table:table-cell>
          <table:table-cell table:style-name="ce6" office:value-type="string">
            <text:p>609s</text:p>
          </table:table-cell>
          <table:table-cell table:style-name="ce6" office:value-type="float" office:value="17981732">
            <text:p>17981732</text:p>
          </table:table-cell>
          <table:table-cell table:style-name="ce6" office:value-type="float" office:value="1820650">
            <text:p>1820650</text:p>
          </table:table-cell>
          <table:table-cell table:style-name="ce6" office:value-type="float" office:value="448183">
            <text:p>448183</text:p>
          </table:table-cell>
          <table:table-cell table:style-name="ce24" office:value-type="percentage" office:value="0.9415">
            <text:p>94.15%</text:p>
          </table:table-cell>
          <table:table-cell table:style-name="ce24" office:value-type="percentage" office:value="0.5147">
            <text:p>51.47%</text:p>
          </table:table-cell>
          <table:table-cell/>
          <table:table-cell table:formula="of:=[.$J$2] - [.J26]" office:value-type="percentage" office:value="-0.0515">
            <text:p>-5.15%</text:p>
          </table:table-cell>
          <table:table-cell table:formula="of:=[.$K$2] - [.K26]" office:value-type="percentage" office:value="-0.4327">
            <text:p>-43.27%</text:p>
          </table:table-cell>
          <table:table-cell table:number-columns-repeated="101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>
            <draw:frame table:end-cell-address="List2.J57" table:end-x="0.626cm" table:end-y="0.353cm" draw:z-index="0" draw:style-name="gr1" svg:width="17.043cm" svg:height="8.943cm" svg:x="0.922cm" svg:y="0.407cm">
              <draw:object draw:notify-on-update-of-ranges="List2.B3:List2.B3 List2.M3:List2.M3 List2.B4:List2.B4 List2.M4:List2.M4 List2.B5:List2.B5 List2.M5:List2.M5 List2.B6:List2.B6 List2.M6:List2.M6 List2.B7:List2.B7 List2.M7:List2.M7 List2.B8:List2.B8 List2.M8:List2.M8 List2.B9:List2.B9 List2.M9:List2.M9 List2.B10:List2.B10 List2.M10:List2.M10 List2.B11:List2.B11 List2.M11:List2.M11 List2.B12:List2.B12 List2.M12:List2.M12 List2.B13:List2.B13 List2.M13:List2.M13 List2.B14:List2.B14 List2.M14:List2.M14 List2.B15:List2.B15 List2.M15:List2.M15 List2.B16:List2.B16 List2.M16:List2.M16 List2.B17:List2.B17 List2.M17:List2.M17 List2.B18:List2.B18 List2.M18:List2.M18 List2.B19:List2.B19 List2.M19:List2.M19 List2.B20:List2.B20 List2.M20:List2.M20 List2.B21:List2.B21 List2.M21:List2.M21 List2.B22:List2.B22 List2.M22:List2.M22 List2.B23:List2.B23 List2.M23:List2.M23 List2.B24:List2.B24 List2.M24:List2.M24 List2.B25:List2.B25 List2.M25:List2.M25 List2.B26:List2.B26 List2.M26:List2.M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>
            <draw:frame table:end-cell-address="List2.J79" table:end-x="0.272cm" table:end-y="0.413cm" draw:z-index="1" draw:style-name="gr1" svg:width="16.018cm" svg:height="8.985cm" svg:x="1.593cm" svg:y="0.425cm">
              <draw:object draw:notify-on-update-of-ranges="List2.B3:List2.B3 List2.G3:List2.G3 List2.B4:List2.B4 List2.G4:List2.G4 List2.B5:List2.B5 List2.G5:List2.G5 List2.B6:List2.B6 List2.G6:List2.G6 List2.B7:List2.B7 List2.G7:List2.G7 List2.B8:List2.B8 List2.G8:List2.G8 List2.B9:List2.B9 List2.G9:List2.G9 List2.B10:List2.B10 List2.G10:List2.G10 List2.B11:List2.B11 List2.G11:List2.G11 List2.B12:List2.B12 List2.G12:List2.G12 List2.B13:List2.B13 List2.G13:List2.G13 List2.B14:List2.B14 List2.G14:List2.G14 List2.B15:List2.B15 List2.G15:List2.G15 List2.B16:List2.B16 List2.G16:List2.G16 List2.B17:List2.B17 List2.G17:List2.G17 List2.B18:List2.B18 List2.G18:List2.G18 List2.B19:List2.B19 List2.G19:List2.G19 List2.B20:List2.B20 List2.G20:List2.G20 List2.B21:List2.B21 List2.G21:List2.G21 List2.B22:List2.B22 List2.G22:List2.G22 List2.B23:List2.B23 List2.G23:List2.G23 List2.B24:List2.B24 List2.G24:List2.G24 List2.B25:List2.B25 List2.G25:List2.G25 List2.B26:List2.B26 List2.G26:List2.G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table table:name="List3" table:style-name="ta1" table:print="false">
        <table:table-column table:style-name="co23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3" table:number-columns-repeated="1014" table:default-cell-style-name="Default"/>
        <table:table-row table:style-name="ro4">
          <table:table-cell office:value-type="string">
            <text:p>Max 50 iteraci L1</text:p>
          </table:table-cell>
          <table:table-cell table:number-columns-repeated="13"/>
          <table:table-cell>
            <draw:frame table:end-cell-address="List3.V24" table:end-x="0.718cm" table:end-y="0.012cm" draw:z-index="0" draw:style-name="gr1" svg:width="16.007cm" svg:height="10.962cm" svg:x="0.518cm" svg:y="0.43cm">
              <draw:object draw:notify-on-update-of-ranges="List3.A3:List3.A14 List3.I2:List3.I2 List3.I3:List3.I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09"/>
        </table:table-row>
        <table:table-row table:style-name="ro5">
          <table:table-cell table:style-name="ce38" office:value-type="string">
            <text:p>počet vstupních vět</text:p>
          </table:table-cell>
          <table:table-cell table:style-name="ce50" office:value-type="string">
            <text:p>počet vět</text:p>
          </table:table-cell>
          <table:table-cell table:style-name="ce50" office:value-type="string">
            <text:p>počet unikátních značek</text:p>
          </table:table-cell>
          <table:table-cell table:style-name="ce58" office:value-type="string">
            <text:p>trénovací čas</text:p>
          </table:table-cell>
          <table:table-cell table:style-name="ce58" office:value-type="string">
            <text:p>testovací čas</text:p>
          </table:table-cell>
          <table:table-cell table:style-name="ce58" office:value-type="string">
            <text:p>velikost modelu</text:p>
          </table:table-cell>
          <table:table-cell table:style-name="ce50" office:value-type="string">
            <text:p>úvodní počet rysů</text:p>
          </table:table-cell>
          <table:table-cell table:style-name="ce50" office:value-type="string">
            <text:p>konečný počet rysů</text:p>
          </table:table-cell>
          <table:table-cell table:style-name="ce65" office:value-type="string">
            <text:p>Úspěšnost jednotlivých značek</text:p>
          </table:table-cell>
          <table:table-cell table:style-name="ce69" office:value-type="string">
            <text:p>Úspěšnost celých vět</text:p>
          </table:table-cell>
          <table:table-cell table:number-columns-repeated="1014"/>
        </table:table-row>
        <table:table-row table:style-name="ro1">
          <table:table-cell table:style-name="ce39" office:value-type="float" office:value="5000">
            <text:p>5000</text:p>
          </table:table-cell>
          <table:table-cell table:style-name="ce51" office:value-type="float" office:value="83395">
            <text:p>83395</text:p>
          </table:table-cell>
          <table:table-cell table:style-name="ce51" office:value-type="float" office:value="671">
            <text:p>671</text:p>
          </table:table-cell>
          <table:table-cell table:style-name="ce64" office:value-type="string">
            <text:p>5h 30m</text:p>
          </table:table-cell>
          <table:table-cell table:style-name="ce64" office:value-type="string">
            <text:p>304s</text:p>
          </table:table-cell>
          <table:table-cell table:style-name="ce64" office:value-type="string">
            <text:p>4751828B</text:p>
          </table:table-cell>
          <table:table-cell table:style-name="ce51" office:value-type="float" office:value="558871">
            <text:p>558871</text:p>
          </table:table-cell>
          <table:table-cell table:style-name="ce51" office:value-type="float" office:value="113149">
            <text:p>113149</text:p>
          </table:table-cell>
          <table:table-cell table:style-name="ce73" office:value-type="percentage" office:value="0.9104">
            <text:p>91.04%</text:p>
          </table:table-cell>
          <table:table-cell table:style-name="ce77" office:value-type="percentage" office:value="0.347">
            <text:p>34.70%</text:p>
          </table:table-cell>
          <table:table-cell/>
          <table:table-cell table:formula="of:=[.G3]/[.H3]" office:value-type="float" office:value="4.93924824788553">
            <text:p>4.9392482479</text:p>
          </table:table-cell>
          <table:table-cell table:number-columns-repeated="1012"/>
        </table:table-row>
        <table:table-row table:style-name="ro1">
          <table:table-cell table:style-name="ce40" office:value-type="float" office:value="10000">
            <text:p>10000</text:p>
          </table:table-cell>
          <table:table-cell table:style-name="ce52" office:value-type="float" office:value="162090">
            <text:p>162090</text:p>
          </table:table-cell>
          <table:table-cell table:style-name="ce52" office:value-type="float" office:value="743">
            <text:p>743</text:p>
          </table:table-cell>
          <table:table-cell table:style-name="ce59" office:value-type="string">
            <text:p>20h 47m</text:p>
          </table:table-cell>
          <table:table-cell table:style-name="ce59" office:value-type="string">
            <text:p>646s</text:p>
          </table:table-cell>
          <table:table-cell table:style-name="ce59" office:value-type="string">
            <text:p>8326164B</text:p>
          </table:table-cell>
          <table:table-cell table:style-name="ce52" office:value-type="float" office:value="905326">
            <text:p>905326</text:p>
          </table:table-cell>
          <table:table-cell table:style-name="ce52" office:value-type="float" office:value="200613">
            <text:p>200613</text:p>
          </table:table-cell>
          <table:table-cell table:style-name="ce66" office:value-type="percentage" office:value="0.9265">
            <text:p>92.65%</text:p>
          </table:table-cell>
          <table:table-cell table:style-name="ce70" office:value-type="percentage" office:value="0.4302">
            <text:p>43.02%</text:p>
          </table:table-cell>
          <table:table-cell/>
          <table:table-cell table:formula="of:=[.G4]/[.H4]" office:value-type="float" office:value="4.51279827329236">
            <text:p>4.5127982733</text:p>
          </table:table-cell>
          <table:table-cell table:number-columns-repeated="1012"/>
        </table:table-row>
        <table:table-row table:style-name="ro1">
          <table:table-cell table:style-name="ce39" office:value-type="float" office:value="15000">
            <text:p>15000</text:p>
          </table:table-cell>
          <table:table-cell table:style-name="ce51" office:value-type="float" office:value="245214">
            <text:p>245214</text:p>
          </table:table-cell>
          <table:table-cell table:style-name="ce51" office:value-type="float" office:value="769">
            <text:p>769</text:p>
          </table:table-cell>
          <table:table-cell table:style-name="ce64" office:value-type="string">
            <text:p>23h 46m</text:p>
          </table:table-cell>
          <table:table-cell table:style-name="ce64" office:value-type="string">
            <text:p>544s</text:p>
          </table:table-cell>
          <table:table-cell table:style-name="ce64" office:value-type="string">
            <text:p>10990504B</text:p>
          </table:table-cell>
          <table:table-cell table:style-name="ce51" office:value-type="float" office:value="1202680">
            <text:p>1202680</text:p>
          </table:table-cell>
          <table:table-cell table:style-name="ce51" office:value-type="float" office:value="266245">
            <text:p>266245</text:p>
          </table:table-cell>
          <table:table-cell table:style-name="ce73" office:value-type="percentage" office:value="0.879">
            <text:p>87.90%</text:p>
          </table:table-cell>
          <table:table-cell table:style-name="ce77" office:value-type="percentage" office:value="0.0773">
            <text:p>7.73%</text:p>
          </table:table-cell>
          <table:table-cell/>
          <table:table-cell table:formula="of:=[.G5]/[.H5]" office:value-type="float" office:value="4.5171928111326">
            <text:p>4.5171928111</text:p>
          </table:table-cell>
          <table:table-cell table:number-columns-repeated="1012"/>
        </table:table-row>
        <table:table-row table:style-name="ro1">
          <table:table-cell table:style-name="ce40" office:value-type="float" office:value="20000">
            <text:p>20000</text:p>
          </table:table-cell>
          <table:table-cell table:style-name="ce52" office:value-type="float" office:value="325818">
            <text:p>325818</text:p>
          </table:table-cell>
          <table:table-cell table:style-name="ce52" office:value-type="float" office:value="792">
            <text:p>792</text:p>
          </table:table-cell>
          <table:table-cell table:style-name="ce59" office:value-type="string">
            <text:p>33h 41m</text:p>
          </table:table-cell>
          <table:table-cell table:style-name="ce59" office:value-type="string">
            <text:p>527s</text:p>
          </table:table-cell>
          <table:table-cell table:style-name="ce59" office:value-type="string">
            <text:p>13706360B</text:p>
          </table:table-cell>
          <table:table-cell table:style-name="ce52" office:value-type="float" office:value="1464587">
            <text:p>1464587</text:p>
          </table:table-cell>
          <table:table-cell table:style-name="ce52" office:value-type="float" office:value="334939">
            <text:p>334939</text:p>
          </table:table-cell>
          <table:table-cell table:style-name="ce66" office:value-type="percentage" office:value="0.8837">
            <text:p>88.37%</text:p>
          </table:table-cell>
          <table:table-cell table:style-name="ce70" office:value-type="percentage" office:value="0.0807">
            <text:p>8.07%</text:p>
          </table:table-cell>
          <table:table-cell/>
          <table:table-cell table:formula="of:=[.G6]/[.H6]" office:value-type="float" office:value="4.37269771510633">
            <text:p>4.3726977151</text:p>
          </table:table-cell>
          <table:table-cell table:number-columns-repeated="1012"/>
        </table:table-row>
        <table:table-row table:style-name="ro1">
          <table:table-cell table:style-name="ce39" office:value-type="float" office:value="25000">
            <text:p>25000</text:p>
          </table:table-cell>
          <table:table-cell table:style-name="ce51" office:value-type="float" office:value="409037">
            <text:p>409037</text:p>
          </table:table-cell>
          <table:table-cell table:style-name="ce51" office:value-type="float" office:value="811">
            <text:p>811</text:p>
          </table:table-cell>
          <table:table-cell table:style-name="ce64" office:value-type="string">
            <text:p>45h 25m</text:p>
          </table:table-cell>
          <table:table-cell table:style-name="ce64" office:value-type="string">
            <text:p>504s</text:p>
          </table:table-cell>
          <table:table-cell table:style-name="ce64" office:value-type="string">
            <text:p>17140200B</text:p>
          </table:table-cell>
          <table:table-cell table:style-name="ce51" office:value-type="float" office:value="1724528">
            <text:p>1724528</text:p>
          </table:table-cell>
          <table:table-cell table:style-name="ce51" office:value-type="float" office:value="423649">
            <text:p>423649</text:p>
          </table:table-cell>
          <table:table-cell table:style-name="ce73" office:value-type="percentage" office:value="0.8868">
            <text:p>88.68%</text:p>
          </table:table-cell>
          <table:table-cell table:style-name="ce77" office:value-type="percentage" office:value="0.082">
            <text:p>8.20%</text:p>
          </table:table-cell>
          <table:table-cell/>
          <table:table-cell table:formula="of:=[.G7]/[.H7]" office:value-type="float" office:value="4.07065282816671">
            <text:p>4.0706528282</text:p>
          </table:table-cell>
          <table:table-cell table:number-columns-repeated="1012"/>
        </table:table-row>
        <table:table-row table:style-name="ro1">
          <table:table-cell table:style-name="ce40" office:value-type="float" office:value="30000">
            <text:p>30000</text:p>
          </table:table-cell>
          <table:table-cell table:style-name="ce52" office:value-type="float" office:value="497125">
            <text:p>497125</text:p>
          </table:table-cell>
          <table:table-cell table:style-name="ce52" office:value-type="float" office:value="822">
            <text:p>822</text:p>
          </table:table-cell>
          <table:table-cell table:style-name="ce59" office:value-type="string">
            <text:p>37h 56m</text:p>
          </table:table-cell>
          <table:table-cell table:style-name="ce59" office:value-type="string">
            <text:p>421s</text:p>
          </table:table-cell>
          <table:table-cell table:style-name="ce59" office:value-type="string">
            <text:p>18953540B</text:p>
          </table:table-cell>
          <table:table-cell table:style-name="ce52" office:value-type="float" office:value="1968646">
            <text:p>1968646</text:p>
          </table:table-cell>
          <table:table-cell table:style-name="ce52" office:value-type="float" office:value="461337">
            <text:p>461337</text:p>
          </table:table-cell>
          <table:table-cell table:style-name="ce66" office:value-type="percentage" office:value="0.8871">
            <text:p>88.71%</text:p>
          </table:table-cell>
          <table:table-cell table:style-name="ce70" office:value-type="percentage" office:value="0.0799">
            <text:p>7.99%</text:p>
          </table:table-cell>
          <table:table-cell/>
          <table:table-cell table:formula="of:=[.G8]/[.H8]" office:value-type="float" office:value="4.26726232667226">
            <text:p>4.2672623267</text:p>
          </table:table-cell>
          <table:table-cell table:number-columns-repeated="1012"/>
        </table:table-row>
        <table:table-row table:style-name="ro1">
          <table:table-cell table:style-name="ce39" office:value-type="float" office:value="35000">
            <text:p>35000</text:p>
          </table:table-cell>
          <table:table-cell table:style-name="ce51" office:value-type="float" office:value="584740">
            <text:p>584740</text:p>
          </table:table-cell>
          <table:table-cell table:style-name="ce51" office:value-type="float" office:value="833">
            <text:p>833</text:p>
          </table:table-cell>
          <table:table-cell table:style-name="ce64" office:value-type="string">
            <text:p>56h 44m</text:p>
          </table:table-cell>
          <table:table-cell table:style-name="ce64" office:value-type="string">
            <text:p>590s</text:p>
          </table:table-cell>
          <table:table-cell table:style-name="ce64" office:value-type="string">
            <text:p>22744448B</text:p>
          </table:table-cell>
          <table:table-cell table:style-name="ce51" office:value-type="float" office:value="2260670">
            <text:p>2260670</text:p>
          </table:table-cell>
          <table:table-cell table:style-name="ce51" office:value-type="float" office:value="564590">
            <text:p>564590</text:p>
          </table:table-cell>
          <table:table-cell table:style-name="ce73" office:value-type="percentage" office:value="0.8938">
            <text:p>89.38%</text:p>
          </table:table-cell>
          <table:table-cell table:style-name="ce77" office:value-type="percentage" office:value="0.1026">
            <text:p>10.26%</text:p>
          </table:table-cell>
          <table:table-cell/>
          <table:table-cell table:formula="of:=[.G9]/[.H9]" office:value-type="float" office:value="4.00409146460263">
            <text:p>4.0040914646</text:p>
          </table:table-cell>
          <table:table-cell table:number-columns-repeated="1012"/>
        </table:table-row>
        <table:table-row table:style-name="ro1">
          <table:table-cell table:style-name="ce40" office:value-type="float" office:value="40000">
            <text:p>40000</text:p>
          </table:table-cell>
          <table:table-cell table:style-name="ce52" office:value-type="float" office:value="670572">
            <text:p>670572</text:p>
          </table:table-cell>
          <table:table-cell table:style-name="ce52" office:value-type="float" office:value="843">
            <text:p>843</text:p>
          </table:table-cell>
          <table:table-cell table:style-name="ce59" office:value-type="string">
            <text:p>66h 54m</text:p>
          </table:table-cell>
          <table:table-cell table:style-name="ce59" office:value-type="string">
            <text:p>604s</text:p>
          </table:table-cell>
          <table:table-cell table:style-name="ce59" office:value-type="string">
            <text:p>23583752B</text:p>
          </table:table-cell>
          <table:table-cell table:style-name="ce52" office:value-type="float" office:value="2488724">
            <text:p>2488724</text:p>
          </table:table-cell>
          <table:table-cell table:style-name="ce52" office:value-type="float" office:value="586499">
            <text:p>586499</text:p>
          </table:table-cell>
          <table:table-cell table:style-name="ce66" office:value-type="percentage" office:value="0.9012">
            <text:p>90.12%</text:p>
          </table:table-cell>
          <table:table-cell table:style-name="ce70" office:value-type="percentage" office:value="0.1569">
            <text:p>15.69%</text:p>
          </table:table-cell>
          <table:table-cell/>
          <table:table-cell table:formula="of:=[.G10]/[.H10]" office:value-type="float" office:value="4.24335591365032">
            <text:p>4.2433559137</text:p>
          </table:table-cell>
          <table:table-cell table:number-columns-repeated="1012"/>
        </table:table-row>
        <table:table-row table:style-name="ro1">
          <table:table-cell table:style-name="ce41" office:value-type="float" office:value="45000">
            <text:p>45000</text:p>
          </table:table-cell>
          <table:table-cell table:style-name="ce53" office:value-type="float" office:value="758020">
            <text:p>758020</text:p>
          </table:table-cell>
          <table:table-cell table:style-name="ce53" office:value-type="float" office:value="849">
            <text:p>849</text:p>
          </table:table-cell>
          <table:table-cell table:style-name="ce63" office:value-type="string">
            <text:p>128h 26m</text:p>
          </table:table-cell>
          <table:table-cell table:style-name="ce63" office:value-type="string">
            <text:p>718s</text:p>
          </table:table-cell>
          <table:table-cell table:style-name="ce63" office:value-type="string">
            <text:p>27177664B</text:p>
          </table:table-cell>
          <table:table-cell table:style-name="ce53" office:value-type="float" office:value="2716001">
            <text:p>2716001</text:p>
          </table:table-cell>
          <table:table-cell table:style-name="ce53" office:value-type="float" office:value="680082">
            <text:p>680082</text:p>
          </table:table-cell>
          <table:table-cell table:style-name="ce68" office:value-type="percentage" office:value="0.9062">
            <text:p>90.62%</text:p>
          </table:table-cell>
          <table:table-cell table:style-name="ce74" office:value-type="percentage" office:value="0.1899">
            <text:p>18.99%</text:p>
          </table:table-cell>
          <table:table-cell/>
          <table:table-cell table:formula="of:=[.G11]/[.H11]" office:value-type="float" office:value="3.99363753194468">
            <text:p>3.9936375319</text:p>
          </table:table-cell>
          <table:table-cell table:number-columns-repeated="1012"/>
        </table:table-row>
        <table:table-row table:style-name="ro1">
          <table:table-cell table:style-name="ce40" office:value-type="float" office:value="50000">
            <text:p>50000</text:p>
          </table:table-cell>
          <table:table-cell table:style-name="ce52" office:value-type="float" office:value="842463">
            <text:p>842463</text:p>
          </table:table-cell>
          <table:table-cell table:style-name="ce52" office:value-type="float" office:value="854">
            <text:p>854</text:p>
          </table:table-cell>
          <table:table-cell table:style-name="ce59" office:value-type="string">
            <text:p>199h 44m</text:p>
          </table:table-cell>
          <table:table-cell table:style-name="ce59" office:value-type="string">
            <text:p>738s</text:p>
          </table:table-cell>
          <table:table-cell table:style-name="ce59" office:value-type="string">
            <text:p>28602144B</text:p>
          </table:table-cell>
          <table:table-cell table:style-name="ce52" office:value-type="float" office:value="2924981">
            <text:p>2924981</text:p>
          </table:table-cell>
          <table:table-cell table:style-name="ce52" office:value-type="float" office:value="717070">
            <text:p>717070</text:p>
          </table:table-cell>
          <table:table-cell table:style-name="ce66" office:value-type="percentage" office:value="0.8945">
            <text:p>89.45%</text:p>
          </table:table-cell>
          <table:table-cell table:style-name="ce70" office:value-type="percentage" office:value="0.0685">
            <text:p>6.85%</text:p>
          </table:table-cell>
          <table:table-cell/>
          <table:table-cell table:formula="of:=[.G12]/[.H12]" office:value-type="float" office:value="4.07907317277253">
            <text:p>4.0790731728</text:p>
          </table:table-cell>
          <table:table-cell table:number-columns-repeated="1012"/>
        </table:table-row>
        <table:table-row table:style-name="ro1">
          <table:table-cell table:style-name="ce41" office:value-type="float" office:value="55000">
            <text:p>55000</text:p>
          </table:table-cell>
          <table:table-cell table:style-name="ce53" office:value-type="float" office:value="931776">
            <text:p>931776</text:p>
          </table:table-cell>
          <table:table-cell table:style-name="ce53" office:value-type="float" office:value="867">
            <text:p>867</text:p>
          </table:table-cell>
          <table:table-cell table:style-name="ce63" office:value-type="string">
            <text:p>90h 22m</text:p>
          </table:table-cell>
          <table:table-cell table:style-name="ce63" office:value-type="string">
            <text:p>591s</text:p>
          </table:table-cell>
          <table:table-cell table:style-name="ce63" office:value-type="string">
            <text:p>30087008B</text:p>
          </table:table-cell>
          <table:table-cell table:style-name="ce53" office:value-type="float" office:value="3140944">
            <text:p>3140944</text:p>
          </table:table-cell>
          <table:table-cell table:style-name="ce53" office:value-type="float" office:value="758370">
            <text:p>758370</text:p>
          </table:table-cell>
          <table:table-cell table:style-name="ce68" office:value-type="percentage" office:value="0.9474">
            <text:p>94.74%</text:p>
          </table:table-cell>
          <table:table-cell table:style-name="ce74" office:value-type="percentage" office:value="0.5377">
            <text:p>53.77%</text:p>
          </table:table-cell>
          <table:table-cell/>
          <table:table-cell table:formula="of:=[.G13]/[.H13]" office:value-type="float" office:value="4.14170391761278">
            <text:p>4.1417039176</text:p>
          </table:table-cell>
          <table:table-cell table:number-columns-repeated="1012"/>
        </table:table-row>
        <table:table-row table:style-name="ro1">
          <table:table-cell table:style-name="ce42" office:value-type="float" office:value="60000">
            <text:p>60000</text:p>
          </table:table-cell>
          <table:table-cell table:style-name="ce54" office:value-type="float" office:value="1015213">
            <text:p>1015213</text:p>
          </table:table-cell>
          <table:table-cell table:style-name="ce54" office:value-type="float" office:value="870">
            <text:p>870</text:p>
          </table:table-cell>
          <table:table-cell table:style-name="ce60" office:value-type="string">
            <text:p>111h 35m</text:p>
          </table:table-cell>
          <table:table-cell table:style-name="ce60" office:value-type="string">
            <text:p>696s</text:p>
          </table:table-cell>
          <table:table-cell table:style-name="ce60" office:value-type="string">
            <text:p>34118604B</text:p>
          </table:table-cell>
          <table:table-cell table:style-name="ce54" office:value-type="float" office:value="3329504">
            <text:p>3329504</text:p>
          </table:table-cell>
          <table:table-cell table:style-name="ce54" office:value-type="float" office:value="863220">
            <text:p>863220</text:p>
          </table:table-cell>
          <table:table-cell table:style-name="ce67" office:value-type="percentage" office:value="0.8963">
            <text:p>89.63%</text:p>
          </table:table-cell>
          <table:table-cell table:style-name="ce71" office:value-type="percentage" office:value="0.0805">
            <text:p>8.05%</text:p>
          </table:table-cell>
          <table:table-cell/>
          <table:table-cell table:formula="of:=[.G14]/[.H14]" office:value-type="float" office:value="3.85707467389541">
            <text:p>3.8570746739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AVERAGE([.L3:.L14])" office:value-type="float" office:value="4.24989907306118">
            <text:p>4.2498990731</text:p>
          </table:table-cell>
          <table:table-cell table:number-columns-repeated="1012"/>
        </table:table-row>
        <table:table-row table:style-name="ro1">
          <table:table-cell office:value-type="string">
            <text:p>Max 50 iteraci L2</text:p>
          </table:table-cell>
          <table:table-cell table:number-columns-repeated="1023"/>
        </table:table-row>
        <table:table-row table:style-name="ro5">
          <table:table-cell table:style-name="ce38" office:value-type="string">
            <text:p>počet vstupních vět</text:p>
          </table:table-cell>
          <table:table-cell table:style-name="ce50" office:value-type="string">
            <text:p>počet vět</text:p>
          </table:table-cell>
          <table:table-cell table:style-name="ce50" office:value-type="string">
            <text:p>počet unikátních značek</text:p>
          </table:table-cell>
          <table:table-cell table:style-name="ce58" office:value-type="string">
            <text:p>trénovací čas</text:p>
          </table:table-cell>
          <table:table-cell table:style-name="ce58" office:value-type="string">
            <text:p>testovací čas</text:p>
          </table:table-cell>
          <table:table-cell table:style-name="ce58" office:value-type="string">
            <text:p>velikost modelu</text:p>
          </table:table-cell>
          <table:table-cell table:style-name="ce50" office:value-type="string">
            <text:p>úvodní počet rysů</text:p>
          </table:table-cell>
          <table:table-cell table:style-name="ce50" office:value-type="string">
            <text:p>konečný počet rysů</text:p>
          </table:table-cell>
          <table:table-cell table:style-name="ce65" office:value-type="string">
            <text:p>Úspěšnost jednotlivých značek</text:p>
          </table:table-cell>
          <table:table-cell table:style-name="ce69" office:value-type="string">
            <text:p>Úspěšnost celých vět</text:p>
          </table:table-cell>
          <table:table-cell table:number-columns-repeated="1014"/>
        </table:table-row>
        <table:table-row table:style-name="ro1">
          <table:table-cell table:style-name="ce41" office:value-type="float" office:value="10000">
            <text:p>10000</text:p>
          </table:table-cell>
          <table:table-cell table:style-name="ce53" office:value-type="float" office:value="162090">
            <text:p>162090</text:p>
          </table:table-cell>
          <table:table-cell table:style-name="ce53" office:value-type="float" office:value="743">
            <text:p>743</text:p>
          </table:table-cell>
          <table:table-cell table:style-name="ce63" office:value-type="string">
            <text:p>15h 56m</text:p>
          </table:table-cell>
          <table:table-cell table:style-name="ce63" office:value-type="string">
            <text:p>595s</text:p>
          </table:table-cell>
          <table:table-cell table:style-name="ce63" office:value-type="string">
            <text:p>36244240B</text:p>
          </table:table-cell>
          <table:table-cell table:number-columns-repeated="2" table:style-name="ce53" office:value-type="float" office:value="905326">
            <text:p>905326</text:p>
          </table:table-cell>
          <table:table-cell table:style-name="ce68" office:value-type="percentage" office:value="0.9197">
            <text:p>91.97%</text:p>
          </table:table-cell>
          <table:table-cell table:style-name="ce74" office:value-type="percentage" office:value="0.4064">
            <text:p>40.64%</text:p>
          </table:table-cell>
          <table:table-cell table:number-columns-repeated="1014"/>
        </table:table-row>
        <table:table-row table:style-name="ro1">
          <table:table-cell table:style-name="ce40" office:value-type="float" office:value="20000">
            <text:p>20000</text:p>
          </table:table-cell>
          <table:table-cell table:style-name="ce52" office:value-type="float" office:value="325818">
            <text:p>325818</text:p>
          </table:table-cell>
          <table:table-cell table:style-name="ce52" office:value-type="float" office:value="792">
            <text:p>792</text:p>
          </table:table-cell>
          <table:table-cell table:style-name="ce59" office:value-type="string">
            <text:p>44h 30m</text:p>
          </table:table-cell>
          <table:table-cell table:style-name="ce59" office:value-type="string">
            <text:p>935s</text:p>
          </table:table-cell>
          <table:table-cell table:style-name="ce59" office:value-type="string">
            <text:p>57072452B</text:p>
          </table:table-cell>
          <table:table-cell table:number-columns-repeated="2" table:style-name="ce52" office:value-type="float" office:value="1464587">
            <text:p>1464587</text:p>
          </table:table-cell>
          <table:table-cell table:style-name="ce66" office:value-type="percentage" office:value="0.9278">
            <text:p>92.78%</text:p>
          </table:table-cell>
          <table:table-cell table:style-name="ce70" office:value-type="percentage" office:value="0.4528">
            <text:p>45.28%</text:p>
          </table:table-cell>
          <table:table-cell table:number-columns-repeated="1014"/>
        </table:table-row>
        <table:table-row table:style-name="ro1">
          <table:table-cell table:style-name="ce41" office:value-type="float" office:value="30000">
            <text:p>30000</text:p>
          </table:table-cell>
          <table:table-cell table:style-name="ce53" office:value-type="float" office:value="497125">
            <text:p>497125</text:p>
          </table:table-cell>
          <table:table-cell table:style-name="ce53" office:value-type="float" office:value="822">
            <text:p>822</text:p>
          </table:table-cell>
          <table:table-cell table:style-name="ce63" office:value-type="string">
            <text:p>42h 26m</text:p>
          </table:table-cell>
          <table:table-cell table:style-name="ce63" office:value-type="string">
            <text:p>584s</text:p>
          </table:table-cell>
          <table:table-cell table:style-name="ce63" office:value-type="string">
            <text:p>76697368B</text:p>
          </table:table-cell>
          <table:table-cell table:number-columns-repeated="2" table:style-name="ce53" office:value-type="float" office:value="2002356">
            <text:p>2002356</text:p>
          </table:table-cell>
          <table:table-cell table:style-name="ce68" office:value-type="percentage" office:value="0.9351">
            <text:p>93.51%</text:p>
          </table:table-cell>
          <table:table-cell table:style-name="ce74" office:value-type="percentage" office:value="0.4841">
            <text:p>48.41%</text:p>
          </table:table-cell>
          <table:table-cell table:number-columns-repeated="1014"/>
        </table:table-row>
        <table:table-row table:style-name="ro1">
          <table:table-cell table:style-name="ce40" office:value-type="float" office:value="40000">
            <text:p>40000</text:p>
          </table:table-cell>
          <table:table-cell table:style-name="ce52" office:value-type="float" office:value="670572">
            <text:p>670572</text:p>
          </table:table-cell>
          <table:table-cell table:style-name="ce52" office:value-type="float" office:value="843">
            <text:p>843</text:p>
          </table:table-cell>
          <table:table-cell table:style-name="ce59" office:value-type="string">
            <text:p>84h 50m</text:p>
          </table:table-cell>
          <table:table-cell table:style-name="ce59" office:value-type="string">
            <text:p>555s</text:p>
          </table:table-cell>
          <table:table-cell table:style-name="ce59" office:value-type="string">
            <text:p>94190136B</text:p>
          </table:table-cell>
          <table:table-cell table:number-columns-repeated="2" table:style-name="ce52" office:value-type="float" office:value="2488724">
            <text:p>2488724</text:p>
          </table:table-cell>
          <table:table-cell table:style-name="ce66" office:value-type="percentage" office:value="0.9361">
            <text:p>93.61%</text:p>
          </table:table-cell>
          <table:table-cell table:style-name="ce70" office:value-type="percentage" office:value="0.4906">
            <text:p>49.06%</text:p>
          </table:table-cell>
          <table:table-cell table:number-columns-repeated="1014"/>
        </table:table-row>
        <table:table-row table:style-name="ro1">
          <table:table-cell table:style-name="ce41" office:value-type="float" office:value="50000">
            <text:p>50000</text:p>
          </table:table-cell>
          <table:table-cell table:style-name="ce53" office:value-type="float" office:value="842463">
            <text:p>842463</text:p>
          </table:table-cell>
          <table:table-cell table:style-name="ce53" office:value-type="float" office:value="854">
            <text:p>854</text:p>
          </table:table-cell>
          <table:table-cell table:style-name="ce63" office:value-type="string">
            <text:p>128h 19m</text:p>
          </table:table-cell>
          <table:table-cell table:style-name="ce63" office:value-type="string">
            <text:p>1516s</text:p>
          </table:table-cell>
          <table:table-cell table:style-name="ce63" office:value-type="string">
            <text:p>109663924B</text:p>
          </table:table-cell>
          <table:table-cell table:number-columns-repeated="2" table:style-name="ce53" office:value-type="float" office:value="2924981">
            <text:p>2924981</text:p>
          </table:table-cell>
          <table:table-cell table:style-name="ce68" office:value-type="percentage" office:value="0.9383">
            <text:p>93.83%</text:p>
          </table:table-cell>
          <table:table-cell table:style-name="ce74" office:value-type="percentage" office:value="0.5026">
            <text:p>50.26%</text:p>
          </table:table-cell>
          <table:table-cell table:number-columns-repeated="1014"/>
        </table:table-row>
        <table:table-row table:style-name="ro1">
          <table:table-cell table:style-name="ce40" office:value-type="float" office:value="60000">
            <text:p>60000</text:p>
          </table:table-cell>
          <table:table-cell table:style-name="ce52" office:value-type="float" office:value="1015213">
            <text:p>1015213</text:p>
          </table:table-cell>
          <table:table-cell table:style-name="ce52" office:value-type="float" office:value="870">
            <text:p>870</text:p>
          </table:table-cell>
          <table:table-cell table:style-name="ce59" office:value-type="string">
            <text:p>181h 14m</text:p>
          </table:table-cell>
          <table:table-cell table:style-name="ce59" office:value-type="string">
            <text:p>1913s</text:p>
          </table:table-cell>
          <table:table-cell table:style-name="ce59" office:value-type="string">
            <text:p>123654348B</text:p>
          </table:table-cell>
          <table:table-cell table:number-columns-repeated="2" table:style-name="ce52" office:value-type="float" office:value="3329504">
            <text:p>3329504</text:p>
          </table:table-cell>
          <table:table-cell table:style-name="ce66" office:value-type="percentage" office:value="0.9404">
            <text:p>94.04%</text:p>
          </table:table-cell>
          <table:table-cell table:style-name="ce70" office:value-type="percentage" office:value="0.5109">
            <text:p>51.09%</text:p>
          </table:table-cell>
          <table:table-cell table:number-columns-repeated="1014"/>
        </table:table-row>
        <table:table-row table:style-name="ro1">
          <table:table-cell table:style-name="ce43" office:value-type="float" office:value="70000">
            <text:p>70000</text:p>
          </table:table-cell>
          <table:table-cell table:style-name="ce55" office:value-type="float" office:value="1185724">
            <text:p>1185724</text:p>
          </table:table-cell>
          <table:table-cell table:style-name="ce55" office:value-type="float" office:value="881">
            <text:p>881</text:p>
          </table:table-cell>
          <table:table-cell table:style-name="ce61" office:value-type="string">
            <text:p>191h 8m</text:p>
          </table:table-cell>
          <table:table-cell table:style-name="ce61" office:value-type="string">
            <text:p>1485s</text:p>
          </table:table-cell>
          <table:table-cell table:style-name="ce61" office:value-type="string">
            <text:p>136263364B</text:p>
          </table:table-cell>
          <table:table-cell table:number-columns-repeated="2" table:style-name="ce55" office:value-type="float" office:value="3697048">
            <text:p>3697048</text:p>
          </table:table-cell>
          <table:table-cell table:style-name="ce76" office:value-type="percentage" office:value="0.9405">
            <text:p>94.05%</text:p>
          </table:table-cell>
          <table:table-cell table:style-name="ce78" office:value-type="percentage" office:value="0.5152">
            <text:p>51.52%</text:p>
          </table:table-cell>
          <table:table-cell table:number-columns-repeated="1014"/>
        </table:table-row>
        <table:table-row table:style-name="ro1">
          <table:table-cell table:style-name="ce40"/>
          <table:table-cell table:style-name="ce52" table:number-columns-repeated="2"/>
          <table:table-cell table:style-name="ce59" table:number-columns-repeated="3"/>
          <table:table-cell table:style-name="ce52" table:number-columns-repeated="2"/>
          <table:table-cell table:style-name="ce66"/>
          <table:table-cell table:style-name="ce70"/>
          <table:table-cell table:number-columns-repeated="1014"/>
        </table:table-row>
        <table:table-row table:style-name="ro1">
          <table:table-cell office:value-type="string">
            <text:p>Epsilon 0.1 L1</text:p>
          </table:table-cell>
          <table:table-cell table:number-columns-repeated="1023"/>
        </table:table-row>
        <table:table-row table:style-name="ro6">
          <table:table-cell table:style-name="ce44" office:value-type="string">
            <text:p>počet vstupních vět</text:p>
          </table:table-cell>
          <table:table-cell table:style-name="ce56" office:value-type="string">
            <text:p>počet příznaků</text:p>
          </table:table-cell>
          <table:table-cell table:style-name="ce56" office:value-type="string">
            <text:p>počet unikátních značek</text:p>
          </table:table-cell>
          <table:table-cell table:style-name="ce56" office:value-type="string">
            <text:p>počet iterací</text:p>
          </table:table-cell>
          <table:table-cell table:style-name="ce56" office:value-type="string">
            <text:p>trénovací čas</text:p>
          </table:table-cell>
          <table:table-cell table:style-name="ce56" office:value-type="string">
            <text:p>testovací čas</text:p>
          </table:table-cell>
          <table:table-cell table:style-name="ce56" office:value-type="string">
            <text:p>velikost modelu</text:p>
          </table:table-cell>
          <table:table-cell table:style-name="ce56" office:value-type="string">
            <text:p>úvodní počet příznaků</text:p>
          </table:table-cell>
          <table:table-cell table:style-name="ce56" office:value-type="string">
            <text:p>konečný počet příznaků</text:p>
          </table:table-cell>
          <table:table-cell table:style-name="ce56" office:value-type="string">
            <text:p>Úspěšnost určení jednotlivých slov</text:p>
          </table:table-cell>
          <table:table-cell table:style-name="ce80" office:value-type="string">
            <text:p>Úspěšnost určení celých vět</text:p>
          </table:table-cell>
          <table:table-cell>
            <draw:frame table:end-cell-address="List3.S47" table:end-x="0.722cm" table:end-y="0.377cm" draw:z-index="1" draw:style-name="gr1" svg:width="15.999cm" svg:height="12.449cm" svg:x="0.53cm" svg:y="0.043cm">
              <draw:object draw:notify-on-update-of-ranges="List3.A68:List3.A74 List3.I17:List3.I17 List3.I18:List3.I2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5">
          <table:table-cell table:style-name="ce45" office:value-type="float" office:value="10000">
            <text:p>10000</text:p>
          </table:table-cell>
          <table:table-cell table:style-name="ce1" office:value-type="float" office:value="162090">
            <text:p>162090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19h 20m</text:p>
          </table:table-cell>
          <table:table-cell table:style-name="ce1" office:value-type="string">
            <text:p>679s</text:p>
          </table:table-cell>
          <table:table-cell table:style-name="ce1" office:value-type="string">
            <text:p>8722904B</text:p>
          </table:table-cell>
          <table:table-cell table:style-name="ce1" office:value-type="float" office:value="905326">
            <text:p>905326</text:p>
          </table:table-cell>
          <table:table-cell table:style-name="ce1" office:value-type="float" office:value="209912">
            <text:p>209912</text:p>
          </table:table-cell>
          <table:table-cell table:style-name="ce17" office:value-type="percentage" office:value="0.9261">
            <text:p>92.61%</text:p>
          </table:table-cell>
          <table:table-cell table:style-name="ce81" office:value-type="percentage" office:value="0.4312">
            <text:p>43.12%</text:p>
          </table:table-cell>
          <table:table-cell table:number-columns-repeated="1013"/>
        </table:table-row>
        <table:table-row table:style-name="ro5">
          <table:table-cell table:style-name="ce45" office:value-type="float" office:value="20000">
            <text:p>20000</text:p>
          </table:table-cell>
          <table:table-cell table:style-name="ce1" office:value-type="float" office:value="325818">
            <text:p>325818</text:p>
          </table:table-cell>
          <table:table-cell table:style-name="ce1" office:value-type="float" office:value="792">
            <text:p>792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58h 54m</text:p>
          </table:table-cell>
          <table:table-cell table:style-name="ce1" office:value-type="string">
            <text:p>1559s</text:p>
          </table:table-cell>
          <table:table-cell table:style-name="ce1" office:value-type="string">
            <text:p>13706360B</text:p>
          </table:table-cell>
          <table:table-cell table:style-name="ce1" office:value-type="float" office:value="1464587">
            <text:p>1464587</text:p>
          </table:table-cell>
          <table:table-cell table:style-name="ce1" office:value-type="float" office:value="334939">
            <text:p>334939</text:p>
          </table:table-cell>
          <table:table-cell table:style-name="ce17" office:value-type="percentage" office:value="0.8837">
            <text:p>88.37%</text:p>
          </table:table-cell>
          <table:table-cell table:style-name="ce81" office:value-type="percentage" office:value="0.0807">
            <text:p>8.07%</text:p>
          </table:table-cell>
          <table:table-cell table:number-columns-repeated="8"/>
          <table:table-cell table:style-name="ce28" table:number-columns-repeated="1005"/>
        </table:table-row>
        <table:table-row table:style-name="ro5">
          <table:table-cell table:style-name="ce46" office:value-type="float" office:value="30000">
            <text:p>30000</text:p>
          </table:table-cell>
          <table:table-cell table:style-name="ce7" office:value-type="float" office:value="497125">
            <text:p>497125</text:p>
          </table:table-cell>
          <table:table-cell table:style-name="ce7" office:value-type="float" office:value="822">
            <text:p>822</text:p>
          </table:table-cell>
          <table:table-cell table:style-name="ce7" office:value-type="float" office:value="51">
            <text:p>51</text:p>
          </table:table-cell>
          <table:table-cell table:style-name="ce7" office:value-type="string">
            <text:p>107h 55m</text:p>
          </table:table-cell>
          <table:table-cell table:style-name="ce7" office:value-type="string">
            <text:p>1612s</text:p>
          </table:table-cell>
          <table:table-cell table:style-name="ce7" office:value-type="string">
            <text:p>19722532B</text:p>
          </table:table-cell>
          <table:table-cell table:style-name="ce7" office:value-type="float" office:value="2002356">
            <text:p>2002356</text:p>
          </table:table-cell>
          <table:table-cell table:style-name="ce7" office:value-type="float" office:value="488244">
            <text:p>488244</text:p>
          </table:table-cell>
          <table:table-cell table:style-name="ce21" office:value-type="percentage" office:value="0.935">
            <text:p>93.50%</text:p>
          </table:table-cell>
          <table:table-cell table:style-name="ce82" office:value-type="percentage" office:value="0.4625">
            <text:p>46.25%</text:p>
          </table:table-cell>
          <table:table-cell table:number-columns-repeated="1013"/>
        </table:table-row>
        <table:table-row table:style-name="ro5">
          <table:table-cell table:style-name="ce46" office:value-type="float" office:value="40000">
            <text:p>40000</text:p>
          </table:table-cell>
          <table:table-cell table:style-name="ce7" office:value-type="float" office:value="670572">
            <text:p>670572</text:p>
          </table:table-cell>
          <table:table-cell table:style-name="ce7" office:value-type="float" office:value="843">
            <text:p>843</text:p>
          </table:table-cell>
          <table:table-cell table:style-name="ce7" office:value-type="float" office:value="55">
            <text:p>55</text:p>
          </table:table-cell>
          <table:table-cell table:style-name="ce7" office:value-type="string">
            <text:p>155h 57m</text:p>
          </table:table-cell>
          <table:table-cell table:style-name="ce7" office:value-type="string">
            <text:p>1126s</text:p>
          </table:table-cell>
          <table:table-cell table:style-name="ce7" office:value-type="string">
            <text:p>22254268B</text:p>
          </table:table-cell>
          <table:table-cell table:style-name="ce7" office:value-type="float" office:value="2488724">
            <text:p>2488724</text:p>
          </table:table-cell>
          <table:table-cell table:style-name="ce7" office:value-type="float" office:value="551872">
            <text:p>551872</text:p>
          </table:table-cell>
          <table:table-cell table:style-name="ce21" office:value-type="percentage" office:value="0.8967">
            <text:p>89.67%</text:p>
          </table:table-cell>
          <table:table-cell table:style-name="ce82" office:value-type="percentage" office:value="0.1126">
            <text:p>11.26%</text:p>
          </table:table-cell>
          <table:table-cell table:number-columns-repeated="1013"/>
        </table:table-row>
        <table:table-row table:style-name="ro5">
          <table:table-cell table:style-name="ce47" office:value-type="float" office:value="50000">
            <text:p>50000</text:p>
          </table:table-cell>
          <table:table-cell table:style-name="ce57" office:value-type="float" office:value="842463">
            <text:p>842463</text:p>
          </table:table-cell>
          <table:table-cell table:style-name="ce57" office:value-type="float" office:value="854">
            <text:p>854</text:p>
          </table:table-cell>
          <table:table-cell table:style-name="ce57" office:value-type="float" office:value="53">
            <text:p>53</text:p>
          </table:table-cell>
          <table:table-cell table:style-name="ce57" office:value-type="string">
            <text:p>110h 58m</text:p>
          </table:table-cell>
          <table:table-cell table:style-name="ce57" office:value-type="string">
            <text:p>661s</text:p>
          </table:table-cell>
          <table:table-cell table:style-name="ce57" office:value-type="string">
            <text:p>2777452B</text:p>
          </table:table-cell>
          <table:table-cell table:style-name="ce57" office:value-type="float" office:value="2924981">
            <text:p>2924981</text:p>
          </table:table-cell>
          <table:table-cell table:style-name="ce57" office:value-type="float" office:value="696340">
            <text:p>696340</text:p>
          </table:table-cell>
          <table:table-cell table:style-name="ce79" office:value-type="percentage" office:value="0.8942">
            <text:p>89.42%</text:p>
          </table:table-cell>
          <table:table-cell table:style-name="ce83" office:value-type="percentage" office:value="0.0679">
            <text:p>6.79%</text:p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4">
          <table:table-cell table:style-name="ce28" table:number-columns-repeated="8"/>
          <table:table-cell table:number-columns-repeated="1016"/>
        </table:table-row>
        <table:table-row table:style-name="ro1">
          <table:table-cell table:style-name="ce28" table:number-columns-repeated="7"/>
          <table:table-cell table:style-name="ce75"/>
          <table:table-cell table:number-columns-repeated="1016"/>
        </table:table-row>
        <table:table-row table:style-name="ro1" table:number-rows-repeated="6">
          <table:table-cell table:style-name="ce28" table:number-columns-repeated="8"/>
          <table:table-cell table:number-columns-repeated="1016"/>
        </table:table-row>
        <table:table-row table:style-name="ro1">
          <table:table-cell table:style-name="ce48" table:number-columns-repeated="2"/>
          <table:table-cell table:style-name="ce62"/>
          <table:table-cell table:style-name="ce28" table:number-columns-repeated="5"/>
          <table:table-cell table:number-columns-repeated="1016"/>
        </table:table-row>
        <table:table-row table:style-name="ro1">
          <table:table-cell table:style-name="ce49" table:number-columns-repeated="3"/>
          <table:table-cell table:style-name="ce28" table:number-columns-repeated="3"/>
          <table:table-cell table:style-name="ce72"/>
          <table:table-cell table:style-name="ce75"/>
          <table:table-cell table:number-columns-repeated="1016"/>
        </table:table-row>
        <table:table-row table:style-name="ro1">
          <table:table-cell table:style-name="ce49" table:number-columns-repeated="2"/>
          <table:table-cell table:style-name="ce62"/>
          <table:table-cell table:style-name="ce28" table:number-columns-repeated="5"/>
          <table:table-cell table:number-columns-repeated="1016"/>
        </table:table-row>
        <table:table-row table:style-name="ro1">
          <table:table-cell table:style-name="ce49" table:number-columns-repeated="3"/>
          <table:table-cell table:style-name="ce28" table:number-columns-repeated="3"/>
          <table:table-cell table:style-name="ce72"/>
          <table:table-cell table:style-name="ce75"/>
          <table:table-cell table:number-columns-repeated="1016"/>
        </table:table-row>
        <table:table-row table:style-name="ro1">
          <table:table-cell table:style-name="ce49" table:number-columns-repeated="2"/>
          <table:table-cell table:style-name="ce62"/>
          <table:table-cell table:style-name="ce28" table:number-columns-repeated="5"/>
          <table:table-cell table:number-columns-repeated="1016"/>
        </table:table-row>
        <table:table-row table:style-name="ro1">
          <table:table-cell table:style-name="ce28" table:number-columns-repeated="8"/>
          <table:table-cell table:number-columns-repeated="1016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>
            <text:p>L1xL2</text:p>
          </table:table-cell>
          <table:table-cell table:number-columns-repeated="1023"/>
        </table:table-row>
        <table:table-row table:style-name="ro7">
          <table:table-cell table:style-name="ce38" office:value-type="string">
            <text:p>počet vstupních vět</text:p>
          </table:table-cell>
          <table:table-cell table:style-name="ce58" office:value-type="string">
            <text:p>trénovací čas</text:p>
          </table:table-cell>
          <table:table-cell table:style-name="ce58" office:value-type="string">
            <text:p>trénovací čas</text:p>
          </table:table-cell>
          <table:table-cell table:style-name="ce58" office:value-type="string">
            <text:p>testovací čas</text:p>
          </table:table-cell>
          <table:table-cell/>
          <table:table-cell table:style-name="ce50" office:value-type="string">
            <text:p>konečný počet rysů</text:p>
          </table:table-cell>
          <table:table-cell table:style-name="ce50" office:value-type="string">
            <text:p>konečný počet rysů</text:p>
          </table:table-cell>
          <table:table-cell table:number-columns-repeated="1017"/>
        </table:table-row>
        <table:table-row table:style-name="ro1">
          <table:table-cell table:style-name="ce41" office:value-type="float" office:value="10000">
            <text:p>10000</text:p>
          </table:table-cell>
          <table:table-cell table:style-name="ce59" office:value-type="string">
            <text:p>20h 47m</text:p>
          </table:table-cell>
          <table:table-cell table:style-name="ce63" office:value-type="string">
            <text:p>15h 56m</text:p>
          </table:table-cell>
          <table:table-cell table:style-name="ce59" office:value-type="string">
            <text:p>646s</text:p>
          </table:table-cell>
          <table:table-cell table:style-name="ce63" office:value-type="string">
            <text:p>595s</text:p>
          </table:table-cell>
          <table:table-cell table:style-name="ce52" office:value-type="float" office:value="200613">
            <text:p>200613</text:p>
          </table:table-cell>
          <table:table-cell table:style-name="ce53" office:value-type="float" office:value="905326">
            <text:p>905326</text:p>
          </table:table-cell>
          <table:table-cell table:number-columns-repeated="1017"/>
        </table:table-row>
        <table:table-row table:style-name="ro1">
          <table:table-cell table:style-name="ce40" office:value-type="float" office:value="20000">
            <text:p>20000</text:p>
          </table:table-cell>
          <table:table-cell table:style-name="ce59" office:value-type="string">
            <text:p>33h 41m</text:p>
          </table:table-cell>
          <table:table-cell table:style-name="ce59" office:value-type="string">
            <text:p>44h 30m</text:p>
          </table:table-cell>
          <table:table-cell table:style-name="ce59" office:value-type="string">
            <text:p>527s</text:p>
          </table:table-cell>
          <table:table-cell table:style-name="ce59" office:value-type="string">
            <text:p>935s</text:p>
          </table:table-cell>
          <table:table-cell table:style-name="ce52" office:value-type="float" office:value="334939">
            <text:p>334939</text:p>
          </table:table-cell>
          <table:table-cell table:style-name="ce52" office:value-type="float" office:value="1464587">
            <text:p>1464587</text:p>
          </table:table-cell>
          <table:table-cell table:number-columns-repeated="1017"/>
        </table:table-row>
        <table:table-row table:style-name="ro1">
          <table:table-cell table:style-name="ce41" office:value-type="float" office:value="30000">
            <text:p>30000</text:p>
          </table:table-cell>
          <table:table-cell table:style-name="ce59" office:value-type="string">
            <text:p>37h 56m</text:p>
          </table:table-cell>
          <table:table-cell table:style-name="ce63" office:value-type="string">
            <text:p>42h 26m</text:p>
          </table:table-cell>
          <table:table-cell table:style-name="ce59" office:value-type="string">
            <text:p>421s</text:p>
          </table:table-cell>
          <table:table-cell table:style-name="ce63" office:value-type="string">
            <text:p>584s</text:p>
          </table:table-cell>
          <table:table-cell table:style-name="ce52" office:value-type="float" office:value="461337">
            <text:p>461337</text:p>
          </table:table-cell>
          <table:table-cell table:style-name="ce53" office:value-type="float" office:value="2002356">
            <text:p>2002356</text:p>
          </table:table-cell>
          <table:table-cell table:number-columns-repeated="1017"/>
        </table:table-row>
        <table:table-row table:style-name="ro1">
          <table:table-cell table:style-name="ce40" office:value-type="float" office:value="40000">
            <text:p>40000</text:p>
          </table:table-cell>
          <table:table-cell table:style-name="ce59" office:value-type="string">
            <text:p>66h 54m</text:p>
          </table:table-cell>
          <table:table-cell table:style-name="ce59" office:value-type="string">
            <text:p>84h 50m</text:p>
          </table:table-cell>
          <table:table-cell table:style-name="ce59" office:value-type="string">
            <text:p>604s</text:p>
          </table:table-cell>
          <table:table-cell table:style-name="ce59" office:value-type="string">
            <text:p>555s</text:p>
          </table:table-cell>
          <table:table-cell table:style-name="ce52" office:value-type="float" office:value="586499">
            <text:p>586499</text:p>
          </table:table-cell>
          <table:table-cell table:style-name="ce52" office:value-type="float" office:value="2488724">
            <text:p>2488724</text:p>
          </table:table-cell>
          <table:table-cell table:number-columns-repeated="1017"/>
        </table:table-row>
        <table:table-row table:style-name="ro1">
          <table:table-cell table:style-name="ce41" office:value-type="float" office:value="50000">
            <text:p>50000</text:p>
          </table:table-cell>
          <table:table-cell table:style-name="ce59" office:value-type="string">
            <text:p>199h 44m</text:p>
          </table:table-cell>
          <table:table-cell table:style-name="ce63" office:value-type="string">
            <text:p>128h 19m</text:p>
          </table:table-cell>
          <table:table-cell table:style-name="ce59" office:value-type="string">
            <text:p>738s</text:p>
          </table:table-cell>
          <table:table-cell table:style-name="ce63" office:value-type="string">
            <text:p>1516s</text:p>
          </table:table-cell>
          <table:table-cell table:style-name="ce52" office:value-type="float" office:value="717070">
            <text:p>717070</text:p>
          </table:table-cell>
          <table:table-cell table:style-name="ce53" office:value-type="float" office:value="2924981">
            <text:p>2924981</text:p>
          </table:table-cell>
          <table:table-cell table:number-columns-repeated="1017"/>
        </table:table-row>
        <table:table-row table:style-name="ro1">
          <table:table-cell table:style-name="ce40" office:value-type="float" office:value="60000">
            <text:p>60000</text:p>
          </table:table-cell>
          <table:table-cell table:style-name="ce60" office:value-type="string">
            <text:p>111h 35m</text:p>
          </table:table-cell>
          <table:table-cell table:style-name="ce59" office:value-type="string">
            <text:p>181h 14m</text:p>
          </table:table-cell>
          <table:table-cell table:style-name="ce60" office:value-type="string">
            <text:p>696s</text:p>
          </table:table-cell>
          <table:table-cell table:style-name="ce59" office:value-type="string">
            <text:p>1913s</text:p>
          </table:table-cell>
          <table:table-cell table:style-name="ce54" office:value-type="float" office:value="863220">
            <text:p>863220</text:p>
          </table:table-cell>
          <table:table-cell table:style-name="ce52" office:value-type="float" office:value="3329504">
            <text:p>3329504</text:p>
          </table:table-cell>
          <table:table-cell table:number-columns-repeated="1017"/>
        </table:table-row>
        <table:table-row table:style-name="ro1">
          <table:table-cell table:style-name="ce43"/>
          <table:table-cell table:style-name="ce61"/>
          <table:table-cell table:style-name="ce64"/>
          <table:table-cell table:style-name="ce61"/>
          <table:table-cell table:style-name="ce64"/>
          <table:table-cell table:style-name="ce55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8" office:value-type="string">
            <text:p>počet vstupních vět</text:p>
          </table:table-cell>
          <table:table-cell table:style-name="ce58" office:value-type="string">
            <text:p>velikost modelu</text:p>
          </table:table-cell>
          <table:table-cell table:style-name="ce58" office:value-type="string">
            <text:p>velikost modelu</text:p>
          </table:table-cell>
          <table:table-cell table:style-name="ce65" office:value-type="string">
            <text:p>Úspěšnost jednotlivých značek</text:p>
          </table:table-cell>
          <table:table-cell/>
          <table:table-cell table:style-name="ce69" office:value-type="string">
            <text:p>Úspěšnost celých vět</text:p>
          </table:table-cell>
          <table:table-cell table:style-name="ce73"/>
          <table:table-cell table:number-columns-repeated="1017"/>
        </table:table-row>
        <table:table-row table:style-name="ro1">
          <table:table-cell table:style-name="ce41" office:value-type="float" office:value="10000">
            <text:p>10000</text:p>
          </table:table-cell>
          <table:table-cell table:style-name="ce59" office:value-type="float" office:value="8326164">
            <text:p>8326164</text:p>
          </table:table-cell>
          <table:table-cell table:style-name="ce63" office:value-type="float" office:value="36244240">
            <text:p>36244240</text:p>
          </table:table-cell>
          <table:table-cell table:style-name="ce66" office:value-type="percentage" office:value="0.9265">
            <text:p>92.65%</text:p>
          </table:table-cell>
          <table:table-cell table:style-name="ce68" office:value-type="percentage" office:value="0.9197">
            <text:p>91.97%</text:p>
          </table:table-cell>
          <table:table-cell table:style-name="ce70" office:value-type="percentage" office:value="0.4302">
            <text:p>43.02%</text:p>
          </table:table-cell>
          <table:table-cell table:style-name="ce74" office:value-type="percentage" office:value="0.4064">
            <text:p>40.64%</text:p>
          </table:table-cell>
          <table:table-cell table:number-columns-repeated="1017"/>
        </table:table-row>
        <table:table-row table:style-name="ro1">
          <table:table-cell table:style-name="ce40" office:value-type="float" office:value="20000">
            <text:p>20000</text:p>
          </table:table-cell>
          <table:table-cell table:style-name="ce59" office:value-type="float" office:value="13706360">
            <text:p>13706360</text:p>
          </table:table-cell>
          <table:table-cell table:style-name="ce59" office:value-type="float" office:value="57072452">
            <text:p>57072452</text:p>
          </table:table-cell>
          <table:table-cell table:style-name="ce66" office:value-type="percentage" office:value="0.8837">
            <text:p>88.37%</text:p>
          </table:table-cell>
          <table:table-cell table:style-name="ce66" office:value-type="percentage" office:value="0.9278">
            <text:p>92.78%</text:p>
          </table:table-cell>
          <table:table-cell table:style-name="ce70" office:value-type="percentage" office:value="0.0807">
            <text:p>8.07%</text:p>
          </table:table-cell>
          <table:table-cell table:style-name="ce70" office:value-type="percentage" office:value="0.4528">
            <text:p>45.28%</text:p>
          </table:table-cell>
          <table:table-cell table:number-columns-repeated="1017"/>
        </table:table-row>
        <table:table-row table:style-name="ro1">
          <table:table-cell table:style-name="ce41" office:value-type="float" office:value="30000">
            <text:p>30000</text:p>
          </table:table-cell>
          <table:table-cell table:style-name="ce59" office:value-type="float" office:value="18953540">
            <text:p>18953540</text:p>
          </table:table-cell>
          <table:table-cell table:style-name="ce63" office:value-type="float" office:value="76697368">
            <text:p>76697368</text:p>
          </table:table-cell>
          <table:table-cell table:style-name="ce66" office:value-type="percentage" office:value="0.8871">
            <text:p>88.71%</text:p>
          </table:table-cell>
          <table:table-cell table:style-name="ce68" office:value-type="percentage" office:value="0.9351">
            <text:p>93.51%</text:p>
          </table:table-cell>
          <table:table-cell table:style-name="ce70" office:value-type="percentage" office:value="0.0799">
            <text:p>7.99%</text:p>
          </table:table-cell>
          <table:table-cell table:style-name="ce74" office:value-type="percentage" office:value="0.4841">
            <text:p>48.41%</text:p>
          </table:table-cell>
          <table:table-cell table:number-columns-repeated="1017"/>
        </table:table-row>
        <table:table-row table:style-name="ro1">
          <table:table-cell table:style-name="ce40" office:value-type="float" office:value="40000">
            <text:p>40000</text:p>
          </table:table-cell>
          <table:table-cell table:style-name="ce59" office:value-type="float" office:value="23583752">
            <text:p>23583752</text:p>
          </table:table-cell>
          <table:table-cell table:style-name="ce59" office:value-type="float" office:value="94190136">
            <text:p>94190136</text:p>
          </table:table-cell>
          <table:table-cell table:style-name="ce66" office:value-type="percentage" office:value="0.9012">
            <text:p>90.12%</text:p>
          </table:table-cell>
          <table:table-cell table:style-name="ce66" office:value-type="percentage" office:value="0.9361">
            <text:p>93.61%</text:p>
          </table:table-cell>
          <table:table-cell table:style-name="ce70" office:value-type="percentage" office:value="0.1569">
            <text:p>15.69%</text:p>
          </table:table-cell>
          <table:table-cell table:style-name="ce70" office:value-type="percentage" office:value="0.4906">
            <text:p>49.06%</text:p>
          </table:table-cell>
          <table:table-cell table:number-columns-repeated="1017"/>
        </table:table-row>
        <table:table-row table:style-name="ro1">
          <table:table-cell table:style-name="ce41" office:value-type="float" office:value="50000">
            <text:p>50000</text:p>
          </table:table-cell>
          <table:table-cell table:style-name="ce59" office:value-type="float" office:value="28602144">
            <text:p>28602144</text:p>
          </table:table-cell>
          <table:table-cell table:style-name="ce63" office:value-type="float" office:value="109663924">
            <text:p>109663924</text:p>
          </table:table-cell>
          <table:table-cell table:style-name="ce66" office:value-type="percentage" office:value="0.8945">
            <text:p>89.45%</text:p>
          </table:table-cell>
          <table:table-cell table:style-name="ce68" office:value-type="percentage" office:value="0.9383">
            <text:p>93.83%</text:p>
          </table:table-cell>
          <table:table-cell table:style-name="ce70" office:value-type="percentage" office:value="0.0685">
            <text:p>6.85%</text:p>
          </table:table-cell>
          <table:table-cell table:style-name="ce74" office:value-type="percentage" office:value="0.5026">
            <text:p>50.26%</text:p>
          </table:table-cell>
          <table:table-cell table:number-columns-repeated="1017"/>
        </table:table-row>
        <table:table-row table:style-name="ro1">
          <table:table-cell table:style-name="ce40" office:value-type="float" office:value="60000">
            <text:p>60000</text:p>
          </table:table-cell>
          <table:table-cell table:style-name="ce60" office:value-type="float" office:value="34118604">
            <text:p>34118604</text:p>
          </table:table-cell>
          <table:table-cell table:style-name="ce59" office:value-type="float" office:value="123654348">
            <text:p>123654348</text:p>
          </table:table-cell>
          <table:table-cell table:style-name="ce67" office:value-type="percentage" office:value="0.8963">
            <text:p>89.63%</text:p>
          </table:table-cell>
          <table:table-cell table:style-name="ce66" office:value-type="percentage" office:value="0.9404">
            <text:p>94.04%</text:p>
          </table:table-cell>
          <table:table-cell table:style-name="ce71" office:value-type="percentage" office:value="0.0805">
            <text:p>8.05%</text:p>
          </table:table-cell>
          <table:table-cell table:style-name="ce70" office:value-type="percentage" office:value="0.5109">
            <text:p>51.09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C77]/[.B77]" office:value-type="float" office:value="4.35305381926179">
            <text:p>4.3530538193</text:p>
          </table:table-cell>
          <table:table-cell table:number-columns-repeated="1022"/>
        </table:table-row>
        <table:table-row table:style-name="ro1">
          <table:table-cell/>
          <table:table-cell table:formula="of:=[.C78]/[.B78]" office:value-type="float" office:value="4.16393936829326">
            <text:p>4.1639393683</text:p>
          </table:table-cell>
          <table:table-cell table:number-columns-repeated="1022"/>
        </table:table-row>
        <table:table-row table:style-name="ro1">
          <table:table-cell/>
          <table:table-cell table:formula="of:=[.C79]/[.B79]" office:value-type="float" office:value="4.04659857736338">
            <text:p>4.0465985774</text:p>
          </table:table-cell>
          <table:table-cell table:number-columns-repeated="1022"/>
        </table:table-row>
        <table:table-row table:style-name="ro1">
          <table:table-cell/>
          <table:table-cell table:formula="of:=[.C80]/[.B80]" office:value-type="float" office:value="3.99385712672012">
            <text:p>3.9938571267</text:p>
          </table:table-cell>
          <table:table-cell table:number-columns-repeated="1022"/>
        </table:table-row>
        <table:table-row table:style-name="ro1">
          <table:table-cell/>
          <table:table-cell table:formula="of:=[.C81]/[.B81]" office:value-type="float" office:value="3.83411551245949">
            <text:p>3.8341155125</text:p>
          </table:table-cell>
          <table:table-cell table:number-columns-repeated="1022"/>
        </table:table-row>
        <table:table-row table:style-name="ro1">
          <table:table-cell/>
          <table:table-cell table:formula="of:=[.C82]/[.B82]" office:value-type="float" office:value="3.62424992534865">
            <text:p>3.6242499253</text:p>
          </table:table-cell>
          <table:table-cell table:number-columns-repeated="1022"/>
        </table:table-row>
        <table:table-row table:style-name="ro1">
          <table:table-cell/>
          <table:table-cell table:formula="of:=AVERAGE([.B84:.B89])" office:value-type="float" office:value="4.00263572157445">
            <text:p>4.0026357216</text:p>
          </table:table-cell>
          <table:table-cell table:number-columns-repeated="1022"/>
        </table:table-row>
      </table:table>
      <table:table table:name="L1" table:style-name="ta1" table:print="false">
        <table:table-column table:style-name="co1" table:default-cell-style-name="ce88"/>
        <table:table-column table:style-name="co32" table:default-cell-style-name="ce94"/>
        <table:table-column table:style-name="co33" table:default-cell-style-name="ce100"/>
        <table:table-column table:style-name="co34" table:default-cell-style-name="ce100"/>
        <table:table-column table:style-name="co35" table:default-cell-style-name="ce101"/>
        <table:table-column table:style-name="co13" table:default-cell-style-name="ce100"/>
        <table:table-column table:style-name="co13" table:default-cell-style-name="ce106"/>
        <table:table-column table:style-name="co13" table:number-columns-repeated="3" table:default-cell-style-name="Default"/>
        <table:table-column table:style-name="co13" table:number-columns-repeated="2" table:default-cell-style-name="ce100"/>
        <table:table-column table:style-name="co13" table:number-columns-repeated="3" table:default-cell-style-name="Default"/>
        <table:table-row table:style-name="ro6">
          <table:table-cell table:style-name="ce80" office:value-type="string">
            <text:p>Vynechaný příznak</text:p>
          </table:table-cell>
          <table:table-cell table:style-name="ce90" office:value-type="string">
            <text:p>počet iterací</text:p>
          </table:table-cell>
          <table:table-cell table:style-name="ce56" office:value-type="string">
            <text:p>trénovací čas</text:p>
          </table:table-cell>
          <table:table-cell table:style-name="ce56" office:value-type="string">
            <text:p>velikost modelu</text:p>
          </table:table-cell>
          <table:table-cell table:style-name="ce56" office:value-type="string">
            <text:p>úvodní počet příznaků</text:p>
          </table:table-cell>
          <table:table-cell table:style-name="ce56" office:value-type="string">
            <text:p>konečný počet příznaků</text:p>
          </table:table-cell>
          <table:table-cell table:style-name="ce56" office:value-type="string">
            <text:p>Úspěšnost určení jednotlivých slov</text:p>
          </table:table-cell>
          <table:table-cell table:style-name="ce56" office:value-type="string">
            <text:p>Úspěšnost určení celých vět</text:p>
          </table:table-cell>
          <table:table-cell table:number-columns-repeated="2"/>
          <table:table-cell table:style-name="ce56" office:value-type="string">
            <text:p>testovací ča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84" office:value-type="string">
            <text:p>-</text:p>
          </table:table-cell>
          <table:table-cell table:style-name="ce91" office:value-type="float" office:value="51">
            <text:p>51</text:p>
          </table:table-cell>
          <table:table-cell table:style-name="ce96" office:value-type="string">
            <text:p>56h 53m</text:p>
          </table:table-cell>
          <table:table-cell table:style-name="ce96" office:value-type="string">
            <text:p>19722532B</text:p>
          </table:table-cell>
          <table:table-cell table:style-name="ce96" office:value-type="float" office:value="2002356">
            <text:p>2002356</text:p>
          </table:table-cell>
          <table:table-cell table:style-name="ce96" office:value-type="float" office:value="488244">
            <text:p>488244</text:p>
          </table:table-cell>
          <table:table-cell table:style-name="ce102" office:value-type="percentage" office:value="0.935">
            <text:p>93.50%</text:p>
          </table:table-cell>
          <table:table-cell table:style-name="ce102" office:value-type="percentage" office:value="0.4625">
            <text:p>46.25%</text:p>
          </table:table-cell>
          <table:table-cell table:number-columns-repeated="2"/>
          <table:table-cell table:style-name="ce96" office:value-type="string">
            <text:p>613s</text:p>
          </table:table-cell>
          <table:table-cell table:style-name="ce96" office:value-type="float" office:value="19722532">
            <text:p>19722532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00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66h 26m</text:p>
          </table:table-cell>
          <table:table-cell table:style-name="ce1" office:value-type="string">
            <text:p>20448468B</text:p>
          </table:table-cell>
          <table:table-cell table:style-name="ce1" office:value-type="float" office:value="1795523">
            <text:p>1795523</text:p>
          </table:table-cell>
          <table:table-cell table:style-name="ce1" office:value-type="float" office:value="517260">
            <text:p>51726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0854">
            <text:p>8.54%</text:p>
          </table:table-cell>
          <table:table-cell/>
          <table:table-cell table:style-name="ce107" office:value-type="percentage" office:value="0.885">
            <text:p>88.50%</text:p>
          </table:table-cell>
          <table:table-cell table:style-name="ce1" office:value-type="string">
            <text:p>613s</text:p>
          </table:table-cell>
          <table:table-cell table:style-name="ce1" office:value-type="float" office:value="20448468">
            <text:p>2044846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01</text:p>
          </table:table-cell>
          <table:table-cell table:style-name="ce91" office:value-type="float" office:value="53">
            <text:p>53</text:p>
          </table:table-cell>
          <table:table-cell table:style-name="ce97" office:value-type="string">
            <text:p>54h 50m</text:p>
          </table:table-cell>
          <table:table-cell table:style-name="ce97" office:value-type="string">
            <text:p>17981732B</text:p>
          </table:table-cell>
          <table:table-cell table:style-name="ce97" office:value-type="float" office:value="1820650">
            <text:p>1820650</text:p>
          </table:table-cell>
          <table:table-cell table:style-name="ce97" office:value-type="float" office:value="448183">
            <text:p>448183</text:p>
          </table:table-cell>
          <table:table-cell table:style-name="ce103" office:value-type="percentage" office:value="0.9415">
            <text:p>94.15%</text:p>
          </table:table-cell>
          <table:table-cell table:style-name="ce103" office:value-type="percentage" office:value="0.5147">
            <text:p>51.47%</text:p>
          </table:table-cell>
          <table:table-cell table:number-columns-repeated="2"/>
          <table:table-cell table:style-name="ce97" office:value-type="string">
            <text:p>609s</text:p>
          </table:table-cell>
          <table:table-cell table:style-name="ce97" office:value-type="float" office:value="17981732">
            <text:p>17981732</text:p>
          </table:table-cell>
          <table:table-cell table:number-columns-repeated="3"/>
        </table:table-row>
        <table:table-row table:style-name="ro1">
          <table:table-cell table:style-name="ce33" office:value-type="string">
            <text:p>U02</text:p>
          </table:table-cell>
          <table:table-cell table:style-name="ce8" office:value-type="float" office:value="51">
            <text:p>51</text:p>
          </table:table-cell>
          <table:table-cell table:style-name="ce8" office:value-type="string">
            <text:p>87h 46m</text:p>
          </table:table-cell>
          <table:table-cell table:style-name="ce8" office:value-type="string">
            <text:p>16350192B</text:p>
          </table:table-cell>
          <table:table-cell table:style-name="ce8" office:value-type="float" office:value="1908841">
            <text:p>1908841</text:p>
          </table:table-cell>
          <table:table-cell table:style-name="ce8" office:value-type="float" office:value="415861">
            <text:p>415861</text:p>
          </table:table-cell>
          <table:table-cell table:style-name="ce25" office:value-type="percentage" office:value="0.923">
            <text:p>92.30%</text:p>
          </table:table-cell>
          <table:table-cell table:style-name="ce26" office:value-type="percentage" office:value="0.3552">
            <text:p>35.52%</text:p>
          </table:table-cell>
          <table:table-cell table:number-columns-repeated="2"/>
          <table:table-cell table:style-name="ce8" office:value-type="string">
            <text:p>1394s</text:p>
          </table:table-cell>
          <table:table-cell table:style-name="ce8" office:value-type="float" office:value="16350192">
            <text:p>16350192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U03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70h 7m</text:p>
          </table:table-cell>
          <table:table-cell table:style-name="ce1" office:value-type="string">
            <text:p>16607456B</text:p>
          </table:table-cell>
          <table:table-cell table:style-name="ce1" office:value-type="float" office:value="1827303">
            <text:p>1827303</text:p>
          </table:table-cell>
          <table:table-cell table:style-name="ce1" office:value-type="float" office:value="414097">
            <text:p>414097</text:p>
          </table:table-cell>
          <table:table-cell table:style-name="ce22" office:value-type="percentage" office:value="0.8898">
            <text:p>88.98%</text:p>
          </table:table-cell>
          <table:table-cell table:style-name="ce17" office:value-type="percentage" office:value="0.0816">
            <text:p>8.16%</text:p>
          </table:table-cell>
          <table:table-cell table:number-columns-repeated="2"/>
          <table:table-cell table:style-name="ce1" office:value-type="string">
            <text:p>1235s</text:p>
          </table:table-cell>
          <table:table-cell table:style-name="ce1" office:value-type="float" office:value="16607456">
            <text:p>16607456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U04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3h 49m</text:p>
          </table:table-cell>
          <table:table-cell table:style-name="ce1" office:value-type="string">
            <text:p>16794864B</text:p>
          </table:table-cell>
          <table:table-cell table:style-name="ce1" office:value-type="float" office:value="1797529">
            <text:p>1797529</text:p>
          </table:table-cell>
          <table:table-cell table:style-name="ce1" office:value-type="float" office:value="417891">
            <text:p>417891</text:p>
          </table:table-cell>
          <table:table-cell table:style-name="ce22" office:value-type="percentage" office:value="0.8926">
            <text:p>89.26%</text:p>
          </table:table-cell>
          <table:table-cell table:style-name="ce17" office:value-type="percentage" office:value="0.1058">
            <text:p>10.58%</text:p>
          </table:table-cell>
          <table:table-cell table:number-columns-repeated="2"/>
          <table:table-cell table:style-name="ce1" office:value-type="string">
            <text:p>992s</text:p>
          </table:table-cell>
          <table:table-cell table:style-name="ce1" office:value-type="float" office:value="16794864">
            <text:p>16794864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0</text:p>
          </table:table-cell>
          <table:table-cell table:style-name="ce91" office:value-type="float" office:value="52">
            <text:p>52</text:p>
          </table:table-cell>
          <table:table-cell table:style-name="ce96" office:value-type="string">
            <text:p>75h 0m</text:p>
          </table:table-cell>
          <table:table-cell table:style-name="ce96" office:value-type="string">
            <text:p>17564028B</text:p>
          </table:table-cell>
          <table:table-cell table:style-name="ce96" office:value-type="float" office:value="1973324">
            <text:p>1973324</text:p>
          </table:table-cell>
          <table:table-cell table:style-name="ce96" office:value-type="float" office:value="427379">
            <text:p>427379</text:p>
          </table:table-cell>
          <table:table-cell table:style-name="ce102" office:value-type="percentage" office:value="0.9402">
            <text:p>94.02%</text:p>
          </table:table-cell>
          <table:table-cell table:style-name="ce102" office:value-type="percentage" office:value="0.5021">
            <text:p>50.21%</text:p>
          </table:table-cell>
          <table:table-cell table:number-columns-repeated="2"/>
          <table:table-cell table:style-name="ce96" office:value-type="string">
            <text:p>972s</text:p>
          </table:table-cell>
          <table:table-cell table:style-name="ce96" office:value-type="float" office:value="17564028">
            <text:p>1756402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1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82h 55m</text:p>
          </table:table-cell>
          <table:table-cell table:style-name="ce1" office:value-type="string">
            <text:p>19037288B</text:p>
          </table:table-cell>
          <table:table-cell table:style-name="ce1" office:value-type="float" office:value="1982074">
            <text:p>1982074</text:p>
          </table:table-cell>
          <table:table-cell table:style-name="ce1" office:value-type="float" office:value="549159">
            <text:p>549159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837">
            <text:p>8.37%</text:p>
          </table:table-cell>
          <table:table-cell table:number-columns-repeated="2"/>
          <table:table-cell table:style-name="ce1" office:value-type="string">
            <text:p>1433s</text:p>
          </table:table-cell>
          <table:table-cell table:style-name="ce1" office:value-type="float" office:value="19037288">
            <text:p>1903728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2</text:p>
          </table:table-cell>
          <table:table-cell table:style-name="ce91" office:value-type="float" office:value="55">
            <text:p>55</text:p>
          </table:table-cell>
          <table:table-cell table:style-name="ce96" office:value-type="string">
            <text:p>77h 2m</text:p>
          </table:table-cell>
          <table:table-cell table:style-name="ce96" office:value-type="string">
            <text:p>23358588B</text:p>
          </table:table-cell>
          <table:table-cell table:style-name="ce96" office:value-type="float" office:value="2000160">
            <text:p>2000160</text:p>
          </table:table-cell>
          <table:table-cell table:style-name="ce96" office:value-type="float" office:value="549160">
            <text:p>549160</text:p>
          </table:table-cell>
          <table:table-cell table:style-name="ce102" office:value-type="percentage" office:value="0.9175">
            <text:p>91.75%</text:p>
          </table:table-cell>
          <table:table-cell table:style-name="ce102" office:value-type="percentage" office:value="0.3807">
            <text:p>38.07%</text:p>
          </table:table-cell>
          <table:table-cell table:number-columns-repeated="2"/>
          <table:table-cell table:style-name="ce96" office:value-type="string">
            <text:p>970s</text:p>
          </table:table-cell>
          <table:table-cell table:style-name="ce96" office:value-type="float" office:value="23358588">
            <text:p>2335858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3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113h 12m</text:p>
          </table:table-cell>
          <table:table-cell table:style-name="ce1" office:value-type="string">
            <text:p>17389268B</text:p>
          </table:table-cell>
          <table:table-cell table:style-name="ce1" office:value-type="float" office:value="1982580">
            <text:p>1982580</text:p>
          </table:table-cell>
          <table:table-cell table:style-name="ce1" office:value-type="float" office:value="426650">
            <text:p>426650</text:p>
          </table:table-cell>
          <table:table-cell table:style-name="ce22" office:value-type="percentage" office:value="0.8891">
            <text:p>88.91%</text:p>
          </table:table-cell>
          <table:table-cell table:style-name="ce22" office:value-type="percentage" office:value="0.0767">
            <text:p>7.67%</text:p>
          </table:table-cell>
          <table:table-cell table:number-columns-repeated="2"/>
          <table:table-cell table:style-name="ce1" office:value-type="string">
            <text:p>605s</text:p>
          </table:table-cell>
          <table:table-cell table:style-name="ce1" office:value-type="float" office:value="17389268">
            <text:p>1738926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4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58h 7m</text:p>
          </table:table-cell>
          <table:table-cell table:style-name="ce1" office:value-type="string">
            <text:p>17847076B</text:p>
          </table:table-cell>
          <table:table-cell table:style-name="ce1" office:value-type="float" office:value="1973946">
            <text:p>1973946</text:p>
          </table:table-cell>
          <table:table-cell table:style-name="ce1" office:value-type="float" office:value="434700">
            <text:p>434700</text:p>
          </table:table-cell>
          <table:table-cell table:style-name="ce22" office:value-type="percentage" office:value="0.8893">
            <text:p>88.93%</text:p>
          </table:table-cell>
          <table:table-cell table:style-name="ce22" office:value-type="percentage" office:value="0.0803">
            <text:p>8.03%</text:p>
          </table:table-cell>
          <table:table-cell table:number-columns-repeated="2"/>
          <table:table-cell table:style-name="ce1" office:value-type="string">
            <text:p>602s</text:p>
          </table:table-cell>
          <table:table-cell table:style-name="ce1" office:value-type="float" office:value="17847076">
            <text:p>17847076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0</text:p>
          </table:table-cell>
          <table:table-cell table:style-name="ce46" office:value-type="float" office:value="50">
            <text:p>50</text:p>
          </table:table-cell>
          <table:table-cell table:style-name="ce7" office:value-type="string">
            <text:p>83h 45m</text:p>
          </table:table-cell>
          <table:table-cell table:style-name="ce7" office:value-type="string">
            <text:p>18678928B</text:p>
          </table:table-cell>
          <table:table-cell table:style-name="ce7" office:value-type="float" office:value="1836466">
            <text:p>1836466</text:p>
          </table:table-cell>
          <table:table-cell table:style-name="ce7" office:value-type="float" office:value="464943">
            <text:p>464943</text:p>
          </table:table-cell>
          <table:table-cell table:style-name="ce23" office:value-type="percentage" office:value="0.8889">
            <text:p>88.89%</text:p>
          </table:table-cell>
          <table:table-cell table:style-name="ce23" office:value-type="percentage" office:value="0.0859">
            <text:p>8.59%</text:p>
          </table:table-cell>
          <table:table-cell table:number-columns-repeated="2"/>
          <table:table-cell table:style-name="ce7" office:value-type="string">
            <text:p>1240s</text:p>
          </table:table-cell>
          <table:table-cell table:style-name="ce7" office:value-type="float" office:value="18678928">
            <text:p>18678928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1</text:p>
          </table:table-cell>
          <table:table-cell table:style-name="ce91" office:value-type="float" office:value="52">
            <text:p>52</text:p>
          </table:table-cell>
          <table:table-cell table:style-name="ce96" office:value-type="string">
            <text:p>77h 52m</text:p>
          </table:table-cell>
          <table:table-cell table:style-name="ce96" office:value-type="string">
            <text:p>17532072B</text:p>
          </table:table-cell>
          <table:table-cell table:style-name="ce96" office:value-type="float" office:value="1859057">
            <text:p>1859057</text:p>
          </table:table-cell>
          <table:table-cell table:style-name="ce96" office:value-type="float" office:value="434576">
            <text:p>434576</text:p>
          </table:table-cell>
          <table:table-cell table:style-name="ce102" office:value-type="percentage" office:value="0.9336">
            <text:p>93.36%</text:p>
          </table:table-cell>
          <table:table-cell table:style-name="ce102" office:value-type="percentage" office:value="0.4468">
            <text:p>44.68%</text:p>
          </table:table-cell>
          <table:table-cell table:number-columns-repeated="2"/>
          <table:table-cell table:style-name="ce96" office:value-type="string">
            <text:p>1389s</text:p>
          </table:table-cell>
          <table:table-cell table:style-name="ce96" office:value-type="float" office:value="17532072">
            <text:p>17532072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2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87h 11m</text:p>
          </table:table-cell>
          <table:table-cell table:style-name="ce1" office:value-type="string">
            <text:p>16573736B</text:p>
          </table:table-cell>
          <table:table-cell table:style-name="ce1" office:value-type="float" office:value="1919326">
            <text:p>1919326</text:p>
          </table:table-cell>
          <table:table-cell table:style-name="ce1" office:value-type="float" office:value="419928">
            <text:p>419928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781">
            <text:p>7.81%</text:p>
          </table:table-cell>
          <table:table-cell table:number-columns-repeated="2"/>
          <table:table-cell table:style-name="ce1" office:value-type="string">
            <text:p>1350s</text:p>
          </table:table-cell>
          <table:table-cell table:style-name="ce1" office:value-type="float" office:value="16573736">
            <text:p>16573736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3</text:p>
          </table:table-cell>
          <table:table-cell table:style-name="ce45" office:value-type="float" office:value="55">
            <text:p>55</text:p>
          </table:table-cell>
          <table:table-cell table:style-name="ce1" office:value-type="string">
            <text:p>52h 54m</text:p>
          </table:table-cell>
          <table:table-cell table:style-name="ce1" office:value-type="string">
            <text:p>16751732B</text:p>
          </table:table-cell>
          <table:table-cell table:style-name="ce1" office:value-type="float" office:value="1851001">
            <text:p>1851001</text:p>
          </table:table-cell>
          <table:table-cell table:style-name="ce1" office:value-type="float" office:value="413535">
            <text:p>413535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0859">
            <text:p>8.59%</text:p>
          </table:table-cell>
          <table:table-cell table:number-columns-repeated="2"/>
          <table:table-cell table:style-name="ce1" office:value-type="string">
            <text:p>612s</text:p>
          </table:table-cell>
          <table:table-cell table:style-name="ce1" office:value-type="float" office:value="16751732">
            <text:p>16751732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4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83h 25m</text:p>
          </table:table-cell>
          <table:table-cell table:style-name="ce1" office:value-type="string">
            <text:p>17933572B</text:p>
          </table:table-cell>
          <table:table-cell table:style-name="ce1" office:value-type="float" office:value="1828280">
            <text:p>1828280</text:p>
          </table:table-cell>
          <table:table-cell table:style-name="ce1" office:value-type="float" office:value="446111">
            <text:p>446111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31">
            <text:p>8.31%</text:p>
          </table:table-cell>
          <table:table-cell table:number-columns-repeated="2"/>
          <table:table-cell table:style-name="ce1" office:value-type="string">
            <text:p>1231s</text:p>
          </table:table-cell>
          <table:table-cell table:style-name="ce1" office:value-type="float" office:value="17933572">
            <text:p>17933572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0</text:p>
          </table:table-cell>
          <table:table-cell table:style-name="ce45" office:value-type="float" office:value="50">
            <text:p>50</text:p>
          </table:table-cell>
          <table:table-cell table:style-name="ce1" office:value-type="string">
            <text:p>50h 15m</text:p>
          </table:table-cell>
          <table:table-cell table:style-name="ce1" office:value-type="string">
            <text:p>19175560B</text:p>
          </table:table-cell>
          <table:table-cell table:style-name="ce1" office:value-type="float" office:value="1958718">
            <text:p>1958718</text:p>
          </table:table-cell>
          <table:table-cell table:style-name="ce1" office:value-type="float" office:value="466492">
            <text:p>466492</text:p>
          </table:table-cell>
          <table:table-cell table:style-name="ce22" office:value-type="percentage" office:value="0.8908">
            <text:p>89.08%</text:p>
          </table:table-cell>
          <table:table-cell table:style-name="ce22" office:value-type="percentage" office:value="0.0883">
            <text:p>8.83%</text:p>
          </table:table-cell>
          <table:table-cell table:number-columns-repeated="2"/>
          <table:table-cell table:style-name="ce1" office:value-type="string">
            <text:p>620s</text:p>
          </table:table-cell>
          <table:table-cell table:style-name="ce1" office:value-type="float" office:value="19175560">
            <text:p>19175560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1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121h 18m</text:p>
          </table:table-cell>
          <table:table-cell table:style-name="ce1" office:value-type="string">
            <text:p>19211260B</text:p>
          </table:table-cell>
          <table:table-cell table:style-name="ce1" office:value-type="float" office:value="1969486">
            <text:p>1969486</text:p>
          </table:table-cell>
          <table:table-cell table:style-name="ce1" office:value-type="float" office:value="469025">
            <text:p>469025</text:p>
          </table:table-cell>
          <table:table-cell table:style-name="ce22" office:value-type="percentage" office:value="0.889">
            <text:p>88.90%</text:p>
          </table:table-cell>
          <table:table-cell table:style-name="ce22" office:value-type="percentage" office:value="0.0826">
            <text:p>8.26%</text:p>
          </table:table-cell>
          <table:table-cell table:number-columns-repeated="2"/>
          <table:table-cell table:style-name="ce1" office:value-type="string">
            <text:p>1394s</text:p>
          </table:table-cell>
          <table:table-cell table:style-name="ce1" office:value-type="float" office:value="19211260">
            <text:p>19211260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2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82h 12m</text:p>
          </table:table-cell>
          <table:table-cell table:style-name="ce1" office:value-type="string">
            <text:p>19290324B</text:p>
          </table:table-cell>
          <table:table-cell table:style-name="ce1" office:value-type="float" office:value="1995508">
            <text:p>1995508</text:p>
          </table:table-cell>
          <table:table-cell table:style-name="ce1" office:value-type="float" office:value="474503">
            <text:p>474503</text:p>
          </table:table-cell>
          <table:table-cell table:style-name="ce22" office:value-type="percentage" office:value="0.8882">
            <text:p>88.82%</text:p>
          </table:table-cell>
          <table:table-cell table:style-name="ce22" office:value-type="percentage" office:value="0.08">
            <text:p>8.00%</text:p>
          </table:table-cell>
          <table:table-cell table:number-columns-repeated="2"/>
          <table:table-cell table:style-name="ce1" office:value-type="string">
            <text:p>1224s</text:p>
          </table:table-cell>
          <table:table-cell table:style-name="ce1" office:value-type="float" office:value="19290324">
            <text:p>19290324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3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78h 14m</text:p>
          </table:table-cell>
          <table:table-cell table:style-name="ce1" office:value-type="string">
            <text:p>17678220B</text:p>
          </table:table-cell>
          <table:table-cell table:style-name="ce1" office:value-type="float" office:value="1969100">
            <text:p>1969100</text:p>
          </table:table-cell>
          <table:table-cell table:style-name="ce1" office:value-type="float" office:value="431720">
            <text:p>431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 table:number-columns-repeated="2"/>
          <table:table-cell table:style-name="ce1" office:value-type="string">
            <text:p>874s</text:p>
          </table:table-cell>
          <table:table-cell table:style-name="ce1" office:value-type="float" office:value="17678220">
            <text:p>17678220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4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103h 53m</text:p>
          </table:table-cell>
          <table:table-cell table:style-name="ce1" office:value-type="string">
            <text:p>19382824B</text:p>
          </table:table-cell>
          <table:table-cell table:style-name="ce1" office:value-type="float" office:value="1959411">
            <text:p>1959411</text:p>
          </table:table-cell>
          <table:table-cell table:style-name="ce1" office:value-type="float" office:value="475058">
            <text:p>475058</text:p>
          </table:table-cell>
          <table:table-cell table:style-name="ce22" office:value-type="percentage" office:value="0.8901">
            <text:p>89.01%</text:p>
          </table:table-cell>
          <table:table-cell table:style-name="ce22" office:value-type="percentage" office:value="0.0829">
            <text:p>8.29%</text:p>
          </table:table-cell>
          <table:table-cell table:number-columns-repeated="2"/>
          <table:table-cell table:style-name="ce1" office:value-type="string">
            <text:p>1464s</text:p>
          </table:table-cell>
          <table:table-cell table:style-name="ce1" office:value-type="float" office:value="19382824">
            <text:p>19382824</text:p>
          </table:table-cell>
          <table:table-cell table:number-columns-repeated="3"/>
        </table:table-row>
        <table:table-row table:style-name="ro1">
          <table:table-cell office:value-type="string">
            <text:p>U40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86h 0m</text:p>
          </table:table-cell>
          <table:table-cell table:style-name="ce1" office:value-type="string">
            <text:p>41263B</text:p>
          </table:table-cell>
          <table:table-cell table:style-name="ce1" office:value-type="float" office:value="1998814">
            <text:p>1998814</text:p>
          </table:table-cell>
          <table:table-cell table:style-name="ce1" office:value-type="float" office:value="449381">
            <text:p>449381</text:p>
          </table:table-cell>
          <table:table-cell table:style-name="ce22" office:value-type="percentage" office:value="0.8897">
            <text:p>88.97%</text:p>
          </table:table-cell>
          <table:table-cell table:style-name="ce22" office:value-type="percentage" office:value="0.0778">
            <text:p>7.78%</text:p>
          </table:table-cell>
          <table:table-cell table:number-columns-repeated="2"/>
          <table:table-cell table:style-name="ce1" office:value-type="string">
            <text:p>1388s</text:p>
          </table:table-cell>
          <table:table-cell table:style-name="ce1" office:value-type="float" office:value="19246347">
            <text:p>19246347</text:p>
          </table:table-cell>
          <table:table-cell table:number-columns-repeated="3"/>
        </table:table-row>
        <table:table-row table:style-name="ro1">
          <table:table-cell office:value-type="string">
            <text:p>U41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104h 4m</text:p>
          </table:table-cell>
          <table:table-cell table:style-name="ce1" office:value-type="string">
            <text:p>19012256B</text:p>
          </table:table-cell>
          <table:table-cell table:style-name="ce1" office:value-type="float" office:value="1969647">
            <text:p>1969647</text:p>
          </table:table-cell>
          <table:table-cell table:style-name="ce1" office:value-type="float" office:value="463998">
            <text:p>463998</text:p>
          </table:table-cell>
          <table:table-cell table:style-name="ce22" office:value-type="percentage" office:value="0.8906">
            <text:p>89.06%</text:p>
          </table:table-cell>
          <table:table-cell table:style-name="ce22" office:value-type="percentage" office:value="0.0841">
            <text:p>8.41%</text:p>
          </table:table-cell>
          <table:table-cell table:number-columns-repeated="2"/>
          <table:table-cell table:style-name="ce1" office:value-type="string">
            <text:p>1432s</text:p>
          </table:table-cell>
          <table:table-cell table:style-name="ce1" office:value-type="float" office:value="19012256">
            <text:p>19012256</text:p>
          </table:table-cell>
          <table:table-cell table:number-columns-repeated="3"/>
        </table:table-row>
        <table:table-row table:style-name="ro1">
          <table:table-cell office:value-type="string">
            <text:p>U42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77h 5m</text:p>
          </table:table-cell>
          <table:table-cell table:style-name="ce1" office:value-type="string">
            <text:p>18186320B</text:p>
          </table:table-cell>
          <table:table-cell table:style-name="ce1" office:value-type="float" office:value="1938959">
            <text:p>1938959</text:p>
          </table:table-cell>
          <table:table-cell table:style-name="ce1" office:value-type="float" office:value="444168">
            <text:p>444168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23">
            <text:p>8.23%</text:p>
          </table:table-cell>
          <table:table-cell table:number-columns-repeated="2"/>
          <table:table-cell table:style-name="ce1" office:value-type="string">
            <text:p>1233s</text:p>
          </table:table-cell>
          <table:table-cell table:style-name="ce1" office:value-type="float" office:value="18186320">
            <text:p>18186320</text:p>
          </table:table-cell>
          <table:table-cell table:number-columns-repeated="3"/>
        </table:table-row>
        <table:table-row table:style-name="ro1">
          <table:table-cell office:value-type="string">
            <text:p>U43</text:p>
          </table:table-cell>
          <table:table-cell table:style-name="ce45" office:value-type="float" office:value="54">
            <text:p>54</text:p>
          </table:table-cell>
          <table:table-cell table:style-name="ce1" office:value-type="string">
            <text:p>120h 38m</text:p>
          </table:table-cell>
          <table:table-cell table:style-name="ce1" office:value-type="string">
            <text:p>18580128B</text:p>
          </table:table-cell>
          <table:table-cell table:style-name="ce1" office:value-type="float" office:value="1999796">
            <text:p>1999796</text:p>
          </table:table-cell>
          <table:table-cell table:style-name="ce1" office:value-type="float" office:value="455661">
            <text:p>455661</text:p>
          </table:table-cell>
          <table:table-cell table:style-name="ce22" office:value-type="percentage" office:value="0.8888">
            <text:p>88.88%</text:p>
          </table:table-cell>
          <table:table-cell table:style-name="ce22" office:value-type="percentage" office:value="0.0837">
            <text:p>8.37%</text:p>
          </table:table-cell>
          <table:table-cell table:number-columns-repeated="2"/>
          <table:table-cell table:style-name="ce1" office:value-type="string">
            <text:p>985s</text:p>
          </table:table-cell>
          <table:table-cell table:style-name="ce1" office:value-type="float" office:value="18580128">
            <text:p>18580128</text:p>
          </table:table-cell>
          <table:table-cell table:number-columns-repeated="3"/>
        </table:table-row>
        <table:table-row table:style-name="ro1">
          <table:table-cell office:value-type="string">
            <text:p>U50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80h 57m</text:p>
          </table:table-cell>
          <table:table-cell table:style-name="ce1" office:value-type="string">
            <text:p>17576144B</text:p>
          </table:table-cell>
          <table:table-cell table:style-name="ce1" office:value-type="float" office:value="2000853">
            <text:p>2000853</text:p>
          </table:table-cell>
          <table:table-cell table:style-name="ce1" office:value-type="float" office:value="431772">
            <text:p>431772</text:p>
          </table:table-cell>
          <table:table-cell table:style-name="ce22" office:value-type="percentage" office:value="0.8896">
            <text:p>88.96%</text:p>
          </table:table-cell>
          <table:table-cell table:style-name="ce22" office:value-type="percentage" office:value="0.0804">
            <text:p>8.04%</text:p>
          </table:table-cell>
          <table:table-cell table:number-columns-repeated="2"/>
          <table:table-cell table:style-name="ce1" office:value-type="string">
            <text:p>1545s</text:p>
          </table:table-cell>
          <table:table-cell table:style-name="ce1" office:value-type="float" office:value="17576144">
            <text:p>17576144</text:p>
          </table:table-cell>
          <table:table-cell table:number-columns-repeated="3"/>
        </table:table-row>
        <table:table-row table:style-name="ro1">
          <table:table-cell office:value-type="string">
            <text:p>U51</text:p>
          </table:table-cell>
          <table:table-cell table:style-name="ce91" office:value-type="float" office:value="53">
            <text:p>53</text:p>
          </table:table-cell>
          <table:table-cell table:style-name="ce96" office:value-type="string">
            <text:p>52h 39m</text:p>
          </table:table-cell>
          <table:table-cell table:style-name="ce96" office:value-type="string">
            <text:p>17419752B</text:p>
          </table:table-cell>
          <table:table-cell table:style-name="ce96" office:value-type="float" office:value="1983793">
            <text:p>1983793</text:p>
          </table:table-cell>
          <table:table-cell table:style-name="ce96" office:value-type="float" office:value="424259">
            <text:p>424259</text:p>
          </table:table-cell>
          <table:table-cell table:style-name="ce102" office:value-type="percentage" office:value="0.9261">
            <text:p>92.61%</text:p>
          </table:table-cell>
          <table:table-cell table:style-name="ce102" office:value-type="percentage" office:value="0.3742">
            <text:p>37.42%</text:p>
          </table:table-cell>
          <table:table-cell table:number-columns-repeated="2"/>
          <table:table-cell table:style-name="ce96" office:value-type="string">
            <text:p>621s</text:p>
          </table:table-cell>
          <table:table-cell table:style-name="ce96" office:value-type="float" office:value="17419752">
            <text:p>17419752</text:p>
          </table:table-cell>
          <table:table-cell table:number-columns-repeated="3"/>
        </table:table-row>
        <table:table-row table:style-name="ro1">
          <table:table-cell office:value-type="string">
            <text:p>U52</text:p>
          </table:table-cell>
          <table:table-cell table:style-name="ce92" office:value-type="float" office:value="52">
            <text:p>52</text:p>
          </table:table-cell>
          <table:table-cell table:style-name="ce98" office:value-type="string">
            <text:p>95h 39m</text:p>
          </table:table-cell>
          <table:table-cell table:style-name="ce98" office:value-type="string">
            <text:p>18321732B</text:p>
          </table:table-cell>
          <table:table-cell table:style-name="ce98" office:value-type="float" office:value="1998814">
            <text:p>1998814</text:p>
          </table:table-cell>
          <table:table-cell table:style-name="ce98" office:value-type="float" office:value="449381">
            <text:p>449381</text:p>
          </table:table-cell>
          <table:table-cell table:style-name="ce104" office:value-type="percentage" office:value="0.8897">
            <text:p>88.97%</text:p>
          </table:table-cell>
          <table:table-cell table:style-name="ce104" office:value-type="percentage" office:value="0.0778">
            <text:p>7.78%</text:p>
          </table:table-cell>
          <table:table-cell table:number-columns-repeated="2"/>
          <table:table-cell table:style-name="ce98" office:value-type="string">
            <text:p>544s</text:p>
          </table:table-cell>
          <table:table-cell table:style-name="ce98" office:value-type="float" office:value="18321732">
            <text:p>18321732</text:p>
          </table:table-cell>
          <table:table-cell table:number-columns-repeated="3"/>
        </table:table-row>
        <table:table-row table:style-name="ro1">
          <table:table-cell office:value-type="string">
            <text:p>U53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71h 45m</text:p>
          </table:table-cell>
          <table:table-cell table:style-name="ce1" office:value-type="string">
            <text:p>18361820B</text:p>
          </table:table-cell>
          <table:table-cell table:style-name="ce1" office:value-type="float" office:value="1992254">
            <text:p>1992254</text:p>
          </table:table-cell>
          <table:table-cell table:style-name="ce1" office:value-type="float" office:value="450316">
            <text:p>450316</text:p>
          </table:table-cell>
          <table:table-cell table:style-name="ce22" office:value-type="percentage" office:value="0.8872">
            <text:p>88.72%</text:p>
          </table:table-cell>
          <table:table-cell table:style-name="ce17" office:value-type="percentage" office:value="0.0816">
            <text:p>8.16%</text:p>
          </table:table-cell>
          <table:table-cell table:number-columns-repeated="2"/>
          <table:table-cell table:style-name="ce1" office:value-type="string">
            <text:p>1397s</text:p>
          </table:table-cell>
          <table:table-cell table:style-name="ce1" office:value-type="float" office:value="18361820">
            <text:p>18361820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Referenční hodnoty: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8"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9">
          <table:table-cell table:style-name="ce89" office:value-type="string" table:number-columns-spanned="2" table:number-rows-spanned="1">
            <text:p>Příznak</text:p>
          </table:table-cell>
          <table:covered-table-cell table:style-name="ce93"/>
          <table:table-cell table:style-name="ce99" office:value-type="string">
            <text:p>počet rysů</text:p>
          </table:table-cell>
          <table:table-cell table:style-name="ce99" office:value-type="string">
            <text:p>změna konečného počtu rysů</text:p>
          </table:table-cell>
          <table:table-cell table:style-name="ce99" office:value-type="string">
            <text:p>Změna velikosti modelu</text:p>
          </table:table-cell>
          <table:table-cell table:style-name="ce99" office:value-type="string">
            <text:p>Změna úsp.</text:p>
          </table:table-cell>
          <table:table-cell table:style-name="ce105" office:value-type="string">
            <text:p>Změna úsp. Oproti 89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85" office:value-type="string">
            <text:p>U00</text:p>
          </table:table-cell>
          <table:table-cell office:value-type="string">
            <text:p>Slovní tvar [-2]</text:p>
          </table:table-cell>
          <table:table-cell table:formula="of:=[.$E$2]-[.E3]" office:value-type="float" office:value="206833">
            <text:p>206833</text:p>
          </table:table-cell>
          <table:table-cell table:formula="of:=[.F3] - [.$F$2]" office:value-type="float" office:value="29016">
            <text:p>29016</text:p>
          </table:table-cell>
          <table:table-cell table:formula="of:= [.L3] - [.$L$2]" office:value-type="float" office:value="725936">
            <text:p><text:s/>725 936B</text:p>
          </table:table-cell>
          <table:table-cell table:formula="of:=[.G3] - [.$G$2]" office:value-type="percentage" office:value="-0.0456">
            <text:p>-4.56%</text:p>
          </table:table-cell>
          <table:table-cell table:formula="of:=[.G3] - [.$J$3]" office:value-type="percentage" office:value="0.00440000000000007">
            <text:p>0.44%</text:p>
          </table:table-cell>
          <table:table-cell/>
          <table:table-cell table:style-name="ce85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6" office:value-type="string">
            <text:p>U01</text:p>
          </table:table-cell>
          <table:table-cell office:value-type="string">
            <text:p>Slovní tvar [-1]</text:p>
          </table:table-cell>
          <table:table-cell table:formula="of:=[.$E$2]-[.E4]" office:value-type="float" office:value="181706">
            <text:p>181706</text:p>
          </table:table-cell>
          <table:table-cell table:formula="of:=[.F4] - [.$F$2]" office:value-type="float" office:value="-40061">
            <text:p>-40061</text:p>
          </table:table-cell>
          <table:table-cell table:formula="of:= [.L4] - [.$L$2]" office:value-type="float" office:value="-1740800">
            <text:p>-1 740 800B</text:p>
          </table:table-cell>
          <table:table-cell table:formula="of:=[.G4] - [.$G$2]" office:value-type="percentage" office:value="0.00649999999999995">
            <text:p>0.65%</text:p>
          </table:table-cell>
          <table:table-cell table:formula="of:=[.G4] - [.$J$3]" office:value-type="percentage" office:value="0.0565">
            <text:p>5.65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33" office:value-type="string">
            <text:p>U02</text:p>
          </table:table-cell>
          <table:table-cell office:value-type="string">
            <text:p>Slovní tvar [0]</text:p>
          </table:table-cell>
          <table:table-cell table:formula="of:=[.$E$2]-[.E5]" office:value-type="float" office:value="93515">
            <text:p>93515</text:p>
          </table:table-cell>
          <table:table-cell table:formula="of:=[.F5] - [.$F$2]" office:value-type="float" office:value="-72383">
            <text:p>-72383</text:p>
          </table:table-cell>
          <table:table-cell table:formula="of:= [.L5] - [.$L$2]" office:value-type="float" office:value="-3372340">
            <text:p>-3 372 340B</text:p>
          </table:table-cell>
          <table:table-cell table:formula="of:=[.G5] - [.$G$2]" office:value-type="percentage" office:value="-0.012">
            <text:p>-1.20%</text:p>
          </table:table-cell>
          <table:table-cell table:formula="of:=[.G5] - [.$J$3]" office:value-type="percentage" office:value="0.038">
            <text:p>3.80%</text:p>
          </table:table-cell>
          <table:table-cell/>
          <table:table-cell table:style-name="ce33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Default" office:value-type="string">
            <text:p>U03</text:p>
          </table:table-cell>
          <table:table-cell office:value-type="string">
            <text:p>Slovní tvar [+1]</text:p>
          </table:table-cell>
          <table:table-cell table:formula="of:=[.$E$2]-[.E6]" office:value-type="float" office:value="175053">
            <text:p>175053</text:p>
          </table:table-cell>
          <table:table-cell table:formula="of:=[.F6] - [.$F$2]" office:value-type="float" office:value="-74147">
            <text:p>-74147</text:p>
          </table:table-cell>
          <table:table-cell table:formula="of:= [.L6] - [.$L$2]" office:value-type="float" office:value="-3115076">
            <text:p>-3 115 076B</text:p>
          </table:table-cell>
          <table:table-cell table:formula="of:=[.G6] - [.$G$2]" office:value-type="percentage" office:value="-0.0452">
            <text:p>-4.52%</text:p>
          </table:table-cell>
          <table:table-cell table:formula="of:=[.G6] - [.$J$3]" office:value-type="percentage" office:value="0.00480000000000003">
            <text:p>0.48%</text:p>
          </table:table-cell>
          <table:table-cell table:number-columns-repeated="2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Default" office:value-type="string">
            <text:p>U04</text:p>
          </table:table-cell>
          <table:table-cell office:value-type="string">
            <text:p>Slovní tvar [+2]</text:p>
          </table:table-cell>
          <table:table-cell table:formula="of:=[.$E$2]-[.E7]" office:value-type="float" office:value="204827">
            <text:p>204827</text:p>
          </table:table-cell>
          <table:table-cell table:formula="of:=[.F7] - [.$F$2]" office:value-type="float" office:value="-70353">
            <text:p>-70353</text:p>
          </table:table-cell>
          <table:table-cell table:formula="of:= [.L7] - [.$L$2]" office:value-type="float" office:value="-2927668">
            <text:p>-2 927 668B</text:p>
          </table:table-cell>
          <table:table-cell table:formula="of:=[.G7] - [.$G$2]" office:value-type="percentage" office:value="-0.0424">
            <text:p>-4.24%</text:p>
          </table:table-cell>
          <table:table-cell table:formula="of:=[.G7] - [.$J$3]" office:value-type="percentage" office:value="0.00760000000000005">
            <text:p>0.76%</text:p>
          </table:table-cell>
          <table:table-cell/>
          <table:table-cell table:formula="of:=[$L1.$A$38]" office:value-type="string" office:string-value="U04">
            <text:p>U04</text:p>
          </table:table-cell>
          <table:table-cell table:style-name="ce94" table:formula="of:=[$L1.$B$38]" office:value-type="string" office:string-value="Slovní tvar [+2]">
            <text:p>Slovní tvar [+2]</text:p>
          </table:table-cell>
          <table:table-cell table:formula="of:=[$L1.$C$38]" office:value-type="float" office:value="204827">
            <text:p>204827</text:p>
          </table:table-cell>
          <table:table-cell table:formula="of:=[$L1.$D$38]" office:value-type="float" office:value="-70353">
            <text:p>-70353</text:p>
          </table:table-cell>
          <table:table-cell table:style-name="ce101" table:formula="of:=[$L1.$E$38]" office:value-type="float" office:value="-2927668">
            <text:p>-2 927 668B</text:p>
          </table:table-cell>
          <table:table-cell table:style-name="ce100" table:formula="of:=[$L1.$F$38]" office:value-type="percentage" office:value="-0.0424">
            <text:p>-4.24%</text:p>
          </table:table-cell>
          <table:table-cell table:style-name="ce106" table:formula="of:=[$L1.$G$38]" office:value-type="percentage" office:value="0.00760000000000005">
            <text:p>0.76%</text:p>
          </table:table-cell>
        </table:table-row>
        <table:table-row table:style-name="ro1">
          <table:table-cell table:style-name="ce86" office:value-type="string">
            <text:p>U10</text:p>
          </table:table-cell>
          <table:table-cell office:value-type="string">
            <text:p>Společná značka [-2]</text:p>
          </table:table-cell>
          <table:table-cell table:formula="of:=[.$E$2]-[.E8]" office:value-type="float" office:value="29032">
            <text:p>29032</text:p>
          </table:table-cell>
          <table:table-cell table:formula="of:=[.F8] - [.$F$2]" office:value-type="float" office:value="-60865">
            <text:p>-60865</text:p>
          </table:table-cell>
          <table:table-cell table:formula="of:= [.L8] - [.$L$2]" office:value-type="float" office:value="-2158504">
            <text:p>-2 158 504B</text:p>
          </table:table-cell>
          <table:table-cell table:formula="of:=[.G8] - [.$G$2]" office:value-type="percentage" office:value="0.00519999999999998">
            <text:p>0.52%</text:p>
          </table:table-cell>
          <table:table-cell table:formula="of:=[.G8] - [.$J$3]" office:value-type="percentage" office:value="0.0552">
            <text:p>5.52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6" office:value-type="string">
            <text:p>U11</text:p>
          </table:table-cell>
          <table:table-cell office:value-type="string">
            <text:p>Společná značka [-1]</text:p>
          </table:table-cell>
          <table:table-cell table:formula="of:=[.$E$2]-[.E9]" office:value-type="float" office:value="20282">
            <text:p>20282</text:p>
          </table:table-cell>
          <table:table-cell table:formula="of:=[.F9] - [.$F$2]" office:value-type="float" office:value="60915">
            <text:p>60915</text:p>
          </table:table-cell>
          <table:table-cell table:formula="of:= [.L9] - [.$L$2]" office:value-type="float" office:value="-685244">
            <text:p>- 685 244B</text:p>
          </table:table-cell>
          <table:table-cell table:formula="of:=[.G9] - [.$G$2]" office:value-type="percentage" office:value="-0.0455">
            <text:p>-4.55%</text:p>
          </table:table-cell>
          <table:table-cell table:formula="of:=[.G9] - [.$J$3]" office:value-type="percentage" office:value="0.00450000000000006">
            <text:p>0.45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6" office:value-type="string">
            <text:p>U12</text:p>
          </table:table-cell>
          <table:table-cell office:value-type="string">
            <text:p>Společná značka [0]</text:p>
          </table:table-cell>
          <table:table-cell table:formula="of:=[.$E$2]-[.E10]" office:value-type="float" office:value="2196">
            <text:p>2196</text:p>
          </table:table-cell>
          <table:table-cell table:formula="of:=[.F10] - [.$F$2]" office:value-type="float" office:value="60916">
            <text:p>60916</text:p>
          </table:table-cell>
          <table:table-cell table:formula="of:= [.L10] - [.$L$2]" office:value-type="float" office:value="3636056">
            <text:p>3 636 056B</text:p>
          </table:table-cell>
          <table:table-cell table:formula="of:=[.G10] - [.$G$2]" office:value-type="percentage" office:value="-0.0175">
            <text:p>-1.75%</text:p>
          </table:table-cell>
          <table:table-cell table:formula="of:=[.G10] - [.$J$3]" office:value-type="percentage" office:value="0.0325000000000001">
            <text:p>3.25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6" office:value-type="string">
            <text:p>U13</text:p>
          </table:table-cell>
          <table:table-cell office:value-type="string">
            <text:p>Společná značka [+1]</text:p>
          </table:table-cell>
          <table:table-cell table:formula="of:=[.$E$2]-[.E11]" office:value-type="float" office:value="19776">
            <text:p>19776</text:p>
          </table:table-cell>
          <table:table-cell table:formula="of:=[.F11] - [.$F$2]" office:value-type="float" office:value="-61594">
            <text:p>-61594</text:p>
          </table:table-cell>
          <table:table-cell table:formula="of:= [.L11] - [.$L$2]" office:value-type="float" office:value="-2333264">
            <text:p>-2 333 264B</text:p>
          </table:table-cell>
          <table:table-cell table:formula="of:=[.G11] - [.$G$2]" office:value-type="percentage" office:value="-0.0459000000000001">
            <text:p>-4.59%</text:p>
          </table:table-cell>
          <table:table-cell table:formula="of:=[.G11] - [.$J$3]" office:value-type="percentage" office:value="0.00409999999999999">
            <text:p>0.41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6" office:value-type="string">
            <text:p>U14</text:p>
          </table:table-cell>
          <table:table-cell office:value-type="string">
            <text:p>Společná značka [+2]</text:p>
          </table:table-cell>
          <table:table-cell table:formula="of:=[.$E$2]-[.E12]" office:value-type="float" office:value="28410">
            <text:p>28410</text:p>
          </table:table-cell>
          <table:table-cell table:formula="of:=[.F12] - [.$F$2]" office:value-type="float" office:value="-53544">
            <text:p>-53544</text:p>
          </table:table-cell>
          <table:table-cell table:formula="of:= [.L12] - [.$L$2]" office:value-type="float" office:value="-1875456">
            <text:p>-1 875 456B</text:p>
          </table:table-cell>
          <table:table-cell table:formula="of:=[.G12] - [.$G$2]" office:value-type="percentage" office:value="-0.0457">
            <text:p>-4.57%</text:p>
          </table:table-cell>
          <table:table-cell table:formula="of:=[.G12] - [.$J$3]" office:value-type="percentage" office:value="0.00430000000000008">
            <text:p>0.43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7" office:value-type="string">
            <text:p>U20</text:p>
          </table:table-cell>
          <table:table-cell office:value-type="string">
            <text:p>Možná lemmata [-2]</text:p>
          </table:table-cell>
          <table:table-cell table:formula="of:=[.$E$2]-[.E13]" office:value-type="float" office:value="165890">
            <text:p>165890</text:p>
          </table:table-cell>
          <table:table-cell table:formula="of:=[.F13] - [.$F$2]" office:value-type="float" office:value="-23301">
            <text:p>-23301</text:p>
          </table:table-cell>
          <table:table-cell table:formula="of:= [.L13] - [.$L$2]" office:value-type="float" office:value="-1043604">
            <text:p>-1 043 604B</text:p>
          </table:table-cell>
          <table:table-cell table:formula="of:=[.G13] - [.$G$2]" office:value-type="percentage" office:value="-0.0461">
            <text:p>-4.61%</text:p>
          </table:table-cell>
          <table:table-cell table:formula="of:=[.G13] - [.$J$3]" office:value-type="percentage" office:value="0.00390000000000001">
            <text:p>0.39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7" office:value-type="string">
            <text:p>U21</text:p>
          </table:table-cell>
          <table:table-cell office:value-type="string">
            <text:p>Možná lemmata [-1]</text:p>
          </table:table-cell>
          <table:table-cell table:formula="of:=[.$E$2]-[.E14]" office:value-type="float" office:value="143299">
            <text:p>143299</text:p>
          </table:table-cell>
          <table:table-cell table:formula="of:=[.F14] - [.$F$2]" office:value-type="float" office:value="-53668">
            <text:p>-53668</text:p>
          </table:table-cell>
          <table:table-cell table:formula="of:= [.L14] - [.$L$2]" office:value-type="float" office:value="-2190460">
            <text:p>-2 190 460B</text:p>
          </table:table-cell>
          <table:table-cell table:formula="of:=[.G14] - [.$G$2]" office:value-type="percentage" office:value="-0.00139999999999996">
            <text:p>-0.14%</text:p>
          </table:table-cell>
          <table:table-cell table:formula="of:=[.G14] - [.$J$3]" office:value-type="percentage" office:value="0.0486000000000001">
            <text:p>4.86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7" office:value-type="string">
            <text:p>U22</text:p>
          </table:table-cell>
          <table:table-cell office:value-type="string">
            <text:p>Možná lemmata [0]</text:p>
          </table:table-cell>
          <table:table-cell table:formula="of:=[.$E$2]-[.E15]" office:value-type="float" office:value="83030">
            <text:p>83030</text:p>
          </table:table-cell>
          <table:table-cell table:formula="of:=[.F15] - [.$F$2]" office:value-type="float" office:value="-68316">
            <text:p>-68316</text:p>
          </table:table-cell>
          <table:table-cell table:formula="of:= [.L15] - [.$L$2]" office:value-type="float" office:value="-3148796">
            <text:p>-3 148 796B</text:p>
          </table:table-cell>
          <table:table-cell table:formula="of:=[.G15] - [.$G$2]" office:value-type="percentage" office:value="-0.0455">
            <text:p>-4.55%</text:p>
          </table:table-cell>
          <table:table-cell table:formula="of:=[.G15] - [.$J$3]" office:value-type="percentage" office:value="0.00450000000000006">
            <text:p>0.45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7" office:value-type="string">
            <text:p>U23</text:p>
          </table:table-cell>
          <table:table-cell office:value-type="string">
            <text:p>Možná lemmata [+1]</text:p>
          </table:table-cell>
          <table:table-cell table:formula="of:=[.$E$2]-[.E16]" office:value-type="float" office:value="151355">
            <text:p>151355</text:p>
          </table:table-cell>
          <table:table-cell table:formula="of:=[.F16] - [.$F$2]" office:value-type="float" office:value="-74709">
            <text:p>-74709</text:p>
          </table:table-cell>
          <table:table-cell table:formula="of:= [.L16] - [.$L$2]" office:value-type="float" office:value="-2970800">
            <text:p>-2 970 800B</text:p>
          </table:table-cell>
          <table:table-cell table:formula="of:=[.G16] - [.$G$2]" office:value-type="percentage" office:value="-0.044">
            <text:p>-4.40%</text:p>
          </table:table-cell>
          <table:table-cell table:formula="of:=[.G16] - [.$J$3]" office:value-type="percentage" office:value="0.00600000000000001">
            <text:p>0.60%</text:p>
          </table:table-cell>
          <table:table-cell/>
          <table:table-cell table:style-name="ce87" table:formula="of:=[$L1.$A$47]" office:value-type="string" office:string-value="U23">
            <text:p>U23</text:p>
          </table:table-cell>
          <table:table-cell table:style-name="ce94" table:formula="of:=[$L1.$B$47]" office:value-type="string" office:string-value="Možná lemmata [+1]">
            <text:p>Možná lemmata [+1]</text:p>
          </table:table-cell>
          <table:table-cell table:formula="of:=[$L1.$C$47]" office:value-type="float" office:value="151355">
            <text:p>151355</text:p>
          </table:table-cell>
          <table:table-cell table:formula="of:=[$L1.$D$47]" office:value-type="float" office:value="-74709">
            <text:p>-74709</text:p>
          </table:table-cell>
          <table:table-cell table:style-name="ce101" table:formula="of:=[$L1.$E$47]" office:value-type="float" office:value="-2970800">
            <text:p>-2 970 800B</text:p>
          </table:table-cell>
          <table:table-cell table:style-name="ce100" table:formula="of:=[$L1.$F$47]" office:value-type="percentage" office:value="-0.044">
            <text:p>-4.40%</text:p>
          </table:table-cell>
          <table:table-cell table:style-name="ce106" table:formula="of:=[$L1.$G$47]" office:value-type="percentage" office:value="0.00600000000000001">
            <text:p>0.60%</text:p>
          </table:table-cell>
        </table:table-row>
        <table:table-row table:style-name="ro1">
          <table:table-cell table:style-name="ce87" office:value-type="string">
            <text:p>U24</text:p>
          </table:table-cell>
          <table:table-cell office:value-type="string">
            <text:p>Možná lemmata [+2]</text:p>
          </table:table-cell>
          <table:table-cell table:formula="of:=[.$E$2]-[.E17]" office:value-type="float" office:value="174076">
            <text:p>174076</text:p>
          </table:table-cell>
          <table:table-cell table:formula="of:=[.F17] - [.$F$2]" office:value-type="float" office:value="-42133">
            <text:p>-42133</text:p>
          </table:table-cell>
          <table:table-cell table:formula="of:= [.L17] - [.$L$2]" office:value-type="float" office:value="-1788960">
            <text:p>-1 788 960B</text:p>
          </table:table-cell>
          <table:table-cell table:formula="of:=[.G17] - [.$G$2]" office:value-type="percentage" office:value="-0.0451">
            <text:p>-4.51%</text:p>
          </table:table-cell>
          <table:table-cell table:formula="of:=[.G17] - [.$J$3]" office:value-type="percentage" office:value="0.00490000000000002">
            <text:p>0.49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5" office:value-type="string">
            <text:p>U30</text:p>
          </table:table-cell>
          <table:table-cell office:value-type="string">
            <text:p>Přípona slova [-2]</text:p>
          </table:table-cell>
          <table:table-cell table:formula="of:=[.$E$2]-[.E18]" office:value-type="float" office:value="43638">
            <text:p>43638</text:p>
          </table:table-cell>
          <table:table-cell table:formula="of:=[.F18] - [.$F$2]" office:value-type="float" office:value="-21752">
            <text:p>-21752</text:p>
          </table:table-cell>
          <table:table-cell table:formula="of:= [.L18] - [.$L$2]" office:value-type="float" office:value="-546972">
            <text:p>- 546 972B</text:p>
          </table:table-cell>
          <table:table-cell table:formula="of:=[.G18] - [.$G$2]" office:value-type="percentage" office:value="-0.0442">
            <text:p>-4.42%</text:p>
          </table:table-cell>
          <table:table-cell table:formula="of:=[.G18] - [.$J$3]" office:value-type="percentage" office:value="0.00580000000000003">
            <text:p>0.58%</text:p>
          </table:table-cell>
          <table:table-cell/>
          <table:table-cell table:style-name="ce85" table:formula="of:=[$L1.$A$49]" office:value-type="string" office:string-value="U30">
            <text:p>U30</text:p>
          </table:table-cell>
          <table:table-cell table:style-name="ce94" table:formula="of:=[$L1.$B$49]" office:value-type="string" office:string-value="Přípona slova [-2]">
            <text:p>Přípona slova [-2]</text:p>
          </table:table-cell>
          <table:table-cell table:formula="of:=[$L1.$C$49]" office:value-type="float" office:value="43638">
            <text:p>43638</text:p>
          </table:table-cell>
          <table:table-cell table:formula="of:=[$L1.$D$49]" office:value-type="float" office:value="-21752">
            <text:p>-21752</text:p>
          </table:table-cell>
          <table:table-cell table:style-name="ce101" table:formula="of:=[$L1.$E$49]" office:value-type="float" office:value="-546972">
            <text:p>- 546 972B</text:p>
          </table:table-cell>
          <table:table-cell table:style-name="ce100" table:formula="of:=[$L1.$F$49]" office:value-type="percentage" office:value="-0.0442">
            <text:p>-4.42%</text:p>
          </table:table-cell>
          <table:table-cell table:style-name="ce106" table:formula="of:=[$L1.$G$49]" office:value-type="percentage" office:value="0.00580000000000003">
            <text:p>0.58%</text:p>
          </table:table-cell>
        </table:table-row>
        <table:table-row table:style-name="ro1">
          <table:table-cell table:style-name="ce85" office:value-type="string">
            <text:p>U31</text:p>
          </table:table-cell>
          <table:table-cell office:value-type="string">
            <text:p>Přípona slova [-1]</text:p>
          </table:table-cell>
          <table:table-cell table:formula="of:=[.$E$2]-[.E19]" office:value-type="float" office:value="32870">
            <text:p>32870</text:p>
          </table:table-cell>
          <table:table-cell table:formula="of:=[.F19] - [.$F$2]" office:value-type="float" office:value="-19219">
            <text:p>-19219</text:p>
          </table:table-cell>
          <table:table-cell table:formula="of:= [.L19] - [.$L$2]" office:value-type="float" office:value="-511272">
            <text:p>- 511 272B</text:p>
          </table:table-cell>
          <table:table-cell table:formula="of:=[.G19] - [.$G$2]" office:value-type="percentage" office:value="-0.046">
            <text:p>-4.60%</text:p>
          </table:table-cell>
          <table:table-cell table:formula="of:=[.G19] - [.$J$3]" office:value-type="percentage" office:value="0.004">
            <text:p>0.40%</text:p>
          </table:table-cell>
          <table:table-cell/>
          <table:table-cell table:style-name="ce85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5" office:value-type="string">
            <text:p>U32</text:p>
          </table:table-cell>
          <table:table-cell office:value-type="string">
            <text:p>Přípona slova [0]</text:p>
          </table:table-cell>
          <table:table-cell table:formula="of:=[.$E$2]-[.E20]" office:value-type="float" office:value="6848">
            <text:p>6848</text:p>
          </table:table-cell>
          <table:table-cell table:formula="of:=[.F20] - [.$F$2]" office:value-type="float" office:value="-13741">
            <text:p>-13741</text:p>
          </table:table-cell>
          <table:table-cell table:formula="of:= [.L20] - [.$L$2]" office:value-type="float" office:value="-432208">
            <text:p>- 432 208B</text:p>
          </table:table-cell>
          <table:table-cell table:formula="of:=[.G20] - [.$G$2]" office:value-type="percentage" office:value="-0.0468000000000001">
            <text:p>-4.68%</text:p>
          </table:table-cell>
          <table:table-cell table:formula="of:=[.G20] - [.$J$3]" office:value-type="percentage" office:value="0.00319999999999998">
            <text:p>0.32%</text:p>
          </table:table-cell>
          <table:table-cell/>
          <table:table-cell table:style-name="ce85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ce85" office:value-type="string">
            <text:p>U33</text:p>
          </table:table-cell>
          <table:table-cell office:value-type="string">
            <text:p>Přípona slova [+1]</text:p>
          </table:table-cell>
          <table:table-cell table:formula="of:=[.$E$2]-[.E21]" office:value-type="float" office:value="33256">
            <text:p>33256</text:p>
          </table:table-cell>
          <table:table-cell table:formula="of:=[.F21] - [.$F$2]" office:value-type="float" office:value="-56524">
            <text:p>-56524</text:p>
          </table:table-cell>
          <table:table-cell table:formula="of:= [.L21] - [.$L$2]" office:value-type="float" office:value="-2044312">
            <text:p>-2 044 312B</text:p>
          </table:table-cell>
          <table:table-cell table:formula="of:=[.G21] - [.$G$2]" office:value-type="percentage" office:value="-0.0413">
            <text:p>-4.13%</text:p>
          </table:table-cell>
          <table:table-cell table:formula="of:=[.G21] - [.$J$3]" office:value-type="percentage" office:value="0.00870000000000004">
            <text:p>0.87%</text:p>
          </table:table-cell>
          <table:table-cell/>
          <table:table-cell table:style-name="ce85" table:formula="of:=[$L1.$A$52]" office:value-type="string" office:string-value="U33">
            <text:p>U33</text:p>
          </table:table-cell>
          <table:table-cell table:style-name="ce94" table:formula="of:=[$L1.$B$52]" office:value-type="string" office:string-value="Přípona slova [+1]">
            <text:p>Přípona slova [+1]</text:p>
          </table:table-cell>
          <table:table-cell table:formula="of:=[$L1.$C$52]" office:value-type="float" office:value="33256">
            <text:p>33256</text:p>
          </table:table-cell>
          <table:table-cell table:formula="of:=[$L1.$D$52]" office:value-type="float" office:value="-56524">
            <text:p>-56524</text:p>
          </table:table-cell>
          <table:table-cell table:style-name="ce101" table:formula="of:=[$L1.$E$52]" office:value-type="float" office:value="-2044312">
            <text:p>-2 044 312B</text:p>
          </table:table-cell>
          <table:table-cell table:style-name="ce100" table:formula="of:=[$L1.$F$52]" office:value-type="percentage" office:value="-0.0413">
            <text:p>-4.13%</text:p>
          </table:table-cell>
          <table:table-cell table:style-name="ce106" table:formula="of:=[$L1.$G$52]" office:value-type="percentage" office:value="0.00870000000000004">
            <text:p>0.87%</text:p>
          </table:table-cell>
        </table:table-row>
        <table:table-row table:style-name="ro1">
          <table:table-cell table:style-name="ce85" office:value-type="string">
            <text:p>U34</text:p>
          </table:table-cell>
          <table:table-cell office:value-type="string">
            <text:p>Přípona slova [+2]</text:p>
          </table:table-cell>
          <table:table-cell table:formula="of:=[.$E$2]-[.E22]" office:value-type="float" office:value="42945">
            <text:p>42945</text:p>
          </table:table-cell>
          <table:table-cell table:formula="of:=[.F22] - [.$F$2]" office:value-type="float" office:value="-13186">
            <text:p>-13186</text:p>
          </table:table-cell>
          <table:table-cell table:formula="of:= [.L22] - [.$L$2]" office:value-type="float" office:value="-339708">
            <text:p>- 339 708B</text:p>
          </table:table-cell>
          <table:table-cell table:formula="of:=[.G22] - [.$G$2]" office:value-type="percentage" office:value="-0.0449">
            <text:p>-4.49%</text:p>
          </table:table-cell>
          <table:table-cell table:formula="of:=[.G22] - [.$J$3]" office:value-type="percentage" office:value="0.00509999999999999">
            <text:p>0.51%</text:p>
          </table:table-cell>
          <table:table-cell/>
          <table:table-cell table:style-name="ce85" table:formula="of:=[$L1.$A$53]" office:value-type="string" office:string-value="U34">
            <text:p>U34</text:p>
          </table:table-cell>
          <table:table-cell table:style-name="ce94" table:formula="of:=[$L1.$B$53]" office:value-type="string" office:string-value="Přípona slova [+2]">
            <text:p>Přípona slova [+2]</text:p>
          </table:table-cell>
          <table:table-cell table:formula="of:=[$L1.$C$53]" office:value-type="float" office:value="42945">
            <text:p>42945</text:p>
          </table:table-cell>
          <table:table-cell table:formula="of:=[$L1.$D$53]" office:value-type="float" office:value="-13186">
            <text:p>-13186</text:p>
          </table:table-cell>
          <table:table-cell table:style-name="ce101" table:formula="of:=[$L1.$E$53]" office:value-type="float" office:value="-339708">
            <text:p>- 339 708B</text:p>
          </table:table-cell>
          <table:table-cell table:style-name="ce100" table:formula="of:=[$L1.$F$53]" office:value-type="percentage" office:value="-0.0449">
            <text:p>-4.49%</text:p>
          </table:table-cell>
          <table:table-cell table:style-name="ce106" table:formula="of:=[$L1.$G$53]" office:value-type="percentage" office:value="0.00509999999999999">
            <text:p>0.51%</text:p>
          </table:table-cell>
        </table:table-row>
        <table:table-row table:style-name="ro1">
          <table:table-cell office:value-type="string">
            <text:p>U40</text:p>
          </table:table-cell>
          <table:table-cell office:value-type="string">
            <text:p>První písmeno</text:p>
          </table:table-cell>
          <table:table-cell table:formula="of:=[.$E$2]-[.E23]" office:value-type="float" office:value="3542">
            <text:p>3542</text:p>
          </table:table-cell>
          <table:table-cell table:formula="of:=[.F23] - [.$F$2]" office:value-type="float" office:value="-38863">
            <text:p>-38863</text:p>
          </table:table-cell>
          <table:table-cell table:formula="of:= [.L23] - [.$L$2]" office:value-type="float" office:value="-476185">
            <text:p>- 476 185B</text:p>
          </table:table-cell>
          <table:table-cell table:formula="of:=[.G23] - [.$G$2]" office:value-type="percentage" office:value="-0.0453">
            <text:p>-4.53%</text:p>
          </table:table-cell>
          <table:table-cell table:formula="of:=[.G23] - [.$J$3]" office:value-type="percentage" office:value="0.00470000000000004">
            <text:p>0.47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office:value-type="string">
            <text:p>U41</text:p>
          </table:table-cell>
          <table:table-cell office:value-type="string">
            <text:p>První dvě písmena</text:p>
          </table:table-cell>
          <table:table-cell table:formula="of:=[.$E$2]-[.E24]" office:value-type="float" office:value="32709">
            <text:p>32709</text:p>
          </table:table-cell>
          <table:table-cell table:formula="of:=[.F24] - [.$F$2]" office:value-type="float" office:value="-24246">
            <text:p>-24246</text:p>
          </table:table-cell>
          <table:table-cell table:formula="of:= [.L24] - [.$L$2]" office:value-type="float" office:value="-710276">
            <text:p>- 710 276B</text:p>
          </table:table-cell>
          <table:table-cell table:formula="of:=[.G24] - [.$G$2]" office:value-type="percentage" office:value="-0.0444">
            <text:p>-4.44%</text:p>
          </table:table-cell>
          <table:table-cell table:formula="of:=[.G24] - [.$J$3]" office:value-type="percentage" office:value="0.00560000000000005">
            <text:p>0.56%</text:p>
          </table:table-cell>
          <table:table-cell/>
          <table:table-cell table:style-name="ce88" table:formula="of:=[$L1.$A$55]" office:value-type="string" office:string-value="U41">
            <text:p>U41</text:p>
          </table:table-cell>
          <table:table-cell table:style-name="ce94" table:formula="of:=[$L1.$B$55]" office:value-type="string" office:string-value="První dvě písmena">
            <text:p>První dvě písmena</text:p>
          </table:table-cell>
          <table:table-cell table:formula="of:=[$L1.$C$55]" office:value-type="float" office:value="32709">
            <text:p>32709</text:p>
          </table:table-cell>
          <table:table-cell table:formula="of:=[$L1.$D$55]" office:value-type="float" office:value="-24246">
            <text:p>-24246</text:p>
          </table:table-cell>
          <table:table-cell table:style-name="ce101" table:formula="of:=[$L1.$E$55]" office:value-type="float" office:value="-710276">
            <text:p>- 710 276B</text:p>
          </table:table-cell>
          <table:table-cell table:style-name="ce100" table:formula="of:=[$L1.$F$55]" office:value-type="percentage" office:value="-0.0444">
            <text:p>-4.44%</text:p>
          </table:table-cell>
          <table:table-cell table:style-name="ce106" table:formula="of:=[$L1.$G$55]" office:value-type="percentage" office:value="0.00560000000000005">
            <text:p>0.56%</text:p>
          </table:table-cell>
        </table:table-row>
        <table:table-row table:style-name="ro1">
          <table:table-cell office:value-type="string">
            <text:p>U42</text:p>
          </table:table-cell>
          <table:table-cell office:value-type="string">
            <text:p>První tři písmena</text:p>
          </table:table-cell>
          <table:table-cell table:formula="of:=[.$E$2]-[.E25]" office:value-type="float" office:value="63397">
            <text:p>63397</text:p>
          </table:table-cell>
          <table:table-cell table:formula="of:=[.F25] - [.$F$2]" office:value-type="float" office:value="-44076">
            <text:p>-44076</text:p>
          </table:table-cell>
          <table:table-cell table:formula="of:= [.L25] - [.$L$2]" office:value-type="float" office:value="-1536212">
            <text:p>-1 536 212B</text:p>
          </table:table-cell>
          <table:table-cell table:formula="of:=[.G25] - [.$G$2]" office:value-type="percentage" office:value="-0.0451">
            <text:p>-4.51%</text:p>
          </table:table-cell>
          <table:table-cell table:formula="of:=[.G25] - [.$J$3]" office:value-type="percentage" office:value="0.00490000000000002">
            <text:p>0.49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office:value-type="string">
            <text:p>U43</text:p>
          </table:table-cell>
          <table:table-cell office:value-type="string">
            <text:p>Poslední písmeno</text:p>
          </table:table-cell>
          <table:table-cell table:formula="of:=[.$E$2]-[.E26]" office:value-type="float" office:value="2560">
            <text:p>2560</text:p>
          </table:table-cell>
          <table:table-cell table:formula="of:=[.F26] - [.$F$2]" office:value-type="float" office:value="-32583">
            <text:p>-32583</text:p>
          </table:table-cell>
          <table:table-cell table:formula="of:= [.L26] - [.$L$2]" office:value-type="float" office:value="-1142404">
            <text:p>-1 142 404B</text:p>
          </table:table-cell>
          <table:table-cell table:formula="of:=[.G26] - [.$G$2]" office:value-type="percentage" office:value="-0.0462">
            <text:p>-4.62%</text:p>
          </table:table-cell>
          <table:table-cell table:formula="of:=[.G26] - [.$J$3]" office:value-type="percentage" office:value="0.00380000000000003">
            <text:p>0.38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office:value-type="string">
            <text:p>U50</text:p>
          </table:table-cell>
          <table:table-cell office:value-type="string">
            <text:p>Velikost písmen</text:p>
          </table:table-cell>
          <table:table-cell table:formula="of:=[.$E$2]-[.E27]" office:value-type="float" office:value="1503">
            <text:p>1503</text:p>
          </table:table-cell>
          <table:table-cell table:formula="of:=[.F27] - [.$F$2]" office:value-type="float" office:value="-56472">
            <text:p>-56472</text:p>
          </table:table-cell>
          <table:table-cell table:formula="of:= [.L27] - [.$L$2]" office:value-type="float" office:value="-2146388">
            <text:p>-2 146 388B</text:p>
          </table:table-cell>
          <table:table-cell table:formula="of:=[.G27] - [.$G$2]" office:value-type="percentage" office:value="-0.0454">
            <text:p>-4.54%</text:p>
          </table:table-cell>
          <table:table-cell table:formula="of:=[.G27] - [.$J$3]" office:value-type="percentage" office:value="0.00460000000000005">
            <text:p>0.46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office:value-type="string">
            <text:p>U51</text:p>
          </table:table-cell>
          <table:table-cell office:value-type="string">
            <text:p>Pozice ve větě</text:p>
          </table:table-cell>
          <table:table-cell table:formula="of:=[.$E$2]-[.E28]" office:value-type="float" office:value="18563">
            <text:p>18563</text:p>
          </table:table-cell>
          <table:table-cell table:formula="of:=[.F28] - [.$F$2]" office:value-type="float" office:value="-63985">
            <text:p>-63985</text:p>
          </table:table-cell>
          <table:table-cell table:formula="of:= [.L28] - [.$L$2]" office:value-type="float" office:value="-2302780">
            <text:p>-2 302 780B</text:p>
          </table:table-cell>
          <table:table-cell table:formula="of:=[.G28] - [.$G$2]" office:value-type="percentage" office:value="-0.00890000000000002">
            <text:p>-0.89%</text:p>
          </table:table-cell>
          <table:table-cell table:formula="of:=[.G28] - [.$J$3]" office:value-type="percentage" office:value="0.0411">
            <text:p>4.11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office:value-type="string">
            <text:p>U52</text:p>
          </table:table-cell>
          <table:table-cell table:style-name="ce95" office:value-type="string">
            <text:p>Délka slova</text:p>
          </table:table-cell>
          <table:table-cell table:formula="of:=[.$E$2]-[.E29]" office:value-type="float" office:value="3542">
            <text:p>3542</text:p>
          </table:table-cell>
          <table:table-cell table:formula="of:=[.F29] - [.$F$2]" office:value-type="float" office:value="-38863">
            <text:p>-38863</text:p>
          </table:table-cell>
          <table:table-cell table:formula="of:= [.L29] - [.$L$2]" office:value-type="float" office:value="-1400800">
            <text:p>-1 400 800B</text:p>
          </table:table-cell>
          <table:table-cell table:formula="of:=[.G29] - [.$G$2]" office:value-type="percentage" office:value="-0.0453">
            <text:p>-4.53%</text:p>
          </table:table-cell>
          <table:table-cell table:formula="of:=[.G29] - [.$J$3]" office:value-type="percentage" office:value="0.00470000000000004">
            <text:p>0.47%</text:p>
          </table:table-cell>
          <table:table-cell/>
          <table:table-cell table:style-name="ce88"/>
          <table:table-cell table:style-name="ce95"/>
          <table:table-cell table:number-columns-repeated="2"/>
          <table:table-cell table:style-name="ce101"/>
          <table:table-cell table:style-name="ce100"/>
          <table:table-cell table:style-name="ce106"/>
        </table:table-row>
        <table:table-row table:style-name="ro1">
          <table:table-cell office:value-type="string">
            <text:p>U53</text:p>
          </table:table-cell>
          <table:table-cell table:style-name="Default" office:value-type="string">
            <text:p>Značka nejbl. slovesa</text:p>
          </table:table-cell>
          <table:table-cell table:formula="of:=[.$E$2]-[.E30]" office:value-type="float" office:value="10102">
            <text:p>10102</text:p>
          </table:table-cell>
          <table:table-cell table:formula="of:=[.F30] - [.$F$2]" office:value-type="float" office:value="-37928">
            <text:p>-37928</text:p>
          </table:table-cell>
          <table:table-cell table:formula="of:= [.L30] - [.$L$2]" office:value-type="float" office:value="-1360712">
            <text:p>-1 360 712B</text:p>
          </table:table-cell>
          <table:table-cell table:formula="of:=[.G30] - [.$G$2]" office:value-type="percentage" office:value="-0.0478000000000001">
            <text:p>-4.78%</text:p>
          </table:table-cell>
          <table:table-cell table:formula="of:=[.G30] - [.$J$3]" office:value-type="percentage" office:value="0.00219999999999998">
            <text:p>0.22%</text:p>
          </table:table-cell>
          <table:table-cell/>
          <table:table-cell table:style-name="ce88"/>
          <table:table-cell table:number-columns-repeated="3"/>
          <table:table-cell table:style-name="ce101"/>
          <table:table-cell table:style-name="ce100"/>
          <table:table-cell table:style-name="ce106"/>
        </table:table-row>
        <table:table-row table:style-name="ro1">
          <table:table-cell table:style-name="Default" table:number-columns-repeated="7"/>
          <table:table-cell table:number-columns-repeated="2"/>
          <table:table-cell table:formula="of:=SUM([.J55:.J61])" office:value-type="float" office:value="0">
            <text:p>0</text:p>
          </table:table-cell>
          <table:table-cell table:style-name="Default" table:formula="of:=SUM([.K38:.K55])" office:value-type="float" office:value="508730">
            <text:p>508730</text:p>
          </table:table-cell>
          <table:table-cell table:style-name="Default" table:formula="of:=SUM([.L38:.L55])" office:value-type="float" office:value="-260770">
            <text:p>-260770</text:p>
          </table:table-cell>
          <table:table-cell table:formula="of:=SUM([.M38:.M55])" office:value-type="float" office:value="-9539736">
            <text:p>-9539736</text:p>
          </table:table-cell>
          <table:table-cell table:formula="of:=SUM([.N38:.N55])" office:value-type="percentage" office:value="-0.2612">
            <text:p>-26.12%</text:p>
          </table:table-cell>
          <table:table-cell table:formula="of:=SUM([.O38:.O55])" office:value-type="percentage" office:value="0.0388000000000002">
            <text:p>3.88%</text:p>
          </table:table-cell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 table:formula="of:=[.E2] - [.K62]" office:value-type="float" office:value="1493626">
            <text:p>1493626</text:p>
          </table:table-cell>
          <table:table-cell table:style-name="Default" table:formula="of:=[.F2] + [.L62]" office:value-type="float" office:value="227474">
            <text:p>227474</text:p>
          </table:table-cell>
          <table:table-cell table:formula="of:=[.L2] + [.M62]" office:value-type="float" office:value="10182796">
            <text:p>10182796</text:p>
          </table:table-cell>
          <table:table-cell/>
          <table:table-cell table:formula="of:=[.J3] + [.O62]" office:value-type="percentage" office:value="0.9238">
            <text:p>92.38%</text:p>
          </table:table-cell>
        </table:table-row>
      </table:table>
      <table:table table:name="L2" table:style-name="ta1" table:print="false">
        <table:table-column table:style-name="co13" table:default-cell-style-name="Default"/>
        <table:table-column table:style-name="co13" table:default-cell-style-name="ce1"/>
        <table:table-column table:style-name="co36" table:default-cell-style-name="ce1"/>
        <table:table-column table:style-name="co13" table:default-cell-style-name="ce120"/>
        <table:table-column table:style-name="co13" table:default-cell-style-name="ce123"/>
        <table:table-column table:style-name="co13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number-columns-repeated="2" table:default-cell-style-name="ce1"/>
        <table:table-column table:style-name="co13" table:default-cell-style-name="Default"/>
        <table:table-row table:style-name="ro6">
          <table:table-cell table:style-name="ce108" office:value-type="string">
            <text:p>Vynechaný příznak</text:p>
          </table:table-cell>
          <table:table-cell table:style-name="Default" office:value-type="string">
            <text:p>počet iterací</text:p>
          </table:table-cell>
          <table:table-cell table:style-name="ce56" office:value-type="string">
            <text:p>trénovací čas</text:p>
          </table:table-cell>
          <table:table-cell table:style-name="ce56" office:value-type="string">
            <text:p>velikost modelu</text:p>
          </table:table-cell>
          <table:table-cell table:style-name="ce56" office:value-type="string">
            <text:p>Úspěšnost určení jednotlivých slov</text:p>
          </table:table-cell>
          <table:table-cell table:style-name="ce56" office:value-type="string">
            <text:p>Úspěšnost určení celých vět</text:p>
          </table:table-cell>
          <table:table-cell table:number-columns-repeated="2"/>
          <table:table-cell table:style-name="ce80"/>
          <table:table-cell table:style-name="ce56" office:value-type="string">
            <text:p>Počet příznaků</text:p>
          </table:table-cell>
          <table:table-cell table:style-name="ce56" office:value-type="string">
            <text:p>testovací čas</text:p>
          </table:table-cell>
          <table:table-cell/>
        </table:table-row>
        <table:table-row table:style-name="ro1">
          <table:table-cell table:style-name="ce109" office:value-type="string">
            <text:p>-</text:p>
          </table:table-cell>
          <table:table-cell office:value-type="float" office:value="85">
            <text:p>85</text:p>
          </table:table-cell>
          <table:table-cell office:value-type="string">
            <text:p>68h 18m</text:p>
          </table:table-cell>
          <table:table-cell office:value-type="float" office:value="76697368">
            <text:p>76 697 368B</text:p>
          </table:table-cell>
          <table:table-cell table:style-name="ce17" office:value-type="percentage" office:value="0.9217">
            <text:p>92.17%</text:p>
          </table:table-cell>
          <table:table-cell table:style-name="ce17" office:value-type="percentage" office:value="0.3781">
            <text:p>37.81%</text:p>
          </table:table-cell>
          <table:table-cell table:number-columns-repeated="3"/>
          <table:table-cell office:value-type="float" office:value="2002356">
            <text:p>2002356</text:p>
          </table:table-cell>
          <table:table-cell office:value-type="string">
            <text:p>385s</text:p>
          </table:table-cell>
          <table:table-cell/>
        </table:table-row>
        <table:table-row table:style-name="ro1">
          <table:table-cell table:style-name="ce109" office:value-type="string">
            <text:p>U00</text:p>
          </table:table-cell>
          <table:table-cell office:value-type="float" office:value="92">
            <text:p>92</text:p>
          </table:table-cell>
          <table:table-cell office:value-type="string">
            <text:p>97h 42m</text:p>
          </table:table-cell>
          <table:table-cell office:value-type="float" office:value="68334112">
            <text:p>68 334 112B</text:p>
          </table:table-cell>
          <table:table-cell table:style-name="ce22" office:value-type="percentage" office:value="0.9206">
            <text:p>92.06%</text:p>
          </table:table-cell>
          <table:table-cell table:style-name="ce17" office:value-type="percentage" office:value="0.3718">
            <text:p>37.18%</text:p>
          </table:table-cell>
          <table:table-cell table:number-columns-repeated="3"/>
          <table:table-cell office:value-type="float" office:value="1795523">
            <text:p>1795523</text:p>
          </table:table-cell>
          <table:table-cell office:value-type="string">
            <text:p>616s</text:p>
          </table:table-cell>
          <table:table-cell/>
        </table:table-row>
        <table:table-row table:style-name="ro1">
          <table:table-cell table:style-name="ce109" office:value-type="string">
            <text:p>U01</text:p>
          </table:table-cell>
          <table:table-cell office:value-type="float" office:value="89">
            <text:p>89</text:p>
          </table:table-cell>
          <table:table-cell office:value-type="string">
            <text:p>94h 11m</text:p>
          </table:table-cell>
          <table:table-cell office:value-type="float" office:value="68711220">
            <text:p>68 711 220B</text:p>
          </table:table-cell>
          <table:table-cell table:style-name="ce22" office:value-type="percentage" office:value="0.9006">
            <text:p>90.06%</text:p>
          </table:table-cell>
          <table:table-cell table:style-name="ce17" office:value-type="percentage" office:value="0.2314">
            <text:p>23.14%</text:p>
          </table:table-cell>
          <table:table-cell table:number-columns-repeated="3"/>
          <table:table-cell office:value-type="float" office:value="1820650">
            <text:p>1820650</text:p>
          </table:table-cell>
          <table:table-cell office:value-type="string">
            <text:p>619s</text:p>
          </table:table-cell>
          <table:table-cell/>
        </table:table-row>
        <table:table-row table:style-name="ro1">
          <table:table-cell table:style-name="ce110" office:value-type="string">
            <text:p>U02</text:p>
          </table:table-cell>
          <table:table-cell office:value-type="float" office:value="89">
            <text:p>89</text:p>
          </table:table-cell>
          <table:table-cell office:value-type="string">
            <text:p>111h 48m</text:p>
          </table:table-cell>
          <table:table-cell office:value-type="float" office:value="70778636">
            <text:p>70 778 636B</text:p>
          </table:table-cell>
          <table:table-cell table:style-name="ce22" office:value-type="percentage" office:value="0.9281">
            <text:p>92.81%</text:p>
          </table:table-cell>
          <table:table-cell table:style-name="ce17" office:value-type="percentage" office:value="0.4313">
            <text:p>43.13%</text:p>
          </table:table-cell>
          <table:table-cell table:number-columns-repeated="3"/>
          <table:table-cell office:value-type="float" office:value="1908841">
            <text:p>1908841</text:p>
          </table:table-cell>
          <table:table-cell office:value-type="string">
            <text:p>608s</text:p>
          </table:table-cell>
          <table:table-cell/>
        </table:table-row>
        <table:table-row table:style-name="ro1">
          <table:table-cell table:style-name="ce110" office:value-type="string">
            <text:p>U03</text:p>
          </table:table-cell>
          <table:table-cell office:value-type="float" office:value="93">
            <text:p>93</text:p>
          </table:table-cell>
          <table:table-cell office:value-type="string">
            <text:p>110h 56m</text:p>
          </table:table-cell>
          <table:table-cell office:value-type="float" office:value="69117464">
            <text:p>69 117 464B</text:p>
          </table:table-cell>
          <table:table-cell table:style-name="ce22" office:value-type="percentage" office:value="0.9321">
            <text:p>93.21%</text:p>
          </table:table-cell>
          <table:table-cell table:style-name="ce17" office:value-type="percentage" office:value="0.4561">
            <text:p>45.61%</text:p>
          </table:table-cell>
          <table:table-cell table:number-columns-repeated="3"/>
          <table:table-cell office:value-type="float" office:value="1827303">
            <text:p>1827303</text:p>
          </table:table-cell>
          <table:table-cell office:value-type="string">
            <text:p>614s</text:p>
          </table:table-cell>
          <table:table-cell/>
        </table:table-row>
        <table:table-row table:style-name="ro1">
          <table:table-cell table:style-name="ce110" office:value-type="string">
            <text:p>U04</text:p>
          </table:table-cell>
          <table:table-cell office:value-type="float" office:value="89">
            <text:p>89</text:p>
          </table:table-cell>
          <table:table-cell office:value-type="string">
            <text:p>74h 25m</text:p>
          </table:table-cell>
          <table:table-cell office:value-type="float" office:value="69117464">
            <text:p>69 117 464B</text:p>
          </table:table-cell>
          <table:table-cell table:style-name="ce17" office:value-type="percentage" office:value="0.9334">
            <text:p>93.34%</text:p>
          </table:table-cell>
          <table:table-cell table:style-name="ce17" office:value-type="percentage" office:value="0.4675">
            <text:p>46.75%</text:p>
          </table:table-cell>
          <table:table-cell table:number-columns-repeated="3"/>
          <table:table-cell office:value-type="float" office:value="1827303">
            <text:p>1827303</text:p>
          </table:table-cell>
          <table:table-cell office:value-type="string">
            <text:p>668s</text:p>
          </table:table-cell>
          <table:table-cell/>
        </table:table-row>
        <table:table-row table:style-name="ro1">
          <table:table-cell table:style-name="ce109" office:value-type="string">
            <text:p>U10</text:p>
          </table:table-cell>
          <table:table-cell office:value-type="float" office:value="87">
            <text:p>87</text:p>
          </table:table-cell>
          <table:table-cell office:value-type="string">
            <text:p>74h 2m</text:p>
          </table:table-cell>
          <table:table-cell office:value-type="float" office:value="75978768">
            <text:p>75 978 768B</text:p>
          </table:table-cell>
          <table:table-cell table:style-name="ce22" office:value-type="percentage" office:value="0.9225">
            <text:p>92.25%</text:p>
          </table:table-cell>
          <table:table-cell table:style-name="ce17" office:value-type="percentage" office:value="0.3821">
            <text:p>38.21%</text:p>
          </table:table-cell>
          <table:table-cell table:number-columns-repeated="3"/>
          <table:table-cell office:value-type="float" office:value="1973324">
            <text:p>1973324</text:p>
          </table:table-cell>
          <table:table-cell office:value-type="string">
            <text:p>615s</text:p>
          </table:table-cell>
          <table:table-cell/>
        </table:table-row>
        <table:table-row table:style-name="ro1">
          <table:table-cell table:style-name="ce109" office:value-type="string">
            <text:p>U11</text:p>
          </table:table-cell>
          <table:table-cell office:value-type="float" office:value="87">
            <text:p>87</text:p>
          </table:table-cell>
          <table:table-cell office:value-type="string">
            <text:p>78h 34m</text:p>
          </table:table-cell>
          <table:table-cell office:value-type="float" office:value="76188624">
            <text:p>76 188 624B</text:p>
          </table:table-cell>
          <table:table-cell table:style-name="ce17" office:value-type="percentage" office:value="0.9188">
            <text:p>91.88%</text:p>
          </table:table-cell>
          <table:table-cell table:style-name="ce17" office:value-type="percentage" office:value="0.3602">
            <text:p>36.02%</text:p>
          </table:table-cell>
          <table:table-cell table:number-columns-repeated="3"/>
          <table:table-cell office:value-type="float" office:value="1982074">
            <text:p>1982074</text:p>
          </table:table-cell>
          <table:table-cell office:value-type="string">
            <text:p>618s</text:p>
          </table:table-cell>
          <table:table-cell/>
        </table:table-row>
        <table:table-row table:style-name="ro1">
          <table:table-cell table:style-name="ce109" office:value-type="string">
            <text:p>U12</text:p>
          </table:table-cell>
          <table:table-cell office:value-type="float" office:value="106">
            <text:p>106</text:p>
          </table:table-cell>
          <table:table-cell office:value-type="string">
            <text:p>109h 0m</text:p>
          </table:table-cell>
          <table:table-cell office:value-type="float" office:value="76622728">
            <text:p>76 622 728B</text:p>
          </table:table-cell>
          <table:table-cell table:style-name="ce17" office:value-type="percentage" office:value="0.8841">
            <text:p>88.41%</text:p>
          </table:table-cell>
          <table:table-cell table:style-name="ce17" office:value-type="percentage" office:value="0.2138">
            <text:p>21.38%</text:p>
          </table:table-cell>
          <table:table-cell table:number-columns-repeated="3"/>
          <table:table-cell office:value-type="float" office:value="2000160">
            <text:p>2000160</text:p>
          </table:table-cell>
          <table:table-cell office:value-type="string">
            <text:p>614s</text:p>
          </table:table-cell>
          <table:table-cell/>
        </table:table-row>
        <table:table-row table:style-name="ro1">
          <table:table-cell table:style-name="ce109" office:value-type="string">
            <text:p>U13</text:p>
          </table:table-cell>
          <table:table-cell office:value-type="float" office:value="85">
            <text:p>85</text:p>
          </table:table-cell>
          <table:table-cell office:value-type="string">
            <text:p>117h 7m</text:p>
          </table:table-cell>
          <table:table-cell office:value-type="float" office:value="76200816">
            <text:p>76 200 816B</text:p>
          </table:table-cell>
          <table:table-cell table:style-name="ce22" office:value-type="percentage" office:value="0.9354">
            <text:p>93.54%</text:p>
          </table:table-cell>
          <table:table-cell table:style-name="ce17" office:value-type="percentage" office:value="0.4815">
            <text:p>48.15%</text:p>
          </table:table-cell>
          <table:table-cell table:number-columns-repeated="3"/>
          <table:table-cell office:value-type="float" office:value="1982580">
            <text:p>1982580</text:p>
          </table:table-cell>
          <table:table-cell office:value-type="string">
            <text:p>1267s</text:p>
          </table:table-cell>
          <table:table-cell/>
        </table:table-row>
        <table:table-row table:style-name="ro1">
          <table:table-cell table:style-name="ce109" office:value-type="string">
            <text:p>U14</text:p>
          </table:table-cell>
          <table:table-cell office:value-type="float" office:value="84">
            <text:p>84</text:p>
          </table:table-cell>
          <table:table-cell office:value-type="string">
            <text:p>132h 24m</text:p>
          </table:table-cell>
          <table:table-cell office:value-type="float" office:value="75993648">
            <text:p>75 993 648B</text:p>
          </table:table-cell>
          <table:table-cell table:style-name="ce17" office:value-type="percentage" office:value="0.9283">
            <text:p>92.83%</text:p>
          </table:table-cell>
          <table:table-cell table:style-name="ce17" office:value-type="percentage" office:value="0.4247">
            <text:p>42.47%</text:p>
          </table:table-cell>
          <table:table-cell table:number-columns-repeated="3"/>
          <table:table-cell office:value-type="float" office:value="1973946">
            <text:p>1973946</text:p>
          </table:table-cell>
          <table:table-cell office:value-type="string">
            <text:p>988s</text:p>
          </table:table-cell>
          <table:table-cell/>
        </table:table-row>
        <table:table-row table:style-name="ro1">
          <table:table-cell table:style-name="ce111" office:value-type="string">
            <text:p>U20</text:p>
          </table:table-cell>
          <table:table-cell office:value-type="float" office:value="90">
            <text:p>90</text:p>
          </table:table-cell>
          <table:table-cell office:value-type="string">
            <text:p>88h 28m</text:p>
          </table:table-cell>
          <table:table-cell office:value-type="float" office:value="70713648">
            <text:p>70 713 648B</text:p>
          </table:table-cell>
          <table:table-cell table:style-name="ce17" office:value-type="percentage" office:value="0.9265">
            <text:p>92.65%</text:p>
          </table:table-cell>
          <table:table-cell table:style-name="ce17" office:value-type="percentage" office:value="0.411">
            <text:p>41.10%</text:p>
          </table:table-cell>
          <table:table-cell table:number-columns-repeated="3"/>
          <table:table-cell office:value-type="float" office:value="1836466">
            <text:p>1836466</text:p>
          </table:table-cell>
          <table:table-cell office:value-type="string">
            <text:p>609s</text:p>
          </table:table-cell>
          <table:table-cell/>
        </table:table-row>
        <table:table-row table:style-name="ro1">
          <table:table-cell table:style-name="ce111" office:value-type="string">
            <text:p>U21</text:p>
          </table:table-cell>
          <table:table-cell office:value-type="float" office:value="86">
            <text:p>86</text:p>
          </table:table-cell>
          <table:table-cell office:value-type="string">
            <text:p>103h 12m</text:p>
          </table:table-cell>
          <table:table-cell office:value-type="float" office:value="71135652">
            <text:p>71 135 652B</text:p>
          </table:table-cell>
          <table:table-cell table:style-name="ce22" office:value-type="percentage" office:value="0.9264">
            <text:p>92.64%</text:p>
          </table:table-cell>
          <table:table-cell table:style-name="ce17" office:value-type="percentage" office:value="0.4196">
            <text:p>41.96%</text:p>
          </table:table-cell>
          <table:table-cell table:number-columns-repeated="3"/>
          <table:table-cell office:value-type="float" office:value="1859057">
            <text:p>1859057</text:p>
          </table:table-cell>
          <table:table-cell office:value-type="string">
            <text:p>616s</text:p>
          </table:table-cell>
          <table:table-cell/>
        </table:table-row>
        <table:table-row table:style-name="ro1">
          <table:table-cell table:style-name="ce111" office:value-type="string">
            <text:p>U22</text:p>
          </table:table-cell>
          <table:table-cell office:value-type="float" office:value="87">
            <text:p>87</text:p>
          </table:table-cell>
          <table:table-cell office:value-type="string">
            <text:p>145h 2m</text:p>
          </table:table-cell>
          <table:table-cell office:value-type="float" office:value="72557072">
            <text:p>72 557 072B</text:p>
          </table:table-cell>
          <table:table-cell table:style-name="ce17" office:value-type="percentage" office:value="0.9252">
            <text:p>92.52%</text:p>
          </table:table-cell>
          <table:table-cell table:style-name="ce17" office:value-type="percentage" office:value="0.4071">
            <text:p>40.71%</text:p>
          </table:table-cell>
          <table:table-cell table:number-columns-repeated="3"/>
          <table:table-cell office:value-type="float" office:value="1919326">
            <text:p>1919326</text:p>
          </table:table-cell>
          <table:table-cell office:value-type="string">
            <text:p>1393s</text:p>
          </table:table-cell>
          <table:table-cell/>
        </table:table-row>
        <table:table-row table:style-name="ro1">
          <table:table-cell table:style-name="ce111" office:value-type="string">
            <text:p>U23</text:p>
          </table:table-cell>
          <table:table-cell office:value-type="float" office:value="86">
            <text:p>86</text:p>
          </table:table-cell>
          <table:table-cell office:value-type="string">
            <text:p>0h 0m</text:p>
          </table:table-cell>
          <table:table-cell office:value-type="float" office:value="70987512">
            <text:p>70 987 512B</text:p>
          </table:table-cell>
          <table:table-cell table:style-name="ce22" office:value-type="percentage" office:value="0.9319">
            <text:p>93.19%</text:p>
          </table:table-cell>
          <table:table-cell table:style-name="ce17" office:value-type="percentage" office:value="0.4522">
            <text:p>45.22%</text:p>
          </table:table-cell>
          <table:table-cell table:number-columns-repeated="3"/>
          <table:table-cell office:value-type="float" office:value="1851001">
            <text:p>1851001</text:p>
          </table:table-cell>
          <table:table-cell office:value-type="string">
            <text:p>380s</text:p>
          </table:table-cell>
          <table:table-cell/>
        </table:table-row>
        <table:table-row table:style-name="ro1">
          <table:table-cell table:style-name="ce111" office:value-type="string">
            <text:p>U24</text:p>
          </table:table-cell>
          <table:table-cell office:value-type="float" office:value="85">
            <text:p>85</text:p>
          </table:table-cell>
          <table:table-cell office:value-type="string">
            <text:p>0h 0m</text:p>
          </table:table-cell>
          <table:table-cell office:value-type="float" office:value="70507312">
            <text:p>70 507 312B</text:p>
          </table:table-cell>
          <table:table-cell table:style-name="ce22" office:value-type="percentage" office:value="0.9267">
            <text:p>92.67%</text:p>
          </table:table-cell>
          <table:table-cell table:style-name="ce17" office:value-type="percentage" office:value="0.4078">
            <text:p>40.78%</text:p>
          </table:table-cell>
          <table:table-cell table:number-columns-repeated="3"/>
          <table:table-cell office:value-type="float" office:value="1828280">
            <text:p>1828280</text:p>
          </table:table-cell>
          <table:table-cell office:value-type="string">
            <text:p>406s</text:p>
          </table:table-cell>
          <table:table-cell/>
        </table:table-row>
        <table:table-row table:style-name="ro1">
          <table:table-cell table:style-name="ce112" office:value-type="string">
            <text:p>U30</text:p>
          </table:table-cell>
          <table:table-cell office:value-type="float" office:value="82">
            <text:p>82</text:p>
          </table:table-cell>
          <table:table-cell office:value-type="string">
            <text:p>137h 37m</text:p>
          </table:table-cell>
          <table:table-cell office:value-type="float" office:value="75593472">
            <text:p>75 593 472B</text:p>
          </table:table-cell>
          <table:table-cell table:style-name="ce17" office:value-type="percentage" office:value="0.9274">
            <text:p>92.74%</text:p>
          </table:table-cell>
          <table:table-cell table:style-name="ce17" office:value-type="percentage" office:value="0.4184">
            <text:p>41.84%</text:p>
          </table:table-cell>
          <table:table-cell table:number-columns-repeated="3"/>
          <table:table-cell office:value-type="float" office:value="1958718">
            <text:p>1958718</text:p>
          </table:table-cell>
          <table:table-cell office:value-type="string">
            <text:p>1400s</text:p>
          </table:table-cell>
          <table:table-cell/>
        </table:table-row>
        <table:table-row table:style-name="ro1">
          <table:table-cell table:style-name="ce112" office:value-type="string">
            <text:p>U31</text:p>
          </table:table-cell>
          <table:table-cell office:value-type="float" office:value="84">
            <text:p>84</text:p>
          </table:table-cell>
          <table:table-cell office:value-type="string">
            <text:p>84h 49m</text:p>
          </table:table-cell>
          <table:table-cell office:value-type="float" office:value="75850056">
            <text:p>75 850 056B</text:p>
          </table:table-cell>
          <table:table-cell table:style-name="ce17" office:value-type="percentage" office:value="0.928">
            <text:p>92.80%</text:p>
          </table:table-cell>
          <table:table-cell table:style-name="ce17" office:value-type="percentage" office:value="0.4209">
            <text:p>42.09%</text:p>
          </table:table-cell>
          <table:table-cell table:number-columns-repeated="3"/>
          <table:table-cell office:value-type="float" office:value="1969486">
            <text:p>1969486</text:p>
          </table:table-cell>
          <table:table-cell office:value-type="string">
            <text:p>605s</text:p>
          </table:table-cell>
          <table:table-cell/>
        </table:table-row>
        <table:table-row table:style-name="ro1">
          <table:table-cell table:style-name="ce112" office:value-type="string">
            <text:p>U32</text:p>
          </table:table-cell>
          <table:table-cell office:value-type="float" office:value="87">
            <text:p>87</text:p>
          </table:table-cell>
          <table:table-cell office:value-type="string">
            <text:p>71h 9m</text:p>
          </table:table-cell>
          <table:table-cell office:value-type="float" office:value="76473724">
            <text:p>76 473 724B</text:p>
          </table:table-cell>
          <table:table-cell table:style-name="ce17" office:value-type="percentage" office:value="0.9165">
            <text:p>91.65%</text:p>
          </table:table-cell>
          <table:table-cell table:style-name="ce17" office:value-type="percentage" office:value="0.3223">
            <text:p>32.23%</text:p>
          </table:table-cell>
          <table:table-cell table:number-columns-repeated="3"/>
          <table:table-cell office:value-type="float" office:value="1995508">
            <text:p>1995508</text:p>
          </table:table-cell>
          <table:table-cell office:value-type="string">
            <text:p>382s</text:p>
          </table:table-cell>
          <table:table-cell/>
        </table:table-row>
        <table:table-row table:style-name="ro1">
          <table:table-cell table:style-name="ce112" office:value-type="string">
            <text:p>U33</text:p>
          </table:table-cell>
          <table:table-cell office:value-type="float" office:value="85">
            <text:p>85</text:p>
          </table:table-cell>
          <table:table-cell office:value-type="string">
            <text:p>110h 53m</text:p>
          </table:table-cell>
          <table:table-cell office:value-type="float" office:value="75841520">
            <text:p>75 841 520B</text:p>
          </table:table-cell>
          <table:table-cell table:style-name="ce17" office:value-type="percentage" office:value="0.9303">
            <text:p>93.03%</text:p>
          </table:table-cell>
          <table:table-cell table:style-name="ce17" office:value-type="percentage" office:value="0.4406">
            <text:p>44.06%</text:p>
          </table:table-cell>
          <table:table-cell table:number-columns-repeated="3"/>
          <table:table-cell office:value-type="float" office:value="1969100">
            <text:p>1969100</text:p>
          </table:table-cell>
          <table:table-cell office:value-type="string">
            <text:p>541s</text:p>
          </table:table-cell>
          <table:table-cell/>
        </table:table-row>
        <table:table-row table:style-name="ro1">
          <table:table-cell table:style-name="ce112" office:value-type="string">
            <text:p>U34</text:p>
          </table:table-cell>
          <table:table-cell office:value-type="float" office:value="82">
            <text:p>82</text:p>
          </table:table-cell>
          <table:table-cell office:value-type="string">
            <text:p>85h 21m</text:p>
          </table:table-cell>
          <table:table-cell office:value-type="float" office:value="75610748">
            <text:p>75 610 748B</text:p>
          </table:table-cell>
          <table:table-cell table:style-name="ce17" office:value-type="percentage" office:value="0.916">
            <text:p>91.60%</text:p>
          </table:table-cell>
          <table:table-cell table:style-name="ce17" office:value-type="percentage" office:value="0.3217">
            <text:p>32.17%</text:p>
          </table:table-cell>
          <table:table-cell table:number-columns-repeated="3"/>
          <table:table-cell office:value-type="float" office:value="1959411">
            <text:p>1959411</text:p>
          </table:table-cell>
          <table:table-cell office:value-type="string">
            <text:p>606s</text:p>
          </table:table-cell>
          <table:table-cell/>
        </table:table-row>
        <table:table-row table:style-name="ro1">
          <table:table-cell table:style-name="ce113" office:value-type="string">
            <text:p>U40</text:p>
          </table:table-cell>
          <table:table-cell office:value-type="float" office:value="85">
            <text:p>85</text:p>
          </table:table-cell>
          <table:table-cell office:value-type="string">
            <text:p>81h 29m</text:p>
          </table:table-cell>
          <table:table-cell office:value-type="float" office:value="76496988">
            <text:p>76 496 988B</text:p>
          </table:table-cell>
          <table:table-cell table:style-name="ce17" office:value-type="percentage" office:value="0.9207">
            <text:p>92.07%</text:p>
          </table:table-cell>
          <table:table-cell table:style-name="ce17" office:value-type="percentage" office:value="0.3679">
            <text:p>36.79%</text:p>
          </table:table-cell>
          <table:table-cell table:number-columns-repeated="3"/>
          <table:table-cell office:value-type="float" office:value="1994187">
            <text:p>1994187</text:p>
          </table:table-cell>
          <table:table-cell office:value-type="string">
            <text:p>618s</text:p>
          </table:table-cell>
          <table:table-cell/>
        </table:table-row>
        <table:table-row table:style-name="ro1">
          <table:table-cell table:style-name="ce113" office:value-type="string">
            <text:p>U41</text:p>
          </table:table-cell>
          <table:table-cell office:value-type="float" office:value="86">
            <text:p>86</text:p>
          </table:table-cell>
          <table:table-cell office:value-type="string">
            <text:p>94h 15m</text:p>
          </table:table-cell>
          <table:table-cell office:value-type="float" office:value="75831124">
            <text:p>75 831 124B</text:p>
          </table:table-cell>
          <table:table-cell table:style-name="ce17" office:value-type="percentage" office:value="0.924">
            <text:p>92.40%</text:p>
          </table:table-cell>
          <table:table-cell table:style-name="ce17" office:value-type="percentage" office:value="0.3932">
            <text:p>39.32%</text:p>
          </table:table-cell>
          <table:table-cell table:number-columns-repeated="3"/>
          <table:table-cell office:value-type="float" office:value="1969647">
            <text:p>1969647</text:p>
          </table:table-cell>
          <table:table-cell office:value-type="string">
            <text:p>614s</text:p>
          </table:table-cell>
          <table:table-cell/>
        </table:table-row>
        <table:table-row table:style-name="ro1">
          <table:table-cell table:style-name="ce113" office:value-type="string">
            <text:p>U42</text:p>
          </table:table-cell>
          <table:table-cell office:value-type="float" office:value="87">
            <text:p>87</text:p>
          </table:table-cell>
          <table:table-cell office:value-type="string">
            <text:p>69h 2m</text:p>
          </table:table-cell>
          <table:table-cell office:value-type="float" office:value="74748916">
            <text:p>74 748 916B</text:p>
          </table:table-cell>
          <table:table-cell table:style-name="ce17" office:value-type="percentage" office:value="0.9288">
            <text:p>92.88%</text:p>
          </table:table-cell>
          <table:table-cell table:style-name="ce17" office:value-type="percentage" office:value="0.4322">
            <text:p>43.22%</text:p>
          </table:table-cell>
          <table:table-cell table:number-columns-repeated="3"/>
          <table:table-cell office:value-type="float" office:value="1938959">
            <text:p>1938959</text:p>
          </table:table-cell>
          <table:table-cell office:value-type="string">
            <text:p>380s</text:p>
          </table:table-cell>
          <table:table-cell/>
        </table:table-row>
        <table:table-row table:style-name="ro1">
          <table:table-cell table:style-name="ce113" office:value-type="string">
            <text:p>U43</text:p>
          </table:table-cell>
          <table:table-cell office:value-type="float" office:value="85">
            <text:p>85</text:p>
          </table:table-cell>
          <table:table-cell office:value-type="string">
            <text:p>154h 52m</text:p>
          </table:table-cell>
          <table:table-cell office:value-type="float" office:value="75527288">
            <text:p>75 527 288B</text:p>
          </table:table-cell>
          <table:table-cell table:style-name="ce17" office:value-type="percentage" office:value="0.9238">
            <text:p>92.38%</text:p>
          </table:table-cell>
          <table:table-cell table:style-name="ce17" office:value-type="percentage" office:value="0.3952">
            <text:p>39.52%</text:p>
          </table:table-cell>
          <table:table-cell table:number-columns-repeated="3"/>
          <table:table-cell office:value-type="float" office:value="1956158">
            <text:p>1956158</text:p>
          </table:table-cell>
          <table:table-cell office:value-type="string">
            <text:p>1390s</text:p>
          </table:table-cell>
          <table:table-cell/>
        </table:table-row>
        <table:table-row table:style-name="ro1">
          <table:table-cell table:style-name="ce113" office:value-type="string">
            <text:p>U50</text:p>
          </table:table-cell>
          <table:table-cell office:value-type="float" office:value="84">
            <text:p>84</text:p>
          </table:table-cell>
          <table:table-cell office:value-type="string">
            <text:p>183h 48m</text:p>
          </table:table-cell>
          <table:table-cell office:value-type="float" office:value="76661128">
            <text:p>76 661 128B</text:p>
          </table:table-cell>
          <table:table-cell table:style-name="ce17" office:value-type="percentage" office:value="0.9043">
            <text:p>90.43%</text:p>
          </table:table-cell>
          <table:table-cell table:style-name="ce17" office:value-type="percentage" office:value="0.2511">
            <text:p>25.11%</text:p>
          </table:table-cell>
          <table:table-cell table:style-name="ce1"/>
          <table:table-cell table:number-columns-repeated="2"/>
          <table:table-cell office:value-type="float" office:value="2000853">
            <text:p>2000853</text:p>
          </table:table-cell>
          <table:table-cell office:value-type="string">
            <text:p>1651s</text:p>
          </table:table-cell>
          <table:table-cell/>
        </table:table-row>
        <table:table-row table:style-name="ro1">
          <table:table-cell table:style-name="ce113" office:value-type="string">
            <text:p>U51</text:p>
          </table:table-cell>
          <table:table-cell office:value-type="float" office:value="89">
            <text:p>89</text:p>
          </table:table-cell>
          <table:table-cell office:value-type="string">
            <text:p>97h 36m</text:p>
          </table:table-cell>
          <table:table-cell office:value-type="float" office:value="76243740">
            <text:p>76 243 740B</text:p>
          </table:table-cell>
          <table:table-cell table:style-name="ce17" office:value-type="percentage" office:value="0.9226">
            <text:p>92.26%</text:p>
          </table:table-cell>
          <table:table-cell table:style-name="ce17" office:value-type="percentage" office:value="0.3877">
            <text:p>38.77%</text:p>
          </table:table-cell>
          <table:table-cell table:number-columns-repeated="3"/>
          <table:table-cell office:value-type="float" office:value="1983793">
            <text:p>1983793</text:p>
          </table:table-cell>
          <table:table-cell office:value-type="string">
            <text:p>614s</text:p>
          </table:table-cell>
          <table:table-cell/>
        </table:table-row>
        <table:table-row table:style-name="ro1">
          <table:table-cell table:style-name="ce113" office:value-type="string">
            <text:p>U52</text:p>
          </table:table-cell>
          <table:table-cell office:value-type="float" office:value="81">
            <text:p>81</text:p>
          </table:table-cell>
          <table:table-cell office:value-type="string">
            <text:p>82h 28m</text:p>
          </table:table-cell>
          <table:table-cell office:value-type="float" office:value="76611296">
            <text:p>76 611 296B</text:p>
          </table:table-cell>
          <table:table-cell table:style-name="ce17" office:value-type="percentage" office:value="0.9306">
            <text:p>93.06%</text:p>
          </table:table-cell>
          <table:table-cell table:style-name="ce17" office:value-type="percentage" office:value="0.4439">
            <text:p>44.39%</text:p>
          </table:table-cell>
          <table:table-cell table:number-columns-repeated="3"/>
          <table:table-cell office:value-type="float" office:value="1998814">
            <text:p>1998814</text:p>
          </table:table-cell>
          <table:table-cell office:value-type="string">
            <text:p>604s</text:p>
          </table:table-cell>
          <table:table-cell/>
        </table:table-row>
        <table:table-row table:style-name="ro1">
          <table:table-cell table:style-name="ce113" office:value-type="string">
            <text:p>U53</text:p>
          </table:table-cell>
          <table:table-cell office:value-type="float" office:value="85">
            <text:p>85</text:p>
          </table:table-cell>
          <table:table-cell office:value-type="string">
            <text:p>71h 54m</text:p>
          </table:table-cell>
          <table:table-cell office:value-type="float" office:value="76452768">
            <text:p>76 452 768B</text:p>
          </table:table-cell>
          <table:table-cell table:style-name="ce17" office:value-type="percentage" office:value="0.9004">
            <text:p>90.04%</text:p>
          </table:table-cell>
          <table:table-cell table:style-name="ce17" office:value-type="percentage" office:value="0.2493">
            <text:p>24.93%</text:p>
          </table:table-cell>
          <table:table-cell table:number-columns-repeated="3"/>
          <table:table-cell office:value-type="float" office:value="1992254">
            <text:p>1992254</text:p>
          </table:table-cell>
          <table:table-cell office:value-type="string">
            <text:p>411s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</table:table-row>
        <table:table-row table:style-name="ro10">
          <table:table-cell/>
          <table:table-cell table:style-name="Default"/>
          <table:table-cell table:style-name="ce90" office:value-type="string">
            <text:p>Příznak</text:p>
          </table:table-cell>
          <table:table-cell table:style-name="ce99" office:value-type="string">
            <text:p>počet rysů</text:p>
          </table:table-cell>
          <table:table-cell table:style-name="ce56" office:value-type="string">
            <text:p>Změna velikosti modelu</text:p>
          </table:table-cell>
          <table:table-cell table:style-name="ce56" office:value-type="string">
            <text:p>Změna úspěšnosti</text:p>
          </table:table-cell>
          <table:table-cell/>
          <table:table-cell office:value-type="string">
            <text:p>důležité rysy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14" office:value-type="string">
            <text:p>U00</text:p>
          </table:table-cell>
          <table:table-cell table:style-name="ce114" office:value-type="string">
            <text:p>Slovní tvar [-2]</text:p>
          </table:table-cell>
          <table:table-cell table:style-name="ce121" table:formula="of:=[.$J$2]-[.J3]" office:value-type="float" office:value="206833">
            <text:p><text:s/>206 833</text:p>
          </table:table-cell>
          <table:table-cell table:formula="of:=[.D3] - [.$D$2]" office:value-type="float" office:value="-8363256">
            <text:p>-8 363 256B</text:p>
          </table:table-cell>
          <table:table-cell table:style-name="ce124" table:formula="of:=[.E3] - [.$E$2]" office:value-type="percentage" office:value="-0.00109999999999999">
            <text:p>-0.11%</text:p>
          </table:table-cell>
          <table:table-cell table:style-name="ce28"/>
          <table:table-cell table:style-name="ce114" office:value-type="string">
            <text:p>U12</text:p>
          </table:table-cell>
          <table:table-cell table:style-name="ce114" office:value-type="string">
            <text:p>Společná značka [0]</text:p>
          </table:table-cell>
          <table:table-cell table:style-name="ce121" office:value-type="float" office:value="2196">
            <text:p><text:s/>2 196</text:p>
          </table:table-cell>
          <table:table-cell table:style-name="ce123" office:value-type="float" office:value="-74640">
            <text:p>- 74 640B</text:p>
          </table:table-cell>
          <table:table-cell table:style-name="ce17" office:value-type="percentage" office:value="-0.0376">
            <text:p>-3.76%</text:p>
          </table:table-cell>
        </table:table-row>
        <table:table-row table:style-name="ro1">
          <table:table-cell/>
          <table:table-cell table:style-name="ce114" office:value-type="string">
            <text:p>U01</text:p>
          </table:table-cell>
          <table:table-cell table:style-name="ce114" office:value-type="string">
            <text:p>Slovní tvar [-1]</text:p>
          </table:table-cell>
          <table:table-cell table:style-name="ce121" table:formula="of:=[.$J$2]-[.J4]" office:value-type="float" office:value="181706">
            <text:p><text:s/>181 706</text:p>
          </table:table-cell>
          <table:table-cell table:formula="of:=[.D4] - [.$D$2]" office:value-type="float" office:value="-7986148">
            <text:p>-7 986 148B</text:p>
          </table:table-cell>
          <table:table-cell table:style-name="ce124" table:formula="of:=[.E4] - [.$E$2]" office:value-type="percentage" office:value="-0.0211">
            <text:p>-2.11%</text:p>
          </table:table-cell>
          <table:table-cell table:style-name="ce28"/>
          <table:table-cell table:style-name="ce115" office:value-type="string">
            <text:p>U53</text:p>
          </table:table-cell>
          <table:table-cell table:style-name="ce28" office:value-type="string">
            <text:p>Značka nejbl. slovesa</text:p>
          </table:table-cell>
          <table:table-cell table:style-name="ce121" office:value-type="float" office:value="10102">
            <text:p><text:s/>10 102</text:p>
          </table:table-cell>
          <table:table-cell table:style-name="ce123" office:value-type="float" office:value="-244600">
            <text:p>- 244 600B</text:p>
          </table:table-cell>
          <table:table-cell table:style-name="ce17" office:value-type="percentage" office:value="-0.0212999999999999">
            <text:p>-2.13%</text:p>
          </table:table-cell>
        </table:table-row>
        <table:table-row table:style-name="ro1">
          <table:table-cell/>
          <table:table-cell table:style-name="ce28" office:value-type="string">
            <text:p>U02</text:p>
          </table:table-cell>
          <table:table-cell table:style-name="ce114" office:value-type="string">
            <text:p>Slovní tvar [0]</text:p>
          </table:table-cell>
          <table:table-cell table:style-name="ce121" table:formula="of:=[.$J$2]-[.J5]" office:value-type="float" office:value="93515">
            <text:p><text:s/>93 515</text:p>
          </table:table-cell>
          <table:table-cell table:formula="of:=[.D5] - [.$D$2]" office:value-type="float" office:value="-5918732">
            <text:p>-5 918 732B</text:p>
          </table:table-cell>
          <table:table-cell table:style-name="ce124" table:formula="of:=[.E5] - [.$E$2]" office:value-type="percentage" office:value="0.00639999999999996">
            <text:p>0.64%</text:p>
          </table:table-cell>
          <table:table-cell table:style-name="ce28"/>
          <table:table-cell table:style-name="ce114" office:value-type="string">
            <text:p>U01</text:p>
          </table:table-cell>
          <table:table-cell table:style-name="ce114" office:value-type="string">
            <text:p>Slovní tvar [-1]</text:p>
          </table:table-cell>
          <table:table-cell table:style-name="ce121" office:value-type="float" office:value="181706">
            <text:p><text:s/>181 706</text:p>
          </table:table-cell>
          <table:table-cell table:style-name="ce123" office:value-type="float" office:value="-7986148">
            <text:p>-7 986 148B</text:p>
          </table:table-cell>
          <table:table-cell table:style-name="ce17" office:value-type="percentage" office:value="-0.0210999999999999">
            <text:p>-2.11%</text:p>
          </table:table-cell>
        </table:table-row>
        <table:table-row table:style-name="ro1">
          <table:table-cell/>
          <table:table-cell table:style-name="ce28" office:value-type="string">
            <text:p>U03</text:p>
          </table:table-cell>
          <table:table-cell table:style-name="ce114" office:value-type="string">
            <text:p>Slovní tvar [+1]</text:p>
          </table:table-cell>
          <table:table-cell table:style-name="ce121" table:formula="of:=[.$J$2]-[.J6]" office:value-type="float" office:value="175053">
            <text:p><text:s/>175 053</text:p>
          </table:table-cell>
          <table:table-cell table:formula="of:=[.D6] - [.$D$2]" office:value-type="float" office:value="-7579904">
            <text:p>-7 579 904B</text:p>
          </table:table-cell>
          <table:table-cell table:style-name="ce124" table:formula="of:=[.E6] - [.$E$2]" office:value-type="percentage" office:value="0.0104">
            <text:p>1.04%</text:p>
          </table:table-cell>
          <table:table-cell table:style-name="ce28"/>
          <table:table-cell table:style-name="ce117" office:value-type="string">
            <text:p>U50</text:p>
          </table:table-cell>
          <table:table-cell table:style-name="ce116" office:value-type="string">
            <text:p>Velikost písmen</text:p>
          </table:table-cell>
          <table:table-cell table:style-name="ce121" office:value-type="float" office:value="1503">
            <text:p><text:s/>1 503</text:p>
          </table:table-cell>
          <table:table-cell table:style-name="ce120" office:value-type="float" office:value="-36240">
            <text:p>- 36 240B</text:p>
          </table:table-cell>
          <table:table-cell table:style-name="ce17" office:value-type="percentage" office:value="-0.0174">
            <text:p>-1.74%</text:p>
          </table:table-cell>
        </table:table-row>
        <table:table-row table:style-name="ro1">
          <table:table-cell/>
          <table:table-cell table:style-name="ce28" office:value-type="string">
            <text:p>U04</text:p>
          </table:table-cell>
          <table:table-cell table:style-name="ce114" office:value-type="string">
            <text:p>Slovní tvar [+2]</text:p>
          </table:table-cell>
          <table:table-cell table:style-name="ce121" office:value-type="float" office:value="204827">
            <text:p><text:s/>204 827</text:p>
          </table:table-cell>
          <table:table-cell table:formula="of:=[.D7] - [.$D$2]" office:value-type="float" office:value="-7579904">
            <text:p>-7 579 904B</text:p>
          </table:table-cell>
          <table:table-cell table:style-name="ce124" table:formula="of:=[.E7] - [.$E$2]" office:value-type="percentage" office:value="0.0116999999999999">
            <text:p>1.17%</text:p>
          </table:table-cell>
          <table:table-cell table:style-name="ce28"/>
          <table:table-cell table:style-name="ce114" office:value-type="string">
            <text:p>U34</text:p>
          </table:table-cell>
          <table:table-cell table:style-name="ce114" office:value-type="string">
            <text:p>Přípona slova [+2]</text:p>
          </table:table-cell>
          <table:table-cell table:style-name="ce121" office:value-type="float" office:value="42945">
            <text:p><text:s/>42 945</text:p>
          </table:table-cell>
          <table:table-cell table:style-name="ce123" office:value-type="float" office:value="-1086620">
            <text:p>-1 086 620B</text:p>
          </table:table-cell>
          <table:table-cell table:style-name="ce17" office:value-type="percentage" office:value="-0.00569999999999993">
            <text:p>-0.57%</text:p>
          </table:table-cell>
        </table:table-row>
        <table:table-row table:style-name="ro1">
          <table:table-cell/>
          <table:table-cell table:style-name="ce114" office:value-type="string">
            <text:p>U10</text:p>
          </table:table-cell>
          <table:table-cell table:style-name="ce114" office:value-type="string">
            <text:p>Společná značka [-2]</text:p>
          </table:table-cell>
          <table:table-cell table:style-name="ce121" table:formula="of:=[.$J$2]-[.J8]" office:value-type="float" office:value="29032">
            <text:p><text:s/>29 032</text:p>
          </table:table-cell>
          <table:table-cell table:formula="of:=[.D8] - [.$D$2]" office:value-type="float" office:value="-718600">
            <text:p>- 718 600B</text:p>
          </table:table-cell>
          <table:table-cell table:style-name="ce124" table:formula="of:=[.E8] - [.$E$2]" office:value-type="percentage" office:value="0.000800000000000023">
            <text:p>0.08%</text:p>
          </table:table-cell>
          <table:table-cell table:style-name="ce28"/>
          <table:table-cell table:style-name="ce114" office:value-type="string">
            <text:p>U32</text:p>
          </table:table-cell>
          <table:table-cell table:style-name="ce114" office:value-type="string">
            <text:p>Přípona slova [0]</text:p>
          </table:table-cell>
          <table:table-cell table:style-name="ce121" office:value-type="float" office:value="6848">
            <text:p><text:s/>6 848</text:p>
          </table:table-cell>
          <table:table-cell table:style-name="ce123" office:value-type="float" office:value="-223644">
            <text:p>- 223 644B</text:p>
          </table:table-cell>
          <table:table-cell table:style-name="ce17" office:value-type="percentage" office:value="-0.00519999999999987">
            <text:p>-0.52%</text:p>
          </table:table-cell>
        </table:table-row>
        <table:table-row table:style-name="ro1">
          <table:table-cell/>
          <table:table-cell table:style-name="ce114" office:value-type="string">
            <text:p>U11</text:p>
          </table:table-cell>
          <table:table-cell table:style-name="ce114" office:value-type="string">
            <text:p>Společná značka [-1]</text:p>
          </table:table-cell>
          <table:table-cell table:style-name="ce121" table:formula="of:=[.$J$2]-[.J9]" office:value-type="float" office:value="20282">
            <text:p><text:s/>20 282</text:p>
          </table:table-cell>
          <table:table-cell table:formula="of:=[.D9] - [.$D$2]" office:value-type="float" office:value="-508744">
            <text:p>- 508 744B</text:p>
          </table:table-cell>
          <table:table-cell table:style-name="ce124" table:formula="of:=[.E9] - [.$E$2]" office:value-type="percentage" office:value="-0.00290000000000001">
            <text:p>-0.29%</text:p>
          </table:table-cell>
          <table:table-cell table:style-name="ce28"/>
          <table:table-cell table:style-name="ce114" office:value-type="string">
            <text:p>U11</text:p>
          </table:table-cell>
          <table:table-cell table:style-name="ce114" office:value-type="string">
            <text:p>Společná značka [-1]</text:p>
          </table:table-cell>
          <table:table-cell table:style-name="ce121" office:value-type="float" office:value="20282">
            <text:p><text:s/>20 282</text:p>
          </table:table-cell>
          <table:table-cell table:style-name="ce123" office:value-type="float" office:value="-508744">
            <text:p>- 508 744B</text:p>
          </table:table-cell>
          <table:table-cell table:style-name="ce17" office:value-type="percentage" office:value="-0.0028999999999999">
            <text:p>-0.29%</text:p>
          </table:table-cell>
        </table:table-row>
        <table:table-row table:style-name="ro1">
          <table:table-cell/>
          <table:table-cell table:style-name="ce114" office:value-type="string">
            <text:p>U12</text:p>
          </table:table-cell>
          <table:table-cell table:style-name="ce114" office:value-type="string">
            <text:p>Společná značka [0]</text:p>
          </table:table-cell>
          <table:table-cell table:style-name="ce121" table:formula="of:=[.$J$2]-[.J10]" office:value-type="float" office:value="2196">
            <text:p><text:s/>2 196</text:p>
          </table:table-cell>
          <table:table-cell table:formula="of:=[.D10] - [.$D$2]" office:value-type="float" office:value="-74640">
            <text:p>- 74 640B</text:p>
          </table:table-cell>
          <table:table-cell table:style-name="ce124" table:formula="of:=[.E10] - [.$E$2]" office:value-type="percentage" office:value="-0.0376000000000001">
            <text:p>-3.76%</text:p>
          </table:table-cell>
          <table:table-cell table:style-name="ce28"/>
          <table:table-cell table:style-name="ce114" office:value-type="string">
            <text:p>U00</text:p>
          </table:table-cell>
          <table:table-cell table:style-name="ce114" office:value-type="string">
            <text:p>Slovní tvar [-2]</text:p>
          </table:table-cell>
          <table:table-cell table:style-name="ce121" office:value-type="float" office:value="206833">
            <text:p><text:s/>206 833</text:p>
          </table:table-cell>
          <table:table-cell table:style-name="ce123" office:value-type="float" office:value="-8363256">
            <text:p>-8 363 256B</text:p>
          </table:table-cell>
          <table:table-cell table:style-name="ce17" office:value-type="percentage" office:value="-0.00109999999999988">
            <text:p>-0.11%</text:p>
          </table:table-cell>
        </table:table-row>
        <table:table-row table:style-name="ro1">
          <table:table-cell/>
          <table:table-cell table:style-name="ce114" office:value-type="string">
            <text:p>U13</text:p>
          </table:table-cell>
          <table:table-cell table:style-name="ce114" office:value-type="string">
            <text:p>Společná značka [+1]</text:p>
          </table:table-cell>
          <table:table-cell table:style-name="ce121" table:formula="of:=[.$J$2]-[.J11]" office:value-type="float" office:value="19776">
            <text:p><text:s/>19 776</text:p>
          </table:table-cell>
          <table:table-cell table:formula="of:=[.D11] - [.$D$2]" office:value-type="float" office:value="-496552">
            <text:p>- 496 552B</text:p>
          </table:table-cell>
          <table:table-cell table:style-name="ce124" table:formula="of:=[.E11] - [.$E$2]" office:value-type="percentage" office:value="0.0136999999999999">
            <text:p>1.37%</text:p>
          </table:table-cell>
          <table:table-cell table:style-name="ce28"/>
          <table:table-cell table:style-name="ce115" office:value-type="string">
            <text:p>U40</text:p>
          </table:table-cell>
          <table:table-cell table:style-name="ce114" office:value-type="string">
            <text:p>První písmeno</text:p>
          </table:table-cell>
          <table:table-cell table:style-name="ce121" office:value-type="float" office:value="8169">
            <text:p><text:s/>8 169</text:p>
          </table:table-cell>
          <table:table-cell table:style-name="ce123" office:value-type="float" office:value="-200380">
            <text:p>- 200 380B</text:p>
          </table:table-cell>
          <table:table-cell table:style-name="ce17" office:value-type="percentage" office:value="-0.00099999999999989">
            <text:p>-0.10%</text:p>
          </table:table-cell>
        </table:table-row>
        <table:table-row table:style-name="ro1">
          <table:table-cell/>
          <table:table-cell table:style-name="ce114" office:value-type="string">
            <text:p>U14</text:p>
          </table:table-cell>
          <table:table-cell table:style-name="ce114" office:value-type="string">
            <text:p>Společná značka [+2]</text:p>
          </table:table-cell>
          <table:table-cell table:style-name="ce121" table:formula="of:=[.$J$2]-[.J12]" office:value-type="float" office:value="28410">
            <text:p><text:s/>28 410</text:p>
          </table:table-cell>
          <table:table-cell table:formula="of:=[.D12] - [.$D$2]" office:value-type="float" office:value="-703720">
            <text:p>- 703 720B</text:p>
          </table:table-cell>
          <table:table-cell table:style-name="ce124" table:formula="of:=[.E12] - [.$E$2]" office:value-type="percentage" office:value="0.00659999999999994">
            <text:p>0.66%</text:p>
          </table:table-cell>
          <table:table-cell table:style-name="ce28"/>
          <table:table-cell/>
          <table:table-cell office:value-type="string">
            <text:p>Celkem</text:p>
          </table:table-cell>
          <table:table-cell table:style-name="ce121" table:formula="of:=SUM([.J33:.J40])" office:value-type="float" office:value="472415">
            <text:p><text:s/>472 415</text:p>
          </table:table-cell>
          <table:table-cell table:style-name="ce123" table:formula="of:=SUM([.K33:.K40])" office:value-type="float" office:value="-18523892">
            <text:p>-18 523 892B</text:p>
          </table:table-cell>
          <table:table-cell table:formula="of:=SUM([.L33:.L40])" office:value-type="percentage" office:value="-0.112299999999999">
            <text:p>-11.23%</text:p>
          </table:table-cell>
        </table:table-row>
        <table:table-row table:style-name="ro1">
          <table:table-cell/>
          <table:table-cell table:style-name="ce115" office:value-type="string">
            <text:p>U20</text:p>
          </table:table-cell>
          <table:table-cell table:style-name="ce114" office:value-type="string">
            <text:p>Možná lemmata [-2]</text:p>
          </table:table-cell>
          <table:table-cell table:style-name="ce121" table:formula="of:=[.$J$2]-[.J13]" office:value-type="float" office:value="165890">
            <text:p><text:s/>165 890</text:p>
          </table:table-cell>
          <table:table-cell table:formula="of:=[.D13] - [.$D$2]" office:value-type="float" office:value="-5983720">
            <text:p>-5 983 720B</text:p>
          </table:table-cell>
          <table:table-cell table:style-name="ce124" table:formula="of:=[.E13] - [.$E$2]" office:value-type="percentage" office:value="0.00479999999999992">
            <text:p>0.48%</text:p>
          </table:table-cell>
          <table:table-cell table:style-name="ce28"/>
          <table:table-cell/>
          <table:table-cell office:value-type="string">
            <text:p>Teoretický výsledek</text:p>
          </table:table-cell>
          <table:table-cell table:style-name="ce121" table:formula="of:=[.J42]" office:value-type="float" office:value="472415">
            <text:p><text:s/>472 415</text:p>
          </table:table-cell>
          <table:table-cell table:style-name="ce123" table:formula="of:=-[.K42]" office:value-type="float" office:value="18523892">
            <text:p>18 523 892B</text:p>
          </table:table-cell>
          <table:table-cell table:style-name="ce107" table:formula="of:=-[.L42]" office:value-type="percentage" office:value="0.112299999999999">
            <text:p>11.23%</text:p>
          </table:table-cell>
        </table:table-row>
        <table:table-row table:style-name="ro1">
          <table:table-cell/>
          <table:table-cell table:style-name="ce115" office:value-type="string">
            <text:p>U21</text:p>
          </table:table-cell>
          <table:table-cell table:style-name="ce114" office:value-type="string">
            <text:p>Možná lemmata [-1]</text:p>
          </table:table-cell>
          <table:table-cell table:style-name="ce121" table:formula="of:=[.$J$2]-[.J14]" office:value-type="float" office:value="143299">
            <text:p><text:s/>143 299</text:p>
          </table:table-cell>
          <table:table-cell table:formula="of:=[.D14] - [.$D$2]" office:value-type="float" office:value="-5561716">
            <text:p>-5 561 716B</text:p>
          </table:table-cell>
          <table:table-cell table:style-name="ce124" table:formula="of:=[.E14] - [.$E$2]" office:value-type="percentage" office:value="0.00469999999999993">
            <text:p>0.47%</text:p>
          </table:table-cell>
          <table:table-cell table:style-name="ce28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15" office:value-type="string">
            <text:p>U22</text:p>
          </table:table-cell>
          <table:table-cell table:style-name="ce114" office:value-type="string">
            <text:p>Možná lemmata [0]</text:p>
          </table:table-cell>
          <table:table-cell table:style-name="ce121" table:formula="of:=[.$J$2]-[.J15]" office:value-type="float" office:value="83030">
            <text:p><text:s/>83 030</text:p>
          </table:table-cell>
          <table:table-cell table:formula="of:=[.D15] - [.$D$2]" office:value-type="float" office:value="-4140296">
            <text:p>-4 140 296B</text:p>
          </table:table-cell>
          <table:table-cell table:style-name="ce124" table:formula="of:=[.E15] - [.$E$2]" office:value-type="percentage" office:value="0.00349999999999995">
            <text:p>0.35%</text:p>
          </table:table-cell>
          <table:table-cell table:style-name="ce28"/>
          <table:table-cell table:style-name="ce28" office:value-type="string">
            <text:p>nedůležité rysy</text:p>
          </table:table-cell>
          <table:table-cell table:style-name="ce28" table:number-columns-repeated="3"/>
          <table:table-cell/>
        </table:table-row>
        <table:table-row table:style-name="ro1">
          <table:table-cell/>
          <table:table-cell table:style-name="ce115" office:value-type="string">
            <text:p>U23</text:p>
          </table:table-cell>
          <table:table-cell table:style-name="ce114" office:value-type="string">
            <text:p>Možná lemmata [+1]</text:p>
          </table:table-cell>
          <table:table-cell table:style-name="ce121" table:formula="of:=[.$J$2]-[.J16]" office:value-type="float" office:value="151355">
            <text:p><text:s/>151 355</text:p>
          </table:table-cell>
          <table:table-cell table:formula="of:=[.D16] - [.$D$2]" office:value-type="float" office:value="-5709856">
            <text:p>-5 709 856B</text:p>
          </table:table-cell>
          <table:table-cell table:style-name="ce124" table:formula="of:=[.E16] - [.$E$2]" office:value-type="percentage" office:value="0.0102">
            <text:p>1.02%</text:p>
          </table:table-cell>
          <table:table-cell table:style-name="ce28"/>
          <table:table-cell table:style-name="ce114" office:value-type="string">
            <text:p>U13</text:p>
          </table:table-cell>
          <table:table-cell table:style-name="ce114" office:value-type="string">
            <text:p>Společná značka [+1]</text:p>
          </table:table-cell>
          <table:table-cell table:style-name="ce121" office:value-type="float" office:value="19776">
            <text:p><text:s/>19 776</text:p>
          </table:table-cell>
          <table:table-cell table:style-name="ce123" office:value-type="float" office:value="-496552">
            <text:p>- 496 552B</text:p>
          </table:table-cell>
          <table:table-cell table:style-name="ce17" office:value-type="percentage" office:value="0.0137">
            <text:p>1.37%</text:p>
          </table:table-cell>
        </table:table-row>
        <table:table-row table:style-name="ro1">
          <table:table-cell/>
          <table:table-cell table:style-name="ce115" office:value-type="string">
            <text:p>U24</text:p>
          </table:table-cell>
          <table:table-cell table:style-name="ce114" office:value-type="string">
            <text:p>Možná lemmata [+2]</text:p>
          </table:table-cell>
          <table:table-cell table:style-name="ce121" table:formula="of:=[.$J$2]-[.J17]" office:value-type="float" office:value="174076">
            <text:p><text:s/>174 076</text:p>
          </table:table-cell>
          <table:table-cell table:formula="of:=[.D17] - [.$D$2]" office:value-type="float" office:value="-6190056">
            <text:p>-6 190 056B</text:p>
          </table:table-cell>
          <table:table-cell table:style-name="ce124" table:formula="of:=[.E17] - [.$E$2]" office:value-type="percentage" office:value="0.005">
            <text:p>0.50%</text:p>
          </table:table-cell>
          <table:table-cell table:style-name="ce28"/>
          <table:table-cell table:style-name="ce28" office:value-type="string">
            <text:p>U04</text:p>
          </table:table-cell>
          <table:table-cell table:style-name="ce114" office:value-type="string">
            <text:p>Slovní tvar [+2]</text:p>
          </table:table-cell>
          <table:table-cell table:style-name="ce121" office:value-type="float" office:value="175053">
            <text:p><text:s/>175 053</text:p>
          </table:table-cell>
          <table:table-cell table:style-name="ce123" office:value-type="float" office:value="-7579904">
            <text:p>-7 579 904B</text:p>
          </table:table-cell>
          <table:table-cell table:style-name="ce17" office:value-type="percentage" office:value="0.0117">
            <text:p>1.17%</text:p>
          </table:table-cell>
        </table:table-row>
        <table:table-row table:style-name="ro1">
          <table:table-cell/>
          <table:table-cell table:style-name="ce114" office:value-type="string">
            <text:p>U30</text:p>
          </table:table-cell>
          <table:table-cell table:style-name="ce114" office:value-type="string">
            <text:p>Přípona slova [-2]</text:p>
          </table:table-cell>
          <table:table-cell table:style-name="ce121" table:formula="of:=[.$J$2]-[.J18]" office:value-type="float" office:value="43638">
            <text:p><text:s/>43 638</text:p>
          </table:table-cell>
          <table:table-cell table:formula="of:=[.D18] - [.$D$2]" office:value-type="float" office:value="-1103896">
            <text:p>-1 103 896B</text:p>
          </table:table-cell>
          <table:table-cell table:style-name="ce124" table:formula="of:=[.E18] - [.$E$2]" office:value-type="percentage" office:value="0.00569999999999993">
            <text:p>0.57%</text:p>
          </table:table-cell>
          <table:table-cell table:style-name="ce28"/>
          <table:table-cell table:style-name="ce28" office:value-type="string">
            <text:p>U03</text:p>
          </table:table-cell>
          <table:table-cell table:style-name="ce114" office:value-type="string">
            <text:p>Slovní tvar [+1]</text:p>
          </table:table-cell>
          <table:table-cell table:style-name="ce121" office:value-type="float" office:value="175053">
            <text:p><text:s/>175 053</text:p>
          </table:table-cell>
          <table:table-cell table:style-name="ce123" office:value-type="float" office:value="-7579904">
            <text:p>-7 579 904B</text:p>
          </table:table-cell>
          <table:table-cell table:style-name="ce17" office:value-type="percentage" office:value="0.0104000000000001">
            <text:p>1.04%</text:p>
          </table:table-cell>
        </table:table-row>
        <table:table-row table:style-name="ro1">
          <table:table-cell/>
          <table:table-cell table:style-name="ce114" office:value-type="string">
            <text:p>U31</text:p>
          </table:table-cell>
          <table:table-cell table:style-name="ce114" office:value-type="string">
            <text:p>Přípona slova [-1]</text:p>
          </table:table-cell>
          <table:table-cell table:style-name="ce121" table:formula="of:=[.$J$2]-[.J19]" office:value-type="float" office:value="32870">
            <text:p><text:s/>32 870</text:p>
          </table:table-cell>
          <table:table-cell table:formula="of:=[.D19] - [.$D$2]" office:value-type="float" office:value="-847312">
            <text:p>- 847 312B</text:p>
          </table:table-cell>
          <table:table-cell table:style-name="ce124" table:formula="of:=[.E19] - [.$E$2]" office:value-type="percentage" office:value="0.00629999999999997">
            <text:p>0.63%</text:p>
          </table:table-cell>
          <table:table-cell table:style-name="ce28"/>
          <table:table-cell table:style-name="ce115" office:value-type="string">
            <text:p>U23</text:p>
          </table:table-cell>
          <table:table-cell table:style-name="ce114" office:value-type="string">
            <text:p>Možná lemmata [+1]</text:p>
          </table:table-cell>
          <table:table-cell table:style-name="ce121" office:value-type="float" office:value="151355">
            <text:p><text:s/>151 355</text:p>
          </table:table-cell>
          <table:table-cell table:style-name="ce123" office:value-type="float" office:value="-5709856">
            <text:p>-5 709 856B</text:p>
          </table:table-cell>
          <table:table-cell table:style-name="ce17" office:value-type="percentage" office:value="0.0102000000000001">
            <text:p>1.02%</text:p>
          </table:table-cell>
        </table:table-row>
        <table:table-row table:style-name="ro1">
          <table:table-cell/>
          <table:table-cell table:style-name="ce114" office:value-type="string">
            <text:p>U32</text:p>
          </table:table-cell>
          <table:table-cell table:style-name="ce114" office:value-type="string">
            <text:p>Přípona slova [0]</text:p>
          </table:table-cell>
          <table:table-cell table:style-name="ce121" table:formula="of:=[.$J$2]-[.J20]" office:value-type="float" office:value="6848">
            <text:p><text:s/>6 848</text:p>
          </table:table-cell>
          <table:table-cell table:formula="of:=[.D20] - [.$D$2]" office:value-type="float" office:value="-223644">
            <text:p>- 223 644B</text:p>
          </table:table-cell>
          <table:table-cell table:style-name="ce124" table:formula="of:=[.E20] - [.$E$2]" office:value-type="percentage" office:value="-0.00519999999999998">
            <text:p>-0.52%</text:p>
          </table:table-cell>
          <table:table-cell table:style-name="ce28"/>
          <table:table-cell table:style-name="ce117" office:value-type="string">
            <text:p>U52</text:p>
          </table:table-cell>
          <table:table-cell table:style-name="ce116" office:value-type="string">
            <text:p>Délka slova</text:p>
          </table:table-cell>
          <table:table-cell table:style-name="ce122" office:value-type="float" office:value="3542">
            <text:p><text:s/>3 542</text:p>
          </table:table-cell>
          <table:table-cell table:style-name="ce120" office:value-type="float" office:value="-86072">
            <text:p>- 86 072B</text:p>
          </table:table-cell>
          <table:table-cell table:style-name="ce17" office:value-type="percentage" office:value="0.00890000000000002">
            <text:p>0.89%</text:p>
          </table:table-cell>
        </table:table-row>
        <table:table-row table:style-name="ro1">
          <table:table-cell/>
          <table:table-cell table:style-name="ce114" office:value-type="string">
            <text:p>U33</text:p>
          </table:table-cell>
          <table:table-cell table:style-name="ce114" office:value-type="string">
            <text:p>Přípona slova [+1]</text:p>
          </table:table-cell>
          <table:table-cell table:style-name="ce121" table:formula="of:=[.$J$2]-[.J21]" office:value-type="float" office:value="33256">
            <text:p><text:s/>33 256</text:p>
          </table:table-cell>
          <table:table-cell table:formula="of:=[.D21] - [.$D$2]" office:value-type="float" office:value="-855848">
            <text:p>- 855 848B</text:p>
          </table:table-cell>
          <table:table-cell table:style-name="ce124" table:formula="of:=[.E21] - [.$E$2]" office:value-type="percentage" office:value="0.00859999999999994">
            <text:p>0.86%</text:p>
          </table:table-cell>
          <table:table-cell table:style-name="ce28"/>
          <table:table-cell table:style-name="ce116" office:value-type="string">
            <text:p>U33</text:p>
          </table:table-cell>
          <table:table-cell table:style-name="ce116" office:value-type="string">
            <text:p>Přípona slova [+1]</text:p>
          </table:table-cell>
          <table:table-cell table:style-name="ce122" office:value-type="float" office:value="33256">
            <text:p><text:s/>33 256</text:p>
          </table:table-cell>
          <table:table-cell table:style-name="ce120" office:value-type="float" office:value="-855848">
            <text:p>- 855 848B</text:p>
          </table:table-cell>
          <table:table-cell table:style-name="ce17" office:value-type="percentage" office:value="0.00860000000000005">
            <text:p>0.86%</text:p>
          </table:table-cell>
        </table:table-row>
        <table:table-row table:style-name="ro1">
          <table:table-cell/>
          <table:table-cell table:style-name="ce116" office:value-type="string">
            <text:p>U34</text:p>
          </table:table-cell>
          <table:table-cell table:style-name="ce116" office:value-type="string">
            <text:p>Přípona slova [+2]</text:p>
          </table:table-cell>
          <table:table-cell table:style-name="ce122" table:formula="of:=[.$J$2]-[.J22]" office:value-type="float" office:value="42945">
            <text:p><text:s/>42 945</text:p>
          </table:table-cell>
          <table:table-cell table:style-name="ce120" table:formula="of:=[.D22] - [.$D$2]" office:value-type="float" office:value="-1086620">
            <text:p>-1 086 620B</text:p>
          </table:table-cell>
          <table:table-cell table:style-name="ce125" table:formula="of:=[.E22] - [.$E$2]" office:value-type="percentage" office:value="-0.00570000000000004">
            <text:p>-0.57%</text:p>
          </table:table-cell>
          <table:table-cell/>
          <table:table-cell table:style-name="ce117" office:value-type="string">
            <text:p>U42</text:p>
          </table:table-cell>
          <table:table-cell table:style-name="ce116" office:value-type="string">
            <text:p>První tři písmena</text:p>
          </table:table-cell>
          <table:table-cell table:style-name="ce122" office:value-type="float" office:value="63397">
            <text:p><text:s/>63 397</text:p>
          </table:table-cell>
          <table:table-cell table:style-name="ce120" office:value-type="float" office:value="-1948452">
            <text:p>-1 948 452B</text:p>
          </table:table-cell>
          <table:table-cell table:style-name="ce17" office:value-type="percentage" office:value="0.00710000000000011">
            <text:p>0.71%</text:p>
          </table:table-cell>
        </table:table-row>
        <table:table-row table:style-name="ro1">
          <table:table-cell/>
          <table:table-cell table:style-name="ce117" office:value-type="string">
            <text:p>U40</text:p>
          </table:table-cell>
          <table:table-cell table:style-name="ce116" office:value-type="string">
            <text:p>První písmeno</text:p>
          </table:table-cell>
          <table:table-cell table:style-name="ce122" table:formula="of:=[.$J$2]-[.J23]" office:value-type="float" office:value="8169">
            <text:p><text:s/>8 169</text:p>
          </table:table-cell>
          <table:table-cell table:style-name="ce120" table:formula="of:=[.D23] - [.$D$2]" office:value-type="float" office:value="-200380">
            <text:p>- 200 380B</text:p>
          </table:table-cell>
          <table:table-cell table:style-name="ce125" table:formula="of:=[.E23] - [.$E$2]" office:value-type="percentage" office:value="-0.001">
            <text:p>-0.10%</text:p>
          </table:table-cell>
          <table:table-cell/>
          <table:table-cell table:style-name="ce114" office:value-type="string">
            <text:p>U14</text:p>
          </table:table-cell>
          <table:table-cell table:style-name="ce114" office:value-type="string">
            <text:p>Společná značka [+2]</text:p>
          </table:table-cell>
          <table:table-cell table:style-name="ce121" office:value-type="float" office:value="28410">
            <text:p><text:s/>28 410</text:p>
          </table:table-cell>
          <table:table-cell table:style-name="ce123" office:value-type="float" office:value="-703720">
            <text:p>- 703 720B</text:p>
          </table:table-cell>
          <table:table-cell table:style-name="ce17" office:value-type="percentage" office:value="0.00660000000000005">
            <text:p>0.66%</text:p>
          </table:table-cell>
        </table:table-row>
        <table:table-row table:style-name="ro1">
          <table:table-cell/>
          <table:table-cell table:style-name="ce117" office:value-type="string">
            <text:p>U41</text:p>
          </table:table-cell>
          <table:table-cell table:style-name="ce116" office:value-type="string">
            <text:p>První dvě písmena</text:p>
          </table:table-cell>
          <table:table-cell table:style-name="ce122" table:formula="of:=[.$J$2]-[.J24]" office:value-type="float" office:value="32709">
            <text:p><text:s/>32 709</text:p>
          </table:table-cell>
          <table:table-cell table:style-name="ce120" table:formula="of:=[.D24] - [.$D$2]" office:value-type="float" office:value="-866244">
            <text:p>- 866 244B</text:p>
          </table:table-cell>
          <table:table-cell table:style-name="ce125" table:formula="of:=[.E24] - [.$E$2]" office:value-type="percentage" office:value="0.00229999999999997">
            <text:p>0.23%</text:p>
          </table:table-cell>
          <table:table-cell/>
          <table:table-cell table:style-name="ce28" office:value-type="string">
            <text:p>U02</text:p>
          </table:table-cell>
          <table:table-cell table:style-name="ce114" office:value-type="string">
            <text:p>Slovní tvar [0]</text:p>
          </table:table-cell>
          <table:table-cell table:style-name="ce121" office:value-type="float" office:value="93515">
            <text:p><text:s/>93 515</text:p>
          </table:table-cell>
          <table:table-cell table:style-name="ce123" office:value-type="float" office:value="-5918732">
            <text:p>-5 918 732B</text:p>
          </table:table-cell>
          <table:table-cell table:style-name="ce17" office:value-type="percentage" office:value="0.00640000000000007">
            <text:p>0.64%</text:p>
          </table:table-cell>
        </table:table-row>
        <table:table-row table:style-name="ro1">
          <table:table-cell/>
          <table:table-cell table:style-name="ce117" office:value-type="string">
            <text:p>U42</text:p>
          </table:table-cell>
          <table:table-cell table:style-name="ce116" office:value-type="string">
            <text:p>První tři písmena</text:p>
          </table:table-cell>
          <table:table-cell table:style-name="ce122" table:formula="of:=[.$J$2]-[.J25]" office:value-type="float" office:value="63397">
            <text:p><text:s/>63 397</text:p>
          </table:table-cell>
          <table:table-cell table:style-name="ce120" table:formula="of:=[.D25] - [.$D$2]" office:value-type="float" office:value="-1948452">
            <text:p>-1 948 452B</text:p>
          </table:table-cell>
          <table:table-cell table:style-name="ce125" table:formula="of:=[.E25] - [.$E$2]" office:value-type="percentage" office:value="0.0071">
            <text:p>0.71%</text:p>
          </table:table-cell>
          <table:table-cell/>
          <table:table-cell table:style-name="ce116" office:value-type="string">
            <text:p>U31</text:p>
          </table:table-cell>
          <table:table-cell table:style-name="ce116" office:value-type="string">
            <text:p>Přípona slova [-1]</text:p>
          </table:table-cell>
          <table:table-cell table:style-name="ce122" office:value-type="float" office:value="32870">
            <text:p><text:s/>32 870</text:p>
          </table:table-cell>
          <table:table-cell table:style-name="ce120" office:value-type="float" office:value="-847312">
            <text:p>- 847 312B</text:p>
          </table:table-cell>
          <table:table-cell table:style-name="ce17" office:value-type="percentage" office:value="0.00630000000000008">
            <text:p>0.63%</text:p>
          </table:table-cell>
        </table:table-row>
        <table:table-row table:style-name="ro1">
          <table:table-cell/>
          <table:table-cell table:style-name="ce117" office:value-type="string">
            <text:p>U43</text:p>
          </table:table-cell>
          <table:table-cell table:style-name="ce116" office:value-type="string">
            <text:p>Poslední písmeno</text:p>
          </table:table-cell>
          <table:table-cell table:style-name="ce122" table:formula="of:=[.$J$2]-[.J26]" office:value-type="float" office:value="46198">
            <text:p><text:s/>46 198</text:p>
          </table:table-cell>
          <table:table-cell table:style-name="ce120" table:formula="of:=[.D26] - [.$D$2]" office:value-type="float" office:value="-1170080">
            <text:p>-1 170 080B</text:p>
          </table:table-cell>
          <table:table-cell table:style-name="ce125" table:formula="of:=[.E26] - [.$E$2]" office:value-type="percentage" office:value="0.00209999999999999">
            <text:p>0.21%</text:p>
          </table:table-cell>
          <table:table-cell/>
          <table:table-cell table:style-name="ce116" office:value-type="string">
            <text:p>U30</text:p>
          </table:table-cell>
          <table:table-cell table:style-name="ce116" office:value-type="string">
            <text:p>Přípona slova [-2]</text:p>
          </table:table-cell>
          <table:table-cell table:style-name="ce122" office:value-type="float" office:value="43638">
            <text:p><text:s/>43 638</text:p>
          </table:table-cell>
          <table:table-cell table:style-name="ce120" office:value-type="float" office:value="-1103896">
            <text:p>-1 103 896B</text:p>
          </table:table-cell>
          <table:table-cell table:style-name="ce17" office:value-type="percentage" office:value="0.00570000000000004">
            <text:p>0.57%</text:p>
          </table:table-cell>
        </table:table-row>
        <table:table-row table:style-name="ro1">
          <table:table-cell/>
          <table:table-cell table:style-name="ce117" office:value-type="string">
            <text:p>U50</text:p>
          </table:table-cell>
          <table:table-cell table:style-name="ce116" office:value-type="string">
            <text:p>Velikost písmen</text:p>
          </table:table-cell>
          <table:table-cell table:style-name="ce122" table:formula="of:=[.$J$2]-[.J27]" office:value-type="float" office:value="1503">
            <text:p><text:s/>1 503</text:p>
          </table:table-cell>
          <table:table-cell table:style-name="ce120" table:formula="of:=[.D27] - [.$D$2]" office:value-type="float" office:value="-36240">
            <text:p>- 36 240B</text:p>
          </table:table-cell>
          <table:table-cell table:style-name="ce125" table:formula="of:=[.E27] - [.$E$2]" office:value-type="percentage" office:value="-0.0174000000000001">
            <text:p>-1.74%</text:p>
          </table:table-cell>
          <table:table-cell/>
          <table:table-cell table:style-name="ce115" office:value-type="string">
            <text:p>U24</text:p>
          </table:table-cell>
          <table:table-cell table:style-name="ce116" office:value-type="string">
            <text:p>Možná lemmata [+2]</text:p>
          </table:table-cell>
          <table:table-cell table:style-name="ce122" office:value-type="float" office:value="174076">
            <text:p><text:s/>174 076</text:p>
          </table:table-cell>
          <table:table-cell table:style-name="ce120" office:value-type="float" office:value="-6190056">
            <text:p>-6 190 056B</text:p>
          </table:table-cell>
          <table:table-cell table:style-name="ce17" office:value-type="percentage" office:value="0.00500000000000012">
            <text:p>0.50%</text:p>
          </table:table-cell>
        </table:table-row>
        <table:table-row table:style-name="ro1">
          <table:table-cell/>
          <table:table-cell table:style-name="ce117" office:value-type="string">
            <text:p>U51</text:p>
          </table:table-cell>
          <table:table-cell table:style-name="ce116" office:value-type="string">
            <text:p>Pozice ve větě</text:p>
          </table:table-cell>
          <table:table-cell table:style-name="ce122" table:formula="of:=[.$J$2]-[.J28]" office:value-type="float" office:value="18563">
            <text:p><text:s/>18 563</text:p>
          </table:table-cell>
          <table:table-cell table:style-name="ce120" table:formula="of:=[.D28] - [.$D$2]" office:value-type="float" office:value="-453628">
            <text:p>- 453 628B</text:p>
          </table:table-cell>
          <table:table-cell table:style-name="ce125" table:formula="of:=[.E28] - [.$E$2]" office:value-type="percentage" office:value="0.000900000000000012">
            <text:p>0.09%</text:p>
          </table:table-cell>
          <table:table-cell/>
          <table:table-cell table:style-name="ce115" office:value-type="string">
            <text:p>U20</text:p>
          </table:table-cell>
          <table:table-cell table:style-name="ce114" office:value-type="string">
            <text:p>Možná lemmata [-2]</text:p>
          </table:table-cell>
          <table:table-cell table:style-name="ce121" office:value-type="float" office:value="165890">
            <text:p><text:s/>165 890</text:p>
          </table:table-cell>
          <table:table-cell table:style-name="ce123" office:value-type="float" office:value="-5983720">
            <text:p>-5 983 720B</text:p>
          </table:table-cell>
          <table:table-cell table:style-name="ce17" office:value-type="percentage" office:value="0.00480000000000003">
            <text:p>0.48%</text:p>
          </table:table-cell>
        </table:table-row>
        <table:table-row table:style-name="ro1">
          <table:table-cell/>
          <table:table-cell table:style-name="ce117" office:value-type="string">
            <text:p>U52</text:p>
          </table:table-cell>
          <table:table-cell table:style-name="ce116" office:value-type="string">
            <text:p>Délka slova</text:p>
          </table:table-cell>
          <table:table-cell table:style-name="ce122" table:formula="of:=[.$J$2]-[.J29]" office:value-type="float" office:value="3542">
            <text:p><text:s/>3 542</text:p>
          </table:table-cell>
          <table:table-cell table:style-name="ce120" table:formula="of:=[.D29] - [.$D$2]" office:value-type="float" office:value="-86072">
            <text:p>- 86 072B</text:p>
          </table:table-cell>
          <table:table-cell table:style-name="ce125" table:formula="of:=[.E29] - [.$E$2]" office:value-type="percentage" office:value="0.00890000000000002">
            <text:p>0.89%</text:p>
          </table:table-cell>
          <table:table-cell/>
          <table:table-cell table:style-name="ce115" office:value-type="string">
            <text:p>U21</text:p>
          </table:table-cell>
          <table:table-cell table:style-name="ce114" office:value-type="string">
            <text:p>Možná lemmata [-1]</text:p>
          </table:table-cell>
          <table:table-cell table:style-name="ce121" office:value-type="float" office:value="143299">
            <text:p><text:s/>143 299</text:p>
          </table:table-cell>
          <table:table-cell table:style-name="ce123" office:value-type="float" office:value="-5561716">
            <text:p>-5 561 716B</text:p>
          </table:table-cell>
          <table:table-cell table:style-name="ce17" office:value-type="percentage" office:value="0.00470000000000004">
            <text:p>0.47%</text:p>
          </table:table-cell>
        </table:table-row>
        <table:table-row table:style-name="ro1">
          <table:table-cell/>
          <table:table-cell table:style-name="ce117" office:value-type="string">
            <text:p>U53</text:p>
          </table:table-cell>
          <table:table-cell table:style-name="Default" office:value-type="string">
            <text:p>Značka nejbl. slovesa</text:p>
          </table:table-cell>
          <table:table-cell table:style-name="ce122" table:formula="of:=[.$J$2]-[.J30]" office:value-type="float" office:value="10102">
            <text:p><text:s/>10 102</text:p>
          </table:table-cell>
          <table:table-cell table:style-name="ce120" table:formula="of:=[.D30] - [.$D$2]" office:value-type="float" office:value="-244600">
            <text:p>- 244 600B</text:p>
          </table:table-cell>
          <table:table-cell table:style-name="ce125" table:formula="of:=[.E30] - [.$E$2]" office:value-type="percentage" office:value="-0.0213">
            <text:p>-2.13%</text:p>
          </table:table-cell>
          <table:table-cell/>
          <table:table-cell table:style-name="ce115" office:value-type="string">
            <text:p>U22</text:p>
          </table:table-cell>
          <table:table-cell table:style-name="ce114" office:value-type="string">
            <text:p>Možná lemmata [0]</text:p>
          </table:table-cell>
          <table:table-cell table:style-name="ce121" office:value-type="float" office:value="83030">
            <text:p><text:s/>83 030</text:p>
          </table:table-cell>
          <table:table-cell table:style-name="ce123" office:value-type="float" office:value="-4140296">
            <text:p>-4 140 296B</text:p>
          </table:table-cell>
          <table:table-cell table:style-name="ce17" office:value-type="percentage" office:value="0.00350000000000006">
            <text:p>0.35%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17" office:value-type="string">
            <text:p>U41</text:p>
          </table:table-cell>
          <table:table-cell table:style-name="ce116" office:value-type="string">
            <text:p>První dvě písmena</text:p>
          </table:table-cell>
          <table:table-cell table:style-name="ce122" office:value-type="float" office:value="32709">
            <text:p><text:s/>32 709</text:p>
          </table:table-cell>
          <table:table-cell table:style-name="ce120" office:value-type="float" office:value="-866244">
            <text:p>- 866 244B</text:p>
          </table:table-cell>
          <table:table-cell table:style-name="ce17" office:value-type="percentage" office:value="0.00230000000000008">
            <text:p>0.23%</text:p>
          </table:table-cell>
        </table:table-row>
        <table:table-row table:style-name="ro1">
          <table:table-cell office:value-type="string">
            <text:p>Závislost podle relativní pozice</text:p>
          </table:table-cell>
          <table:table-cell table:style-name="Default" table:number-columns-repeated="4"/>
          <table:table-cell table:number-columns-repeated="2"/>
          <table:table-cell table:style-name="ce117" office:value-type="string">
            <text:p>U43</text:p>
          </table:table-cell>
          <table:table-cell table:style-name="ce116" office:value-type="string">
            <text:p>Poslední písmeno</text:p>
          </table:table-cell>
          <table:table-cell table:style-name="ce122" office:value-type="float" office:value="46198">
            <text:p><text:s/>46 198</text:p>
          </table:table-cell>
          <table:table-cell table:style-name="ce120" office:value-type="float" office:value="-1170080">
            <text:p>-1 170 080B</text:p>
          </table:table-cell>
          <table:table-cell table:style-name="ce17" office:value-type="percentage" office:value="0.00209999999999999">
            <text:p>0.21%</text:p>
          </table:table-cell>
        </table:table-row>
        <table:table-row table:style-name="ro1">
          <table:table-cell/>
          <table:table-cell table:style-name="ce118" office:value-type="string">
            <text:p>[x-2]</text:p>
          </table:table-cell>
          <table:table-cell table:style-name="ce118" office:value-type="string">
            <text:p>[x-1]</text:p>
          </table:table-cell>
          <table:table-cell table:style-name="ce118" office:value-type="string">
            <text:p>[x]</text:p>
          </table:table-cell>
          <table:table-cell table:style-name="ce118" office:value-type="string">
            <text:p>[x+1]</text:p>
          </table:table-cell>
          <table:table-cell table:style-name="ce118" office:value-type="string">
            <text:p>[x+2]</text:p>
          </table:table-cell>
          <table:table-cell/>
          <table:table-cell table:style-name="ce117" office:value-type="string">
            <text:p>U51</text:p>
          </table:table-cell>
          <table:table-cell table:style-name="ce116" office:value-type="string">
            <text:p>Pozice ve větě</text:p>
          </table:table-cell>
          <table:table-cell table:style-name="ce122" office:value-type="float" office:value="18563">
            <text:p><text:s/>18 563</text:p>
          </table:table-cell>
          <table:table-cell table:style-name="ce120" office:value-type="float" office:value="-453628">
            <text:p>- 453 628B</text:p>
          </table:table-cell>
          <table:table-cell table:style-name="ce17" office:value-type="percentage" office:value="0.000900000000000123">
            <text:p>0.09%</text:p>
          </table:table-cell>
        </table:table-row>
        <table:table-row table:style-name="ro1">
          <table:table-cell office:value-type="string">
            <text:p>Slovní tvar</text:p>
          </table:table-cell>
          <table:table-cell table:style-name="ce107" office:value-type="percentage" office:value="-0.00109999999999999">
            <text:p>-0.11%</text:p>
          </table:table-cell>
          <table:table-cell table:style-name="ce107" office:value-type="percentage" office:value="-0.0211">
            <text:p>-2.11%</text:p>
          </table:table-cell>
          <table:table-cell table:style-name="ce107" office:value-type="percentage" office:value="0.00639999999999996">
            <text:p>0.64%</text:p>
          </table:table-cell>
          <table:table-cell table:style-name="ce107" office:value-type="percentage" office:value="0.0104">
            <text:p>1.04%</text:p>
          </table:table-cell>
          <table:table-cell table:style-name="ce107" office:value-type="percentage" office:value="0.0116999999999999">
            <text:p>1.17%</text:p>
          </table:table-cell>
          <table:table-cell/>
          <table:table-cell table:style-name="ce114" office:value-type="string">
            <text:p>U10</text:p>
          </table:table-cell>
          <table:table-cell table:style-name="ce114" office:value-type="string">
            <text:p>Společná značka [-2]</text:p>
          </table:table-cell>
          <table:table-cell table:style-name="ce121" office:value-type="float" office:value="29032">
            <text:p><text:s/>29 032</text:p>
          </table:table-cell>
          <table:table-cell table:style-name="ce123" office:value-type="float" office:value="-718600">
            <text:p>- 718 600B</text:p>
          </table:table-cell>
          <table:table-cell table:style-name="ce17" office:value-type="percentage" office:value="0.000800000000000134">
            <text:p>0.08%</text:p>
          </table:table-cell>
        </table:table-row>
        <table:table-row table:style-name="ro1">
          <table:table-cell office:value-type="string">
            <text:p>Společná značka</text:p>
          </table:table-cell>
          <table:table-cell table:style-name="ce107" office:value-type="percentage" office:value="0.000800000000000023">
            <text:p>0.08%</text:p>
          </table:table-cell>
          <table:table-cell table:style-name="ce107" office:value-type="percentage" office:value="-0.00290000000000001">
            <text:p>-0.29%</text:p>
          </table:table-cell>
          <table:table-cell table:style-name="ce107" office:value-type="percentage" office:value="-0.0376000000000001">
            <text:p>-3.76%</text:p>
          </table:table-cell>
          <table:table-cell table:style-name="ce107" office:value-type="percentage" office:value="0.0136999999999999">
            <text:p>1.37%</text:p>
          </table:table-cell>
          <table:table-cell table:style-name="ce107" office:value-type="percentage" office:value="0.00659999999999994">
            <text:p>0.66%</text:p>
          </table:table-cell>
          <table:table-cell table:number-columns-repeated="2"/>
          <table:table-cell office:value-type="string">
            <text:p>Celkem</text:p>
          </table:table-cell>
          <table:table-cell table:style-name="ce121" table:formula="of:=SUM([.J46:.J64])" office:value-type="float" office:value="1512662">
            <text:p>1 512 662</text:p>
          </table:table-cell>
          <table:table-cell table:style-name="ce123" table:formula="of:=SUM([.K46:.K64])" office:value-type="float" office:value="-57914588">
            <text:p>-57 914 588B</text:p>
          </table:table-cell>
          <table:table-cell table:formula="of:=SUM([.L46:.L64])" office:value-type="percentage" office:value="0.119700000000001">
            <text:p>11.97%</text:p>
          </table:table-cell>
        </table:table-row>
        <table:table-row table:style-name="ro1">
          <table:table-cell office:value-type="string">
            <text:p>Možná lemmata</text:p>
          </table:table-cell>
          <table:table-cell table:style-name="ce107" office:value-type="percentage" office:value="0.00479999999999992">
            <text:p>0.48%</text:p>
          </table:table-cell>
          <table:table-cell table:style-name="ce107" office:value-type="percentage" office:value="0.00469999999999993">
            <text:p>0.47%</text:p>
          </table:table-cell>
          <table:table-cell table:style-name="ce107" office:value-type="percentage" office:value="0.00349999999999995">
            <text:p>0.35%</text:p>
          </table:table-cell>
          <table:table-cell table:style-name="ce107" office:value-type="percentage" office:value="0.0102">
            <text:p>1.02%</text:p>
          </table:table-cell>
          <table:table-cell table:style-name="ce107" office:value-type="percentage" office:value="0.005">
            <text:p>0.50%</text:p>
          </table:table-cell>
          <table:table-cell table:number-columns-repeated="2"/>
          <table:table-cell office:value-type="string">
            <text:p>Teoretický výsledek</text:p>
          </table:table-cell>
          <table:table-cell table:style-name="ce121" office:value-type="float" office:value="479081">
            <text:p><text:s/>479 081</text:p>
          </table:table-cell>
          <table:table-cell table:style-name="ce123" office:value-type="float" office:value="18688032">
            <text:p>18 688 032B</text:p>
          </table:table-cell>
          <table:table-cell table:style-name="ce107" table:formula="of:=[.E2]+[.L65]" office:value-type="percentage" office:value="1.0414">
            <text:p>104.14%</text:p>
          </table:table-cell>
        </table:table-row>
        <table:table-row table:style-name="ro1">
          <table:table-cell office:value-type="string">
            <text:p>Přípona slova</text:p>
          </table:table-cell>
          <table:table-cell table:style-name="ce107" office:value-type="percentage" office:value="0.00569999999999993">
            <text:p>0.57%</text:p>
          </table:table-cell>
          <table:table-cell table:style-name="ce107" office:value-type="percentage" office:value="0.00629999999999997">
            <text:p>0.63%</text:p>
          </table:table-cell>
          <table:table-cell table:style-name="ce107" office:value-type="percentage" office:value="-0.00519999999999998">
            <text:p>-0.52%</text:p>
          </table:table-cell>
          <table:table-cell table:style-name="ce107" office:value-type="percentage" office:value="0.00859999999999994">
            <text:p>0.86%</text:p>
          </table:table-cell>
          <table:table-cell table:style-name="ce107" office:value-type="percentage" office:value="-0.00570000000000004">
            <text:p>-0.57%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>
            <text:p>Srovnani L1 L2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19" office:value-type="string" table:number-columns-spanned="2" table:number-rows-spanned="1">
            <text:p>velikost modelu</text:p>
          </table:table-cell>
          <table:covered-table-cell table:style-name="Default"/>
          <table:table-cell table:style-name="ce119" office:value-type="string" table:number-columns-spanned="2" table:number-rows-spanned="1">
            <text:p>změna velikosti</text:p>
          </table:table-cell>
          <table:covered-table-cell table:style-name="Default"/>
          <table:table-cell table:number-columns-repeated="2"/>
          <table:table-cell table:style-name="ce119" office:value-type="string" table:number-columns-spanned="2" table:number-rows-spanned="1">
            <text:p>úspěšnost slov</text:p>
          </table:table-cell>
          <table:covered-table-cell/>
          <table:table-cell table:style-name="ce119" office:value-type="string" table:number-columns-spanned="2" table:number-rows-spanned="1">
            <text:p>změna úspěšnosti</text:p>
          </table:table-cell>
          <table:covered-table-cell table:style-name="Default"/>
          <table:table-cell/>
        </table:table-row>
        <table:table-row table:style-name="ro1">
          <table:table-cell/>
          <table:table-cell table:style-name="Default" office:value-type="string">
            <text:p>L1</text:p>
          </table:table-cell>
          <table:table-cell table:style-name="Default" office:value-type="string">
            <text:p>L2</text:p>
          </table:table-cell>
          <table:table-cell table:style-name="Default" office:value-type="string">
            <text:p>L1</text:p>
          </table:table-cell>
          <table:table-cell table:style-name="Default" office:value-type="string">
            <text:p>L2</text:p>
          </table:table-cell>
          <table:table-cell table:number-columns-repeated="2"/>
          <table:table-cell office:value-type="string">
            <text:p>L1</text:p>
          </table:table-cell>
          <table:table-cell office:value-type="string">
            <text:p>L2</text:p>
          </table:table-cell>
          <table:table-cell table:style-name="Default" office:value-type="string">
            <text:p>L1</text:p>
          </table:table-cell>
          <table:table-cell table:style-name="Default" office:value-type="string">
            <text:p>L2</text:p>
          </table:table-cell>
          <table:table-cell/>
        </table:table-row>
        <table:table-row table:style-name="ro1">
          <table:table-cell table:style-name="ce84" office:value-type="string">
            <text:p>-</text:p>
          </table:table-cell>
          <table:table-cell table:style-name="ce120" office:value-type="float" office:value="19722532">
            <text:p>19 722 532B</text:p>
          </table:table-cell>
          <table:table-cell table:style-name="ce120" office:value-type="float" office:value="76697368">
            <text:p>76 697 368B</text:p>
          </table:table-cell>
          <table:table-cell table:number-columns-repeated="2" table:style-name="Default" office:value-type="float" office:value="0">
            <text:p>0</text:p>
          </table:table-cell>
          <table:table-cell/>
          <table:table-cell table:style-name="ce84" office:value-type="string">
            <text:p>-</text:p>
          </table:table-cell>
          <table:table-cell table:style-name="ce102" office:value-type="percentage" office:value="0.935">
            <text:p>93.50%</text:p>
          </table:table-cell>
          <table:table-cell table:style-name="ce17" office:value-type="percentage" office:value="0.9217">
            <text:p>92.17%</text:p>
          </table:table-cell>
          <table:table-cell table:number-columns-repeated="2" table:style-name="ce107" office:value-type="percentage" office:value="0">
            <text:p>0.00%</text:p>
          </table:table-cell>
          <table:table-cell/>
        </table:table-row>
        <table:table-row table:style-name="ro1">
          <table:table-cell table:style-name="ce114" office:value-type="string">
            <text:p>U00</text:p>
          </table:table-cell>
          <table:table-cell table:style-name="ce120" office:value-type="float" office:value="20448468">
            <text:p>20 448 468B</text:p>
          </table:table-cell>
          <table:table-cell table:style-name="ce120" office:value-type="float" office:value="68334112">
            <text:p>68 334 112B</text:p>
          </table:table-cell>
          <table:table-cell table:style-name="ce123" office:value-type="float" office:value="725936">
            <text:p><text:s/>725 936B</text:p>
          </table:table-cell>
          <table:table-cell office:value-type="float" office:value="-8363256">
            <text:p>-8 363 256B</text:p>
          </table:table-cell>
          <table:table-cell/>
          <table:table-cell table:style-name="ce114" office:value-type="string">
            <text:p>U0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9206">
            <text:p>92.06%</text:p>
          </table:table-cell>
          <table:table-cell table:style-name="ce21" office:value-type="percentage" office:value="-0.000599999999999934">
            <text:p>-0.06%</text:p>
          </table:table-cell>
          <table:table-cell table:style-name="ce21" office:value-type="percentage" office:value="-0.00109999999999988">
            <text:p>-0.11%</text:p>
          </table:table-cell>
          <table:table-cell/>
        </table:table-row>
        <table:table-row table:style-name="ro1">
          <table:table-cell table:style-name="ce114" office:value-type="string">
            <text:p>U01</text:p>
          </table:table-cell>
          <table:table-cell table:style-name="ce120" office:value-type="float" office:value="17981732">
            <text:p>17 981 732B</text:p>
          </table:table-cell>
          <table:table-cell table:style-name="ce120" office:value-type="float" office:value="68711220">
            <text:p>68 711 220B</text:p>
          </table:table-cell>
          <table:table-cell table:style-name="ce123" office:value-type="float" office:value="-1740800">
            <text:p>-1 740 800B</text:p>
          </table:table-cell>
          <table:table-cell office:value-type="float" office:value="-7986148">
            <text:p>-7 986 148B</text:p>
          </table:table-cell>
          <table:table-cell/>
          <table:table-cell table:style-name="ce114" office:value-type="string">
            <text:p>U01</text:p>
          </table:table-cell>
          <table:table-cell table:style-name="ce103" office:value-type="percentage" office:value="0.9415">
            <text:p>94.15%</text:p>
          </table:table-cell>
          <table:table-cell table:style-name="ce22" office:value-type="percentage" office:value="0.9006">
            <text:p>90.06%</text:p>
          </table:table-cell>
          <table:table-cell table:style-name="ce21" office:value-type="percentage" office:value="0.0515">
            <text:p>5.15%</text:p>
          </table:table-cell>
          <table:table-cell table:style-name="ce21" office:value-type="percentage" office:value="-0.0210999999999999">
            <text:p>-2.11%</text:p>
          </table:table-cell>
          <table:table-cell/>
        </table:table-row>
        <table:table-row table:style-name="ro1">
          <table:table-cell table:style-name="ce28" office:value-type="string">
            <text:p>U02</text:p>
          </table:table-cell>
          <table:table-cell table:style-name="ce120" office:value-type="float" office:value="16350192">
            <text:p>16 350 192B</text:p>
          </table:table-cell>
          <table:table-cell table:style-name="ce120" office:value-type="float" office:value="70778636">
            <text:p>70 778 636B</text:p>
          </table:table-cell>
          <table:table-cell table:style-name="ce123" office:value-type="float" office:value="-3372340">
            <text:p>-3 372 340B</text:p>
          </table:table-cell>
          <table:table-cell office:value-type="float" office:value="-5918732">
            <text:p>-5 918 732B</text:p>
          </table:table-cell>
          <table:table-cell/>
          <table:table-cell table:style-name="ce28" office:value-type="string">
            <text:p>U02</text:p>
          </table:table-cell>
          <table:table-cell table:style-name="ce25" office:value-type="percentage" office:value="0.923">
            <text:p>92.30%</text:p>
          </table:table-cell>
          <table:table-cell table:style-name="ce22" office:value-type="percentage" office:value="0.9281">
            <text:p>92.81%</text:p>
          </table:table-cell>
          <table:table-cell table:style-name="ce21" office:value-type="percentage" office:value="0.033">
            <text:p>3.30%</text:p>
          </table:table-cell>
          <table:table-cell table:style-name="ce21" office:value-type="percentage" office:value="0.00640000000000007">
            <text:p>0.64%</text:p>
          </table:table-cell>
          <table:table-cell/>
        </table:table-row>
        <table:table-row table:style-name="ro1">
          <table:table-cell table:style-name="ce28" office:value-type="string">
            <text:p>U03</text:p>
          </table:table-cell>
          <table:table-cell table:style-name="ce120" office:value-type="float" office:value="16607456">
            <text:p>16 607 456B</text:p>
          </table:table-cell>
          <table:table-cell table:style-name="ce120" office:value-type="float" office:value="69117464">
            <text:p>69 117 464B</text:p>
          </table:table-cell>
          <table:table-cell table:style-name="ce123" office:value-type="float" office:value="-3115076">
            <text:p>-3 115 076B</text:p>
          </table:table-cell>
          <table:table-cell office:value-type="float" office:value="-7579904">
            <text:p>-7 579 904B</text:p>
          </table:table-cell>
          <table:table-cell/>
          <table:table-cell table:style-name="ce28" office:value-type="string">
            <text:p>U03</text:p>
          </table:table-cell>
          <table:table-cell table:style-name="ce22" office:value-type="percentage" office:value="0.8898">
            <text:p>88.98%</text:p>
          </table:table-cell>
          <table:table-cell table:style-name="ce22" office:value-type="percentage" office:value="0.9321">
            <text:p>93.21%</text:p>
          </table:table-cell>
          <table:table-cell table:style-name="ce21" office:value-type="percentage" office:value="-0.000199999999999978">
            <text:p>-0.02%</text:p>
          </table:table-cell>
          <table:table-cell table:style-name="ce21" office:value-type="percentage" office:value="0.0104000000000001">
            <text:p>1.04%</text:p>
          </table:table-cell>
          <table:table-cell/>
        </table:table-row>
        <table:table-row table:style-name="ro1">
          <table:table-cell table:style-name="ce28" office:value-type="string">
            <text:p>U04</text:p>
          </table:table-cell>
          <table:table-cell table:style-name="ce120" office:value-type="float" office:value="16794864">
            <text:p>16 794 864B</text:p>
          </table:table-cell>
          <table:table-cell table:style-name="ce120" office:value-type="float" office:value="69117464">
            <text:p>69 117 464B</text:p>
          </table:table-cell>
          <table:table-cell table:style-name="ce123" office:value-type="float" office:value="-2927668">
            <text:p>-2 927 668B</text:p>
          </table:table-cell>
          <table:table-cell office:value-type="float" office:value="-7579904">
            <text:p>-7 579 904B</text:p>
          </table:table-cell>
          <table:table-cell/>
          <table:table-cell table:style-name="ce28" office:value-type="string">
            <text:p>U04</text:p>
          </table:table-cell>
          <table:table-cell table:style-name="ce22" office:value-type="percentage" office:value="0.8926">
            <text:p>89.26%</text:p>
          </table:table-cell>
          <table:table-cell table:style-name="ce17" office:value-type="percentage" office:value="0.9334">
            <text:p>93.34%</text:p>
          </table:table-cell>
          <table:table-cell table:style-name="ce21" office:value-type="percentage" office:value="0.00260000000000005">
            <text:p>0.26%</text:p>
          </table:table-cell>
          <table:table-cell table:style-name="ce21" office:value-type="percentage" office:value="0.0117">
            <text:p>1.17%</text:p>
          </table:table-cell>
          <table:table-cell/>
        </table:table-row>
        <table:table-row table:style-name="ro1">
          <table:table-cell table:style-name="ce114" office:value-type="string">
            <text:p>U10</text:p>
          </table:table-cell>
          <table:table-cell table:style-name="ce120" office:value-type="float" office:value="17564028">
            <text:p>17 564 028B</text:p>
          </table:table-cell>
          <table:table-cell table:style-name="ce120" office:value-type="float" office:value="75978768">
            <text:p>75 978 768B</text:p>
          </table:table-cell>
          <table:table-cell table:style-name="ce123" office:value-type="float" office:value="-2158504">
            <text:p>-2 158 504B</text:p>
          </table:table-cell>
          <table:table-cell office:value-type="float" office:value="-718600">
            <text:p>- 718 600B</text:p>
          </table:table-cell>
          <table:table-cell/>
          <table:table-cell table:style-name="ce114" office:value-type="string">
            <text:p>U10</text:p>
          </table:table-cell>
          <table:table-cell table:style-name="ce102" office:value-type="percentage" office:value="0.9402">
            <text:p>94.02%</text:p>
          </table:table-cell>
          <table:table-cell table:style-name="ce22" office:value-type="percentage" office:value="0.9225">
            <text:p>92.25%</text:p>
          </table:table-cell>
          <table:table-cell table:style-name="ce21" office:value-type="percentage" office:value="0.0502">
            <text:p>5.02%</text:p>
          </table:table-cell>
          <table:table-cell table:style-name="ce21" office:value-type="percentage" office:value="0.000800000000000134">
            <text:p>0.08%</text:p>
          </table:table-cell>
          <table:table-cell/>
        </table:table-row>
        <table:table-row table:style-name="ro1">
          <table:table-cell table:style-name="ce114" office:value-type="string">
            <text:p>U11</text:p>
          </table:table-cell>
          <table:table-cell table:style-name="ce120" office:value-type="float" office:value="19037288">
            <text:p>19 037 288B</text:p>
          </table:table-cell>
          <table:table-cell table:style-name="ce120" office:value-type="float" office:value="76188624">
            <text:p>76 188 624B</text:p>
          </table:table-cell>
          <table:table-cell table:style-name="ce123" office:value-type="float" office:value="-685244">
            <text:p>- 685 244B</text:p>
          </table:table-cell>
          <table:table-cell office:value-type="float" office:value="-508744">
            <text:p>- 508 744B</text:p>
          </table:table-cell>
          <table:table-cell/>
          <table:table-cell table:style-name="ce114" office:value-type="string">
            <text:p>U11</text:p>
          </table:table-cell>
          <table:table-cell table:style-name="ce22" office:value-type="percentage" office:value="0.8895">
            <text:p>88.95%</text:p>
          </table:table-cell>
          <table:table-cell table:style-name="ce17" office:value-type="percentage" office:value="0.9188">
            <text:p>91.88%</text:p>
          </table:table-cell>
          <table:table-cell table:style-name="ce21" office:value-type="percentage" office:value="-0.000499999999999945">
            <text:p>-0.05%</text:p>
          </table:table-cell>
          <table:table-cell table:style-name="ce21" office:value-type="percentage" office:value="-0.0028999999999999">
            <text:p>-0.29%</text:p>
          </table:table-cell>
          <table:table-cell/>
        </table:table-row>
        <table:table-row table:style-name="ro1">
          <table:table-cell table:style-name="ce114" office:value-type="string">
            <text:p>U12</text:p>
          </table:table-cell>
          <table:table-cell table:style-name="ce120" office:value-type="float" office:value="23358588">
            <text:p>23 358 588B</text:p>
          </table:table-cell>
          <table:table-cell table:style-name="ce120" office:value-type="float" office:value="76622728">
            <text:p>76 622 728B</text:p>
          </table:table-cell>
          <table:table-cell table:style-name="ce123" office:value-type="float" office:value="3636056">
            <text:p>3 636 056B</text:p>
          </table:table-cell>
          <table:table-cell office:value-type="float" office:value="-74640">
            <text:p>- 74 640B</text:p>
          </table:table-cell>
          <table:table-cell/>
          <table:table-cell table:style-name="ce114" office:value-type="string">
            <text:p>U12</text:p>
          </table:table-cell>
          <table:table-cell table:style-name="ce102" office:value-type="percentage" office:value="0.9175">
            <text:p>91.75%</text:p>
          </table:table-cell>
          <table:table-cell table:style-name="ce17" office:value-type="percentage" office:value="0.8841">
            <text:p>88.41%</text:p>
          </table:table-cell>
          <table:table-cell table:style-name="ce21" office:value-type="percentage" office:value="0.0275000000000001">
            <text:p>2.75%</text:p>
          </table:table-cell>
          <table:table-cell table:style-name="ce21" office:value-type="percentage" office:value="-0.0376">
            <text:p>-3.76%</text:p>
          </table:table-cell>
          <table:table-cell/>
        </table:table-row>
        <table:table-row table:style-name="ro1">
          <table:table-cell table:style-name="ce114" office:value-type="string">
            <text:p>U13</text:p>
          </table:table-cell>
          <table:table-cell table:style-name="ce120" office:value-type="float" office:value="17389268">
            <text:p>17 389 268B</text:p>
          </table:table-cell>
          <table:table-cell table:style-name="ce120" office:value-type="float" office:value="76200816">
            <text:p>76 200 816B</text:p>
          </table:table-cell>
          <table:table-cell table:style-name="ce123" office:value-type="float" office:value="-2333264">
            <text:p>-2 333 264B</text:p>
          </table:table-cell>
          <table:table-cell office:value-type="float" office:value="-496552">
            <text:p>- 496 552B</text:p>
          </table:table-cell>
          <table:table-cell/>
          <table:table-cell table:style-name="ce114" office:value-type="string">
            <text:p>U13</text:p>
          </table:table-cell>
          <table:table-cell table:style-name="ce22" office:value-type="percentage" office:value="0.8891">
            <text:p>88.91%</text:p>
          </table:table-cell>
          <table:table-cell table:style-name="ce22" office:value-type="percentage" office:value="0.9354">
            <text:p>93.54%</text:p>
          </table:table-cell>
          <table:table-cell table:style-name="ce21" office:value-type="percentage" office:value="-0.000900000000000012">
            <text:p>-0.09%</text:p>
          </table:table-cell>
          <table:table-cell table:style-name="ce21" office:value-type="percentage" office:value="0.0137">
            <text:p>1.37%</text:p>
          </table:table-cell>
          <table:table-cell/>
        </table:table-row>
        <table:table-row table:style-name="ro1">
          <table:table-cell table:style-name="ce114" office:value-type="string">
            <text:p>U14</text:p>
          </table:table-cell>
          <table:table-cell table:style-name="ce120" office:value-type="float" office:value="17847076">
            <text:p>17 847 076B</text:p>
          </table:table-cell>
          <table:table-cell table:style-name="ce120" office:value-type="float" office:value="75993648">
            <text:p>75 993 648B</text:p>
          </table:table-cell>
          <table:table-cell table:style-name="ce123" office:value-type="float" office:value="-1875456">
            <text:p>-1 875 456B</text:p>
          </table:table-cell>
          <table:table-cell office:value-type="float" office:value="-703720">
            <text:p>- 703 720B</text:p>
          </table:table-cell>
          <table:table-cell/>
          <table:table-cell table:style-name="ce114" office:value-type="string">
            <text:p>U14</text:p>
          </table:table-cell>
          <table:table-cell table:style-name="ce22" office:value-type="percentage" office:value="0.8893">
            <text:p>88.93%</text:p>
          </table:table-cell>
          <table:table-cell table:style-name="ce17" office:value-type="percentage" office:value="0.9283">
            <text:p>92.83%</text:p>
          </table:table-cell>
          <table:table-cell table:style-name="ce21" office:value-type="percentage" office:value="-0.000699999999999923">
            <text:p>-0.07%</text:p>
          </table:table-cell>
          <table:table-cell table:style-name="ce21" office:value-type="percentage" office:value="0.00660000000000005">
            <text:p>0.66%</text:p>
          </table:table-cell>
          <table:table-cell/>
        </table:table-row>
        <table:table-row table:style-name="ro1">
          <table:table-cell table:style-name="ce115" office:value-type="string">
            <text:p>U20</text:p>
          </table:table-cell>
          <table:table-cell table:style-name="ce120" office:value-type="float" office:value="18678928">
            <text:p>18 678 928B</text:p>
          </table:table-cell>
          <table:table-cell table:style-name="ce120" office:value-type="float" office:value="70713648">
            <text:p>70 713 648B</text:p>
          </table:table-cell>
          <table:table-cell table:style-name="ce123" office:value-type="float" office:value="-1043604">
            <text:p>-1 043 604B</text:p>
          </table:table-cell>
          <table:table-cell office:value-type="float" office:value="-5983720">
            <text:p>-5 983 720B</text:p>
          </table:table-cell>
          <table:table-cell/>
          <table:table-cell table:style-name="ce115" office:value-type="string">
            <text:p>U20</text:p>
          </table:table-cell>
          <table:table-cell table:style-name="ce23" office:value-type="percentage" office:value="0.8889">
            <text:p>88.89%</text:p>
          </table:table-cell>
          <table:table-cell table:style-name="ce17" office:value-type="percentage" office:value="0.9265">
            <text:p>92.65%</text:p>
          </table:table-cell>
          <table:table-cell table:style-name="ce21" office:value-type="percentage" office:value="-0.00109999999999999">
            <text:p>-0.11%</text:p>
          </table:table-cell>
          <table:table-cell table:style-name="ce21" office:value-type="percentage" office:value="0.00480000000000003">
            <text:p>0.48%</text:p>
          </table:table-cell>
          <table:table-cell/>
        </table:table-row>
        <table:table-row table:style-name="ro1">
          <table:table-cell table:style-name="ce115" office:value-type="string">
            <text:p>U21</text:p>
          </table:table-cell>
          <table:table-cell table:style-name="ce120" office:value-type="float" office:value="17532072">
            <text:p>17 532 072B</text:p>
          </table:table-cell>
          <table:table-cell table:style-name="ce120" office:value-type="float" office:value="71135652">
            <text:p>71 135 652B</text:p>
          </table:table-cell>
          <table:table-cell table:style-name="ce123" office:value-type="float" office:value="-2190460">
            <text:p>-2 190 460B</text:p>
          </table:table-cell>
          <table:table-cell office:value-type="float" office:value="-5561716">
            <text:p>-5 561 716B</text:p>
          </table:table-cell>
          <table:table-cell/>
          <table:table-cell table:style-name="ce115" office:value-type="string">
            <text:p>U21</text:p>
          </table:table-cell>
          <table:table-cell table:style-name="ce102" office:value-type="percentage" office:value="0.9336">
            <text:p>93.36%</text:p>
          </table:table-cell>
          <table:table-cell table:style-name="ce22" office:value-type="percentage" office:value="0.9264">
            <text:p>92.64%</text:p>
          </table:table-cell>
          <table:table-cell table:style-name="ce21" office:value-type="percentage" office:value="0.0436000000000001">
            <text:p>4.36%</text:p>
          </table:table-cell>
          <table:table-cell table:style-name="ce21" office:value-type="percentage" office:value="0.00470000000000004">
            <text:p>0.47%</text:p>
          </table:table-cell>
          <table:table-cell/>
        </table:table-row>
        <table:table-row table:style-name="ro1">
          <table:table-cell table:style-name="ce115" office:value-type="string">
            <text:p>U22</text:p>
          </table:table-cell>
          <table:table-cell table:style-name="ce120" office:value-type="float" office:value="16573736">
            <text:p>16 573 736B</text:p>
          </table:table-cell>
          <table:table-cell table:style-name="ce120" office:value-type="float" office:value="72557072">
            <text:p>72 557 072B</text:p>
          </table:table-cell>
          <table:table-cell table:style-name="ce123" office:value-type="float" office:value="-3148796">
            <text:p>-3 148 796B</text:p>
          </table:table-cell>
          <table:table-cell office:value-type="float" office:value="-4140296">
            <text:p>-4 140 296B</text:p>
          </table:table-cell>
          <table:table-cell/>
          <table:table-cell table:style-name="ce115" office:value-type="string">
            <text:p>U22</text:p>
          </table:table-cell>
          <table:table-cell table:style-name="ce22" office:value-type="percentage" office:value="0.8895">
            <text:p>88.95%</text:p>
          </table:table-cell>
          <table:table-cell table:style-name="ce17" office:value-type="percentage" office:value="0.9252">
            <text:p>92.52%</text:p>
          </table:table-cell>
          <table:table-cell table:style-name="ce21" office:value-type="percentage" office:value="-0.000499999999999945">
            <text:p>-0.05%</text:p>
          </table:table-cell>
          <table:table-cell table:style-name="ce21" office:value-type="percentage" office:value="0.00350000000000006">
            <text:p>0.35%</text:p>
          </table:table-cell>
          <table:table-cell/>
        </table:table-row>
        <table:table-row table:style-name="ro1">
          <table:table-cell table:style-name="ce115" office:value-type="string">
            <text:p>U23</text:p>
          </table:table-cell>
          <table:table-cell table:style-name="ce120" office:value-type="float" office:value="16751732">
            <text:p>16 751 732B</text:p>
          </table:table-cell>
          <table:table-cell table:style-name="ce120" office:value-type="float" office:value="70987512">
            <text:p>70 987 512B</text:p>
          </table:table-cell>
          <table:table-cell table:style-name="ce123" office:value-type="float" office:value="-2970800">
            <text:p>-2 970 800B</text:p>
          </table:table-cell>
          <table:table-cell office:value-type="float" office:value="-5709856">
            <text:p>-5 709 856B</text:p>
          </table:table-cell>
          <table:table-cell/>
          <table:table-cell table:style-name="ce115" office:value-type="string">
            <text:p>U23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9319">
            <text:p>93.19%</text:p>
          </table:table-cell>
          <table:table-cell table:style-name="ce21" office:value-type="percentage" office:value="0.001">
            <text:p>0.10%</text:p>
          </table:table-cell>
          <table:table-cell table:style-name="ce21" office:value-type="percentage" office:value="0.0102000000000001">
            <text:p>1.02%</text:p>
          </table:table-cell>
          <table:table-cell/>
        </table:table-row>
        <table:table-row table:style-name="ro1">
          <table:table-cell table:style-name="ce115" office:value-type="string">
            <text:p>U24</text:p>
          </table:table-cell>
          <table:table-cell table:style-name="ce120" office:value-type="float" office:value="17933572">
            <text:p>17 933 572B</text:p>
          </table:table-cell>
          <table:table-cell table:style-name="ce120" office:value-type="float" office:value="70507312">
            <text:p>70 507 312B</text:p>
          </table:table-cell>
          <table:table-cell table:style-name="ce123" office:value-type="float" office:value="-1788960">
            <text:p>-1 788 960B</text:p>
          </table:table-cell>
          <table:table-cell office:value-type="float" office:value="-6190056">
            <text:p>-6 190 056B</text:p>
          </table:table-cell>
          <table:table-cell/>
          <table:table-cell table:style-name="ce115" office:value-type="string">
            <text:p>U24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9267">
            <text:p>92.67%</text:p>
          </table:table-cell>
          <table:table-cell table:style-name="ce21" office:value-type="percentage" office:value="-0.000099999999999989">
            <text:p>-0.01%</text:p>
          </table:table-cell>
          <table:table-cell table:style-name="ce21" office:value-type="percentage" office:value="0.00500000000000012">
            <text:p>0.50%</text:p>
          </table:table-cell>
          <table:table-cell/>
        </table:table-row>
        <table:table-row table:style-name="ro1">
          <table:table-cell table:style-name="ce114" office:value-type="string">
            <text:p>U30</text:p>
          </table:table-cell>
          <table:table-cell table:style-name="ce120" office:value-type="float" office:value="19175560">
            <text:p>19 175 560B</text:p>
          </table:table-cell>
          <table:table-cell table:style-name="ce120" office:value-type="float" office:value="75593472">
            <text:p>75 593 472B</text:p>
          </table:table-cell>
          <table:table-cell table:style-name="ce123" office:value-type="float" office:value="-546972">
            <text:p>- 546 972B</text:p>
          </table:table-cell>
          <table:table-cell office:value-type="float" office:value="-1103896">
            <text:p>-1 103 896B</text:p>
          </table:table-cell>
          <table:table-cell/>
          <table:table-cell table:style-name="ce114" office:value-type="string">
            <text:p>U30</text:p>
          </table:table-cell>
          <table:table-cell table:style-name="ce22" office:value-type="percentage" office:value="0.8908">
            <text:p>89.08%</text:p>
          </table:table-cell>
          <table:table-cell table:style-name="ce17" office:value-type="percentage" office:value="0.9274">
            <text:p>92.74%</text:p>
          </table:table-cell>
          <table:table-cell table:style-name="ce21" office:value-type="percentage" office:value="0.000800000000000023">
            <text:p>0.08%</text:p>
          </table:table-cell>
          <table:table-cell table:style-name="ce21" office:value-type="percentage" office:value="0.00570000000000004">
            <text:p>0.57%</text:p>
          </table:table-cell>
          <table:table-cell/>
        </table:table-row>
        <table:table-row table:style-name="ro1">
          <table:table-cell table:style-name="ce114" office:value-type="string">
            <text:p>U31</text:p>
          </table:table-cell>
          <table:table-cell table:style-name="ce120" office:value-type="float" office:value="19211260">
            <text:p>19 211 260B</text:p>
          </table:table-cell>
          <table:table-cell table:style-name="ce120" office:value-type="float" office:value="75850056">
            <text:p>75 850 056B</text:p>
          </table:table-cell>
          <table:table-cell table:style-name="ce123" office:value-type="float" office:value="-511272">
            <text:p>- 511 272B</text:p>
          </table:table-cell>
          <table:table-cell office:value-type="float" office:value="-847312">
            <text:p>- 847 312B</text:p>
          </table:table-cell>
          <table:table-cell/>
          <table:table-cell table:style-name="ce114" office:value-type="string">
            <text:p>U31</text:p>
          </table:table-cell>
          <table:table-cell table:style-name="ce22" office:value-type="percentage" office:value="0.889">
            <text:p>88.90%</text:p>
          </table:table-cell>
          <table:table-cell table:style-name="ce17" office:value-type="percentage" office:value="0.928">
            <text:p>92.80%</text:p>
          </table:table-cell>
          <table:table-cell table:style-name="ce21" office:value-type="percentage" office:value="-0.001">
            <text:p>-0.10%</text:p>
          </table:table-cell>
          <table:table-cell table:style-name="ce21" office:value-type="percentage" office:value="0.00630000000000008">
            <text:p>0.63%</text:p>
          </table:table-cell>
          <table:table-cell/>
        </table:table-row>
        <table:table-row table:style-name="ro1">
          <table:table-cell table:style-name="ce114" office:value-type="string">
            <text:p>U32</text:p>
          </table:table-cell>
          <table:table-cell table:style-name="ce120" office:value-type="float" office:value="19290324">
            <text:p>19 290 324B</text:p>
          </table:table-cell>
          <table:table-cell table:style-name="ce120" office:value-type="float" office:value="76473724">
            <text:p>76 473 724B</text:p>
          </table:table-cell>
          <table:table-cell table:style-name="ce123" office:value-type="float" office:value="-432208">
            <text:p>- 432 208B</text:p>
          </table:table-cell>
          <table:table-cell office:value-type="float" office:value="-223644">
            <text:p>- 223 644B</text:p>
          </table:table-cell>
          <table:table-cell/>
          <table:table-cell table:style-name="ce114" office:value-type="string">
            <text:p>U32</text:p>
          </table:table-cell>
          <table:table-cell table:style-name="ce22" office:value-type="percentage" office:value="0.8882">
            <text:p>88.82%</text:p>
          </table:table-cell>
          <table:table-cell table:style-name="ce17" office:value-type="percentage" office:value="0.9165">
            <text:p>91.65%</text:p>
          </table:table-cell>
          <table:table-cell table:style-name="ce21" office:value-type="percentage" office:value="-0.00180000000000002">
            <text:p>-0.18%</text:p>
          </table:table-cell>
          <table:table-cell table:style-name="ce21" office:value-type="percentage" office:value="-0.00519999999999987">
            <text:p>-0.52%</text:p>
          </table:table-cell>
          <table:table-cell/>
        </table:table-row>
        <table:table-row table:style-name="ro1">
          <table:table-cell table:style-name="ce114" office:value-type="string">
            <text:p>U33</text:p>
          </table:table-cell>
          <table:table-cell table:style-name="ce120" office:value-type="float" office:value="17678220">
            <text:p>17 678 220B</text:p>
          </table:table-cell>
          <table:table-cell table:style-name="ce120" office:value-type="float" office:value="75841520">
            <text:p>75 841 520B</text:p>
          </table:table-cell>
          <table:table-cell table:style-name="ce123" office:value-type="float" office:value="-2044312">
            <text:p>-2 044 312B</text:p>
          </table:table-cell>
          <table:table-cell office:value-type="float" office:value="-855848">
            <text:p>- 855 848B</text:p>
          </table:table-cell>
          <table:table-cell/>
          <table:table-cell table:style-name="ce114" office:value-type="string">
            <text:p>U33</text:p>
          </table:table-cell>
          <table:table-cell table:style-name="ce22" office:value-type="percentage" office:value="0.8937">
            <text:p>89.37%</text:p>
          </table:table-cell>
          <table:table-cell table:style-name="ce17" office:value-type="percentage" office:value="0.9303">
            <text:p>93.03%</text:p>
          </table:table-cell>
          <table:table-cell table:style-name="ce21" office:value-type="percentage" office:value="0.00370000000000004">
            <text:p>0.37%</text:p>
          </table:table-cell>
          <table:table-cell table:style-name="ce21" office:value-type="percentage" office:value="0.00860000000000005">
            <text:p>0.86%</text:p>
          </table:table-cell>
          <table:table-cell/>
        </table:table-row>
        <table:table-row table:style-name="ro1">
          <table:table-cell table:style-name="ce116" office:value-type="string">
            <text:p>U34</text:p>
          </table:table-cell>
          <table:table-cell table:style-name="ce120" office:value-type="float" office:value="19382824">
            <text:p>19 382 824B</text:p>
          </table:table-cell>
          <table:table-cell table:style-name="ce120" office:value-type="float" office:value="75610748">
            <text:p>75 610 748B</text:p>
          </table:table-cell>
          <table:table-cell table:style-name="ce123" office:value-type="float" office:value="-339708">
            <text:p>- 339 708B</text:p>
          </table:table-cell>
          <table:table-cell table:style-name="ce120" office:value-type="float" office:value="-1086620">
            <text:p>-1 086 620B</text:p>
          </table:table-cell>
          <table:table-cell/>
          <table:table-cell table:style-name="ce116" office:value-type="string">
            <text:p>U34</text:p>
          </table:table-cell>
          <table:table-cell table:style-name="ce22" office:value-type="percentage" office:value="0.8901">
            <text:p>89.01%</text:p>
          </table:table-cell>
          <table:table-cell table:style-name="ce17" office:value-type="percentage" office:value="0.916">
            <text:p>91.60%</text:p>
          </table:table-cell>
          <table:table-cell table:style-name="ce21" office:value-type="percentage" office:value="0.000099999999999989">
            <text:p>0.01%</text:p>
          </table:table-cell>
          <table:table-cell table:style-name="ce17" office:value-type="percentage" office:value="-0.00569999999999993">
            <text:p>-0.57%</text:p>
          </table:table-cell>
          <table:table-cell/>
        </table:table-row>
        <table:table-row table:style-name="ro1">
          <table:table-cell table:style-name="ce117" office:value-type="string">
            <text:p>U40</text:p>
          </table:table-cell>
          <table:table-cell table:style-name="ce120" office:value-type="float" office:value="19246347">
            <text:p>19 246 347B</text:p>
          </table:table-cell>
          <table:table-cell table:style-name="ce120" office:value-type="float" office:value="76496988">
            <text:p>76 496 988B</text:p>
          </table:table-cell>
          <table:table-cell table:style-name="ce123" office:value-type="float" office:value="-476185">
            <text:p>- 476 185B</text:p>
          </table:table-cell>
          <table:table-cell table:style-name="ce120" office:value-type="float" office:value="-200380">
            <text:p>- 200 380B</text:p>
          </table:table-cell>
          <table:table-cell/>
          <table:table-cell table:style-name="ce117" office:value-type="string">
            <text:p>U40</text:p>
          </table:table-cell>
          <table:table-cell table:style-name="ce22" office:value-type="percentage" office:value="0.8897">
            <text:p>88.97%</text:p>
          </table:table-cell>
          <table:table-cell table:style-name="ce17" office:value-type="percentage" office:value="0.9207">
            <text:p>92.07%</text:p>
          </table:table-cell>
          <table:table-cell table:style-name="ce21" office:value-type="percentage" office:value="-0.000299999999999967">
            <text:p>-0.03%</text:p>
          </table:table-cell>
          <table:table-cell table:style-name="ce17" office:value-type="percentage" office:value="-0.00099999999999989">
            <text:p>-0.10%</text:p>
          </table:table-cell>
          <table:table-cell/>
        </table:table-row>
        <table:table-row table:style-name="ro1">
          <table:table-cell table:style-name="ce117" office:value-type="string">
            <text:p>U41</text:p>
          </table:table-cell>
          <table:table-cell table:style-name="ce120" office:value-type="float" office:value="19012256">
            <text:p>19 012 256B</text:p>
          </table:table-cell>
          <table:table-cell table:style-name="ce120" office:value-type="float" office:value="75831124">
            <text:p>75 831 124B</text:p>
          </table:table-cell>
          <table:table-cell table:style-name="ce123" office:value-type="float" office:value="-710276">
            <text:p>- 710 276B</text:p>
          </table:table-cell>
          <table:table-cell table:style-name="ce120" office:value-type="float" office:value="-866244">
            <text:p>- 866 244B</text:p>
          </table:table-cell>
          <table:table-cell/>
          <table:table-cell table:style-name="ce117" office:value-type="string">
            <text:p>U41</text:p>
          </table:table-cell>
          <table:table-cell table:style-name="ce22" office:value-type="percentage" office:value="0.8906">
            <text:p>89.06%</text:p>
          </table:table-cell>
          <table:table-cell table:style-name="ce17" office:value-type="percentage" office:value="0.924">
            <text:p>92.40%</text:p>
          </table:table-cell>
          <table:table-cell table:style-name="ce21" office:value-type="percentage" office:value="0.000600000000000045">
            <text:p>0.06%</text:p>
          </table:table-cell>
          <table:table-cell table:style-name="ce17" office:value-type="percentage" office:value="0.00230000000000008">
            <text:p>0.23%</text:p>
          </table:table-cell>
          <table:table-cell/>
        </table:table-row>
        <table:table-row table:style-name="ro1">
          <table:table-cell table:style-name="ce117" office:value-type="string">
            <text:p>U42</text:p>
          </table:table-cell>
          <table:table-cell table:style-name="ce120" office:value-type="float" office:value="18186320">
            <text:p>18 186 320B</text:p>
          </table:table-cell>
          <table:table-cell table:style-name="ce120" office:value-type="float" office:value="74748916">
            <text:p>74 748 916B</text:p>
          </table:table-cell>
          <table:table-cell table:style-name="ce123" office:value-type="float" office:value="-1536212">
            <text:p>-1 536 212B</text:p>
          </table:table-cell>
          <table:table-cell table:style-name="ce120" office:value-type="float" office:value="-1948452">
            <text:p>-1 948 452B</text:p>
          </table:table-cell>
          <table:table-cell/>
          <table:table-cell table:style-name="ce117" office:value-type="string">
            <text:p>U42</text:p>
          </table:table-cell>
          <table:table-cell table:style-name="ce22" office:value-type="percentage" office:value="0.8899">
            <text:p>88.99%</text:p>
          </table:table-cell>
          <table:table-cell table:style-name="ce17" office:value-type="percentage" office:value="0.9288">
            <text:p>92.88%</text:p>
          </table:table-cell>
          <table:table-cell table:style-name="ce21" office:value-type="percentage" office:value="-0.000099999999999989">
            <text:p>-0.01%</text:p>
          </table:table-cell>
          <table:table-cell table:style-name="ce17" office:value-type="percentage" office:value="0.00710000000000011">
            <text:p>0.71%</text:p>
          </table:table-cell>
          <table:table-cell/>
        </table:table-row>
        <table:table-row table:style-name="ro1">
          <table:table-cell table:style-name="ce117" office:value-type="string">
            <text:p>U43</text:p>
          </table:table-cell>
          <table:table-cell table:style-name="ce120" office:value-type="float" office:value="18580128">
            <text:p>18 580 128B</text:p>
          </table:table-cell>
          <table:table-cell table:style-name="ce120" office:value-type="float" office:value="75527288">
            <text:p>75 527 288B</text:p>
          </table:table-cell>
          <table:table-cell table:style-name="ce123" office:value-type="float" office:value="-1142404">
            <text:p>-1 142 404B</text:p>
          </table:table-cell>
          <table:table-cell table:style-name="ce120" office:value-type="float" office:value="-1170080">
            <text:p>-1 170 080B</text:p>
          </table:table-cell>
          <table:table-cell/>
          <table:table-cell table:style-name="ce117" office:value-type="string">
            <text:p>U43</text:p>
          </table:table-cell>
          <table:table-cell table:style-name="ce22" office:value-type="percentage" office:value="0.8888">
            <text:p>88.88%</text:p>
          </table:table-cell>
          <table:table-cell table:style-name="ce17" office:value-type="percentage" office:value="0.9238">
            <text:p>92.38%</text:p>
          </table:table-cell>
          <table:table-cell table:style-name="ce21" office:value-type="percentage" office:value="-0.00119999999999998">
            <text:p>-0.12%</text:p>
          </table:table-cell>
          <table:table-cell table:style-name="ce17" office:value-type="percentage" office:value="0.00209999999999999">
            <text:p>0.21%</text:p>
          </table:table-cell>
          <table:table-cell/>
        </table:table-row>
        <table:table-row table:style-name="ro1">
          <table:table-cell table:style-name="ce117" office:value-type="string">
            <text:p>U50</text:p>
          </table:table-cell>
          <table:table-cell table:style-name="Default" office:value-type="float" office:value="17576144">
            <text:p>17576144</text:p>
          </table:table-cell>
          <table:table-cell table:style-name="Default"/>
          <table:table-cell table:style-name="ce123" office:value-type="float" office:value="-2146388">
            <text:p>-2 146 388B</text:p>
          </table:table-cell>
          <table:table-cell table:style-name="ce120" office:value-type="float" office:value="-76697368">
            <text:p>-76 697 368B</text:p>
          </table:table-cell>
          <table:table-cell/>
          <table:table-cell table:style-name="ce117" office:value-type="string">
            <text:p>U50</text:p>
          </table:table-cell>
          <table:table-cell table:style-name="ce22" office:value-type="percentage" office:value="0.8896">
            <text:p>88.96%</text:p>
          </table:table-cell>
          <table:table-cell/>
          <table:table-cell table:style-name="ce21" office:value-type="percentage" office:value="-0.000399999999999956">
            <text:p>-0.04%</text:p>
          </table:table-cell>
          <table:table-cell table:style-name="ce17" office:value-type="percentage" office:value="-0.9217">
            <text:p>-92.17%</text:p>
          </table:table-cell>
          <table:table-cell/>
        </table:table-row>
        <table:table-row table:style-name="ro1">
          <table:table-cell table:style-name="ce117" office:value-type="string">
            <text:p>U51</text:p>
          </table:table-cell>
          <table:table-cell table:style-name="ce120" office:value-type="float" office:value="17419752">
            <text:p>17 419 752B</text:p>
          </table:table-cell>
          <table:table-cell table:style-name="ce120" office:value-type="float" office:value="76243740">
            <text:p>76 243 740B</text:p>
          </table:table-cell>
          <table:table-cell table:style-name="ce123" office:value-type="float" office:value="-2302780">
            <text:p>-2 302 780B</text:p>
          </table:table-cell>
          <table:table-cell table:style-name="ce120" office:value-type="float" office:value="-453628">
            <text:p>- 453 628B</text:p>
          </table:table-cell>
          <table:table-cell/>
          <table:table-cell table:style-name="ce117" office:value-type="string">
            <text:p>U51</text:p>
          </table:table-cell>
          <table:table-cell table:style-name="ce102" office:value-type="percentage" office:value="0.9261">
            <text:p>92.61%</text:p>
          </table:table-cell>
          <table:table-cell table:style-name="ce17" office:value-type="percentage" office:value="0.9226">
            <text:p>92.26%</text:p>
          </table:table-cell>
          <table:table-cell table:style-name="ce21" office:value-type="percentage" office:value="0.0361">
            <text:p>3.61%</text:p>
          </table:table-cell>
          <table:table-cell table:style-name="ce17" office:value-type="percentage" office:value="0.000900000000000123">
            <text:p>0.09%</text:p>
          </table:table-cell>
          <table:table-cell/>
        </table:table-row>
        <table:table-row table:style-name="ro1">
          <table:table-cell table:style-name="ce117" office:value-type="string">
            <text:p>U52</text:p>
          </table:table-cell>
          <table:table-cell table:style-name="ce120" office:value-type="float" office:value="18321732">
            <text:p>18 321 732B</text:p>
          </table:table-cell>
          <table:table-cell table:style-name="ce120" office:value-type="float" office:value="76611296">
            <text:p>76 611 296B</text:p>
          </table:table-cell>
          <table:table-cell table:style-name="ce123" office:value-type="float" office:value="-1400800">
            <text:p>-1 400 800B</text:p>
          </table:table-cell>
          <table:table-cell table:style-name="ce120" office:value-type="float" office:value="-86072">
            <text:p>- 86 072B</text:p>
          </table:table-cell>
          <table:table-cell/>
          <table:table-cell table:style-name="ce117" office:value-type="string">
            <text:p>U52</text:p>
          </table:table-cell>
          <table:table-cell table:style-name="ce104" office:value-type="percentage" office:value="0.8897">
            <text:p>88.97%</text:p>
          </table:table-cell>
          <table:table-cell table:style-name="ce17" office:value-type="percentage" office:value="0.9306">
            <text:p>93.06%</text:p>
          </table:table-cell>
          <table:table-cell table:style-name="ce21" office:value-type="percentage" office:value="-0.000299999999999967">
            <text:p>-0.03%</text:p>
          </table:table-cell>
          <table:table-cell table:style-name="ce17" office:value-type="percentage" office:value="0.00890000000000002">
            <text:p>0.89%</text:p>
          </table:table-cell>
          <table:table-cell/>
        </table:table-row>
        <table:table-row table:style-name="ro1">
          <table:table-cell table:style-name="ce117" office:value-type="string">
            <text:p>U53</text:p>
          </table:table-cell>
          <table:table-cell table:style-name="ce120" office:value-type="float" office:value="18361820">
            <text:p>18 361 820B</text:p>
          </table:table-cell>
          <table:table-cell table:style-name="ce120" office:value-type="float" office:value="76452768">
            <text:p>76 452 768B</text:p>
          </table:table-cell>
          <table:table-cell table:style-name="ce123" office:value-type="float" office:value="-1360712">
            <text:p>-1 360 712B</text:p>
          </table:table-cell>
          <table:table-cell table:style-name="ce120" office:value-type="float" office:value="-244600">
            <text:p>- 244 600B</text:p>
          </table:table-cell>
          <table:table-cell/>
          <table:table-cell table:style-name="ce117" office:value-type="string">
            <text:p>U53</text:p>
          </table:table-cell>
          <table:table-cell table:style-name="ce22" office:value-type="percentage" office:value="0.8872">
            <text:p>88.72%</text:p>
          </table:table-cell>
          <table:table-cell table:style-name="ce17" office:value-type="percentage" office:value="0.9004">
            <text:p>90.04%</text:p>
          </table:table-cell>
          <table:table-cell table:style-name="ce21" office:value-type="percentage" office:value="-0.00280000000000002">
            <text:p>-0.28%</text:p>
          </table:table-cell>
          <table:table-cell table:style-name="ce17" office:value-type="percentage" office:value="-0.0212999999999999">
            <text:p>-2.13%</text:p>
          </table:table-cell>
          <table:table-cell/>
        </table:table-row>
        <table:table-row table:style-name="ro1">
          <table:table-cell office:value-type="string">
            <text:p>Průměr</text:p>
          </table:table-cell>
          <table:table-cell table:style-name="Default" table:number-columns-repeated="2"/>
          <table:table-cell table:style-name="Default" table:formula="of:=AVERAGE([.D74:.D102])" office:value-type="float" office:value="-1377214.10344828">
            <text:p>-1377214.10344828</text:p>
          </table:table-cell>
          <table:table-cell office:value-type="float" office:value="-7986148">
            <text:p>-7 986 148B</text:p>
          </table:table-cell>
          <table:table-cell/>
          <table:table-cell office:value-type="string">
            <text:p>Průměr</text:p>
          </table:table-cell>
          <table:table-cell table:number-columns-repeated="2"/>
          <table:table-cell table:style-name="Default" table:formula="of:=AVERAGE([.J74:.J102])" office:value-type="percentage" office:value="0.0082137931034483">
            <text:p>0.82%</text:p>
          </table:table-cell>
          <table:table-cell table:style-name="Default" table:formula="of:=AVERAGE([.K74:.K102])" office:value-type="percentage" office:value="-0.0309620689655172">
            <text:p>-3.10%</text:p>
          </table:table-cell>
          <table:table-cell/>
        </table:table-row>
      </table:table>
      <table:table table:name="CRF++" table:style-name="ta1" table:print="false">
        <table:table-column table:style-name="co13" table:number-columns-repeated="5" table:default-cell-style-name="Default"/>
        <table:table-column table:style-name="co39" table:default-cell-style-name="ce129"/>
        <table:table-column table:style-name="co13" table:number-columns-repeated="2" table:default-cell-style-name="Default"/>
        <table:table-row table:style-name="ro1">
          <table:table-cell table:number-columns-repeated="8"/>
        </table:table-row>
        <table:table-row table:style-name="ro5">
          <table:table-cell table:style-name="ce90" office:value-type="string">
            <text:p>Číslo testu</text:p>
          </table:table-cell>
          <table:table-cell table:style-name="ce56" office:value-type="string">
            <text:p>Počet vět</text:p>
          </table:table-cell>
          <table:table-cell table:style-name="ce56" office:value-type="string">
            <text:p>Konstanta C</text:p>
          </table:table-cell>
          <table:table-cell table:style-name="ce56" office:value-type="string">
            <text:p>Eta</text:p>
          </table:table-cell>
          <table:table-cell table:style-name="ce56" office:value-type="string">
            <text:p>Krok č.</text:p>
          </table:table-cell>
          <table:table-cell table:style-name="ce56" office:value-type="string">
            <text:p>Části značky</text:p>
          </table:table-cell>
          <table:table-cell table:style-name="ce56" office:value-type="string">
            <text:p>Počet příznaků</text:p>
          </table:table-cell>
          <table:table-cell table:style-name="ce80" office:value-type="string">
            <text:p>Úspěšnost</text:p>
          </table:table-cell>
        </table:table-row>
        <table:table-row table:style-name="ro1">
          <table:table-cell table:style-name="ce126" office:value-type="float" office:value="1">
            <text:p>1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string">
            <text:p>0.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1318350">
            <text:p>1318350</text:p>
          </table:table-cell>
          <table:table-cell table:style-name="ce85" office:value-type="string">
            <text:p>94.099%</text:p>
          </table:table-cell>
        </table:table-row>
        <table:table-row table:style-name="ro1">
          <table:table-cell table:style-name="ce126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100000000</text:p>
          </table:table-cell>
          <table:table-cell office:value-type="float" office:value="2354463">
            <text:p>2354463</text:p>
          </table:table-cell>
          <table:table-cell table:style-name="ce85" office:value-type="string">
            <text:p>59.1047%</text:p>
          </table:table-cell>
        </table:table-row>
        <table:table-row table:style-name="ro1">
          <table:table-cell table:style-name="ce126"/>
          <table:table-cell table:number-columns-repeated="3"/>
          <table:table-cell office:value-type="float" office:value="3">
            <text:p>3</text:p>
          </table:table-cell>
          <table:table-cell office:value-type="string">
            <text:p>0001000010000000</text:p>
          </table:table-cell>
          <table:table-cell office:value-type="float" office:value="299812">
            <text:p>299812</text:p>
          </table:table-cell>
          <table:table-cell table:style-name="ce85" office:value-type="string">
            <text:p>80.5259%</text:p>
          </table:table-cell>
        </table:table-row>
        <table:table-row table:style-name="ro1">
          <table:table-cell table:style-name="ce126"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string">
            <text:p>0.0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2065745">
            <text:p>2065745</text:p>
          </table:table-cell>
          <table:table-cell table:style-name="ce85" office:value-type="string">
            <text:p>92.487%</text:p>
          </table:table-cell>
        </table:table-row>
        <table:table-row table:style-name="ro1">
          <table:table-cell table:style-name="ce126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100000000</text:p>
          </table:table-cell>
          <table:table-cell office:value-type="float" office:value="1716750">
            <text:p>1716750</text:p>
          </table:table-cell>
          <table:table-cell table:style-name="ce85" office:value-type="string">
            <text:p>75.0997%</text:p>
          </table:table-cell>
        </table:table-row>
        <table:table-row table:style-name="ro1">
          <table:table-cell table:style-name="ce126"/>
          <table:table-cell table:number-columns-repeated="3"/>
          <table:table-cell office:value-type="float" office:value="3">
            <text:p>3</text:p>
          </table:table-cell>
          <table:table-cell office:value-type="string">
            <text:p>0001000110000000</text:p>
          </table:table-cell>
          <table:table-cell office:value-type="float" office:value="897138">
            <text:p>897138</text:p>
          </table:table-cell>
          <table:table-cell table:style-name="ce85" office:value-type="string">
            <text:p>87.055%</text:p>
          </table:table-cell>
        </table:table-row>
        <table:table-row table:style-name="ro1">
          <table:table-cell table:style-name="ce126"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40">
            <text:p>40</text:p>
          </table:table-cell>
          <table:table-cell office:value-type="string">
            <text:p>0.0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1318350">
            <text:p>1318350</text:p>
          </table:table-cell>
          <table:table-cell table:style-name="ce85" office:value-type="string">
            <text:p>94.3122%</text:p>
          </table:table-cell>
        </table:table-row>
        <table:table-row table:style-name="ro1">
          <table:table-cell table:style-name="ce126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000000000</text:p>
          </table:table-cell>
          <table:table-cell office:value-type="float" office:value="1097024">
            <text:p>1097024</text:p>
          </table:table-cell>
          <table:table-cell table:style-name="ce85" office:value-type="string">
            <text:p>71.3025%</text:p>
          </table:table-cell>
        </table:table-row>
        <table:table-row table:style-name="ro1">
          <table:table-cell table:style-name="ce127"/>
          <table:table-cell table:style-name="ce128" table:number-columns-repeated="3"/>
          <table:table-cell table:style-name="ce128" office:value-type="float" office:value="3">
            <text:p>3</text:p>
          </table:table-cell>
          <table:table-cell table:style-name="ce130" office:value-type="string">
            <text:p>0001000110000000</text:p>
          </table:table-cell>
          <table:table-cell table:style-name="ce128" office:value-type="float" office:value="596079">
            <text:p>596079</text:p>
          </table:table-cell>
          <table:table-cell table:style-name="ce131" office:value-type="string">
            <text:p>84.8559%</text:p>
          </table:table-cell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GD" table:style-name="ta1" table:print="false">
        <table:table-column table:style-name="co13" table:number-columns-repeated="6" table:default-cell-style-name="Default"/>
        <table:table-column table:style-name="co40" table:default-cell-style-name="Default"/>
        <table:table-column table:style-name="co13" table:number-columns-repeated="7" table:default-cell-style-name="Default"/>
        <table:table-row table:style-name="ro3">
          <table:table-cell office:value-type="string">
            <text:p>zavislost na delta</text:p>
          </table:table-cell>
          <table:table-cell table:number-columns-repeated="13"/>
        </table:table-row>
        <table:table-row table:style-name="ro3">
          <table:table-cell office:value-type="string">
            <text:p>iterace</text:p>
          </table:table-cell>
          <table:table-cell office:value-type="string">
            <text:p>cas trenovani</text:p>
          </table:table-cell>
          <table:table-cell office:value-type="string">
            <text:p>velikost modelu</text:p>
          </table:table-cell>
          <table:table-cell office:value-type="string">
            <text:p>pocet rysu</text:p>
          </table:table-cell>
          <table:table-cell office:value-type="string">
            <text:p>uspesnost slova</text:p>
          </table:table-cell>
          <table:table-cell office:value-type="string">
            <text:p>uspesnost vety</text:p>
          </table:table-cell>
          <table:table-cell table:number-columns-repeated="3"/>
          <table:table-cell office:value-type="string">
            <text:p>cas testovani</text:p>
          </table:table-cell>
          <table:table-cell table:number-columns-repeated="4"/>
        </table:table-row>
        <table:table-row table:style-name="ro3">
          <table:table-cell table:style-name="ce1" office:value-type="float" office:value="35">
            <text:p>35</text:p>
          </table:table-cell>
          <table:table-cell table:style-name="ce1" office:value-type="string">
            <text:p>30h 13m</text:p>
          </table:table-cell>
          <table:table-cell table:style-name="ce1" office:value-type="string">
            <text:p>76696816B</text:p>
          </table:table-cell>
          <table:table-cell table:style-name="ce1" office:value-type="float" office:value="2002349">
            <text:p>2002349</text:p>
          </table:table-cell>
          <table:table-cell table:style-name="ce17" office:value-type="percentage" office:value="0.9396">
            <text:p>93.96%</text:p>
          </table:table-cell>
          <table:table-cell table:style-name="ce17" office:value-type="percentage" office:value="0.516">
            <text:p>51.60%</text:p>
          </table:table-cell>
          <table:table-cell table:number-columns-repeated="3"/>
          <table:table-cell table:style-name="ce1" office:value-type="string">
            <text:p>584s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3">
          <table:table-cell table:style-name="ce1" office:value-type="float" office:value="57">
            <text:p>57</text:p>
          </table:table-cell>
          <table:table-cell table:style-name="ce1" office:value-type="string">
            <text:p>52h 10m</text:p>
          </table:table-cell>
          <table:table-cell table:style-name="ce1" office:value-type="string">
            <text:p>76696920B</text:p>
          </table:table-cell>
          <table:table-cell table:style-name="ce1" office:value-type="float" office:value="2002350">
            <text:p>2002350</text:p>
          </table:table-cell>
          <table:table-cell table:style-name="ce17" office:value-type="percentage" office:value="0.9401">
            <text:p>94.01%</text:p>
          </table:table-cell>
          <table:table-cell table:style-name="ce17" office:value-type="percentage" office:value="0.5216">
            <text:p>52.16%</text:p>
          </table:table-cell>
          <table:table-cell table:number-columns-repeated="3"/>
          <table:table-cell table:style-name="ce1" office:value-type="string">
            <text:p>630s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3">
          <table:table-cell table:style-name="ce1" office:value-type="float" office:value="10000">
            <text:p>10000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8h 37m</text:p>
          </table:table-cell>
          <table:table-cell table:style-name="ce1" office:value-type="string">
            <text:p>36244240B</text:p>
          </table:table-cell>
          <table:table-cell table:style-name="ce1" office:value-type="float" office:value="905326">
            <text:p>905326</text:p>
          </table:table-cell>
          <table:table-cell table:style-name="ce17" office:value-type="percentage" office:value="0.9234">
            <text:p>92.34%</text:p>
          </table:table-cell>
          <table:table-cell table:style-name="ce17" office:value-type="percentage" office:value="0.4285">
            <text:p>42.85%</text:p>
          </table:table-cell>
          <table:table-cell table:number-columns-repeated="2"/>
          <table:table-cell table:style-name="ce1" office:value-type="string">
            <text:p>655s</text:p>
          </table:table-cell>
          <table:table-cell table:number-columns-repeated="4"/>
        </table:table-row>
        <table:table-row table:style-name="ro3">
          <table:table-cell table:style-name="ce1" office:value-type="float" office:value="20000">
            <text:p>20000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21h 40m</text:p>
          </table:table-cell>
          <table:table-cell table:style-name="ce1" office:value-type="string">
            <text:p>57072452B</text:p>
          </table:table-cell>
          <table:table-cell table:style-name="ce1" office:value-type="float" office:value="1464587">
            <text:p>1464587</text:p>
          </table:table-cell>
          <table:table-cell table:style-name="ce17" office:value-type="percentage" office:value="0.9333">
            <text:p>93.33%</text:p>
          </table:table-cell>
          <table:table-cell table:style-name="ce17" office:value-type="percentage" office:value="0.4867">
            <text:p>48.67%</text:p>
          </table:table-cell>
          <table:table-cell table:number-columns-repeated="2"/>
          <table:table-cell table:style-name="ce1" office:value-type="string">
            <text:p>875s</text:p>
          </table:table-cell>
          <table:table-cell table:number-columns-repeated="4"/>
        </table:table-row>
        <table:table-row table:style-name="ro3">
          <table:table-cell table:style-name="ce1" office:value-type="float" office:value="30000">
            <text:p>30000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30h 13m</text:p>
          </table:table-cell>
          <table:table-cell table:style-name="ce1" office:value-type="string">
            <text:p>76696816B</text:p>
          </table:table-cell>
          <table:table-cell table:style-name="ce1" office:value-type="float" office:value="2002349">
            <text:p>2002349</text:p>
          </table:table-cell>
          <table:table-cell table:style-name="ce17" office:value-type="percentage" office:value="0.9396">
            <text:p>93.96%</text:p>
          </table:table-cell>
          <table:table-cell table:style-name="ce17" office:value-type="percentage" office:value="0.516">
            <text:p>51.60%</text:p>
          </table:table-cell>
          <table:table-cell table:number-columns-repeated="2"/>
          <table:table-cell table:style-name="ce1" office:value-type="string">
            <text:p>584s</text:p>
          </table:table-cell>
          <table:table-cell table:number-columns-repeated="4"/>
        </table:table-row>
        <table:table-row table:style-name="ro3">
          <table:table-cell table:style-name="ce1" office:value-type="float" office:value="40000">
            <text:p>40000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41h 25m</text:p>
          </table:table-cell>
          <table:table-cell table:style-name="ce1" office:value-type="string">
            <text:p>94190136B</text:p>
          </table:table-cell>
          <table:table-cell table:style-name="ce1" office:value-type="float" office:value="2488724">
            <text:p>2488724</text:p>
          </table:table-cell>
          <table:table-cell table:style-name="ce17" office:value-type="percentage" office:value="0.9431">
            <text:p>94.31%</text:p>
          </table:table-cell>
          <table:table-cell table:style-name="ce17" office:value-type="percentage" office:value="0.5345">
            <text:p>53.45%</text:p>
          </table:table-cell>
          <table:table-cell table:number-columns-repeated="2"/>
          <table:table-cell table:style-name="ce1" office:value-type="string">
            <text:p>557s</text:p>
          </table:table-cell>
          <table:table-cell table:number-columns-repeated="4"/>
        </table:table-row>
        <table:table-row table:style-name="ro1" table:number-rows-repeated="4">
          <table:table-cell table:number-columns-repeated="14"/>
        </table:table-row>
        <table:table-row table:style-name="ro3">
          <table:table-cell table:number-columns-repeated="9"/>
          <table:table-cell office:value-type="string">
            <text:p>Srovnani SGD L-BFGS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19" office:value-type="string" table:number-columns-spanned="2" table:number-rows-spanned="1">
            <text:p>uspesnost slova</text:p>
          </table:table-cell>
          <table:covered-table-cell/>
          <table:table-cell table:style-name="ce119" office:value-type="string" table:number-columns-spanned="2" table:number-rows-spanned="1">
            <text:p>uspesnost vety</text:p>
          </table:table-cell>
          <table:covered-table-cell/>
        </table:table-row>
        <table:table-row table:style-name="ro1">
          <table:table-cell table:number-columns-repeated="10"/>
          <table:table-cell office:value-type="string">
            <text:p>SGD</text:p>
          </table:table-cell>
          <table:table-cell office:value-type="string">
            <text:p>L-BFGS</text:p>
          </table:table-cell>
          <table:table-cell office:value-type="string">
            <text:p>SGD</text:p>
          </table:table-cell>
          <table:table-cell office:value-type="string">
            <text:p>L-BFGS</text:p>
          </table:table-cell>
        </table:table-row>
        <table:table-row table:style-name="ro3">
          <table:table-cell table:number-columns-repeated="9"/>
          <table:table-cell office:value-type="float" office:value="10000">
            <text:p>10000</text:p>
          </table:table-cell>
          <table:table-cell table:style-name="ce17" office:value-type="percentage" office:value="0.9234">
            <text:p>92.34%</text:p>
          </table:table-cell>
          <table:table-cell/>
          <table:table-cell table:style-name="ce17" office:value-type="percentage" office:value="0.4285">
            <text:p>42.85%</text:p>
          </table:table-cell>
          <table:table-cell/>
        </table:table-row>
        <table:table-row table:style-name="ro3">
          <table:table-cell table:number-columns-repeated="9"/>
          <table:table-cell office:value-type="float" office:value="20000">
            <text:p>20000</text:p>
          </table:table-cell>
          <table:table-cell table:style-name="ce17" office:value-type="percentage" office:value="0.9333">
            <text:p>93.33%</text:p>
          </table:table-cell>
          <table:table-cell/>
          <table:table-cell table:style-name="ce17" office:value-type="percentage" office:value="0.4867">
            <text:p>48.67%</text:p>
          </table:table-cell>
          <table:table-cell/>
        </table:table-row>
        <table:table-row table:style-name="ro3">
          <table:table-cell table:number-columns-repeated="9"/>
          <table:table-cell office:value-type="float" office:value="30000">
            <text:p>30000</text:p>
          </table:table-cell>
          <table:table-cell table:style-name="ce17" office:value-type="percentage" office:value="0.9396">
            <text:p>93.96%</text:p>
          </table:table-cell>
          <table:table-cell table:style-name="ce102" office:value-type="percentage" office:value="0.935">
            <text:p>93.50%</text:p>
          </table:table-cell>
          <table:table-cell table:style-name="ce17" office:value-type="percentage" office:value="0.516">
            <text:p>51.60%</text:p>
          </table:table-cell>
          <table:table-cell table:style-name="ce102" office:value-type="percentage" office:value="0.4625">
            <text:p>46.25%</text:p>
          </table:table-cell>
        </table:table-row>
        <table:table-row table:style-name="ro3">
          <table:table-cell table:number-columns-repeated="9"/>
          <table:table-cell office:value-type="float" office:value="40000">
            <text:p>40000</text:p>
          </table:table-cell>
          <table:table-cell table:style-name="ce17" office:value-type="percentage" office:value="0.9431">
            <text:p>94.31%</text:p>
          </table:table-cell>
          <table:table-cell/>
          <table:table-cell table:style-name="ce17" office:value-type="percentage" office:value="0.5345">
            <text:p>53.45%</text:p>
          </table:table-cell>
          <table:table-cell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4"/>
        </table:table-row>
      </table:table>
      <table:database-ranges>
        <table:database-range table:target-range-address="L2.H33:L2.L4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0" number:min-integer-digits="1">
        <number:embedded-text number:position="3"> </number:embedded-text>
      </number:number>
      <number:text>B</number:text>
    </number:number-style>
    <number:number-style style:name="N109">
      <number:number number:decimal-places="0" number:min-integer-digits="1">
        <number:embedded-text number:position="6"> </number:embedded-text>
        <number:embedded-text number:position="3"> </number:embedded-text>
      </number:number>
      <number:text>B</number:text>
    </number:number-style>
    <number:number-style style:name="N110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2">02/05/2011</text:date>, <text:time>01:12:4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ek Vantuch</meta:initial-creator>
    <meta:creation-date>2011-03-10T08:45:51.52</meta:creation-date>
    <dc:date>2011-05-02T01:12:46</dc:date>
    <dc:creator>Marek </dc:creator>
    <meta:editing-duration>P12DT21H34M8S</meta:editing-duration>
    <meta:editing-cycles>28</meta:editing-cycles>
    <meta:generator>LibreOffice/3.3$Unix LibreOffice_project/330m19$Build-202</meta:generator>
    <meta:document-statistic meta:table-count="7" meta:cell-count="425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044cm" svg:height="8.98cm" xlink:href=".." xlink:type="simple" chart:class="chart:bar" chart:style-name="ch1">
        <chart:title svg:x="3.041cm" svg:y="0.315cm" chart:style-name="ch2">
          <text:p>Rozdíl v úspěšnosti v závislosti na vynechaném příznaku</text:p>
        </chart:title>
        <chart:legend chart:legend-position="end" svg:x="14.684cm" svg:y="1.403cm" chart:style-name="ch3"/>
        <chart:plot-area chart:style-name="ch4" table:cell-range-address="List2.B3:List2.B26 List2.M3:List2.M26" chart:data-source-has-labels="column" svg:x="1.378cm" svg:y="1.631cm" svg:width="12.908cm" svg:height="6.162cm">
          <chartooo:coordinate-region svg:x="2.396cm" svg:y="1.844cm" svg:width="11.89cm" svg:height="5.737cm"/>
          <chart:axis chart:dimension="x" chart:name="primary-x" chart:style-name="ch5">
            <chart:title svg:x="7.246cm" svg:y="7.973cm" chart:style-name="ch6">
              <text:p>Příznak</text:p>
            </chart:title>
          </chart:axis>
          <chart:axis chart:dimension="y" chart:name="primary-y" chart:style-name="ch7">
            <chart:title svg:x="0.451cm" svg:y="7.018cm" chart:style-name="ch8">
              <text:p>Rozdíl procentuální úspěšnosti</text:p>
            </chart:title>
            <chart:grid chart:style-name="ch9" chart:class="major"/>
          </chart:axis>
          <chart:series chart:style-name="ch10" chart:values-cell-range-address="List2.M3:List2.M3" chart:label-cell-address="List2.B3:List2.B3" chart:class="chart:bar">
            <chart:data-point/>
          </chart:series>
          <chart:series chart:style-name="ch11" chart:values-cell-range-address="List2.M4:List2.M4" chart:label-cell-address="List2.B4:List2.B4" chart:class="chart:bar">
            <chart:data-point/>
          </chart:series>
          <chart:series chart:style-name="ch12" chart:values-cell-range-address="List2.M5:List2.M5" chart:label-cell-address="List2.B5:List2.B5" chart:class="chart:bar">
            <chart:data-point/>
          </chart:series>
          <chart:series chart:style-name="ch13" chart:values-cell-range-address="List2.M6:List2.M6" chart:label-cell-address="List2.B6:List2.B6" chart:class="chart:bar">
            <chart:data-point/>
          </chart:series>
          <chart:series chart:style-name="ch14" chart:values-cell-range-address="List2.M7:List2.M7" chart:label-cell-address="List2.B7:List2.B7" chart:class="chart:bar">
            <chart:data-point/>
          </chart:series>
          <chart:series chart:style-name="ch15" chart:values-cell-range-address="List2.M8:List2.M8" chart:label-cell-address="List2.B8:List2.B8" chart:class="chart:bar">
            <chart:data-point/>
          </chart:series>
          <chart:series chart:style-name="ch16" chart:values-cell-range-address="List2.M9:List2.M9" chart:label-cell-address="List2.B9:List2.B9" chart:class="chart:bar">
            <chart:data-point/>
          </chart:series>
          <chart:series chart:style-name="ch17" chart:values-cell-range-address="List2.M10:List2.M10" chart:label-cell-address="List2.B10:List2.B10" chart:class="chart:bar">
            <chart:data-point/>
          </chart:series>
          <chart:series chart:style-name="ch18" chart:values-cell-range-address="List2.M11:List2.M11" chart:label-cell-address="List2.B11:List2.B11" chart:class="chart:bar">
            <chart:data-point/>
          </chart:series>
          <chart:series chart:style-name="ch19" chart:values-cell-range-address="List2.M12:List2.M12" chart:label-cell-address="List2.B12:List2.B12" chart:class="chart:bar">
            <chart:data-point/>
          </chart:series>
          <chart:series chart:style-name="ch20" chart:values-cell-range-address="List2.M13:List2.M13" chart:label-cell-address="List2.B13:List2.B13" chart:class="chart:bar">
            <chart:data-point/>
          </chart:series>
          <chart:series chart:style-name="ch21" chart:values-cell-range-address="List2.M14:List2.M14" chart:label-cell-address="List2.B14:List2.B14" chart:class="chart:bar">
            <chart:data-point/>
          </chart:series>
          <chart:series chart:style-name="ch10" chart:values-cell-range-address="List2.M15:List2.M15" chart:label-cell-address="List2.B15:List2.B15" chart:class="chart:bar">
            <chart:data-point/>
          </chart:series>
          <chart:series chart:style-name="ch11" chart:values-cell-range-address="List2.M16:List2.M16" chart:label-cell-address="List2.B16:List2.B16" chart:class="chart:bar">
            <chart:data-point/>
          </chart:series>
          <chart:series chart:style-name="ch12" chart:values-cell-range-address="List2.M17:List2.M17" chart:label-cell-address="List2.B17:List2.B17" chart:class="chart:bar">
            <chart:data-point/>
          </chart:series>
          <chart:series chart:style-name="ch13" chart:values-cell-range-address="List2.M18:List2.M18" chart:label-cell-address="List2.B18:List2.B18" chart:class="chart:bar">
            <chart:data-point/>
          </chart:series>
          <chart:series chart:style-name="ch14" chart:values-cell-range-address="List2.M19:List2.M19" chart:label-cell-address="List2.B19:List2.B19" chart:class="chart:bar">
            <chart:data-point/>
          </chart:series>
          <chart:series chart:style-name="ch15" chart:values-cell-range-address="List2.M20:List2.M20" chart:label-cell-address="List2.B20:List2.B20" chart:class="chart:bar">
            <chart:data-point/>
          </chart:series>
          <chart:series chart:style-name="ch16" chart:values-cell-range-address="List2.M21:List2.M21" chart:label-cell-address="List2.B21:List2.B21" chart:class="chart:bar">
            <chart:data-point/>
          </chart:series>
          <chart:series chart:style-name="ch17" chart:values-cell-range-address="List2.M22:List2.M22" chart:label-cell-address="List2.B22:List2.B22" chart:class="chart:bar">
            <chart:data-point/>
          </chart:series>
          <chart:series chart:style-name="ch18" chart:values-cell-range-address="List2.M23:List2.M23" chart:label-cell-address="List2.B23:List2.B23" chart:class="chart:bar">
            <chart:data-point/>
          </chart:series>
          <chart:series chart:style-name="ch19" chart:values-cell-range-address="List2.M24:List2.M24" chart:label-cell-address="List2.B24:List2.B24" chart:class="chart:bar">
            <chart:data-point/>
          </chart:series>
          <chart:series chart:style-name="ch20" chart:values-cell-range-address="List2.M25:List2.M25" chart:label-cell-address="List2.B25:List2.B25" chart:class="chart:bar">
            <chart:data-point/>
          </chart:series>
          <chart:series chart:style-name="ch21" chart:values-cell-range-address="List2.M26:List2.M26" chart:label-cell-address="List2.B26:List2.B26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2</text:p>
                <draw:g>
                  <svg:desc>List2.B3:List2.B3</svg:desc>
                </draw:g>
              </table:table-cell>
              <table:table-cell office:value-type="float" office:value="0.000299999999999967">
                <text:p>0.000299999999999967</text:p>
                <draw:g>
                  <svg:desc>List2.M3:List2.M3</svg:desc>
                </draw:g>
              </table:table-cell>
            </table:table-row>
            <table:table-row>
              <table:table-cell office:value-type="string">
                <text:p>51</text:p>
                <draw:g>
                  <svg:desc>List2.B4:List2.B4</svg:desc>
                </draw:g>
              </table:table-cell>
              <table:table-cell office:value-type="float" office:value="-0.0361">
                <text:p>-0.0361</text:p>
                <draw:g>
                  <svg:desc>List2.M4:List2.M4</svg:desc>
                </draw:g>
              </table:table-cell>
            </table:table-row>
            <table:table-row>
              <table:table-cell office:value-type="string">
                <text:p>50</text:p>
                <draw:g>
                  <svg:desc>List2.B5:List2.B5</svg:desc>
                </draw:g>
              </table:table-cell>
              <table:table-cell office:value-type="float" office:value="0.000399999999999956">
                <text:p>0.000399999999999956</text:p>
                <draw:g>
                  <svg:desc>List2.M5:List2.M5</svg:desc>
                </draw:g>
              </table:table-cell>
            </table:table-row>
            <table:table-row>
              <table:table-cell office:value-type="string">
                <text:p>40</text:p>
                <draw:g>
                  <svg:desc>List2.B6:List2.B6</svg:desc>
                </draw:g>
              </table:table-cell>
              <table:table-cell office:value-type="float" office:value="0.000299999999999967">
                <text:p>0.000299999999999967</text:p>
                <draw:g>
                  <svg:desc>List2.M6:List2.M6</svg:desc>
                </draw:g>
              </table:table-cell>
            </table:table-row>
            <table:table-row>
              <table:table-cell office:value-type="string">
                <text:p>41</text:p>
                <draw:g>
                  <svg:desc>List2.B7:List2.B7</svg:desc>
                </draw:g>
              </table:table-cell>
              <table:table-cell office:value-type="float" office:value="-0.000600000000000045">
                <text:p>-0.000600000000000045</text:p>
                <draw:g>
                  <svg:desc>List2.M7:List2.M7</svg:desc>
                </draw:g>
              </table:table-cell>
            </table:table-row>
            <table:table-row>
              <table:table-cell office:value-type="string">
                <text:p>42</text:p>
                <draw:g>
                  <svg:desc>List2.B8:List2.B8</svg:desc>
                </draw:g>
              </table:table-cell>
              <table:table-cell office:value-type="float" office:value="0.000099999999999989">
                <text:p>0.000099999999999989</text:p>
                <draw:g>
                  <svg:desc>List2.M8:List2.M8</svg:desc>
                </draw:g>
              </table:table-cell>
            </table:table-row>
            <table:table-row>
              <table:table-cell office:value-type="string">
                <text:p>43</text:p>
                <draw:g>
                  <svg:desc>List2.B9:List2.B9</svg:desc>
                </draw:g>
              </table:table-cell>
              <table:table-cell office:value-type="float" office:value="0.00119999999999998">
                <text:p>0.00119999999999998</text:p>
                <draw:g>
                  <svg:desc>List2.M9:List2.M9</svg:desc>
                </draw:g>
              </table:table-cell>
            </table:table-row>
            <table:table-row>
              <table:table-cell office:value-type="string">
                <text:p>30</text:p>
                <draw:g>
                  <svg:desc>List2.B10:List2.B10</svg:desc>
                </draw:g>
              </table:table-cell>
              <table:table-cell office:value-type="float" office:value="-0.000800000000000023">
                <text:p>-0.000800000000000023</text:p>
                <draw:g>
                  <svg:desc>List2.M10:List2.M10</svg:desc>
                </draw:g>
              </table:table-cell>
            </table:table-row>
            <table:table-row>
              <table:table-cell office:value-type="string">
                <text:p>31</text:p>
                <draw:g>
                  <svg:desc>List2.B11:List2.B11</svg:desc>
                </draw:g>
              </table:table-cell>
              <table:table-cell office:value-type="float" office:value="0.001">
                <text:p>0.001</text:p>
                <draw:g>
                  <svg:desc>List2.M11:List2.M11</svg:desc>
                </draw:g>
              </table:table-cell>
            </table:table-row>
            <table:table-row>
              <table:table-cell office:value-type="string">
                <text:p>32</text:p>
                <draw:g>
                  <svg:desc>List2.B12:List2.B12</svg:desc>
                </draw:g>
              </table:table-cell>
              <table:table-cell office:value-type="float" office:value="0.00180000000000002">
                <text:p>0.00180000000000002</text:p>
                <draw:g>
                  <svg:desc>List2.M12:List2.M12</svg:desc>
                </draw:g>
              </table:table-cell>
            </table:table-row>
            <table:table-row>
              <table:table-cell office:value-type="string">
                <text:p>33</text:p>
                <draw:g>
                  <svg:desc>List2.B13:List2.B13</svg:desc>
                </draw:g>
              </table:table-cell>
              <table:table-cell office:value-type="float" office:value="-0.00370000000000004">
                <text:p>-0.00370000000000004</text:p>
                <draw:g>
                  <svg:desc>List2.M13:List2.M13</svg:desc>
                </draw:g>
              </table:table-cell>
            </table:table-row>
            <table:table-row>
              <table:table-cell office:value-type="string">
                <text:p>34</text:p>
                <draw:g>
                  <svg:desc>List2.B14:List2.B14</svg:desc>
                </draw:g>
              </table:table-cell>
              <table:table-cell office:value-type="float" office:value="-0.000099999999999989">
                <text:p>-0.000099999999999989</text:p>
                <draw:g>
                  <svg:desc>List2.M14:List2.M14</svg:desc>
                </draw:g>
              </table:table-cell>
            </table:table-row>
            <table:table-row>
              <table:table-cell office:value-type="string">
                <text:p>20</text:p>
                <draw:g>
                  <svg:desc>List2.B15:List2.B15</svg:desc>
                </draw:g>
              </table:table-cell>
              <table:table-cell office:value-type="float" office:value="0.00109999999999999">
                <text:p>0.00109999999999999</text:p>
                <draw:g>
                  <svg:desc>List2.M15:List2.M15</svg:desc>
                </draw:g>
              </table:table-cell>
            </table:table-row>
            <table:table-row>
              <table:table-cell office:value-type="string">
                <text:p>21</text:p>
                <draw:g>
                  <svg:desc>List2.B16:List2.B16</svg:desc>
                </draw:g>
              </table:table-cell>
              <table:table-cell office:value-type="float" office:value="-0.0436000000000001">
                <text:p>-0.0436000000000001</text:p>
                <draw:g>
                  <svg:desc>List2.M16:List2.M16</svg:desc>
                </draw:g>
              </table:table-cell>
            </table:table-row>
            <table:table-row>
              <table:table-cell office:value-type="string">
                <text:p>22</text:p>
                <draw:g>
                  <svg:desc>List2.B17:List2.B17</svg:desc>
                </draw:g>
              </table:table-cell>
              <table:table-cell office:value-type="float" office:value="0.000499999999999945">
                <text:p>0.000499999999999945</text:p>
                <draw:g>
                  <svg:desc>List2.M17:List2.M17</svg:desc>
                </draw:g>
              </table:table-cell>
            </table:table-row>
            <table:table-row>
              <table:table-cell office:value-type="string">
                <text:p>23</text:p>
                <draw:g>
                  <svg:desc>List2.B18:List2.B18</svg:desc>
                </draw:g>
              </table:table-cell>
              <table:table-cell office:value-type="float" office:value="-0.001">
                <text:p>-0.001</text:p>
                <draw:g>
                  <svg:desc>List2.M18:List2.M18</svg:desc>
                </draw:g>
              </table:table-cell>
            </table:table-row>
            <table:table-row>
              <table:table-cell office:value-type="string">
                <text:p>24</text:p>
                <draw:g>
                  <svg:desc>List2.B19:List2.B19</svg:desc>
                </draw:g>
              </table:table-cell>
              <table:table-cell office:value-type="float" office:value="0.000099999999999989">
                <text:p>0.000099999999999989</text:p>
                <draw:g>
                  <svg:desc>List2.M19:List2.M19</svg:desc>
                </draw:g>
              </table:table-cell>
            </table:table-row>
            <table:table-row>
              <table:table-cell office:value-type="string">
                <text:p>10</text:p>
                <draw:g>
                  <svg:desc>List2.B20:List2.B20</svg:desc>
                </draw:g>
              </table:table-cell>
              <table:table-cell office:value-type="float" office:value="-0.0502">
                <text:p>-0.0502</text:p>
                <draw:g>
                  <svg:desc>List2.M20:List2.M20</svg:desc>
                </draw:g>
              </table:table-cell>
            </table:table-row>
            <table:table-row>
              <table:table-cell office:value-type="string">
                <text:p>11</text:p>
                <draw:g>
                  <svg:desc>List2.B21:List2.B21</svg:desc>
                </draw:g>
              </table:table-cell>
              <table:table-cell office:value-type="float" office:value="0.000499999999999945">
                <text:p>0.000499999999999945</text:p>
                <draw:g>
                  <svg:desc>List2.M21:List2.M21</svg:desc>
                </draw:g>
              </table:table-cell>
            </table:table-row>
            <table:table-row>
              <table:table-cell office:value-type="string">
                <text:p>12</text:p>
                <draw:g>
                  <svg:desc>List2.B22:List2.B22</svg:desc>
                </draw:g>
              </table:table-cell>
              <table:table-cell office:value-type="float" office:value="-0.0275000000000001">
                <text:p>-0.0275000000000001</text:p>
                <draw:g>
                  <svg:desc>List2.M22:List2.M22</svg:desc>
                </draw:g>
              </table:table-cell>
            </table:table-row>
            <table:table-row>
              <table:table-cell office:value-type="string">
                <text:p>13</text:p>
                <draw:g>
                  <svg:desc>List2.B23:List2.B23</svg:desc>
                </draw:g>
              </table:table-cell>
              <table:table-cell office:value-type="float" office:value="0">
                <text:p>0</text:p>
                <draw:g>
                  <svg:desc>List2.M23:List2.M23</svg:desc>
                </draw:g>
              </table:table-cell>
            </table:table-row>
            <table:table-row>
              <table:table-cell office:value-type="string">
                <text:p>14</text:p>
                <draw:g>
                  <svg:desc>List2.B24:List2.B24</svg:desc>
                </draw:g>
              </table:table-cell>
              <table:table-cell office:value-type="float" office:value="0.000699999999999923">
                <text:p>0.000699999999999923</text:p>
                <draw:g>
                  <svg:desc>List2.M24:List2.M24</svg:desc>
                </draw:g>
              </table:table-cell>
            </table:table-row>
            <table:table-row>
              <table:table-cell office:value-type="string">
                <text:p>0</text:p>
                <draw:g>
                  <svg:desc>List2.B25:List2.B25</svg:desc>
                </draw:g>
              </table:table-cell>
              <table:table-cell office:value-type="float" office:value="0.000599999999999934">
                <text:p>0.000599999999999934</text:p>
                <draw:g>
                  <svg:desc>List2.M25:List2.M25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List2.B26:List2.B26</svg:desc>
                </draw:g>
              </table:table-cell>
              <table:table-cell office:value-type="float" office:value="-0.0515">
                <text:p>-0.0515</text:p>
                <draw:g>
                  <svg:desc>List2.M26:List2.M2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9cm" svg:height="9.022cm" xlink:href=".." xlink:type="simple" chart:class="chart:bar" chart:style-name="ch1">
        <chart:title svg:x="3.071cm" svg:y="0.316cm" chart:style-name="ch2">
          <text:p>Závislost velikosti modelu na vynechaném příznaku</text:p>
        </chart:title>
        <chart:legend chart:legend-position="end" svg:x="13.941cm" svg:y="1.585cm" chart:style-name="ch3"/>
        <chart:plot-area chart:style-name="ch4" table:cell-range-address="List2.B3:List2.B26 List2.G3:List2.G26" chart:data-source-has-labels="column" svg:x="1.358cm" svg:y="1.635cm" svg:width="11.943cm" svg:height="6.199cm">
          <chartooo:coordinate-region svg:x="3.091cm" svg:y="1.847cm" svg:width="10.21cm" svg:height="5.775cm"/>
          <chart:axis chart:dimension="x" chart:name="primary-x" chart:style-name="ch5">
            <chart:title svg:x="5.949cm" svg:y="8.015cm" chart:style-name="ch6">
              <text:p>Vynechaný příznak</text:p>
            </chart:title>
          </chart:axis>
          <chart:axis chart:dimension="y" chart:name="primary-y" chart:style-name="ch7">
            <chart:title svg:x="0.451cm" svg:y="6.18cm" chart:style-name="ch8">
              <text:p>Velikost modelu [B]</text:p>
            </chart:title>
            <chart:grid chart:style-name="ch9" chart:class="major"/>
          </chart:axis>
          <chart:series chart:style-name="ch10" chart:values-cell-range-address="List2.G3:List2.G3" chart:label-cell-address="List2.B3:List2.B3" chart:class="chart:bar">
            <chart:data-point/>
          </chart:series>
          <chart:series chart:style-name="ch11" chart:values-cell-range-address="List2.G4:List2.G4" chart:label-cell-address="List2.B4:List2.B4" chart:class="chart:bar">
            <chart:data-point/>
          </chart:series>
          <chart:series chart:style-name="ch12" chart:values-cell-range-address="List2.G5:List2.G5" chart:label-cell-address="List2.B5:List2.B5" chart:class="chart:bar">
            <chart:data-point/>
          </chart:series>
          <chart:series chart:style-name="ch13" chart:values-cell-range-address="List2.G6:List2.G6" chart:label-cell-address="List2.B6:List2.B6" chart:class="chart:bar">
            <chart:data-point/>
          </chart:series>
          <chart:series chart:style-name="ch14" chart:values-cell-range-address="List2.G7:List2.G7" chart:label-cell-address="List2.B7:List2.B7" chart:class="chart:bar">
            <chart:data-point/>
          </chart:series>
          <chart:series chart:style-name="ch15" chart:values-cell-range-address="List2.G8:List2.G8" chart:label-cell-address="List2.B8:List2.B8" chart:class="chart:bar">
            <chart:data-point/>
          </chart:series>
          <chart:series chart:style-name="ch16" chart:values-cell-range-address="List2.G9:List2.G9" chart:label-cell-address="List2.B9:List2.B9" chart:class="chart:bar">
            <chart:data-point/>
          </chart:series>
          <chart:series chart:style-name="ch17" chart:values-cell-range-address="List2.G10:List2.G10" chart:label-cell-address="List2.B10:List2.B10" chart:class="chart:bar">
            <chart:data-point/>
          </chart:series>
          <chart:series chart:style-name="ch18" chart:values-cell-range-address="List2.G11:List2.G11" chart:label-cell-address="List2.B11:List2.B11" chart:class="chart:bar">
            <chart:data-point/>
          </chart:series>
          <chart:series chart:style-name="ch19" chart:values-cell-range-address="List2.G12:List2.G12" chart:label-cell-address="List2.B12:List2.B12" chart:class="chart:bar">
            <chart:data-point/>
          </chart:series>
          <chart:series chart:style-name="ch20" chart:values-cell-range-address="List2.G13:List2.G13" chart:label-cell-address="List2.B13:List2.B13" chart:class="chart:bar">
            <chart:data-point/>
          </chart:series>
          <chart:series chart:style-name="ch21" chart:values-cell-range-address="List2.G14:List2.G14" chart:label-cell-address="List2.B14:List2.B14" chart:class="chart:bar">
            <chart:data-point/>
          </chart:series>
          <chart:series chart:style-name="ch10" chart:values-cell-range-address="List2.G15:List2.G15" chart:label-cell-address="List2.B15:List2.B15" chart:class="chart:bar">
            <chart:data-point/>
          </chart:series>
          <chart:series chart:style-name="ch11" chart:values-cell-range-address="List2.G16:List2.G16" chart:label-cell-address="List2.B16:List2.B16" chart:class="chart:bar">
            <chart:data-point/>
          </chart:series>
          <chart:series chart:style-name="ch12" chart:values-cell-range-address="List2.G17:List2.G17" chart:label-cell-address="List2.B17:List2.B17" chart:class="chart:bar">
            <chart:data-point/>
          </chart:series>
          <chart:series chart:style-name="ch13" chart:values-cell-range-address="List2.G18:List2.G18" chart:label-cell-address="List2.B18:List2.B18" chart:class="chart:bar">
            <chart:data-point/>
          </chart:series>
          <chart:series chart:style-name="ch14" chart:values-cell-range-address="List2.G19:List2.G19" chart:label-cell-address="List2.B19:List2.B19" chart:class="chart:bar">
            <chart:data-point/>
          </chart:series>
          <chart:series chart:style-name="ch15" chart:values-cell-range-address="List2.G20:List2.G20" chart:label-cell-address="List2.B20:List2.B20" chart:class="chart:bar">
            <chart:data-point/>
          </chart:series>
          <chart:series chart:style-name="ch16" chart:values-cell-range-address="List2.G21:List2.G21" chart:label-cell-address="List2.B21:List2.B21" chart:class="chart:bar">
            <chart:data-point/>
          </chart:series>
          <chart:series chart:style-name="ch17" chart:values-cell-range-address="List2.G22:List2.G22" chart:label-cell-address="List2.B22:List2.B22" chart:class="chart:bar">
            <chart:data-point/>
          </chart:series>
          <chart:series chart:style-name="ch18" chart:values-cell-range-address="List2.G23:List2.G23" chart:label-cell-address="List2.B23:List2.B23" chart:class="chart:bar">
            <chart:data-point/>
          </chart:series>
          <chart:series chart:style-name="ch19" chart:values-cell-range-address="List2.G24:List2.G24" chart:label-cell-address="List2.B24:List2.B24" chart:class="chart:bar">
            <chart:data-point/>
          </chart:series>
          <chart:series chart:style-name="ch20" chart:values-cell-range-address="List2.G25:List2.G25" chart:label-cell-address="List2.B25:List2.B25" chart:class="chart:bar">
            <chart:data-point/>
          </chart:series>
          <chart:series chart:style-name="ch21" chart:values-cell-range-address="List2.G26:List2.G26" chart:label-cell-address="List2.B26:List2.B26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2</text:p>
                <draw:g>
                  <svg:desc>List2.B3:List2.B3</svg:desc>
                </draw:g>
              </table:table-cell>
              <table:table-cell office:value-type="float" office:value="18321732">
                <text:p>18321732</text:p>
                <draw:g>
                  <svg:desc>List2.G3:List2.G3</svg:desc>
                </draw:g>
              </table:table-cell>
            </table:table-row>
            <table:table-row>
              <table:table-cell office:value-type="string">
                <text:p>51</text:p>
                <draw:g>
                  <svg:desc>List2.B4:List2.B4</svg:desc>
                </draw:g>
              </table:table-cell>
              <table:table-cell office:value-type="float" office:value="17419752">
                <text:p>17419752</text:p>
                <draw:g>
                  <svg:desc>List2.G4:List2.G4</svg:desc>
                </draw:g>
              </table:table-cell>
            </table:table-row>
            <table:table-row>
              <table:table-cell office:value-type="string">
                <text:p>50</text:p>
                <draw:g>
                  <svg:desc>List2.B5:List2.B5</svg:desc>
                </draw:g>
              </table:table-cell>
              <table:table-cell office:value-type="float" office:value="17576144">
                <text:p>17576144</text:p>
                <draw:g>
                  <svg:desc>List2.G5:List2.G5</svg:desc>
                </draw:g>
              </table:table-cell>
            </table:table-row>
            <table:table-row>
              <table:table-cell office:value-type="string">
                <text:p>40</text:p>
                <draw:g>
                  <svg:desc>List2.B6:List2.B6</svg:desc>
                </draw:g>
              </table:table-cell>
              <table:table-cell office:value-type="float" office:value="18747231">
                <text:p>18747231</text:p>
                <draw:g>
                  <svg:desc>List2.G6:List2.G6</svg:desc>
                </draw:g>
              </table:table-cell>
            </table:table-row>
            <table:table-row>
              <table:table-cell office:value-type="string">
                <text:p>41</text:p>
                <draw:g>
                  <svg:desc>List2.B7:List2.B7</svg:desc>
                </draw:g>
              </table:table-cell>
              <table:table-cell office:value-type="float" office:value="19012256">
                <text:p>19012256</text:p>
                <draw:g>
                  <svg:desc>List2.G7:List2.G7</svg:desc>
                </draw:g>
              </table:table-cell>
            </table:table-row>
            <table:table-row>
              <table:table-cell office:value-type="string">
                <text:p>42</text:p>
                <draw:g>
                  <svg:desc>List2.B8:List2.B8</svg:desc>
                </draw:g>
              </table:table-cell>
              <table:table-cell office:value-type="float" office:value="18186320">
                <text:p>18186320</text:p>
                <draw:g>
                  <svg:desc>List2.G8:List2.G8</svg:desc>
                </draw:g>
              </table:table-cell>
            </table:table-row>
            <table:table-row>
              <table:table-cell office:value-type="string">
                <text:p>43</text:p>
                <draw:g>
                  <svg:desc>List2.B9:List2.B9</svg:desc>
                </draw:g>
              </table:table-cell>
              <table:table-cell office:value-type="float" office:value="18580128">
                <text:p>18580128</text:p>
                <draw:g>
                  <svg:desc>List2.G9:List2.G9</svg:desc>
                </draw:g>
              </table:table-cell>
            </table:table-row>
            <table:table-row>
              <table:table-cell office:value-type="string">
                <text:p>30</text:p>
                <draw:g>
                  <svg:desc>List2.B10:List2.B10</svg:desc>
                </draw:g>
              </table:table-cell>
              <table:table-cell office:value-type="float" office:value="19175560">
                <text:p>19175560</text:p>
                <draw:g>
                  <svg:desc>List2.G10:List2.G10</svg:desc>
                </draw:g>
              </table:table-cell>
            </table:table-row>
            <table:table-row>
              <table:table-cell office:value-type="string">
                <text:p>31</text:p>
                <draw:g>
                  <svg:desc>List2.B11:List2.B11</svg:desc>
                </draw:g>
              </table:table-cell>
              <table:table-cell office:value-type="float" office:value="19211260">
                <text:p>19211260</text:p>
                <draw:g>
                  <svg:desc>List2.G11:List2.G11</svg:desc>
                </draw:g>
              </table:table-cell>
            </table:table-row>
            <table:table-row>
              <table:table-cell office:value-type="string">
                <text:p>32</text:p>
                <draw:g>
                  <svg:desc>List2.B12:List2.B12</svg:desc>
                </draw:g>
              </table:table-cell>
              <table:table-cell office:value-type="float" office:value="19290324">
                <text:p>19290324</text:p>
                <draw:g>
                  <svg:desc>List2.G12:List2.G12</svg:desc>
                </draw:g>
              </table:table-cell>
            </table:table-row>
            <table:table-row>
              <table:table-cell office:value-type="string">
                <text:p>33</text:p>
                <draw:g>
                  <svg:desc>List2.B13:List2.B13</svg:desc>
                </draw:g>
              </table:table-cell>
              <table:table-cell office:value-type="float" office:value="17678220">
                <text:p>17678220</text:p>
                <draw:g>
                  <svg:desc>List2.G13:List2.G13</svg:desc>
                </draw:g>
              </table:table-cell>
            </table:table-row>
            <table:table-row>
              <table:table-cell office:value-type="string">
                <text:p>34</text:p>
                <draw:g>
                  <svg:desc>List2.B14:List2.B14</svg:desc>
                </draw:g>
              </table:table-cell>
              <table:table-cell office:value-type="float" office:value="19382824">
                <text:p>19382824</text:p>
                <draw:g>
                  <svg:desc>List2.G14:List2.G14</svg:desc>
                </draw:g>
              </table:table-cell>
            </table:table-row>
            <table:table-row>
              <table:table-cell office:value-type="string">
                <text:p>20</text:p>
                <draw:g>
                  <svg:desc>List2.B15:List2.B15</svg:desc>
                </draw:g>
              </table:table-cell>
              <table:table-cell office:value-type="float" office:value="18678928">
                <text:p>18678928</text:p>
                <draw:g>
                  <svg:desc>List2.G15:List2.G15</svg:desc>
                </draw:g>
              </table:table-cell>
            </table:table-row>
            <table:table-row>
              <table:table-cell office:value-type="string">
                <text:p>21</text:p>
                <draw:g>
                  <svg:desc>List2.B16:List2.B16</svg:desc>
                </draw:g>
              </table:table-cell>
              <table:table-cell office:value-type="float" office:value="17532072">
                <text:p>17532072</text:p>
                <draw:g>
                  <svg:desc>List2.G16:List2.G16</svg:desc>
                </draw:g>
              </table:table-cell>
            </table:table-row>
            <table:table-row>
              <table:table-cell office:value-type="string">
                <text:p>22</text:p>
                <draw:g>
                  <svg:desc>List2.B17:List2.B17</svg:desc>
                </draw:g>
              </table:table-cell>
              <table:table-cell office:value-type="float" office:value="16573736">
                <text:p>16573736</text:p>
                <draw:g>
                  <svg:desc>List2.G17:List2.G17</svg:desc>
                </draw:g>
              </table:table-cell>
            </table:table-row>
            <table:table-row>
              <table:table-cell office:value-type="string">
                <text:p>23</text:p>
                <draw:g>
                  <svg:desc>List2.B18:List2.B18</svg:desc>
                </draw:g>
              </table:table-cell>
              <table:table-cell office:value-type="float" office:value="16751732">
                <text:p>16751732</text:p>
                <draw:g>
                  <svg:desc>List2.G18:List2.G18</svg:desc>
                </draw:g>
              </table:table-cell>
            </table:table-row>
            <table:table-row>
              <table:table-cell office:value-type="string">
                <text:p>24</text:p>
                <draw:g>
                  <svg:desc>List2.B19:List2.B19</svg:desc>
                </draw:g>
              </table:table-cell>
              <table:table-cell office:value-type="float" office:value="17933572">
                <text:p>17933572</text:p>
                <draw:g>
                  <svg:desc>List2.G19:List2.G19</svg:desc>
                </draw:g>
              </table:table-cell>
            </table:table-row>
            <table:table-row>
              <table:table-cell office:value-type="string">
                <text:p>10</text:p>
                <draw:g>
                  <svg:desc>List2.B20:List2.B20</svg:desc>
                </draw:g>
              </table:table-cell>
              <table:table-cell office:value-type="float" office:value="17564028">
                <text:p>17564028</text:p>
                <draw:g>
                  <svg:desc>List2.G20:List2.G20</svg:desc>
                </draw:g>
              </table:table-cell>
            </table:table-row>
            <table:table-row>
              <table:table-cell office:value-type="string">
                <text:p>11</text:p>
                <draw:g>
                  <svg:desc>List2.B21:List2.B21</svg:desc>
                </draw:g>
              </table:table-cell>
              <table:table-cell office:value-type="float" office:value="19037288">
                <text:p>19037288</text:p>
                <draw:g>
                  <svg:desc>List2.G21:List2.G21</svg:desc>
                </draw:g>
              </table:table-cell>
            </table:table-row>
            <table:table-row>
              <table:table-cell office:value-type="string">
                <text:p>12</text:p>
                <draw:g>
                  <svg:desc>List2.B22:List2.B22</svg:desc>
                </draw:g>
              </table:table-cell>
              <table:table-cell office:value-type="float" office:value="23358588">
                <text:p>23358588</text:p>
                <draw:g>
                  <svg:desc>List2.G22:List2.G22</svg:desc>
                </draw:g>
              </table:table-cell>
            </table:table-row>
            <table:table-row>
              <table:table-cell office:value-type="string">
                <text:p>13</text:p>
                <draw:g>
                  <svg:desc>List2.B23:List2.B23</svg:desc>
                </draw:g>
              </table:table-cell>
              <table:table-cell office:value-type="float" office:value="20000000">
                <text:p>20000000</text:p>
                <draw:g>
                  <svg:desc>List2.G23:List2.G23</svg:desc>
                </draw:g>
              </table:table-cell>
            </table:table-row>
            <table:table-row>
              <table:table-cell office:value-type="string">
                <text:p>14</text:p>
                <draw:g>
                  <svg:desc>List2.B24:List2.B24</svg:desc>
                </draw:g>
              </table:table-cell>
              <table:table-cell office:value-type="float" office:value="17847076">
                <text:p>17847076</text:p>
                <draw:g>
                  <svg:desc>List2.G24:List2.G24</svg:desc>
                </draw:g>
              </table:table-cell>
            </table:table-row>
            <table:table-row>
              <table:table-cell office:value-type="string">
                <text:p>0</text:p>
                <draw:g>
                  <svg:desc>List2.B25:List2.B25</svg:desc>
                </draw:g>
              </table:table-cell>
              <table:table-cell office:value-type="float" office:value="20448468">
                <text:p>20448468</text:p>
                <draw:g>
                  <svg:desc>List2.G25:List2.G25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List2.B26:List2.B26</svg:desc>
                </draw:g>
              </table:table-cell>
              <table:table-cell office:value-type="float" office:value="17981732">
                <text:p>17981732</text:p>
                <draw:g>
                  <svg:desc>List2.G26:List2.G2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1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1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1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1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1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1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5cm" svg:height="8.963cm" xlink:href=".." xlink:type="simple" chart:class="chart:bar" chart:style-name="ch1">
        <chart:legend chart:legend-position="end" svg:x="14.26cm" svg:y="1.711cm" chart:style-name="ch2"/>
        <chart:plot-area chart:style-name="ch3" table:cell-range-address="All.E8:All.E19 All.R8:All.R19" chart:data-source-has-labels="column" svg:x="0.769cm" svg:y="0.851cm" svg:width="12.853cm" svg:height="7.513cm">
          <chartooo:coordinate-region svg:x="2.184cm" svg:y="1.051cm" svg:width="11.438cm" svg:height="7.1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ll.R8:All.R8" chart:label-cell-address="All.E8:All.E8" chart:class="chart:bar">
            <chart:data-point/>
          </chart:series>
          <chart:series chart:style-name="ch8" chart:values-cell-range-address="All.R9:All.R9" chart:label-cell-address="All.E9:All.E9" chart:class="chart:bar">
            <chart:data-point/>
          </chart:series>
          <chart:series chart:style-name="ch9" chart:values-cell-range-address="All.R10:All.R10" chart:label-cell-address="All.E10:All.E10" chart:class="chart:bar">
            <chart:data-point/>
          </chart:series>
          <chart:series chart:style-name="ch10" chart:values-cell-range-address="All.R11:All.R11" chart:label-cell-address="All.E11:All.E11" chart:class="chart:bar">
            <chart:data-point/>
          </chart:series>
          <chart:series chart:style-name="ch11" chart:values-cell-range-address="All.R12:All.R12" chart:label-cell-address="All.E12:All.E12" chart:class="chart:bar">
            <chart:data-point/>
          </chart:series>
          <chart:series chart:style-name="ch12" chart:values-cell-range-address="All.R13:All.R13" chart:label-cell-address="All.E13:All.E13" chart:class="chart:bar">
            <chart:data-point/>
          </chart:series>
          <chart:series chart:style-name="ch13" chart:values-cell-range-address="All.R14:All.R14" chart:label-cell-address="All.E14:All.E14" chart:class="chart:bar">
            <chart:data-point/>
          </chart:series>
          <chart:series chart:style-name="ch14" chart:values-cell-range-address="All.R15:All.R15" chart:label-cell-address="All.E15:All.E15" chart:class="chart:bar">
            <chart:data-point/>
          </chart:series>
          <chart:series chart:style-name="ch15" chart:values-cell-range-address="All.R16:All.R16" chart:label-cell-address="All.E16:All.E16" chart:class="chart:bar">
            <chart:data-point/>
          </chart:series>
          <chart:series chart:style-name="ch16" chart:values-cell-range-address="All.R17:All.R17" chart:label-cell-address="All.E17:All.E17" chart:class="chart:bar">
            <chart:data-point/>
          </chart:series>
          <chart:series chart:style-name="ch17" chart:values-cell-range-address="All.R18:All.R18" chart:label-cell-address="All.E18:All.E18" chart:class="chart:bar">
            <chart:data-point/>
          </chart:series>
          <chart:series chart:style-name="ch18" chart:values-cell-range-address="All.R19:All.R19" chart:label-cell-address="All.E19:All.E19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All.E8:All.E8</svg:desc>
                </draw:g>
              </table:table-cell>
              <table:table-cell office:value-type="float" office:value="0.9104">
                <text:p>0.9104</text:p>
                <draw:g>
                  <svg:desc>All.R8:All.R8</svg:desc>
                </draw:g>
              </table:table-cell>
            </table:table-row>
            <table:table-row>
              <table:table-cell office:value-type="string">
                <text:p>10000</text:p>
                <draw:g>
                  <svg:desc>All.E9:All.E9</svg:desc>
                </draw:g>
              </table:table-cell>
              <table:table-cell office:value-type="float" office:value="0.9265">
                <text:p>0.9265</text:p>
                <draw:g>
                  <svg:desc>All.R9:All.R9</svg:desc>
                </draw:g>
              </table:table-cell>
            </table:table-row>
            <table:table-row>
              <table:table-cell office:value-type="string">
                <text:p>15000</text:p>
                <draw:g>
                  <svg:desc>All.E10:All.E10</svg:desc>
                </draw:g>
              </table:table-cell>
              <table:table-cell office:value-type="float" office:value="0.879">
                <text:p>0.879</text:p>
                <draw:g>
                  <svg:desc>All.R10:All.R10</svg:desc>
                </draw:g>
              </table:table-cell>
            </table:table-row>
            <table:table-row>
              <table:table-cell office:value-type="string">
                <text:p>20000</text:p>
                <draw:g>
                  <svg:desc>All.E11:All.E11</svg:desc>
                </draw:g>
              </table:table-cell>
              <table:table-cell office:value-type="float" office:value="0.8837">
                <text:p>0.8837</text:p>
                <draw:g>
                  <svg:desc>All.R11:All.R11</svg:desc>
                </draw:g>
              </table:table-cell>
            </table:table-row>
            <table:table-row>
              <table:table-cell office:value-type="string">
                <text:p>25000</text:p>
                <draw:g>
                  <svg:desc>All.E12:All.E12</svg:desc>
                </draw:g>
              </table:table-cell>
              <table:table-cell office:value-type="float" office:value="0.8868">
                <text:p>0.8868</text:p>
                <draw:g>
                  <svg:desc>All.R12:All.R12</svg:desc>
                </draw:g>
              </table:table-cell>
            </table:table-row>
            <table:table-row>
              <table:table-cell office:value-type="string">
                <text:p/>
                <draw:g>
                  <svg:desc>All.E13:All.E13</svg:desc>
                </draw:g>
              </table:table-cell>
              <table:table-cell office:value-type="float" office:value="NaN">
                <text:p>NaN</text:p>
                <draw:g>
                  <svg:desc>All.R13:All.R13</svg:desc>
                </draw:g>
              </table:table-cell>
            </table:table-row>
            <table:table-row>
              <table:table-cell office:value-type="string">
                <text:p>35000</text:p>
                <draw:g>
                  <svg:desc>All.E14:All.E14</svg:desc>
                </draw:g>
              </table:table-cell>
              <table:table-cell office:value-type="float" office:value="0.8938">
                <text:p>0.8938</text:p>
                <draw:g>
                  <svg:desc>All.R14:All.R14</svg:desc>
                </draw:g>
              </table:table-cell>
            </table:table-row>
            <table:table-row>
              <table:table-cell office:value-type="string">
                <text:p>40000</text:p>
                <draw:g>
                  <svg:desc>All.E15:All.E15</svg:desc>
                </draw:g>
              </table:table-cell>
              <table:table-cell office:value-type="float" office:value="0.9012">
                <text:p>0.9012</text:p>
                <draw:g>
                  <svg:desc>All.R15:All.R15</svg:desc>
                </draw:g>
              </table:table-cell>
            </table:table-row>
            <table:table-row>
              <table:table-cell office:value-type="string">
                <text:p>45000</text:p>
                <draw:g>
                  <svg:desc>All.E16:All.E16</svg:desc>
                </draw:g>
              </table:table-cell>
              <table:table-cell office:value-type="float" office:value="0.9062">
                <text:p>0.9062</text:p>
                <draw:g>
                  <svg:desc>All.R16:All.R16</svg:desc>
                </draw:g>
              </table:table-cell>
            </table:table-row>
            <table:table-row>
              <table:table-cell office:value-type="string">
                <text:p>50000</text:p>
                <draw:g>
                  <svg:desc>All.E17:All.E17</svg:desc>
                </draw:g>
              </table:table-cell>
              <table:table-cell office:value-type="float" office:value="0.8945">
                <text:p>0.8945</text:p>
                <draw:g>
                  <svg:desc>All.R17:All.R17</svg:desc>
                </draw:g>
              </table:table-cell>
            </table:table-row>
            <table:table-row>
              <table:table-cell office:value-type="string">
                <text:p>55000</text:p>
                <draw:g>
                  <svg:desc>All.E18:All.E18</svg:desc>
                </draw:g>
              </table:table-cell>
              <table:table-cell office:value-type="float" office:value="0.9474">
                <text:p>0.9474</text:p>
                <draw:g>
                  <svg:desc>All.R18:All.R18</svg:desc>
                </draw:g>
              </table:table-cell>
            </table:table-row>
            <table:table-row>
              <table:table-cell office:value-type="string">
                <text:p>60000</text:p>
                <draw:g>
                  <svg:desc>All.E19:All.E19</svg:desc>
                </draw:g>
              </table:table-cell>
              <table:table-cell office:value-type="float" office:value="0.8963">
                <text:p>0.8963</text:p>
                <draw:g>
                  <svg:desc>All.R19:All.R1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10.963cm" xlink:href=".." xlink:type="simple" chart:class="chart:bar" chart:style-name="ch1">
        <chart:title svg:x="3.026cm" svg:y="0.355cm" chart:style-name="ch2">
          <text:p>Graf závislosti úspěšnosti na počtu vstupních vět</text:p>
        </chart:title>
        <chart:subtitle svg:x="6.531cm" svg:y="1.353cm" chart:style-name="ch3">
          <text:p>Regularizace L1</text:p>
        </chart:subtitle>
        <chart:legend chart:legend-position="bottom" svg:x="5.31cm" svg:y="10.188cm" chart:style-name="ch4"/>
        <chart:plot-area chart:style-name="ch5" table:cell-range-address="List3.A3:List3.A14 List3.I2:List3.I14" chart:data-source-has-labels="both" svg:x="1.331cm" svg:y="2.255cm" svg:width="14.037cm" svg:height="6.73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46cm" svg:y="2.28cm" svg:width="12.621cm" svg:height="6.04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6.903cm" svg:y="9.207cm" chart:style-name="ch7">
              <text:p>Počet vstupních vět</text:p>
            </chart:title>
            <chart:categories table:cell-range-address="List3.A3:List3.A14"/>
          </chart:axis>
          <chart:axis chart:dimension="y" chart:name="primary-y" chart:style-name="ch8">
            <chart:title svg:x="0.451cm" svg:y="6.446cm" chart:style-name="ch9">
              <text:p>Úspěšnost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List3.I3:List3.I14" chart:label-cell-address="List3.I2:List3.I2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Úspěšnost jednotlivých značek</text:p>
                <draw:g>
                  <svg:desc>List3.I2:List3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List3.A3:List3.A14</svg:desc>
                </draw:g>
              </table:table-cell>
              <table:table-cell office:value-type="float" office:value="0.9104">
                <text:p>0.9104</text:p>
                <draw:g>
                  <svg:desc>List3.I3:List3.I14</svg:desc>
                </draw:g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9265">
                <text:p>0.9265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8837">
                <text:p>0.8837</text:p>
              </table:table-cell>
            </table:table-row>
            <table:table-row>
              <table:table-cell office:value-type="string">
                <text:p>25000</text:p>
              </table:table-cell>
              <table:table-cell office:value-type="float" office:value="0.8868">
                <text:p>0.8868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8871">
                <text:p>0.8871</text:p>
              </table:table-cell>
            </table:table-row>
            <table:table-row>
              <table:table-cell office:value-type="string">
                <text:p>35000</text:p>
              </table:table-cell>
              <table:table-cell office:value-type="float" office:value="0.8938">
                <text:p>0.8938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45000</text:p>
              </table:table-cell>
              <table:table-cell office:value-type="float" office:value="0.9062">
                <text:p>0.9062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8945">
                <text:p>0.8945</text:p>
              </table:table-cell>
            </table:table-row>
            <table:table-row>
              <table:table-cell office:value-type="string">
                <text:p>55000</text:p>
              </table:table-cell>
              <table:table-cell office:value-type="float" office:value="0.9474">
                <text:p>0.9474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0.8963">
                <text:p>0.89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1.284cm" xlink:href=".." xlink:type="simple" chart:class="chart:bar" chart:style-name="ch1">
        <chart:title svg:x="3.564cm" svg:y="0.361cm" chart:style-name="ch2">
          <text:p>Závislost úspěšnosti na počtu vstupních vět</text:p>
        </chart:title>
        <chart:subtitle svg:x="6.527cm" svg:y="1.365cm" chart:style-name="ch3">
          <text:p>Regularizace L2</text:p>
        </chart:subtitle>
        <chart:legend chart:legend-position="bottom" svg:x="5.306cm" svg:y="10.509cm" chart:style-name="ch4"/>
        <chart:plot-area chart:style-name="ch5" table:cell-range-address="List3.A68:List3.A74 List3.I17:List3.I24" chart:data-source-has-labels="both" svg:x="1.331cm" svg:y="2.273cm" svg:width="14.029cm" svg:height="7.0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93cm" svg:y="2.273cm" svg:width="12.519cm" svg:height="6.3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7.64cm" svg:y="9.528cm" chart:style-name="ch7">
              <text:p>počet vět</text:p>
            </chart:title>
            <chart:categories table:cell-range-address="List3.A68:List3.A74"/>
          </chart:axis>
          <chart:axis chart:dimension="y" chart:name="primary-y" chart:style-name="ch8">
            <chart:title svg:x="0.451cm" svg:y="6.586cm" chart:style-name="ch9">
              <text:p>úspěšnost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List3.I18:List3.I24" chart:label-cell-address="List3.I17:List3.I1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Úspěšnost jednotlivých značek</text:p>
                <draw:g>
                  <svg:desc>List3.I17:List3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</text:p>
                <draw:g>
                  <svg:desc>List3.A68:List3.A74</svg:desc>
                </draw:g>
              </table:table-cell>
              <table:table-cell office:value-type="float" office:value="0.9197">
                <text:p>0.9197</text:p>
                <draw:g>
                  <svg:desc>List3.I18:List3.I24</svg:desc>
                </draw:g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9278">
                <text:p>0.9278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9351">
                <text:p>0.9351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361">
                <text:p>0.9361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9383">
                <text:p>0.9383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0.9404">
                <text:p>0.9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05">
                <text:p>0.94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